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Droid Sans Devanagari" svg:font-family="Droid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rial Unicode MS" svg:font-family="Arial Unicode MS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 text:start-value="68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1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1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1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1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1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1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Титул" style:master-page-name="MP0" style:family="paragraph">
      <style:paragraph-properties fo:break-before="page" fo:margin-top="0.1666in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" style:parent-style-name="Standard" style:family="paragraph">
      <style:paragraph-properties fo:margin-top="0.8333in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Heading" style:family="paragraph">
      <style:paragraph-properties fo:margin-top="1.6666in" fo:margin-bottom="0.0416in"/>
      <style:text-properties style:font-name="Times New Roman" style:font-name-complex="Times New Roman"/>
    </style:style>
    <style:style style:name="P4" style:parent-style-name="Standard" style:family="paragraph">
      <style:paragraph-properties fo:text-align="center" fo:margin-top="0.5in"/>
    </style:style>
    <style:style style:name="T5" style:parent-style-name="Основнойшрифтабзаца" style:family="text">
      <style:text-properties style:font-name="Times New Roman" style:font-name-complex="Arial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complex="Arial"/>
    </style:style>
    <style:style style:name="T7" style:parent-style-name="Основнойшрифтабзаца" style:family="text">
      <style:text-properties style:font-name="Times New Roman" style:font-name-complex="Arial" fo:font-size="14pt" style:font-size-asian="14pt" style:font-size-complex="14pt"/>
    </style:style>
    <style:style style:name="P8" style:parent-style-name="Standard" style:family="paragraph">
      <style:paragraph-properties fo:text-align="center" fo:margin-top="0.1666in"/>
    </style:style>
    <style:style style:name="T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" style:parent-style-name="Standard" style:family="paragraph">
      <style:paragraph-properties fo:text-align="center" fo:margin-top="0.1666in" fo:margin-bottom="4.5in"/>
      <style:text-properties style:font-name="Times New Roman" fo:font-size="14pt" style:font-size-asian="14pt" style:font-size-complex="14pt" fo:language="en" fo:country="US"/>
    </style:style>
    <style:style style:name="P11" style:parent-style-name="Standard" style:family="paragraph">
      <style:paragraph-properties fo:text-align="center"/>
    </style:style>
    <style:style style:name="T12" style:parent-style-name="Основнойшрифтабзаца" style:family="text">
      <style:text-properties style:font-name="Times New Roman" style:font-name-complex="Arial"/>
    </style:style>
    <style:style style:name="P13" style:parent-style-name="Заг1АННОТАЦИЯ" style:master-page-name="MPF1" style:family="paragraph">
      <style:paragraph-properties fo:break-before="page" fo:margin-bottom="0.25in"/>
      <style:text-properties style:font-name="Times New Roman"/>
    </style:style>
    <style:style style:name="P20" style:parent-style-name="Contents1" style:family="paragraph">
      <style:paragraph-properties>
        <style:tab-stops>
          <style:tab-stop style:type="right" style:leader-style="dotted" style:leader-text="." style:position="6.7055in"/>
        </style:tab-stops>
      </style:paragraph-properties>
    </style:style>
    <style:style style:name="T21" style:parent-style-name="Основнойшрифтабзаца" style:family="text">
      <style:text-properties style:font-name="Times New Roman" style:font-name-asian="Arial Unicode MS" fo:color="#000000"/>
    </style:style>
    <style:style style:name="T22" style:parent-style-name="Основнойшрифтабзаца" style:family="text">
      <style:text-properties style:font-name="Times New Roman" fo:font-weight="normal" style:font-weight-asian="normal" fo:text-transform="none" fo:color="#000000"/>
    </style:style>
    <style:style style:name="T23" style:parent-style-name="Основнойшрифтабзаца" style:family="text">
      <style:text-properties style:font-name="Times New Roman" fo:color="#000000"/>
    </style:style>
    <style:style style:name="T24" style:parent-style-name="Основнойшрифтабзаца" style:family="text">
      <style:text-properties style:font-name="Times New Roman" fo:color="#000000"/>
    </style:style>
    <style:style style:name="P25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26" style:parent-style-name="Основнойшрифтабзаца" style:family="text">
      <style:text-properties style:font-name="Times New Roman" fo:color="#000000"/>
    </style:style>
    <style:style style:name="T27" style:parent-style-name="Основнойшрифтабзаца" style:family="text">
      <style:text-properties style:font-name="Times New Roman" fo:color="#000000"/>
    </style:style>
    <style:style style:name="T28" style:parent-style-name="Основнойшрифтабзаца" style:family="text">
      <style:text-properties style:font-name="Times New Roman" fo:color="#000000"/>
    </style:style>
    <style:style style:name="P29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30" style:parent-style-name="Основнойшрифтабзаца" style:family="text">
      <style:text-properties style:font-name="Times New Roman" fo:color="#000000"/>
    </style:style>
    <style:style style:name="T31" style:parent-style-name="Основнойшрифтабзаца" style:family="text">
      <style:text-properties style:font-name="Times New Roman" fo:color="#000000"/>
    </style:style>
    <style:style style:name="T32" style:parent-style-name="Основнойшрифтабзаца" style:family="text">
      <style:text-properties style:font-name="Times New Roman" fo:color="#000000"/>
    </style:style>
    <style:style style:name="P33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34" style:parent-style-name="Основнойшрифтабзаца" style:family="text">
      <style:text-properties style:font-name="Times New Roman" fo:color="#000000"/>
    </style:style>
    <style:style style:name="T35" style:parent-style-name="Основнойшрифтабзаца" style:family="text">
      <style:text-properties style:font-name="Times New Roman" fo:color="#000000"/>
    </style:style>
    <style:style style:name="T36" style:parent-style-name="Основнойшрифтабзаца" style:family="text">
      <style:text-properties style:font-name="Times New Roman" fo:color="#000000"/>
    </style:style>
    <style:style style:name="P37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38" style:parent-style-name="Основнойшрифтабзаца" style:family="text">
      <style:text-properties style:font-name="Times New Roman" fo:color="#000000"/>
    </style:style>
    <style:style style:name="T39" style:parent-style-name="Основнойшрифтабзаца" style:family="text">
      <style:text-properties style:font-name="Times New Roman" fo:color="#000000"/>
    </style:style>
    <style:style style:name="T40" style:parent-style-name="Основнойшрифтабзаца" style:family="text">
      <style:text-properties style:font-name="Times New Roman" fo:color="#000000"/>
    </style:style>
    <style:style style:name="P41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42" style:parent-style-name="Основнойшрифтабзаца" style:family="text">
      <style:text-properties style:font-name="Times New Roman" fo:color="#000000"/>
    </style:style>
    <style:style style:name="T43" style:parent-style-name="Основнойшрифтабзаца" style:family="text">
      <style:text-properties style:font-name="Times New Roman" fo:color="#000000"/>
    </style:style>
    <style:style style:name="T44" style:parent-style-name="Основнойшрифтабзаца" style:family="text">
      <style:text-properties style:font-name="Times New Roman" fo:color="#000000"/>
    </style:style>
    <style:style style:name="P45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46" style:parent-style-name="Основнойшрифтабзаца" style:family="text">
      <style:text-properties style:font-name="Times New Roman" fo:color="#000000"/>
    </style:style>
    <style:style style:name="T47" style:parent-style-name="Основнойшрифтабзаца" style:family="text">
      <style:text-properties style:font-name="Times New Roman" fo:color="#000000"/>
    </style:style>
    <style:style style:name="T48" style:parent-style-name="Основнойшрифтабзаца" style:family="text">
      <style:text-properties style:font-name="Times New Roman" fo:color="#000000"/>
    </style:style>
    <style:style style:name="P49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50" style:parent-style-name="Основнойшрифтабзаца" style:family="text">
      <style:text-properties style:font-name="Times New Roman" fo:color="#000000"/>
    </style:style>
    <style:style style:name="T51" style:parent-style-name="Основнойшрифтабзаца" style:family="text">
      <style:text-properties style:font-name="Times New Roman" fo:color="#000000"/>
    </style:style>
    <style:style style:name="T52" style:parent-style-name="Основнойшрифтабзаца" style:family="text">
      <style:text-properties style:font-name="Times New Roman" fo:color="#000000"/>
    </style:style>
    <style:style style:name="P53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54" style:parent-style-name="Основнойшрифтабзаца" style:family="text">
      <style:text-properties style:font-name="Times New Roman" fo:color="#000000"/>
    </style:style>
    <style:style style:name="T55" style:parent-style-name="Основнойшрифтабзаца" style:family="text">
      <style:text-properties style:font-name="Times New Roman" fo:color="#000000"/>
    </style:style>
    <style:style style:name="T56" style:parent-style-name="Основнойшрифтабзаца" style:family="text">
      <style:text-properties style:font-name="Times New Roman" fo:color="#000000"/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7055in"/>
        </style:tab-stops>
      </style:paragraph-properties>
    </style:style>
    <style:style style:name="T58" style:parent-style-name="Основнойшрифтабзаца" style:family="text">
      <style:text-properties style:font-name="Times New Roman" fo:color="#000000"/>
    </style:style>
    <style:style style:name="T59" style:parent-style-name="Основнойшрифтабзаца" style:family="text">
      <style:text-properties style:font-name="Times New Roman" fo:font-weight="normal" style:font-weight-asian="normal" fo:text-transform="none" fo:color="#000000"/>
    </style:style>
    <style:style style:name="T60" style:parent-style-name="Основнойшрифтабзаца" style:family="text">
      <style:text-properties style:font-name="Times New Roman" fo:color="#000000"/>
    </style:style>
    <style:style style:name="T61" style:parent-style-name="Основнойшрифтабзаца" style:family="text">
      <style:text-properties style:font-name="Times New Roman" fo:color="#000000"/>
    </style:style>
    <style:style style:name="P62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63" style:parent-style-name="Основнойшрифтабзаца" style:family="text">
      <style:text-properties style:font-name="Times New Roman" fo:color="#000000"/>
    </style:style>
    <style:style style:name="T64" style:parent-style-name="Основнойшрифтабзаца" style:family="text">
      <style:text-properties style:font-name="Times New Roman" fo:color="#000000"/>
    </style:style>
    <style:style style:name="T65" style:parent-style-name="Основнойшрифтабзаца" style:family="text">
      <style:text-properties style:font-name="Times New Roman" fo:color="#000000"/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67" style:parent-style-name="Основнойшрифтабзаца" style:family="text">
      <style:text-properties style:font-name="Times New Roman" fo:color="#000000"/>
    </style:style>
    <style:style style:name="T68" style:parent-style-name="Основнойшрифтабзаца" style:family="text">
      <style:text-properties style:font-name="Times New Roman" fo:color="#000000"/>
    </style:style>
    <style:style style:name="T69" style:parent-style-name="Основнойшрифтабзаца" style:family="text">
      <style:text-properties style:font-name="Times New Roman" fo:color="#000000"/>
    </style:style>
    <style:style style:name="P70" style:parent-style-name="Contents1" style:family="paragraph">
      <style:paragraph-properties>
        <style:tab-stops>
          <style:tab-stop style:type="right" style:leader-style="dotted" style:leader-text="." style:position="6.7055in"/>
        </style:tab-stops>
      </style:paragraph-properties>
    </style:style>
    <style:style style:name="T71" style:parent-style-name="Основнойшрифтабзаца" style:family="text">
      <style:text-properties style:font-name="Times New Roman" fo:color="#000000"/>
    </style:style>
    <style:style style:name="T72" style:parent-style-name="Основнойшрифтабзаца" style:family="text">
      <style:text-properties style:font-name="Times New Roman" fo:font-weight="normal" style:font-weight-asian="normal" fo:text-transform="none" fo:color="#000000"/>
    </style:style>
    <style:style style:name="T73" style:parent-style-name="Основнойшрифтабзаца" style:family="text">
      <style:text-properties style:font-name="Times New Roman" fo:color="#000000"/>
    </style:style>
    <style:style style:name="T74" style:parent-style-name="Основнойшрифтабзаца" style:family="text">
      <style:text-properties style:font-name="Times New Roman" fo:color="#000000"/>
    </style:style>
    <style:style style:name="P75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76" style:parent-style-name="Основнойшрифтабзаца" style:family="text">
      <style:text-properties style:font-name="Times New Roman" fo:color="#000000"/>
    </style:style>
    <style:style style:name="T77" style:parent-style-name="Основнойшрифтабзаца" style:family="text">
      <style:text-properties style:font-name="Times New Roman" fo:color="#000000"/>
    </style:style>
    <style:style style:name="T78" style:parent-style-name="Основнойшрифтабзаца" style:family="text">
      <style:text-properties style:font-name="Times New Roman" fo:color="#000000"/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80" style:parent-style-name="Основнойшрифтабзаца" style:family="text">
      <style:text-properties style:font-name="Times New Roman" fo:color="#000000"/>
    </style:style>
    <style:style style:name="T81" style:parent-style-name="Основнойшрифтабзаца" style:family="text">
      <style:text-properties style:font-name="Times New Roman" fo:color="#000000"/>
    </style:style>
    <style:style style:name="T82" style:parent-style-name="Основнойшрифтабзаца" style:family="text">
      <style:text-properties style:font-name="Times New Roman" fo:color="#000000"/>
    </style:style>
    <style:style style:name="P83" style:parent-style-name="Contents1" style:family="paragraph">
      <style:paragraph-properties>
        <style:tab-stops>
          <style:tab-stop style:type="right" style:leader-style="dotted" style:leader-text="." style:position="6.7055in"/>
        </style:tab-stops>
      </style:paragraph-properties>
    </style:style>
    <style:style style:name="T84" style:parent-style-name="Основнойшрифтабзаца" style:family="text">
      <style:text-properties style:font-name="Times New Roman" fo:color="#000000"/>
    </style:style>
    <style:style style:name="T85" style:parent-style-name="Основнойшрифтабзаца" style:family="text">
      <style:text-properties style:font-name="Times New Roman" fo:font-weight="normal" style:font-weight-asian="normal" fo:text-transform="none" fo:color="#000000"/>
    </style:style>
    <style:style style:name="T86" style:parent-style-name="Основнойшрифтабзаца" style:family="text">
      <style:text-properties style:font-name="Times New Roman" fo:color="#000000"/>
    </style:style>
    <style:style style:name="T87" style:parent-style-name="Основнойшрифтабзаца" style:family="text">
      <style:text-properties style:font-name="Times New Roman" fo:color="#000000"/>
    </style:style>
    <style:style style:name="P88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89" style:parent-style-name="Основнойшрифтабзаца" style:family="text">
      <style:text-properties style:font-name="Times New Roman" fo:color="#000000"/>
    </style:style>
    <style:style style:name="T90" style:parent-style-name="Основнойшрифтабзаца" style:family="text">
      <style:text-properties style:font-name="Times New Roman" fo:color="#000000"/>
    </style:style>
    <style:style style:name="T91" style:parent-style-name="Основнойшрифтабзаца" style:family="text">
      <style:text-properties style:font-name="Times New Roman" fo:color="#000000"/>
    </style:style>
    <style:style style:name="P92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93" style:parent-style-name="Основнойшрифтабзаца" style:family="text">
      <style:text-properties style:font-name="Times New Roman" style:font-name-asian="Arial Unicode MS" fo:color="#000000"/>
    </style:style>
    <style:style style:name="T94" style:parent-style-name="Основнойшрифтабзаца" style:family="text">
      <style:text-properties style:font-name="Times New Roman" fo:color="#000000"/>
    </style:style>
    <style:style style:name="T95" style:parent-style-name="Основнойшрифтабзаца" style:family="text">
      <style:text-properties style:font-name="Times New Roman" style:font-name-asian="Arial Unicode MS" fo:color="#000000"/>
    </style:style>
    <style:style style:name="T96" style:parent-style-name="Основнойшрифтабзаца" style:family="text">
      <style:text-properties style:font-name="Times New Roman" fo:color="#000000"/>
    </style:style>
    <style:style style:name="P97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98" style:parent-style-name="Основнойшрифтабзаца" style:family="text">
      <style:text-properties style:font-name="Times New Roman" style:font-name-asian="Arial Unicode MS" fo:color="#000000"/>
    </style:style>
    <style:style style:name="T99" style:parent-style-name="Основнойшрифтабзаца" style:family="text">
      <style:text-properties style:font-name="Times New Roman" fo:color="#000000"/>
    </style:style>
    <style:style style:name="T100" style:parent-style-name="Основнойшрифтабзаца" style:family="text">
      <style:text-properties style:font-name="Times New Roman" style:font-name-asian="Arial Unicode MS" fo:color="#000000"/>
    </style:style>
    <style:style style:name="T101" style:parent-style-name="Основнойшрифтабзаца" style:family="text">
      <style:text-properties style:font-name="Times New Roman" fo:color="#000000"/>
    </style:style>
    <style:style style:name="P102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03" style:parent-style-name="Основнойшрифтабзаца" style:family="text">
      <style:text-properties style:font-name="Times New Roman" style:font-name-asian="Arial Unicode MS" fo:color="#000000"/>
    </style:style>
    <style:style style:name="T104" style:parent-style-name="Основнойшрифтабзаца" style:family="text">
      <style:text-properties style:font-name="Times New Roman" fo:color="#000000"/>
    </style:style>
    <style:style style:name="T105" style:parent-style-name="Основнойшрифтабзаца" style:family="text">
      <style:text-properties style:font-name="Times New Roman" style:font-name-asian="Arial Unicode MS" fo:color="#000000"/>
    </style:style>
    <style:style style:name="T106" style:parent-style-name="Основнойшрифтабзаца" style:family="text">
      <style:text-properties style:font-name="Times New Roman" fo:color="#000000"/>
    </style:style>
    <style:style style:name="P107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08" style:parent-style-name="Основнойшрифтабзаца" style:family="text">
      <style:text-properties style:font-name="Times New Roman" style:font-name-asian="Arial Unicode MS" fo:color="#000000"/>
    </style:style>
    <style:style style:name="T109" style:parent-style-name="Основнойшрифтабзаца" style:family="text">
      <style:text-properties style:font-name="Times New Roman" fo:color="#000000"/>
    </style:style>
    <style:style style:name="T110" style:parent-style-name="Основнойшрифтабзаца" style:family="text">
      <style:text-properties style:font-name="Times New Roman" style:font-name-asian="Arial Unicode MS" fo:color="#000000"/>
    </style:style>
    <style:style style:name="T111" style:parent-style-name="Основнойшрифтабзаца" style:family="text">
      <style:text-properties style:font-name="Times New Roman" fo:color="#000000"/>
    </style:style>
    <style:style style:name="P112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13" style:parent-style-name="Основнойшрифтабзаца" style:family="text">
      <style:text-properties style:font-name="Times New Roman" style:font-name-asian="Arial Unicode MS" fo:color="#000000"/>
    </style:style>
    <style:style style:name="T114" style:parent-style-name="Основнойшрифтабзаца" style:family="text">
      <style:text-properties style:font-name="Times New Roman" fo:color="#000000"/>
    </style:style>
    <style:style style:name="T115" style:parent-style-name="Основнойшрифтабзаца" style:family="text">
      <style:text-properties style:font-name="Times New Roman" style:font-name-asian="Arial Unicode MS" fo:color="#000000"/>
    </style:style>
    <style:style style:name="T116" style:parent-style-name="Основнойшрифтабзаца" style:family="text">
      <style:text-properties style:font-name="Times New Roman" fo:color="#000000"/>
    </style:style>
    <style:style style:name="P117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18" style:parent-style-name="Основнойшрифтабзаца" style:family="text">
      <style:text-properties style:font-name="Times New Roman" style:font-name-asian="Arial Unicode MS" fo:color="#000000"/>
    </style:style>
    <style:style style:name="T119" style:parent-style-name="Основнойшрифтабзаца" style:family="text">
      <style:text-properties style:font-name="Times New Roman" fo:color="#000000"/>
    </style:style>
    <style:style style:name="T120" style:parent-style-name="Основнойшрифтабзаца" style:family="text">
      <style:text-properties style:font-name="Times New Roman" style:font-name-asian="Arial Unicode MS" fo:color="#000000"/>
    </style:style>
    <style:style style:name="T121" style:parent-style-name="Основнойшрифтабзаца" style:family="text">
      <style:text-properties style:font-name="Times New Roman" fo:color="#000000"/>
    </style:style>
    <style:style style:name="P122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23" style:parent-style-name="Основнойшрифтабзаца" style:family="text">
      <style:text-properties style:font-name="Times New Roman" style:font-name-asian="Arial Unicode MS" fo:color="#000000"/>
    </style:style>
    <style:style style:name="T124" style:parent-style-name="Основнойшрифтабзаца" style:family="text">
      <style:text-properties style:font-name="Times New Roman" fo:color="#000000"/>
    </style:style>
    <style:style style:name="T125" style:parent-style-name="Основнойшрифтабзаца" style:family="text">
      <style:text-properties style:font-name="Times New Roman" style:font-name-asian="Arial Unicode MS" fo:color="#000000"/>
    </style:style>
    <style:style style:name="T126" style:parent-style-name="Основнойшрифтабзаца" style:family="text">
      <style:text-properties style:font-name="Times New Roman" fo:color="#000000"/>
    </style:style>
    <style:style style:name="P127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28" style:parent-style-name="Основнойшрифтабзаца" style:family="text">
      <style:text-properties style:font-name="Times New Roman" style:font-name-asian="Arial Unicode MS" fo:color="#000000"/>
    </style:style>
    <style:style style:name="T129" style:parent-style-name="Основнойшрифтабзаца" style:family="text">
      <style:text-properties style:font-name="Times New Roman" fo:color="#000000"/>
    </style:style>
    <style:style style:name="T130" style:parent-style-name="Основнойшрифтабзаца" style:family="text">
      <style:text-properties style:font-name="Times New Roman" style:font-name-asian="Arial Unicode MS" fo:color="#000000"/>
    </style:style>
    <style:style style:name="T131" style:parent-style-name="Основнойшрифтабзаца" style:family="text">
      <style:text-properties style:font-name="Times New Roman" fo:color="#000000"/>
    </style:style>
    <style:style style:name="P132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33" style:parent-style-name="Основнойшрифтабзаца" style:family="text">
      <style:text-properties style:font-name="Times New Roman" style:font-name-asian="Arial Unicode MS" fo:color="#000000"/>
    </style:style>
    <style:style style:name="T134" style:parent-style-name="Основнойшрифтабзаца" style:family="text">
      <style:text-properties style:font-name="Times New Roman" fo:color="#000000"/>
    </style:style>
    <style:style style:name="T135" style:parent-style-name="Основнойшрифтабзаца" style:family="text">
      <style:text-properties style:font-name="Times New Roman" style:font-name-asian="Arial Unicode MS" fo:color="#000000"/>
    </style:style>
    <style:style style:name="T136" style:parent-style-name="Основнойшрифтабзаца" style:family="text">
      <style:text-properties style:font-name="Times New Roman" fo:color="#000000"/>
    </style:style>
    <style:style style:name="P137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38" style:parent-style-name="Основнойшрифтабзаца" style:family="text">
      <style:text-properties style:font-name="Times New Roman" style:font-name-asian="Arial Unicode MS" fo:color="#000000"/>
    </style:style>
    <style:style style:name="T139" style:parent-style-name="Основнойшрифтабзаца" style:family="text">
      <style:text-properties style:font-name="Times New Roman" fo:color="#000000"/>
    </style:style>
    <style:style style:name="T140" style:parent-style-name="Основнойшрифтабзаца" style:family="text">
      <style:text-properties style:font-name="Times New Roman" style:font-name-asian="Arial Unicode MS" fo:color="#000000"/>
    </style:style>
    <style:style style:name="T141" style:parent-style-name="Основнойшрифтабзаца" style:family="text">
      <style:text-properties style:font-name="Times New Roman" fo:color="#000000"/>
    </style:style>
    <style:style style:name="P142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43" style:parent-style-name="Основнойшрифтабзаца" style:family="text">
      <style:text-properties style:font-name="Times New Roman" style:font-name-asian="Arial Unicode MS" fo:color="#000000"/>
    </style:style>
    <style:style style:name="T144" style:parent-style-name="Основнойшрифтабзаца" style:family="text">
      <style:text-properties style:font-name="Times New Roman" fo:color="#000000"/>
    </style:style>
    <style:style style:name="T145" style:parent-style-name="Основнойшрифтабзаца" style:family="text">
      <style:text-properties style:font-name="Times New Roman" style:font-name-asian="Arial Unicode MS" fo:color="#000000"/>
    </style:style>
    <style:style style:name="T146" style:parent-style-name="Основнойшрифтабзаца" style:family="text">
      <style:text-properties style:font-name="Times New Roman" fo:color="#000000"/>
    </style:style>
    <style:style style:name="P147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48" style:parent-style-name="Основнойшрифтабзаца" style:family="text">
      <style:text-properties style:font-name="Times New Roman" style:font-name-asian="Arial Unicode MS" fo:color="#000000"/>
    </style:style>
    <style:style style:name="T149" style:parent-style-name="Основнойшрифтабзаца" style:family="text">
      <style:text-properties style:font-name="Times New Roman" fo:color="#000000"/>
    </style:style>
    <style:style style:name="T150" style:parent-style-name="Основнойшрифтабзаца" style:family="text">
      <style:text-properties style:font-name="Times New Roman" style:font-name-asian="Arial Unicode MS" fo:color="#000000"/>
    </style:style>
    <style:style style:name="T151" style:parent-style-name="Основнойшрифтабзаца" style:family="text">
      <style:text-properties style:font-name="Times New Roman" fo:color="#000000"/>
    </style:style>
    <style:style style:name="P152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53" style:parent-style-name="Основнойшрифтабзаца" style:family="text">
      <style:text-properties style:font-name="Times New Roman" style:font-name-asian="Arial Unicode MS" fo:color="#000000"/>
    </style:style>
    <style:style style:name="T154" style:parent-style-name="Основнойшрифтабзаца" style:family="text">
      <style:text-properties style:font-name="Times New Roman" fo:color="#000000"/>
    </style:style>
    <style:style style:name="T155" style:parent-style-name="Основнойшрифтабзаца" style:family="text">
      <style:text-properties style:font-name="Times New Roman" style:font-name-asian="Arial Unicode MS" fo:color="#000000"/>
    </style:style>
    <style:style style:name="T156" style:parent-style-name="Основнойшрифтабзаца" style:family="text">
      <style:text-properties style:font-name="Times New Roman" fo:color="#000000"/>
    </style:style>
    <style:style style:name="P157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58" style:parent-style-name="Основнойшрифтабзаца" style:family="text">
      <style:text-properties style:font-name="Times New Roman" style:font-name-asian="Arial Unicode MS" fo:color="#000000"/>
    </style:style>
    <style:style style:name="T159" style:parent-style-name="Основнойшрифтабзаца" style:family="text">
      <style:text-properties style:font-name="Times New Roman" fo:color="#000000"/>
    </style:style>
    <style:style style:name="T160" style:parent-style-name="Основнойшрифтабзаца" style:family="text">
      <style:text-properties style:font-name="Times New Roman" style:font-name-asian="Arial Unicode MS" fo:color="#000000"/>
    </style:style>
    <style:style style:name="T161" style:parent-style-name="Основнойшрифтабзаца" style:family="text">
      <style:text-properties style:font-name="Times New Roman" fo:color="#000000"/>
    </style:style>
    <style:style style:name="P162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163" style:parent-style-name="Основнойшрифтабзаца" style:family="text">
      <style:text-properties style:font-name="Times New Roman" fo:color="#000000"/>
    </style:style>
    <style:style style:name="T164" style:parent-style-name="Основнойшрифтабзаца" style:family="text">
      <style:text-properties style:font-name="Times New Roman" fo:color="#000000"/>
    </style:style>
    <style:style style:name="T165" style:parent-style-name="Основнойшрифтабзаца" style:family="text">
      <style:text-properties style:font-name="Times New Roman" fo:color="#000000"/>
    </style:style>
    <style:style style:name="P166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67" style:parent-style-name="Основнойшрифтабзаца" style:family="text">
      <style:text-properties style:font-name="Times New Roman" style:font-name-asian="Arial Unicode MS" fo:color="#000000"/>
    </style:style>
    <style:style style:name="T168" style:parent-style-name="Основнойшрифтабзаца" style:family="text">
      <style:text-properties style:font-name="Times New Roman" fo:color="#000000"/>
    </style:style>
    <style:style style:name="T169" style:parent-style-name="Основнойшрифтабзаца" style:family="text">
      <style:text-properties style:font-name="Times New Roman" style:font-name-asian="Arial Unicode MS" fo:color="#000000"/>
    </style:style>
    <style:style style:name="T170" style:parent-style-name="Основнойшрифтабзаца" style:family="text">
      <style:text-properties style:font-name="Times New Roman" fo:color="#000000"/>
    </style:style>
    <style:style style:name="P171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172" style:parent-style-name="Основнойшрифтабзаца" style:family="text">
      <style:text-properties style:font-name="Times New Roman" fo:color="#000000"/>
    </style:style>
    <style:style style:name="T173" style:parent-style-name="Основнойшрифтабзаца" style:family="text">
      <style:text-properties style:font-name="Times New Roman" fo:color="#000000"/>
    </style:style>
    <style:style style:name="T174" style:parent-style-name="Основнойшрифтабзаца" style:family="text">
      <style:text-properties style:font-name="Times New Roman" fo:color="#000000"/>
    </style:style>
    <style:style style:name="P175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76" style:parent-style-name="Основнойшрифтабзаца" style:family="text">
      <style:text-properties style:font-name="Times New Roman" style:font-name-asian="Arial Unicode MS" fo:color="#000000"/>
    </style:style>
    <style:style style:name="T177" style:parent-style-name="Основнойшрифтабзаца" style:family="text">
      <style:text-properties style:font-name="Times New Roman" fo:color="#000000"/>
    </style:style>
    <style:style style:name="T178" style:parent-style-name="Основнойшрифтабзаца" style:family="text">
      <style:text-properties style:font-name="Times New Roman" style:font-name-asian="Arial Unicode MS" fo:color="#000000"/>
    </style:style>
    <style:style style:name="T179" style:parent-style-name="Основнойшрифтабзаца" style:family="text">
      <style:text-properties style:font-name="Times New Roman" fo:color="#000000"/>
    </style:style>
    <style:style style:name="P180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81" style:parent-style-name="Основнойшрифтабзаца" style:family="text">
      <style:text-properties style:font-name="Times New Roman" style:font-name-asian="Arial Unicode MS" fo:color="#000000"/>
    </style:style>
    <style:style style:name="T182" style:parent-style-name="Основнойшрифтабзаца" style:family="text">
      <style:text-properties style:font-name="Times New Roman" fo:color="#000000"/>
    </style:style>
    <style:style style:name="T183" style:parent-style-name="Основнойшрифтабзаца" style:family="text">
      <style:text-properties style:font-name="Times New Roman" style:font-name-asian="Arial Unicode MS" fo:color="#000000"/>
    </style:style>
    <style:style style:name="T184" style:parent-style-name="Основнойшрифтабзаца" style:family="text">
      <style:text-properties style:font-name="Times New Roman" fo:color="#000000"/>
    </style:style>
    <style:style style:name="P185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86" style:parent-style-name="Основнойшрифтабзаца" style:family="text">
      <style:text-properties style:font-name="Times New Roman" style:font-name-asian="Arial Unicode MS" fo:color="#000000"/>
    </style:style>
    <style:style style:name="T187" style:parent-style-name="Основнойшрифтабзаца" style:family="text">
      <style:text-properties style:font-name="Times New Roman" fo:color="#000000"/>
    </style:style>
    <style:style style:name="T188" style:parent-style-name="Основнойшрифтабзаца" style:family="text">
      <style:text-properties style:font-name="Times New Roman" style:font-name-asian="Arial Unicode MS" fo:color="#000000"/>
    </style:style>
    <style:style style:name="T189" style:parent-style-name="Основнойшрифтабзаца" style:family="text">
      <style:text-properties style:font-name="Times New Roman" fo:color="#000000"/>
    </style:style>
    <style:style style:name="P190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91" style:parent-style-name="Основнойшрифтабзаца" style:family="text">
      <style:text-properties style:font-name="Times New Roman" style:font-name-asian="Arial Unicode MS" fo:color="#000000"/>
    </style:style>
    <style:style style:name="T192" style:parent-style-name="Основнойшрифтабзаца" style:family="text">
      <style:text-properties style:font-name="Times New Roman" fo:color="#000000"/>
    </style:style>
    <style:style style:name="T193" style:parent-style-name="Основнойшрифтабзаца" style:family="text">
      <style:text-properties style:font-name="Times New Roman" style:font-name-asian="Arial Unicode MS" fo:color="#000000"/>
    </style:style>
    <style:style style:name="T194" style:parent-style-name="Основнойшрифтабзаца" style:family="text">
      <style:text-properties style:font-name="Times New Roman" fo:color="#000000"/>
    </style:style>
    <style:style style:name="P195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196" style:parent-style-name="Основнойшрифтабзаца" style:family="text">
      <style:text-properties style:font-name="Times New Roman" style:font-name-asian="Arial Unicode MS" fo:color="#000000"/>
    </style:style>
    <style:style style:name="T197" style:parent-style-name="Основнойшрифтабзаца" style:family="text">
      <style:text-properties style:font-name="Times New Roman" fo:color="#000000"/>
    </style:style>
    <style:style style:name="T198" style:parent-style-name="Основнойшрифтабзаца" style:family="text">
      <style:text-properties style:font-name="Times New Roman" style:font-name-asian="Arial Unicode MS" fo:color="#000000"/>
    </style:style>
    <style:style style:name="T199" style:parent-style-name="Основнойшрифтабзаца" style:family="text">
      <style:text-properties style:font-name="Times New Roman" fo:color="#000000"/>
    </style:style>
    <style:style style:name="P200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201" style:parent-style-name="Основнойшрифтабзаца" style:family="text">
      <style:text-properties style:font-name="Times New Roman" style:font-name-asian="Arial Unicode MS" fo:color="#000000"/>
    </style:style>
    <style:style style:name="T202" style:parent-style-name="Основнойшрифтабзаца" style:family="text">
      <style:text-properties style:font-name="Times New Roman" fo:color="#000000"/>
    </style:style>
    <style:style style:name="T203" style:parent-style-name="Основнойшрифтабзаца" style:family="text">
      <style:text-properties style:font-name="Times New Roman" style:font-name-asian="Arial Unicode MS" fo:color="#000000"/>
    </style:style>
    <style:style style:name="T204" style:parent-style-name="Основнойшрифтабзаца" style:family="text">
      <style:text-properties style:font-name="Times New Roman" fo:color="#000000"/>
    </style:style>
    <style:style style:name="P205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206" style:parent-style-name="Основнойшрифтабзаца" style:family="text">
      <style:text-properties style:font-name="Times New Roman" style:font-name-asian="Arial Unicode MS" fo:color="#000000"/>
    </style:style>
    <style:style style:name="T207" style:parent-style-name="Основнойшрифтабзаца" style:family="text">
      <style:text-properties style:font-name="Times New Roman" style:font-name-asian="Arial Unicode MS" fo:color="#000000"/>
    </style:style>
    <style:style style:name="T208" style:parent-style-name="Основнойшрифтабзаца" style:family="text">
      <style:text-properties style:font-name="Times New Roman" fo:color="#000000"/>
    </style:style>
    <style:style style:name="T209" style:parent-style-name="Основнойшрифтабзаца" style:family="text">
      <style:text-properties style:font-name="Times New Roman" style:font-name-asian="Arial Unicode MS" fo:color="#000000"/>
    </style:style>
    <style:style style:name="T210" style:parent-style-name="Основнойшрифтабзаца" style:family="text">
      <style:text-properties style:font-name="Times New Roman" fo:color="#000000"/>
    </style:style>
    <style:style style:name="P211" style:parent-style-name="Contents3" style:family="paragraph">
      <style:paragraph-properties>
        <style:tab-stops>
          <style:tab-stop style:type="right" style:leader-style="dotted" style:leader-text="." style:position="0.5083in"/>
          <style:tab-stop style:type="right" style:leader-style="dotted" style:leader-text="." style:position="6.7055in"/>
        </style:tab-stops>
      </style:paragraph-properties>
    </style:style>
    <style:style style:name="T212" style:parent-style-name="Основнойшрифтабзаца" style:family="text">
      <style:text-properties style:font-name="Times New Roman" style:font-name-asian="Arial Unicode MS" fo:color="#000000"/>
    </style:style>
    <style:style style:name="T213" style:parent-style-name="Основнойшрифтабзаца" style:family="text">
      <style:text-properties style:font-name="Times New Roman" fo:color="#000000"/>
    </style:style>
    <style:style style:name="T214" style:parent-style-name="Основнойшрифтабзаца" style:family="text">
      <style:text-properties style:font-name="Times New Roman" style:font-name-asian="Arial Unicode MS" fo:color="#000000"/>
    </style:style>
    <style:style style:name="T215" style:parent-style-name="Основнойшрифтабзаца" style:family="text">
      <style:text-properties style:font-name="Times New Roman" fo:color="#000000"/>
    </style:style>
    <style:style style:name="P216" style:parent-style-name="Contents1" style:family="paragraph">
      <style:paragraph-properties>
        <style:tab-stops>
          <style:tab-stop style:type="right" style:leader-style="dotted" style:leader-text="." style:position="6.7055in"/>
        </style:tab-stops>
      </style:paragraph-properties>
    </style:style>
    <style:style style:name="T217" style:parent-style-name="Основнойшрифтабзаца" style:family="text">
      <style:text-properties style:font-name="Times New Roman" fo:color="#000000"/>
    </style:style>
    <style:style style:name="T218" style:parent-style-name="Основнойшрифтабзаца" style:family="text">
      <style:text-properties style:font-name="Times New Roman" fo:font-weight="normal" style:font-weight-asian="normal" fo:text-transform="none" fo:color="#000000"/>
    </style:style>
    <style:style style:name="T219" style:parent-style-name="Основнойшрифтабзаца" style:family="text">
      <style:text-properties style:font-name="Times New Roman" fo:color="#000000"/>
    </style:style>
    <style:style style:name="T220" style:parent-style-name="Основнойшрифтабзаца" style:family="text">
      <style:text-properties style:font-name="Times New Roman" fo:color="#000000"/>
    </style:style>
    <style:style style:name="P221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222" style:parent-style-name="Основнойшрифтабзаца" style:family="text">
      <style:text-properties style:font-name="Times New Roman" fo:color="#000000"/>
    </style:style>
    <style:style style:name="T223" style:parent-style-name="Основнойшрифтабзаца" style:family="text">
      <style:text-properties style:font-name="Times New Roman" fo:color="#000000"/>
    </style:style>
    <style:style style:name="T224" style:parent-style-name="Основнойшрифтабзаца" style:family="text">
      <style:text-properties style:font-name="Times New Roman" fo:color="#000000"/>
    </style:style>
    <style:style style:name="P225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226" style:parent-style-name="Основнойшрифтабзаца" style:family="text">
      <style:text-properties style:font-name="Times New Roman" fo:color="#000000"/>
    </style:style>
    <style:style style:name="T227" style:parent-style-name="Основнойшрифтабзаца" style:family="text">
      <style:text-properties style:font-name="Times New Roman" fo:color="#000000"/>
    </style:style>
    <style:style style:name="T228" style:parent-style-name="Основнойшрифтабзаца" style:family="text">
      <style:text-properties style:font-name="Times New Roman" fo:color="#000000"/>
    </style:style>
    <style:style style:name="P229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230" style:parent-style-name="Основнойшрифтабзаца" style:family="text">
      <style:text-properties style:font-name="Times New Roman" fo:color="#000000"/>
    </style:style>
    <style:style style:name="T231" style:parent-style-name="Основнойшрифтабзаца" style:family="text">
      <style:text-properties style:font-name="Times New Roman" fo:color="#000000"/>
    </style:style>
    <style:style style:name="T232" style:parent-style-name="Основнойшрифтабзаца" style:family="text">
      <style:text-properties style:font-name="Times New Roman" fo:color="#000000"/>
    </style:style>
    <style:style style:name="T233" style:parent-style-name="Основнойшрифтабзаца" style:family="text">
      <style:text-properties style:font-name="Times New Roman" fo:color="#000000"/>
    </style:style>
    <style:style style:name="P234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235" style:parent-style-name="Основнойшрифтабзаца" style:family="text">
      <style:text-properties style:font-name="Times New Roman" fo:color="#000000"/>
    </style:style>
    <style:style style:name="T236" style:parent-style-name="Основнойшрифтабзаца" style:family="text">
      <style:text-properties style:font-name="Times New Roman" fo:color="#000000"/>
    </style:style>
    <style:style style:name="T237" style:parent-style-name="Основнойшрифтабзаца" style:family="text">
      <style:text-properties style:font-name="Times New Roman" fo:color="#000000"/>
    </style:style>
    <style:style style:name="P238" style:parent-style-name="Contents1" style:family="paragraph">
      <style:paragraph-properties>
        <style:tab-stops>
          <style:tab-stop style:type="right" style:leader-style="dotted" style:leader-text="." style:position="6.7055in"/>
        </style:tab-stops>
      </style:paragraph-properties>
    </style:style>
    <style:style style:name="T239" style:parent-style-name="Основнойшрифтабзаца" style:family="text">
      <style:text-properties style:font-name="Times New Roman" fo:color="#000000"/>
    </style:style>
    <style:style style:name="T240" style:parent-style-name="Основнойшрифтабзаца" style:family="text">
      <style:text-properties style:font-name="Times New Roman" fo:font-weight="normal" style:font-weight-asian="normal" fo:text-transform="none" fo:color="#000000"/>
    </style:style>
    <style:style style:name="T241" style:parent-style-name="Основнойшрифтабзаца" style:family="text">
      <style:text-properties style:font-name="Times New Roman" fo:color="#000000"/>
    </style:style>
    <style:style style:name="T242" style:parent-style-name="Основнойшрифтабзаца" style:family="text">
      <style:text-properties style:font-name="Times New Roman" fo:color="#000000"/>
    </style:style>
    <style:style style:name="P243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244" style:parent-style-name="Основнойшрифтабзаца" style:family="text">
      <style:text-properties style:font-name="Times New Roman" fo:color="#000000"/>
    </style:style>
    <style:style style:name="T245" style:parent-style-name="Основнойшрифтабзаца" style:family="text">
      <style:text-properties style:font-name="Times New Roman" fo:color="#000000"/>
    </style:style>
    <style:style style:name="T246" style:parent-style-name="Основнойшрифтабзаца" style:family="text">
      <style:text-properties style:font-name="Times New Roman" fo:color="#000000"/>
    </style:style>
    <style:style style:name="P247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248" style:parent-style-name="Основнойшрифтабзаца" style:family="text">
      <style:text-properties style:font-name="Times New Roman" fo:color="#000000"/>
    </style:style>
    <style:style style:name="T249" style:parent-style-name="Основнойшрифтабзаца" style:family="text">
      <style:text-properties style:font-name="Times New Roman" fo:color="#000000"/>
    </style:style>
    <style:style style:name="T250" style:parent-style-name="Основнойшрифтабзаца" style:family="text">
      <style:text-properties style:font-name="Times New Roman" fo:color="#000000"/>
    </style:style>
    <style:style style:name="T251" style:parent-style-name="Основнойшрифтабзаца" style:family="text">
      <style:text-properties style:font-name="Times New Roman" fo:color="#000000"/>
    </style:style>
    <style:style style:name="P252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</style:style>
    <style:style style:name="T253" style:parent-style-name="Основнойшрифтабзаца" style:family="text">
      <style:text-properties style:font-name="Times New Roman" fo:color="#000000"/>
    </style:style>
    <style:style style:name="T254" style:parent-style-name="Основнойшрифтабзаца" style:family="text">
      <style:text-properties style:font-name="Times New Roman" fo:color="#000000"/>
    </style:style>
    <style:style style:name="T255" style:parent-style-name="Основнойшрифтабзаца" style:family="text">
      <style:text-properties style:font-name="Times New Roman" fo:color="#000000"/>
    </style:style>
    <style:style style:name="P256" style:parent-style-name="Contents1" style:family="paragraph">
      <style:paragraph-properties>
        <style:tab-stops>
          <style:tab-stop style:type="right" style:leader-style="dotted" style:leader-text="." style:position="6.7055in"/>
        </style:tab-stops>
      </style:paragraph-properties>
    </style:style>
    <style:style style:name="T257" style:parent-style-name="Основнойшрифтабзаца" style:family="text">
      <style:text-properties style:font-name="Times New Roman" fo:color="#000000"/>
    </style:style>
    <style:style style:name="T258" style:parent-style-name="Основнойшрифтабзаца" style:family="text">
      <style:text-properties style:font-name="Times New Roman" fo:font-weight="normal" style:font-weight-asian="normal" fo:text-transform="none" fo:color="#000000"/>
    </style:style>
    <style:style style:name="T259" style:parent-style-name="Основнойшрифтабзаца" style:family="text">
      <style:text-properties style:font-name="Times New Roman" fo:color="#000000"/>
    </style:style>
    <style:style style:name="T260" style:parent-style-name="Основнойшрифтабзаца" style:family="text">
      <style:text-properties style:font-name="Times New Roman" fo:color="#000000"/>
    </style:style>
    <style:style style:name="T261" style:parent-style-name="Основнойшрифтабзаца" style:family="text">
      <style:text-properties style:font-name="Times New Roman" fo:color="#000000"/>
    </style:style>
    <style:style style:name="P262" style:parent-style-name="Contents1" style:family="paragraph">
      <style:paragraph-properties>
        <style:tab-stops>
          <style:tab-stop style:type="right" style:leader-style="dotted" style:leader-text="." style:position="6.7055in"/>
        </style:tab-stops>
      </style:paragraph-properties>
    </style:style>
    <style:style style:name="T263" style:parent-style-name="Основнойшрифтабзаца" style:family="text">
      <style:text-properties style:font-name="Times New Roman" fo:color="#000000"/>
    </style:style>
    <style:style style:name="T264" style:parent-style-name="Основнойшрифтабзаца" style:family="text">
      <style:text-properties style:font-name="Times New Roman" fo:font-weight="normal" style:font-weight-asian="normal" fo:text-transform="none" fo:color="#000000"/>
    </style:style>
    <style:style style:name="T265" style:parent-style-name="Основнойшрифтабзаца" style:family="text">
      <style:text-properties style:font-name="Times New Roman" fo:color="#000000"/>
    </style:style>
    <style:style style:name="T266" style:parent-style-name="Основнойшрифтабзаца" style:family="text">
      <style:text-properties style:font-name="Times New Roman" fo:color="#000000"/>
    </style:style>
    <style:style style:name="T267" style:parent-style-name="Основнойшрифтабзаца" style:family="text">
      <style:text-properties style:font-name="Times New Roman" fo:color="#000000"/>
    </style:style>
    <style:style style:name="P268" style:parent-style-name="Contents1" style:family="paragraph">
      <style:paragraph-properties>
        <style:tab-stops>
          <style:tab-stop style:type="right" style:leader-style="dotted" style:leader-text="." style:position="6.7055in"/>
        </style:tab-stops>
      </style:paragraph-properties>
    </style:style>
    <style:style style:name="T269" style:parent-style-name="Основнойшрифтабзаца" style:family="text">
      <style:text-properties style:font-name="Times New Roman" fo:font-weight="normal" style:font-weight-asian="normal" fo:text-transform="none" fo:color="#000000"/>
    </style:style>
    <style:style style:name="T270" style:parent-style-name="Основнойшрифтабзаца" style:family="text">
      <style:text-properties style:font-name="Times New Roman" fo:font-weight="normal" style:font-weight-asian="normal" fo:text-transform="none" fo:color="#000000"/>
    </style:style>
    <style:style style:name="T271" style:parent-style-name="Основнойшрифтабзаца" style:family="text">
      <style:text-properties style:font-name="Times New Roman" fo:font-weight="normal" style:font-weight-asian="normal" fo:text-transform="none" fo:color="#000000"/>
    </style:style>
    <style:style style:name="P272" style:parent-style-name="Заг1АННОТАЦИЯ" style:master-page-name="MP2" style:family="paragraph">
      <style:paragraph-properties fo:break-before="page"/>
    </style:style>
    <style:style style:name="T275" style:parent-style-name="Основнойшрифтабзаца" style:family="text">
      <style:text-properties style:font-name="Times New Roman" style:font-name-complex="Times New Roman"/>
    </style:style>
    <style:style style:name="T276" style:parent-style-name="Основнойшрифтабзаца" style:family="text">
      <style:text-properties style:font-name="Times New Roman"/>
    </style:style>
    <style:style style:name="TableColumn278" style:family="table-column">
      <style:table-column-properties style:column-width="1.5541in" style:use-optimal-column-width="false"/>
    </style:style>
    <style:style style:name="TableColumn279" style:family="table-column">
      <style:table-column-properties style:column-width="0.268in" style:use-optimal-column-width="false"/>
    </style:style>
    <style:style style:name="TableColumn280" style:family="table-column">
      <style:table-column-properties style:column-width="5.075in" style:use-optimal-column-width="false"/>
    </style:style>
    <style:style style:name="Table277" style:family="table">
      <style:table-properties style:width="6.8972in" fo:margin-left="0in" table:align="center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3" style:parent-style-name="Электроннаяподпись" style:family="paragraph">
      <style:paragraph-properties fo:margin-top="0.0277in" fo:margin-bottom="0.0277in"/>
      <style:text-properties style:font-name="Times New Roman" fo:font-weight="bold" style:font-weight-asian="bold" style:font-weight-complex="bold"/>
    </style:style>
    <style:style style:name="TableCell2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5" style:parent-style-name="Standard" style:family="paragraph">
      <style:paragraph-properties fo:margin-top="0.0277in" fo:margin-bottom="0.0277in"/>
      <style:text-properties style:font-name="Times New Roman"/>
    </style:style>
    <style:style style:name="TableCell2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7" style:parent-style-name="Электроннаяподпись" style:family="paragraph">
      <style:paragraph-properties fo:margin-top="0.0277in" fo:margin-bottom="0.0277in"/>
      <style:text-properties style:font-name="Times New Roman" fo:font-weight="bold" style:font-weight-asian="bold" style:font-weight-complex="bold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0" style:parent-style-name="Электроннаяподпись" style:family="paragraph">
      <style:paragraph-properties style:snap-to-layout-grid="false" fo:margin-top="0.0277in" fo:margin-bottom="0.0277in"/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2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2" style:parent-style-name="Standard" style:family="paragraph">
      <style:paragraph-properties fo:margin-top="0.0277in" fo:margin-bottom="0.0277in"/>
      <style:text-properties style:font-name="Times New Roman"/>
    </style:style>
    <style:style style:name="TableCell2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4" style:parent-style-name="Standard" style:family="paragraph">
      <style:paragraph-properties style:snap-to-layout-grid="false" fo:margin-top="0.0277in" fo:margin-bottom="0.0277in"/>
      <style:text-properties style:font-name="Times New Roman"/>
    </style:style>
    <style:style style:name="P295" style:parent-style-name="Названиеобъекта" style:family="paragraph">
      <style:paragraph-properties fo:text-align="justify"/>
    </style:style>
    <style:style style:name="T296" style:parent-style-name="Основнойшрифтабзаца" style:family="text">
      <style:text-properties style:font-name="Times New Roman" fo:color="#008000"/>
    </style:style>
    <style:style style:name="P297" style:parent-style-name="Названиеобъекта" style:family="paragraph">
      <style:paragraph-properties fo:text-align="justify"/>
    </style:style>
    <style:style style:name="T298" style:parent-style-name="Основнойшрифтабзаца" style:family="text">
      <style:text-properties style:font-name="Times New Roman" fo:color="#008000"/>
    </style:style>
    <style:style style:name="TableColumn300" style:family="table-column">
      <style:table-column-properties style:column-width="1.6812in" style:use-optimal-column-width="false"/>
    </style:style>
    <style:style style:name="TableColumn301" style:family="table-column">
      <style:table-column-properties style:column-width="1.6812in" style:use-optimal-column-width="false"/>
    </style:style>
    <style:style style:name="TableColumn302" style:family="table-column">
      <style:table-column-properties style:column-width="1.6812in" style:use-optimal-column-width="false"/>
    </style:style>
    <style:style style:name="TableColumn303" style:family="table-column">
      <style:table-column-properties style:column-width="1.6812in" style:use-optimal-column-width="false"/>
    </style:style>
    <style:style style:name="Table299" style:family="table">
      <style:table-properties style:width="6.725in" fo:margin-left="0in" table:align="center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P306" style:parent-style-name="Textbodyindent" style:family="paragraph">
      <style:paragraph-properties style:snap-to-layout-grid="false" fo:line-height="100%" fo:text-indent="0in"/>
      <style:text-properties style:font-name="Times New Roman" fo:color="#008000"/>
    </style:style>
    <style:style style:name="TableCell307" style:family="table-cell">
      <style:table-cell-properties fo:border="none" style:writing-mode="lr-tb" fo:padding-top="0in" fo:padding-left="0.075in" fo:padding-bottom="0in" fo:padding-right="0.075in"/>
    </style:style>
    <style:style style:name="P308" style:parent-style-name="Textbodyindent" style:family="paragraph">
      <style:paragraph-properties style:snap-to-layout-grid="false" fo:line-height="100%" fo:text-indent="0in"/>
      <style:text-properties style:font-name="Times New Roman" fo:color="#008000"/>
    </style:style>
    <style:style style:name="TableCell309" style:family="table-cell">
      <style:table-cell-properties fo:border="none" style:writing-mode="lr-tb" fo:padding-top="0in" fo:padding-left="0.075in" fo:padding-bottom="0in" fo:padding-right="0.075in"/>
    </style:style>
    <style:style style:name="P310" style:parent-style-name="Textbodyindent" style:family="paragraph">
      <style:paragraph-properties style:snap-to-layout-grid="false" fo:line-height="100%" fo:text-indent="0in"/>
      <style:text-properties style:font-name="Times New Roman" fo:color="#008000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P312" style:parent-style-name="Textbodyindent" style:family="paragraph">
      <style:paragraph-properties style:snap-to-layout-grid="false" fo:line-height="100%" fo:text-indent="0in"/>
      <style:text-properties style:font-name="Times New Roman" fo:color="#008000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none" style:writing-mode="lr-tb" fo:padding-top="0in" fo:padding-left="0.075in" fo:padding-bottom="0in" fo:padding-right="0.075in"/>
    </style:style>
    <style:style style:name="P315" style:parent-style-name="Textbodyindent" style:family="paragraph">
      <style:paragraph-properties style:snap-to-layout-grid="false" fo:line-height="100%" fo:text-indent="0in"/>
      <style:text-properties style:font-name="Times New Roman" fo:color="#008000"/>
    </style:style>
    <style:style style:name="TableCell316" style:family="table-cell">
      <style:table-cell-properties fo:border="none" style:writing-mode="lr-tb" fo:padding-top="0in" fo:padding-left="0.075in" fo:padding-bottom="0in" fo:padding-right="0.075in"/>
    </style:style>
    <style:style style:name="P317" style:parent-style-name="Textbodyindent" style:family="paragraph">
      <style:paragraph-properties style:snap-to-layout-grid="false" fo:line-height="100%" fo:text-indent="0in"/>
      <style:text-properties style:font-name="Times New Roman" fo:color="#008000"/>
    </style:style>
    <style:style style:name="TableCell318" style:family="table-cell">
      <style:table-cell-properties fo:border="none" style:writing-mode="lr-tb" fo:padding-top="0in" fo:padding-left="0.075in" fo:padding-bottom="0in" fo:padding-right="0.075in"/>
    </style:style>
    <style:style style:name="P319" style:parent-style-name="Textbodyindent" style:family="paragraph">
      <style:paragraph-properties style:snap-to-layout-grid="false" fo:line-height="100%" fo:text-indent="0in"/>
      <style:text-properties style:font-name="Times New Roman" fo:color="#008000"/>
    </style:style>
    <style:style style:name="TableCell320" style:family="table-cell">
      <style:table-cell-properties fo:border="none" style:writing-mode="lr-tb" fo:padding-top="0in" fo:padding-left="0.075in" fo:padding-bottom="0in" fo:padding-right="0.075in"/>
    </style:style>
    <style:style style:name="P321" style:parent-style-name="Textbodyindent" style:family="paragraph">
      <style:paragraph-properties style:snap-to-layout-grid="false" fo:line-height="100%" fo:text-indent="0in"/>
      <style:text-properties style:font-name="Times New Roman" fo:color="#008000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none" style:writing-mode="lr-tb" fo:padding-top="0in" fo:padding-left="0.075in" fo:padding-bottom="0in" fo:padding-right="0.075in"/>
    </style:style>
    <style:style style:name="P324" style:parent-style-name="Textbodyindent" style:family="paragraph">
      <style:paragraph-properties style:snap-to-layout-grid="false" fo:line-height="100%" fo:text-indent="0in"/>
      <style:text-properties style:font-name="Times New Roman" fo:color="#008000"/>
    </style:style>
    <style:style style:name="TableCell325" style:family="table-cell">
      <style:table-cell-properties fo:border="none" style:writing-mode="lr-tb" fo:padding-top="0in" fo:padding-left="0.075in" fo:padding-bottom="0in" fo:padding-right="0.075in"/>
    </style:style>
    <style:style style:name="P326" style:parent-style-name="Textbodyindent" style:family="paragraph">
      <style:paragraph-properties style:snap-to-layout-grid="false" fo:line-height="100%" fo:text-indent="0in"/>
      <style:text-properties style:font-name="Times New Roman" fo:color="#008000"/>
    </style:style>
    <style:style style:name="TableCell327" style:family="table-cell">
      <style:table-cell-properties fo:border="none" style:writing-mode="lr-tb" fo:padding-top="0in" fo:padding-left="0.075in" fo:padding-bottom="0in" fo:padding-right="0.075in"/>
    </style:style>
    <style:style style:name="P328" style:parent-style-name="Textbodyindent" style:family="paragraph">
      <style:paragraph-properties style:snap-to-layout-grid="false" fo:line-height="100%" fo:text-indent="0in"/>
      <style:text-properties style:font-name="Times New Roman" fo:color="#008000"/>
    </style:style>
    <style:style style:name="TableCell329" style:family="table-cell">
      <style:table-cell-properties fo:border="none" style:writing-mode="lr-tb" fo:padding-top="0in" fo:padding-left="0.075in" fo:padding-bottom="0in" fo:padding-right="0.075in"/>
    </style:style>
    <style:style style:name="P330" style:parent-style-name="Textbodyindent" style:family="paragraph">
      <style:paragraph-properties style:snap-to-layout-grid="false" fo:line-height="100%" fo:text-indent="0in"/>
      <style:text-properties style:font-name="Times New Roman" fo:color="#008000"/>
    </style:style>
    <style:style style:name="P331" style:parent-style-name="Textbodyindent" style:family="paragraph">
      <style:paragraph-properties fo:text-align="center" fo:text-indent="0in"/>
      <style:text-properties style:font-name="Times New Roman" fo:color="#008000"/>
    </style:style>
    <style:style style:name="P332" style:parent-style-name="Textbodyindent" style:family="paragraph">
      <style:paragraph-properties fo:text-align="center" fo:text-indent="0in"/>
    </style:style>
    <style:style style:name="T333" style:parent-style-name="Основнойшрифтабзаца" style:family="text">
      <style:text-properties style:font-name="Times New Roman" fo:color="#008000" fo:language="en" fo:country="US"/>
    </style:style>
    <style:style style:name="T334" style:parent-style-name="Основнойшрифтабзаца" style:family="text">
      <style:text-properties style:font-name="Times New Roman" fo:color="#008000"/>
    </style:style>
    <style:style style:name="T335" style:parent-style-name="Основнойшрифтабзаца" style:family="text">
      <style:text-properties style:font-name="Times New Roman" fo:color="#008000" fo:language="en" fo:country="US"/>
    </style:style>
    <style:style style:name="T336" style:parent-style-name="Основнойшрифтабзаца" style:family="text">
      <style:text-properties style:font-name="Times New Roman" fo:color="#008000"/>
    </style:style>
    <style:style style:name="P337" style:parent-style-name="Заголовок1" style:family="paragraph">
      <style:paragraph-properties fo:text-align="start" fo:margin-top="0in"/>
    </style:style>
    <style:style style:name="T338" style:parent-style-name="Основнойшрифтабзаца" style:family="text">
      <style:text-properties style:font-name="Times New Roman" style:font-name-complex="Times New Roman"/>
    </style:style>
    <style:style style:name="P339" style:parent-style-name="Textbodyindent" style:family="paragraph">
      <style:paragraph-properties fo:text-indent="0.4923in"/>
      <style:text-properties style:font-name="Times New Roman" fo:color="#000000"/>
    </style:style>
    <style:style style:name="P340" style:parent-style-name="Textbodyindent" style:family="paragraph">
      <style:paragraph-properties fo:text-indent="0in"/>
      <style:text-properties style:font-name="Times New Roman" fo:color="#0000FF"/>
    </style:style>
    <style:style style:name="P341" style:parent-style-name="Textbodyindent" style:family="paragraph">
      <style:paragraph-properties fo:text-indent="0in"/>
    </style:style>
    <style:style style:name="T342" style:parent-style-name="Основнойшрифтабзаца" style:family="text">
      <style:text-properties style:font-name="Times New Roman" fo:color="#0000FF"/>
    </style:style>
    <style:style style:name="T343" style:parent-style-name="Основнойшрифтабзаца" style:family="text">
      <style:text-properties style:font-name="Times New Roman" style:font-name-complex="Times New Roman" fo:color="#000000"/>
    </style:style>
    <style:style style:name="TableColumn345" style:family="table-column">
      <style:table-column-properties style:column-width="1.7902in" style:use-optimal-column-width="false"/>
    </style:style>
    <style:style style:name="TableColumn346" style:family="table-column">
      <style:table-column-properties style:column-width="4.2909in" style:use-optimal-column-width="false"/>
    </style:style>
    <style:style style:name="Table344" style:family="table">
      <style:table-properties style:width="6.0812in" fo:margin-left="0in" table:align="center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none" style:writing-mode="lr-tb" fo:padding-top="0in" fo:padding-left="0.075in" fo:padding-bottom="0in" fo:padding-right="0.075in"/>
    </style:style>
    <style:style style:name="P349" style:parent-style-name="TableNormal" style:family="paragraph">
      <style:paragraph-properties fo:margin-top="0in" fo:line-height="100%"/>
      <style:text-properties style:font-name="Times New Roman" fo:font-weight="bold" style:font-weight-asian="bold" fo:color="#000000" style:font-size-complex="12pt" style:language-asian="ru" style:country-asian="RU"/>
    </style:style>
    <style:style style:name="P350" style:parent-style-name="TableNormal" style:family="paragraph">
      <style:paragraph-properties fo:margin-top="0in" fo:line-height="100%"/>
      <style:text-properties style:font-name="Times New Roman" fo:font-weight="bold" style:font-weight-asian="bold" fo:color="#000000" style:font-size-complex="12pt" style:language-asian="ru" style:country-asian="RU"/>
    </style:style>
    <style:style style:name="TableCell351" style:family="table-cell">
      <style:table-cell-properties fo:border="none" style:writing-mode="lr-tb" fo:padding-top="0in" fo:padding-left="0.075in" fo:padding-bottom="0in" fo:padding-right="0.075in"/>
    </style:style>
    <style:style style:name="P352" style:parent-style-name="TableNormal" style:family="paragraph">
      <style:paragraph-properties fo:margin-top="0in" fo:line-height="100%"/>
      <style:text-properties style:font-name="Times New Roman" fo:font-weight="bold" style:font-weight-asian="bold" fo:color="#000000" style:font-size-complex="12pt" style:language-asian="ru" style:country-asian="RU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none" style:writing-mode="lr-tb" fo:padding-top="0in" fo:padding-left="0.075in" fo:padding-bottom="0in" fo:padding-right="0.075in"/>
    </style:style>
    <style:style style:name="P355" style:parent-style-name="TableNormal" style:family="paragraph">
      <style:paragraph-properties fo:margin-top="0in" fo:line-height="100%"/>
      <style:text-properties style:font-name="Times New Roman" fo:font-weight="bold" style:font-weight-asian="bold" fo:color="#000000" style:font-size-complex="12pt" style:language-asian="ru" style:country-asian="RU"/>
    </style:style>
    <style:style style:name="P356" style:parent-style-name="TableNormal" style:family="paragraph">
      <style:paragraph-properties fo:margin-top="0in" fo:line-height="100%"/>
      <style:text-properties style:font-name="Times New Roman" fo:font-weight="bold" style:font-weight-asian="bold" fo:color="#000000" style:font-size-complex="12pt" style:language-asian="ru" style:country-asian="RU"/>
    </style:style>
    <style:style style:name="TableCell357" style:family="table-cell">
      <style:table-cell-properties fo:border="none" style:writing-mode="lr-tb" fo:padding-top="0in" fo:padding-left="0.075in" fo:padding-bottom="0in" fo:padding-right="0.075in"/>
    </style:style>
    <style:style style:name="P358" style:parent-style-name="TableNormal" style:family="paragraph">
      <style:paragraph-properties fo:margin-top="0in" fo:line-height="100%"/>
      <style:text-properties style:font-name="Times New Roman" fo:font-weight="bold" style:font-weight-asian="bold" fo:color="#000000" style:font-size-complex="12pt" style:language-asian="ru" style:country-asian="RU"/>
    </style:style>
    <style:style style:name="T359" style:parent-style-name="DFN" style:family="text">
      <style:text-properties style:font-name="Times New Roman" style:font-name-complex="Times New Roman"/>
    </style:style>
    <style:style style:name="P360" style:parent-style-name="Standard" style:family="paragraph">
      <style:paragraph-properties fo:text-align="justify"/>
    </style:style>
    <style:style style:name="T361" style:parent-style-name="Основнойшрифтабзаца" style:family="text">
      <style:text-properties style:font-name="Times New Roman" style:font-name-complex="Times New Roman" fo:color="#000000"/>
    </style:style>
    <style:style style:name="P362" style:parent-style-name="Standard" style:family="paragraph">
      <style:paragraph-properties fo:text-align="justify"/>
    </style:style>
    <style:style style:name="T363" style:parent-style-name="Основнойшрифтабзаца" style:family="text">
      <style:text-properties style:font-name="Times New Roman" style:font-name-complex="Times New Roman" fo:color="#000000"/>
    </style:style>
    <style:style style:name="P364" style:parent-style-name="Textbodyindent" style:family="paragraph">
      <style:paragraph-properties fo:text-indent="0.4923in"/>
      <style:text-properties style:font-name="Times New Roman" fo:color="#0000FF"/>
    </style:style>
    <style:style style:name="P365" style:parent-style-name="Textbodyindent" style:family="paragraph">
      <style:paragraph-properties fo:text-indent="0.4923in"/>
      <style:text-properties style:font-name="Times New Roman" fo:color="#0000FF"/>
    </style:style>
    <style:style style:name="P366" style:parent-style-name="Textbodyindent" style:family="paragraph">
      <style:paragraph-properties fo:text-indent="0.4923in"/>
      <style:text-properties style:font-name="Times New Roman" fo:color="#0000FF"/>
    </style:style>
    <style:style style:name="P367" style:parent-style-name="Textbodyindent" style:family="paragraph">
      <style:paragraph-properties fo:text-indent="0.4923in"/>
      <style:text-properties style:font-name="Times New Roman" fo:color="#0000FF"/>
    </style:style>
    <style:style style:name="T368" style:parent-style-name="Основнойшрифтабзаца" style:family="text">
      <style:text-properties style:font-name="Times New Roman"/>
    </style:style>
    <style:style style:name="T369" style:parent-style-name="Основнойшрифтабзаца" style:family="text">
      <style:text-properties style:font-name="Times New Roman" style:font-name-complex="Times New Roman" fo:color="#000000"/>
    </style:style>
    <style:style style:name="T370" style:parent-style-name="Основнойшрифтабзаца" style:family="text">
      <style:text-properties style:font-name="Times New Roman" style:font-name-complex="Times New Roman" fo:color="#000000"/>
    </style:style>
    <style:style style:name="P371" style:parent-style-name="Textbodyindent" style:family="paragraph">
      <style:paragraph-properties fo:text-indent="0.4923in"/>
      <style:text-properties style:font-name="Times New Roman" fo:color="#008000"/>
    </style:style>
    <style:style style:name="P372" style:parent-style-name="Textbodyindent" style:family="paragraph">
      <style:text-properties style:font-name="Times New Roman" fo:color="#008000"/>
    </style:style>
    <style:style style:name="P373" style:parent-style-name="Textbodyindent" style:family="paragraph">
      <style:text-properties style:font-name="Times New Roman" style:font-name-asian="Arial Unicode MS"/>
    </style:style>
    <style:style style:name="P374" style:parent-style-name="Заголовок1" style:family="paragraph">
      <style:paragraph-properties fo:text-align="start" fo:margin-top="0in"/>
      <style:text-properties style:font-name="Times New Roman" style:font-name-complex="Times New Roman"/>
    </style:style>
    <style:style style:name="P375" style:parent-style-name="Textbodyindent" style:family="paragraph">
      <style:paragraph-properties fo:text-indent="0.4923in"/>
      <style:text-properties style:font-name="Times New Roman" fo:color="#0000FF"/>
    </style:style>
    <style:style style:name="P376" style:parent-style-name="Textbodyindent" style:family="paragraph">
      <style:paragraph-properties fo:text-indent="0.4923in"/>
      <style:text-properties style:font-name="Times New Roman" fo:color="#0000FF"/>
    </style:style>
    <style:style style:name="P377" style:parent-style-name="Textbodyindent" style:family="paragraph">
      <style:paragraph-properties fo:text-indent="0.4923in"/>
      <style:text-properties style:font-name="Times New Roman"/>
    </style:style>
    <style:style style:name="P378" style:parent-style-name="Textbodyindent" style:family="paragraph">
      <style:paragraph-properties fo:text-indent="0.4923in"/>
      <style:text-properties style:font-name="Times New Roman" fo:color="#0000FF"/>
    </style:style>
    <style:style style:name="P379" style:parent-style-name="Textbodyindent" style:family="paragraph">
      <style:text-properties style:font-name="Times New Roman" fo:color="#0000FF"/>
    </style:style>
    <style:style style:name="P380" style:parent-style-name="Заголовок1" style:family="paragraph">
      <style:paragraph-properties fo:text-align="start" fo:margin-top="0in"/>
      <style:text-properties style:font-name="Times New Roman" style:font-name-complex="Times New Roman"/>
    </style:style>
    <style:style style:name="P381" style:parent-style-name="Textbodyindent" style:family="paragraph">
      <style:paragraph-properties fo:text-indent="0.4923in"/>
      <style:text-properties style:font-name="Times New Roman" fo:color="#0000FF"/>
    </style:style>
    <style:style style:name="P382" style:parent-style-name="Textbodyindent" style:family="paragraph">
      <style:paragraph-properties fo:text-indent="0.4923in"/>
      <style:text-properties style:font-name="Times New Roman" fo:color="#0000FF"/>
    </style:style>
    <style:style style:name="P383" style:parent-style-name="Textbodyindent" style:family="paragraph">
      <style:paragraph-properties fo:text-indent="0.4923in"/>
      <style:text-properties style:font-name="Times New Roman"/>
    </style:style>
    <style:style style:name="P384" style:parent-style-name="Textbodyindent" style:family="paragraph">
      <style:paragraph-properties fo:text-indent="0.4923in"/>
      <style:text-properties style:font-name="Times New Roman" fo:color="#0000FF"/>
    </style:style>
    <style:style style:name="P385" style:parent-style-name="Textbodyindent" style:family="paragraph">
      <style:paragraph-properties fo:text-indent="0.4923in"/>
      <style:text-properties style:font-name="Times New Roman" fo:color="#0000FF"/>
    </style:style>
    <style:style style:name="P386" style:parent-style-name="Заголовок1" style:family="paragraph">
      <style:paragraph-properties fo:text-align="start" fo:margin-top="0in"/>
      <style:text-properties style:font-name="Times New Roman" style:font-name-complex="Times New Roman"/>
    </style:style>
    <style:style style:name="P387" style:parent-style-name="Textbodyindent" style:family="paragraph">
      <style:paragraph-properties fo:text-indent="0.4923in"/>
    </style:style>
    <style:style style:name="T388" style:parent-style-name="Основнойшрифтабзаца" style:family="text">
      <style:text-properties style:font-name="Times New Roman" fo:color="#000000"/>
    </style:style>
    <style:style style:name="T389" style:parent-style-name="Основнойшрифтабзаца" style:family="text">
      <style:text-properties style:font-name="Times New Roman" style:font-name-complex="Times New Roman" fo:color="#000000"/>
    </style:style>
    <style:style style:name="T390" style:parent-style-name="Основнойшрифтабзаца" style:family="text">
      <style:text-properties style:font-name="Times New Roman" style:font-name-complex="Times New Roman" fo:color="#000000"/>
    </style:style>
    <style:style style:name="P391" style:parent-style-name="Абзацсписка" style:family="paragraph">
      <style:paragraph-properties fo:text-align="justify" fo:margin-bottom="0in" fo:margin-left="0in">
        <style:tab-stops/>
      </style:paragraph-properties>
    </style:style>
    <style:style style:name="T392" style:parent-style-name="Основнойшрифтабзаца" style:family="text">
      <style:text-properties style:font-name="Times New Roman" style:font-name-complex="Times New Roman" fo:color="#000000"/>
    </style:style>
    <style:style style:name="P393" style:parent-style-name="Абзацсписка" style:family="paragraph">
      <style:paragraph-properties fo:text-align="justify" fo:margin-bottom="0in" fo:margin-left="0in">
        <style:tab-stops/>
      </style:paragraph-properties>
    </style:style>
    <style:style style:name="T394" style:parent-style-name="Основнойшрифтабзаца" style:family="text">
      <style:text-properties style:font-name="Times New Roman" style:font-name-complex="Times New Roman" fo:color="#000000"/>
    </style:style>
    <style:style style:name="P395" style:parent-style-name="Абзацсписка" style:family="paragraph">
      <style:paragraph-properties fo:text-align="justify" fo:margin-bottom="0in" fo:margin-left="0in">
        <style:tab-stops/>
      </style:paragraph-properties>
    </style:style>
    <style:style style:name="T396" style:parent-style-name="Основнойшрифтабзаца" style:family="text">
      <style:text-properties style:font-name="Times New Roman" style:font-name-complex="Times New Roman" fo:color="#000000"/>
    </style:style>
    <style:style style:name="T397" style:parent-style-name="Основнойшрифтабзаца" style:family="text">
      <style:text-properties style:font-name="Times New Roman" style:font-name-complex="Times New Roman" fo:color="#000000"/>
    </style:style>
    <style:style style:name="P398" style:parent-style-name="Textbodyindent" style:family="paragraph">
      <style:paragraph-properties fo:text-indent="0in"/>
    </style:style>
    <style:style style:name="T399" style:parent-style-name="Основнойшрифтабзаца" style:family="text">
      <style:text-properties style:font-name="Times New Roman" style:font-name-complex="Times New Roman" fo:color="#000000"/>
    </style:style>
    <style:style style:name="P400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401" style:parent-style-name="Заголовок4" style:family="paragraph">
      <style:text-properties style:font-name="Times New Roman" style:font-name-asian="Arial Unicode MS"/>
    </style:style>
    <style:style style:name="P402" style:parent-style-name="Textbodyindent" style:family="paragraph">
      <style:paragraph-properties fo:text-indent="0.4923in"/>
    </style:style>
    <style:style style:name="T403" style:parent-style-name="Основнойшрифтабзаца" style:family="text">
      <style:text-properties style:font-name="Times New Roman" style:font-name-complex="Times New Roman" fo:color="#000000"/>
    </style:style>
    <style:style style:name="P404" style:parent-style-name="Textbodyindent" style:family="paragraph">
      <style:paragraph-properties fo:text-indent="0.4923in"/>
    </style:style>
    <style:style style:name="T405" style:parent-style-name="Основнойшрифтабзаца" style:family="text">
      <style:text-properties style:font-name="Times New Roman" style:font-name-complex="Times New Roman" fo:color="#000000"/>
    </style:style>
    <style:style style:name="T406" style:parent-style-name="Основнойшрифтабзаца" style:family="text">
      <style:text-properties style:font-name="Times New Roman" style:font-name-complex="Times New Roman" fo:color="#000000"/>
    </style:style>
    <style:style style:name="P407" style:parent-style-name="Заголовок4" style:family="paragraph">
      <style:text-properties style:font-name="Times New Roman" style:font-name-asian="Arial Unicode MS"/>
    </style:style>
    <style:style style:name="P408" style:parent-style-name="Textbody" style:family="paragraph">
      <style:paragraph-properties fo:text-indent="0.4923in"/>
      <style:text-properties style:font-name="Times New Roman" fo:color="#000000"/>
    </style:style>
    <style:style style:name="P409" style:parent-style-name="Textbody" style:family="paragraph">
      <style:text-properties style:font-name="Times New Roman" fo:color="#000000"/>
    </style:style>
    <style:style style:name="P410" style:parent-style-name="Textbody" style:family="paragraph">
      <style:text-properties style:font-name="Times New Roman" fo:color="#000000"/>
    </style:style>
    <style:style style:name="P411" style:parent-style-name="Textbody" style:family="paragraph">
      <style:text-properties style:font-name="Times New Roman" fo:color="#000000"/>
    </style:style>
    <style:style style:name="P412" style:parent-style-name="Textbodyindent" style:family="paragraph">
      <style:paragraph-properties fo:text-indent="0.4923in"/>
      <style:text-properties style:font-name="Times New Roman" fo:color="#0000FF"/>
    </style:style>
    <style:style style:name="P413" style:parent-style-name="Заголовок4" style:family="paragraph">
      <style:text-properties style:font-name="Times New Roman" style:font-name-asian="Arial Unicode MS"/>
    </style:style>
    <style:style style:name="P414" style:parent-style-name="Заголовок4" style:family="paragraph">
      <style:text-properties style:font-name="Times New Roman" style:font-name-asian="Arial Unicode MS"/>
    </style:style>
    <style:style style:name="P415" style:parent-style-name="Заголовок4" style:family="paragraph">
      <style:text-properties style:font-name="Times New Roman" style:font-name-asian="Arial Unicode MS"/>
    </style:style>
    <style:style style:name="P416" style:parent-style-name="Textbodyindent" style:family="paragraph">
      <style:text-properties style:font-name="Times New Roman"/>
    </style:style>
    <style:style style:name="P417" style:parent-style-name="Textbodyindent" style:family="paragraph">
      <style:paragraph-properties fo:text-indent="0.4923in"/>
      <style:text-properties style:font-name="Times New Roman" fo:color="#0000FF"/>
    </style:style>
    <style:style style:name="P418" style:parent-style-name="Заголовок4" style:family="paragraph">
      <style:text-properties style:font-name="Times New Roman" style:font-name-asian="Arial Unicode MS"/>
    </style:style>
    <style:style style:name="P419" style:parent-style-name="Textbody" style:family="paragraph">
      <style:text-properties style:font-name="Times New Roman" fo:color="#000000"/>
    </style:style>
    <style:style style:name="T420" style:parent-style-name="Основнойшрифтабзаца" style:family="text">
      <style:text-properties style:font-name="Times New Roman" fo:color="#000000"/>
    </style:style>
    <style:style style:name="T421" style:parent-style-name="Основнойшрифтабзаца" style:family="text">
      <style:text-properties style:font-name="Times New Roman" fo:color="#000000"/>
    </style:style>
    <style:style style:name="T422" style:parent-style-name="Основнойшрифтабзаца" style:family="text">
      <style:text-properties style:font-name="Times New Roman" fo:color="#000000"/>
    </style:style>
    <style:style style:name="T423" style:parent-style-name="Основнойшрифтабзаца" style:family="text">
      <style:text-properties style:font-name="Times New Roman" fo:color="#000000"/>
    </style:style>
    <style:style style:name="T424" style:parent-style-name="Основнойшрифтабзаца" style:family="text">
      <style:text-properties style:font-name="Times New Roman" fo:color="#000000"/>
    </style:style>
    <style:style style:name="T425" style:parent-style-name="Основнойшрифтабзаца" style:family="text">
      <style:text-properties style:font-name="Times New Roman" fo:color="#000000"/>
    </style:style>
    <style:style style:name="T426" style:parent-style-name="Основнойшрифтабзаца" style:family="text">
      <style:text-properties style:font-name="Times New Roman" fo:color="#000000"/>
    </style:style>
    <style:style style:name="T427" style:parent-style-name="Основнойшрифтабзаца" style:family="text">
      <style:text-properties style:font-name="Times New Roman" fo:color="#000000"/>
    </style:style>
    <style:style style:name="T428" style:parent-style-name="Основнойшрифтабзаца" style:family="text">
      <style:text-properties style:font-name="Times New Roman" fo:color="#000000"/>
    </style:style>
    <style:style style:name="T429" style:parent-style-name="Основнойшрифтабзаца" style:family="text">
      <style:text-properties style:font-name="Times New Roman" fo:color="#000000"/>
    </style:style>
    <style:style style:name="T430" style:parent-style-name="Основнойшрифтабзаца" style:family="text">
      <style:text-properties style:font-name="Times New Roman" fo:color="#000000"/>
    </style:style>
    <style:style style:name="T431" style:parent-style-name="Основнойшрифтабзаца" style:family="text">
      <style:text-properties style:font-name="Times New Roman" fo:color="#000000"/>
    </style:style>
    <style:style style:name="T432" style:parent-style-name="Основнойшрифтабзаца" style:family="text">
      <style:text-properties style:font-name="Times New Roman" fo:color="#000000"/>
    </style:style>
    <style:style style:name="T433" style:parent-style-name="Основнойшрифтабзаца" style:family="text">
      <style:text-properties style:font-name="Times New Roman"/>
    </style:style>
    <style:style style:name="P434" style:parent-style-name="Textbodyindent" style:family="paragraph">
      <style:paragraph-properties fo:text-indent="0in"/>
      <style:text-properties style:font-name="Times New Roman" fo:color="#0000FF"/>
    </style:style>
    <style:style style:name="P435" style:parent-style-name="Заголовок4" style:family="paragraph">
      <style:text-properties style:font-name="Times New Roman" style:font-name-asian="Arial Unicode MS"/>
    </style:style>
    <style:style style:name="P436" style:parent-style-name="Textbodyindent" style:family="paragraph">
      <style:paragraph-properties fo:text-indent="0in"/>
      <style:text-properties style:font-name="Times New Roman" fo:color="#000000"/>
    </style:style>
    <style:style style:name="P437" style:parent-style-name="Заголовок4" style:family="paragraph">
      <style:text-properties style:font-name="Times New Roman" style:font-name-asian="Arial Unicode MS"/>
    </style:style>
    <style:style style:name="P438" style:parent-style-name="Заголовок4" style:family="paragraph">
      <style:text-properties style:font-name="Times New Roman" style:font-name-asian="Arial Unicode MS"/>
    </style:style>
    <style:style style:name="P439" style:parent-style-name="Textbodyindent" style:family="paragraph">
      <style:paragraph-properties fo:text-indent="0in"/>
      <style:text-properties style:font-name="Times New Roman" fo:color="#000000"/>
    </style:style>
    <style:style style:name="P440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441" style:parent-style-name="Заголовок4" style:family="paragraph">
      <style:text-properties style:font-name="Times New Roman" style:font-name-asian="Arial Unicode MS"/>
    </style:style>
    <style:style style:name="P442" style:parent-style-name="Textbodyindent" style:family="paragraph">
      <style:paragraph-properties fo:text-indent="0.4923in"/>
      <style:text-properties style:font-name="Times New Roman" fo:color="#000000"/>
    </style:style>
    <style:style style:name="T443" style:parent-style-name="Основнойшрифтабзаца" style:family="text">
      <style:text-properties style:font-name="Times New Roman" style:font-name-asian="Arial Unicode MS"/>
    </style:style>
    <style:style style:name="P444" style:parent-style-name="Textbodyindent" style:family="paragraph">
      <style:paragraph-properties fo:text-indent="0.4923in"/>
      <style:text-properties style:font-name="Times New Roman" fo:color="#000000"/>
    </style:style>
    <style:style style:name="P445" style:parent-style-name="Заголовок4" style:family="paragraph">
      <style:text-properties style:font-name="Times New Roman" style:font-name-asian="Arial Unicode MS" fo:color="#000000"/>
    </style:style>
    <style:style style:name="P446" style:parent-style-name="Textbodyindent" style:family="paragraph">
      <style:paragraph-properties fo:text-indent="0.4923in"/>
      <style:text-properties style:font-name="Times New Roman" fo:color="#000000"/>
    </style:style>
    <style:style style:name="P447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448" style:parent-style-name="Textbodyindent" style:family="paragraph">
      <style:paragraph-properties fo:text-indent="0.4923in"/>
      <style:text-properties style:font-name="Times New Roman" fo:color="#000000"/>
    </style:style>
    <style:style style:name="P449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450" style:parent-style-name="Textbodyindent" style:family="paragraph">
      <style:paragraph-properties fo:text-indent="0in"/>
      <style:text-properties style:font-name="Times New Roman"/>
    </style:style>
    <style:style style:name="P451" style:parent-style-name="Textbodyindent" style:family="paragraph">
      <style:paragraph-properties fo:margin-left="0.5in" fo:text-indent="0in">
        <style:tab-stops/>
      </style:paragraph-properties>
      <style:text-properties style:font-name="Times New Roman" fo:color="#0000FF"/>
    </style:style>
    <style:style style:name="P452" style:parent-style-name="Заголовок4" style:family="paragraph">
      <style:text-properties style:font-name="Times New Roman" style:font-name-asian="Arial Unicode MS"/>
    </style:style>
    <style:style style:name="P453" style:parent-style-name="Заголовок4" style:family="paragraph">
      <style:text-properties style:font-name="Times New Roman" style:font-name-asian="Arial Unicode MS"/>
    </style:style>
    <style:style style:name="P454" style:parent-style-name="Заголовок4" style:family="paragraph">
      <style:text-properties style:font-name="Times New Roman" style:font-name-asian="Arial Unicode MS"/>
    </style:style>
    <style:style style:name="P455" style:parent-style-name="Textbodyindent" style:family="paragraph">
      <style:paragraph-properties fo:text-indent="0in"/>
      <style:text-properties style:font-name="Times New Roman" fo:color="#000000"/>
    </style:style>
    <style:style style:name="P456" style:parent-style-name="Заголовок4" style:family="paragraph">
      <style:text-properties style:font-name="Times New Roman" style:font-name-asian="Arial Unicode MS"/>
    </style:style>
    <style:style style:name="P457" style:parent-style-name="Textbody" style:family="paragraph"/>
    <style:style style:name="T458" style:parent-style-name="Основнойшрифтабзаца" style:family="text">
      <style:text-properties style:font-name="Times New Roman" fo:color="#000000"/>
    </style:style>
    <style:style style:name="P459" style:parent-style-name="Textbody" style:family="paragraph">
      <style:text-properties style:font-name="Times New Roman" fo:color="#000000"/>
    </style:style>
    <style:style style:name="P460" style:parent-style-name="Textbody" style:family="paragraph">
      <style:text-properties style:font-name="Times New Roman" fo:color="#000000"/>
    </style:style>
    <style:style style:name="P461" style:parent-style-name="Textbody" style:family="paragraph">
      <style:text-properties style:font-name="Times New Roman" fo:color="#000000"/>
    </style:style>
    <style:style style:name="P462" style:parent-style-name="Textbody" style:family="paragraph">
      <style:text-properties style:font-name="Times New Roman"/>
    </style:style>
    <style:style style:name="P463" style:parent-style-name="Textbody" style:family="paragraph">
      <style:text-properties style:font-name="Times New Roman"/>
    </style:style>
    <style:style style:name="P464" style:parent-style-name="Textbody" style:family="paragraph">
      <style:text-properties style:font-name="Times New Roman"/>
    </style:style>
    <style:style style:name="P465" style:parent-style-name="Textbodyindent" style:family="paragraph">
      <style:paragraph-properties fo:text-indent="0in"/>
      <style:text-properties style:font-name="Times New Roman" fo:color="#0000FF"/>
    </style:style>
    <style:style style:name="P466" style:parent-style-name="Заголовок4" style:family="paragraph">
      <style:text-properties style:font-name="Times New Roman" style:font-name-asian="Arial Unicode MS"/>
    </style:style>
    <style:style style:name="P467" style:parent-style-name="Textbody" style:family="paragraph">
      <style:text-properties style:font-name="Times New Roman" fo:color="#000000"/>
    </style:style>
    <style:style style:name="P468" style:parent-style-name="Textbody" style:family="paragraph">
      <style:paragraph-properties fo:text-align="justify"/>
      <style:text-properties style:font-name="Times New Roman"/>
    </style:style>
    <style:style style:name="P469" style:parent-style-name="Textbody" style:family="paragraph">
      <style:paragraph-properties fo:text-align="justify"/>
      <style:text-properties style:font-name="Times New Roman"/>
    </style:style>
    <style:style style:name="P470" style:parent-style-name="Textbody" style:family="paragraph">
      <style:paragraph-properties fo:text-align="justify"/>
      <style:text-properties style:font-name="Times New Roman"/>
    </style:style>
    <style:style style:name="P471" style:parent-style-name="Textbodyindent" style:family="paragraph">
      <style:paragraph-properties fo:text-indent="0in"/>
      <style:text-properties style:font-name="Times New Roman" fo:color="#0000FF"/>
    </style:style>
    <style:style style:name="P472" style:parent-style-name="Заголовок4" style:family="paragraph">
      <style:text-properties style:font-name="Times New Roman" style:font-name-asian="Arial Unicode MS"/>
    </style:style>
    <style:style style:name="P473" style:parent-style-name="Заголовок4" style:family="paragraph">
      <style:text-properties style:font-name="Times New Roman" style:font-name-asian="Arial Unicode MS"/>
    </style:style>
    <style:style style:name="P474" style:parent-style-name="Заголовок4" style:family="paragraph">
      <style:text-properties style:font-name="Times New Roman" style:font-name-asian="Arial Unicode MS"/>
    </style:style>
    <style:style style:name="T475" style:parent-style-name="Основнойшрифтабзаца" style:family="text">
      <style:text-properties style:font-name="Times New Roman" style:font-name-asian="Arial Unicode MS"/>
    </style:style>
    <style:style style:name="T476" style:parent-style-name="Основнойшрифтабзаца" style:family="text">
      <style:text-properties style:font-name="Times New Roman" style:font-name-asian="Arial Unicode MS"/>
    </style:style>
    <style:style style:name="P477" style:parent-style-name="Textbody" style:family="paragraph">
      <style:paragraph-properties fo:margin-bottom="0in"/>
      <style:text-properties style:font-name="Times New Roman"/>
    </style:style>
    <style:style style:name="P478" style:parent-style-name="Textbody" style:family="paragraph">
      <style:paragraph-properties fo:margin-bottom="0in"/>
      <style:text-properties style:font-name="Times New Roman"/>
    </style:style>
    <style:style style:name="P479" style:parent-style-name="Textbody" style:family="paragraph">
      <style:paragraph-properties fo:margin-bottom="0in"/>
      <style:text-properties style:font-name="Times New Roman"/>
    </style:style>
    <style:style style:name="P480" style:parent-style-name="Textbody" style:family="paragraph">
      <style:text-properties style:font-name="Times New Roman"/>
    </style:style>
    <style:style style:name="P481" style:parent-style-name="Textbodyindent" style:family="paragraph">
      <style:paragraph-properties fo:text-indent="0.4923in"/>
      <style:text-properties style:font-name="Times New Roman" fo:color="#0000FF"/>
    </style:style>
    <style:style style:name="P482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483" style:parent-style-name="Textbodyindent" style:family="paragraph">
      <style:paragraph-properties fo:text-indent="0.4923in"/>
      <style:text-properties style:font-name="Times New Roman" fo:color="#000000"/>
    </style:style>
    <style:style style:name="P484" style:parent-style-name="Textbodyindent" style:family="paragraph">
      <style:paragraph-properties fo:text-indent="0.4923in"/>
      <style:text-properties style:font-name="Times New Roman" fo:color="#000000"/>
    </style:style>
    <style:style style:name="P485" style:parent-style-name="Textbodyindent" style:family="paragraph">
      <style:paragraph-properties fo:text-indent="0.4923in"/>
      <style:text-properties style:font-name="Times New Roman" fo:color="#000000"/>
    </style:style>
    <style:style style:name="P486" style:parent-style-name="Textbodyindent" style:family="paragraph">
      <style:paragraph-properties fo:text-indent="0.4923in"/>
      <style:text-properties style:font-name="Times New Roman" fo:color="#000000"/>
    </style:style>
    <style:style style:name="P487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488" style:parent-style-name="Textbodyindent" style:family="paragraph">
      <style:paragraph-properties fo:text-indent="0.4923in"/>
      <style:text-properties style:font-name="Times New Roman"/>
    </style:style>
    <style:style style:name="P489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490" style:parent-style-name="Textbodyindent" style:family="paragraph">
      <style:paragraph-properties fo:text-indent="0.4923in"/>
      <style:text-properties style:font-name="Times New Roman" fo:color="#000000"/>
    </style:style>
    <style:style style:name="P491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492" style:parent-style-name="Textbodyindent" style:family="paragraph">
      <style:paragraph-properties fo:margin-top="0.1666in" fo:margin-bottom="0.0416in" fo:text-indent="0in"/>
    </style:style>
    <style:style style:name="T493" style:parent-style-name="Основнойшрифтабзаца" style:family="text">
      <style:text-properties style:font-name="Times New Roman" style:font-name-asian="Arial Unicode MS" style:font-name-complex="Times New Roman"/>
    </style:style>
    <style:style style:name="T494" style:parent-style-name="Основнойшрифтабзаца" style:family="text">
      <style:text-properties style:font-name="Times New Roman" style:font-name-asian="Arial Unicode MS" style:font-name-complex="Times New Roman"/>
    </style:style>
    <style:style style:name="T495" style:parent-style-name="Основнойшрифтабзаца" style:family="text">
      <style:text-properties style:font-name="Times New Roman" style:font-name-asian="Arial Unicode MS" style:font-name-complex="Times New Roman"/>
    </style:style>
    <style:style style:name="P496" style:parent-style-name="Заголовок4" style:family="paragraph">
      <style:text-properties style:font-name="Times New Roman" style:font-name-asian="Arial Unicode MS"/>
    </style:style>
    <style:style style:name="P497" style:parent-style-name="Textbodyindent" style:family="paragraph">
      <style:paragraph-properties fo:text-indent="0.4923in"/>
      <style:text-properties style:font-name="Times New Roman" fo:color="#000000"/>
    </style:style>
    <style:style style:name="P498" style:parent-style-name="Заголовок4" style:family="paragraph">
      <style:text-properties style:font-name="Times New Roman" style:font-name-asian="Arial Unicode MS"/>
    </style:style>
    <style:style style:name="P499" style:parent-style-name="Textbodyindent" style:family="paragraph">
      <style:paragraph-properties fo:text-indent="0.4923in"/>
      <style:text-properties style:font-name="Times New Roman" fo:color="#000000"/>
    </style:style>
    <style:style style:name="P500" style:parent-style-name="Заголовок4" style:family="paragraph">
      <style:text-properties style:font-name="Times New Roman" style:font-name-asian="Arial Unicode MS"/>
    </style:style>
    <style:style style:name="P501" style:parent-style-name="Textbodyindent" style:family="paragraph">
      <style:paragraph-properties fo:text-indent="0.4923in"/>
      <style:text-properties style:font-name="Times New Roman" fo:color="#000000"/>
    </style:style>
    <style:style style:name="P502" style:parent-style-name="Заголовок4" style:family="paragraph">
      <style:text-properties style:font-name="Times New Roman" style:font-name-asian="Arial Unicode MS"/>
    </style:style>
    <style:style style:name="P503" style:parent-style-name="Textbodyindent" style:family="paragraph">
      <style:paragraph-properties fo:text-indent="0.4923in"/>
      <style:text-properties style:font-name="Times New Roman" fo:color="#000000"/>
    </style:style>
    <style:style style:name="P504" style:parent-style-name="Заголовок4" style:family="paragraph">
      <style:text-properties style:font-name="Times New Roman" style:font-name-asian="Arial Unicode MS"/>
    </style:style>
    <style:style style:name="P505" style:parent-style-name="Textbodyindent" style:family="paragraph">
      <style:paragraph-properties fo:text-indent="0in"/>
      <style:text-properties style:font-name="Times New Roman" fo:color="#000000"/>
    </style:style>
    <style:style style:name="P506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507" style:parent-style-name="Заголовок3" style:family="paragraph">
      <style:paragraph-properties fo:break-before="page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508" style:parent-style-name="Textbodyindent" style:family="paragraph">
      <style:paragraph-properties fo:text-indent="0.4923in"/>
      <style:text-properties style:font-name="Times New Roman" fo:color="#000000"/>
    </style:style>
    <style:style style:name="P509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510" style:parent-style-name="Textbodyindent" style:family="paragraph">
      <style:paragraph-properties fo:text-indent="0.4923in"/>
      <style:text-properties style:font-name="Times New Roman" fo:color="#0000FF"/>
    </style:style>
    <style:style style:name="P511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512" style:parent-style-name="Заголовок4" style:family="paragraph">
      <style:text-properties style:font-name="Times New Roman" style:font-name-asian="Arial Unicode MS"/>
    </style:style>
    <style:style style:name="P513" style:parent-style-name="Textbodyindent" style:family="paragraph">
      <style:paragraph-properties fo:text-indent="0in"/>
    </style:style>
    <style:style style:name="P514" style:parent-style-name="Textbodyindent" style:family="paragraph">
      <style:paragraph-properties fo:text-indent="0in"/>
    </style:style>
    <style:style style:name="P515" style:parent-style-name="Textbodyindent" style:family="paragraph">
      <style:paragraph-properties fo:text-indent="0in"/>
    </style:style>
    <style:style style:name="P516" style:parent-style-name="Заголовок4" style:family="paragraph">
      <style:text-properties style:font-name="Times New Roman" style:font-name-asian="Arial Unicode MS"/>
    </style:style>
    <style:style style:name="P517" style:parent-style-name="ОбычныйИнтернет" style:family="paragraph">
      <style:text-properties fo:color="#000000"/>
    </style:style>
    <style:style style:name="P518" style:parent-style-name="ОбычныйИнтернет" style:family="paragraph">
      <style:text-properties fo:color="#000000"/>
    </style:style>
    <style:style style:name="P519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520" style:parent-style-name="Textbodyindent" style:family="paragraph">
      <style:paragraph-properties fo:text-indent="0.4923in"/>
      <style:text-properties style:font-name="Arial" style:font-name-complex="Arial" fo:color="#000000" fo:font-size="11.5pt" style:font-size-asian="11.5pt" style:font-size-complex="11.5pt" fo:background-color="#FFFFFF"/>
    </style:style>
    <style:style style:name="P521" style:parent-style-name="Textbodyindent" style:family="paragraph">
      <style:paragraph-properties fo:text-indent="0.4923in"/>
      <style:text-properties style:font-name="Times New Roman" fo:color="#008000"/>
    </style:style>
    <style:style style:name="P522" style:parent-style-name="Textbodyindent" style:family="paragraph">
      <style:paragraph-properties fo:text-indent="0.4923in"/>
      <style:text-properties style:font-name="Times New Roman" fo:color="#008000"/>
    </style:style>
    <style:style style:name="P523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524" style:parent-style-name="ОбычныйИнтернет" style:family="paragraph">
      <style:text-properties fo:color="#000000"/>
    </style:style>
    <style:style style:name="P525" style:parent-style-name="ОбычныйИнтернет" style:family="paragraph">
      <style:text-properties fo:color="#000000"/>
    </style:style>
    <style:style style:name="P526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527" style:parent-style-name="Заголовок4" style:family="paragraph">
      <style:text-properties style:font-name="Times New Roman" style:font-name-asian="Arial Unicode MS"/>
    </style:style>
    <style:style style:name="P528" style:parent-style-name="Обычный" style:family="paragraph">
      <style:paragraph-properties style:vertical-align="auto" fo:margin-top="0.0694in" fo:margin-bottom="0.0625in" fo:background-color="#F2F3F5"/>
      <style:text-properties style:font-name="Arial" style:font-name-asian="Times New Roman" style:font-name-complex="Arial" style:letter-kerning="false" style:language-asian="ru" style:country-asian="RU" style:language-complex="ar" style:country-complex="SA" fo:hyphenate="true"/>
    </style:style>
    <style:style style:name="P529" style:parent-style-name="Обычный" style:family="paragraph">
      <style:paragraph-properties style:vertical-align="auto" fo:margin-top="0.0694in" fo:margin-bottom="0.0625in" fo:background-color="#F2F3F5"/>
      <style:text-properties style:font-name="Arial" style:font-name-asian="Times New Roman" style:font-name-complex="Arial" style:letter-kerning="false" style:language-asian="ru" style:country-asian="RU" style:language-complex="ar" style:country-complex="SA" fo:hyphenate="true"/>
    </style:style>
    <style:style style:name="P530" style:parent-style-name="Обычный" style:family="paragraph">
      <style:paragraph-properties style:vertical-align="auto" fo:margin-top="0.0694in" fo:margin-bottom="0.0625in" fo:background-color="#F2F3F5"/>
      <style:text-properties style:font-name="Arial" style:font-name-asian="Times New Roman" style:font-name-complex="Arial" style:letter-kerning="false" style:language-asian="ru" style:country-asian="RU" style:language-complex="ar" style:country-complex="SA" fo:hyphenate="true"/>
    </style:style>
    <style:style style:name="P531" style:parent-style-name="Обычный" style:family="paragraph">
      <style:paragraph-properties style:vertical-align="auto" fo:margin-top="0.0694in" fo:margin-bottom="0.0625in" fo:background-color="#F2F3F5"/>
      <style:text-properties style:font-name="Arial" style:font-name-asian="Times New Roman" style:font-name-complex="Arial" style:letter-kerning="false" style:language-asian="ru" style:country-asian="RU" style:language-complex="ar" style:country-complex="SA" fo:hyphenate="true"/>
    </style:style>
    <style:style style:name="P532" style:parent-style-name="Обычный" style:family="paragraph">
      <style:paragraph-properties style:vertical-align="auto" fo:margin-top="0.0694in" fo:margin-bottom="0.0625in" fo:background-color="#F2F3F5"/>
      <style:text-properties style:font-name="Arial" style:font-name-asian="Times New Roman" style:font-name-complex="Arial" style:letter-kerning="false" style:language-asian="ru" style:country-asian="RU" style:language-complex="ar" style:country-complex="SA" fo:hyphenate="true"/>
    </style:style>
    <style:style style:name="P533" style:parent-style-name="Обычный" style:family="paragraph">
      <style:paragraph-properties style:vertical-align="auto" fo:margin-top="0.0694in" fo:margin-bottom="0.0625in" fo:background-color="#F2F3F5"/>
      <style:text-properties style:font-name="Arial" style:font-name-asian="Times New Roman" style:font-name-complex="Arial" style:letter-kerning="false" style:language-asian="ru" style:country-asian="RU" style:language-complex="ar" style:country-complex="SA" fo:hyphenate="true"/>
    </style:style>
    <style:style style:name="P534" style:parent-style-name="Обычный" style:family="paragraph">
      <style:paragraph-properties style:vertical-align="auto" fo:margin-top="0.0694in" fo:margin-bottom="0.0625in" fo:background-color="#F2F3F5"/>
      <style:text-properties style:font-name="Arial" style:font-name-asian="Times New Roman" style:font-name-complex="Arial" style:letter-kerning="false" style:language-asian="ru" style:country-asian="RU" style:language-complex="ar" style:country-complex="SA" fo:hyphenate="true"/>
    </style:style>
    <style:style style:name="P535" style:parent-style-name="Обычный" style:family="paragraph">
      <style:paragraph-properties style:vertical-align="auto" fo:margin-top="0.0694in" fo:margin-bottom="0.0625in" fo:background-color="#F2F3F5"/>
      <style:text-properties style:font-name="Arial" style:font-name-asian="Times New Roman" style:font-name-complex="Arial" style:letter-kerning="false" style:language-asian="ru" style:country-asian="RU" style:language-complex="ar" style:country-complex="SA" fo:hyphenate="true"/>
    </style:style>
    <style:style style:name="P536" style:parent-style-name="Обычный" style:family="paragraph">
      <style:paragraph-properties style:vertical-align="auto" fo:margin-top="0.0694in" fo:margin-bottom="0.0625in" fo:background-color="#F2F3F5"/>
      <style:text-properties style:font-name="Arial" style:font-name-asian="Times New Roman" style:font-name-complex="Arial" style:letter-kerning="false" style:language-asian="ru" style:country-asian="RU" style:language-complex="ar" style:country-complex="SA" fo:hyphenate="true"/>
    </style:style>
    <style:style style:name="P537" style:parent-style-name="Обычный" style:family="paragraph">
      <style:paragraph-properties style:vertical-align="auto" fo:margin-top="0.0694in" fo:margin-bottom="0.0625in" fo:background-color="#F2F3F5"/>
      <style:text-properties style:font-name="Arial" style:font-name-asian="Times New Roman" style:font-name-complex="Arial" style:letter-kerning="false" style:language-asian="ru" style:country-asian="RU" style:language-complex="ar" style:country-complex="SA" fo:hyphenate="true"/>
    </style:style>
    <style:style style:name="P538" style:parent-style-name="Заголовок4" style:family="paragraph">
      <style:text-properties style:font-name="Times New Roman" style:font-name-asian="Arial Unicode MS"/>
    </style:style>
    <style:style style:name="P539" style:parent-style-name="Заголовок4" style:family="paragraph">
      <style:text-properties style:font-name="Times New Roman" style:font-name-asian="Arial Unicode MS"/>
    </style:style>
    <style:style style:name="P540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41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4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43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44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45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46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47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48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4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50" style:parent-style-name="Заголовок4" style:family="paragraph">
      <style:text-properties style:font-name="Times New Roman" style:font-name-asian="Arial Unicode MS"/>
    </style:style>
    <style:style style:name="P551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5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53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554" style:parent-style-name="Абзацсписка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55" style:parent-style-name="Абзацсписка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56" style:parent-style-name="Абзацсписка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57" style:parent-style-name="Textbodyindent" style:family="paragraph">
      <style:paragraph-properties fo:text-indent="0.4923in"/>
    </style:style>
    <style:style style:name="T558" style:parent-style-name="Основнойшрифтабзаца" style:family="text">
      <style:text-properties style:font-name="Times New Roman" style:font-name-asian="Arial" style:font-name-complex="Times New Roman" fo:color="#000000" style:font-size-complex="13pt"/>
    </style:style>
    <style:style style:name="T559" style:parent-style-name="Основнойшрифтабзаца" style:family="text">
      <style:text-properties style:font-name="Times New Roman" style:font-name-asian="Arial" style:font-name-complex="Times New Roman" fo:color="#000000" style:font-size-complex="13pt"/>
    </style:style>
    <style:style style:name="P560" style:parent-style-name="Заголовок3" style:family="paragraph">
      <style:paragraph-properties fo:keep-with-next="auto" fo:margin-top="0.1666in">
        <style:tab-stops/>
      </style:paragraph-properties>
    </style:style>
    <style:style style:name="T561" style:parent-style-name="Основнойшрифтабзаца" style:family="text">
      <style:text-properties style:font-name="Times New Roman" style:font-name-asian="Arial Unicode MS" style:font-name-complex="Times New Roman"/>
    </style:style>
    <style:style style:name="P562" style:parent-style-name="Textbodyindent" style:family="paragraph">
      <style:text-properties style:font-name="Times New Roman" fo:font-weight="bold" style:font-weight-asian="bold" fo:color="#008000"/>
    </style:style>
    <style:style style:name="P563" style:parent-style-name="Textbodyindent" style:family="paragraph">
      <style:paragraph-properties fo:text-indent="0.4923in"/>
    </style:style>
    <style:style style:name="T564" style:parent-style-name="Основнойшрифтабзаца" style:family="text">
      <style:text-properties style:font-name="Times New Roman" fo:font-weight="bold" style:font-weight-asian="bold" fo:color="#008000"/>
    </style:style>
    <style:style style:name="T565" style:parent-style-name="Основнойшрифтабзаца" style:family="text">
      <style:text-properties style:font-name="Times New Roman" fo:color="#008000"/>
    </style:style>
    <style:style style:name="T566" style:parent-style-name="Основнойшрифтабзаца" style:family="text">
      <style:text-properties style:font-name="Times New Roman" fo:color="#008000"/>
    </style:style>
    <style:style style:name="P567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568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569" style:parent-style-name="Заголовок3" style:family="paragraph">
      <style:paragraph-properties fo:keep-with-next="auto" fo:margin-top="0.1666in">
        <style:tab-stops/>
      </style:paragraph-properties>
    </style:style>
    <style:style style:name="T570" style:parent-style-name="Основнойшрифтабзаца" style:family="text">
      <style:text-properties style:font-name="Times New Roman" style:font-name-asian="Arial Unicode MS" style:font-name-complex="Times New Roman"/>
    </style:style>
    <style:style style:name="P571" style:parent-style-name="Textbodyindent" style:family="paragraph">
      <style:text-properties style:font-name="Times New Roman" style:font-name-asian="Arial Unicode MS" fo:font-weight="bold" style:font-weight-asian="bold" fo:color="#008000"/>
    </style:style>
    <style:style style:name="P572" style:parent-style-name="Textbodyindent" style:family="paragraph">
      <style:paragraph-properties fo:text-indent="0.4923in"/>
    </style:style>
    <style:style style:name="T573" style:parent-style-name="Основнойшрифтабзаца" style:family="text">
      <style:text-properties style:font-name="Times New Roman" style:font-name-asian="Arial Unicode MS" fo:font-weight="bold" style:font-weight-asian="bold" fo:color="#008000"/>
    </style:style>
    <style:style style:name="T574" style:parent-style-name="Основнойшрифтабзаца" style:family="text">
      <style:text-properties style:font-name="Times New Roman" style:font-name-asian="Arial Unicode MS" fo:color="#008000"/>
    </style:style>
    <style:style style:name="T575" style:parent-style-name="Основнойшрифтабзаца" style:family="text">
      <style:text-properties style:font-name="Times New Roman" style:font-name-asian="Arial Unicode MS" fo:color="#008000"/>
    </style:style>
    <style:style style:name="T576" style:parent-style-name="Основнойшрифтабзаца" style:family="text">
      <style:text-properties style:font-name="Times New Roman" style:font-name-asian="Arial Unicode MS" fo:color="#008000"/>
    </style:style>
    <style:style style:name="P577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78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7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80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81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8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83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58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style:language-asian="ru" style:country-asian="RU" style:language-complex="ar" style:country-complex="SA"/>
    </style:style>
    <style:style style:name="T58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/>
    </style:style>
    <style:style style:name="P586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87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88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8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90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91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9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93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94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95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596" style:parent-style-name="Textbodyindent" style:family="paragraph">
      <style:paragraph-properties fo:text-indent="0.4923in"/>
      <style:text-properties style:font-name="Times New Roman"/>
    </style:style>
    <style:style style:name="T597" style:parent-style-name="Основнойшрифтабзаца" style:family="text">
      <style:text-properties style:font-name="Times New Roman" style:font-name-asian="Arial Unicode MS"/>
    </style:style>
    <style:style style:name="P598" style:parent-style-name="ОбычныйИнтернет" style:family="paragraph">
      <style:text-properties fo:color="#000000"/>
    </style:style>
    <style:style style:name="P599" style:parent-style-name="ОбычныйИнтернет" style:family="paragraph">
      <style:text-properties fo:color="#000000"/>
    </style:style>
    <style:style style:name="P600" style:parent-style-name="ОбычныйИнтернет" style:family="paragraph">
      <style:text-properties fo:color="#000000"/>
    </style:style>
    <style:style style:name="P601" style:parent-style-name="ОбычныйИнтернет" style:family="paragraph">
      <style:text-properties fo:color="#000000"/>
    </style:style>
    <style:style style:name="P602" style:parent-style-name="ОбычныйИнтернет" style:family="paragraph">
      <style:text-properties fo:color="#000000"/>
    </style:style>
    <style:style style:name="P603" style:parent-style-name="Заголовок4" style:family="paragraph">
      <style:text-properties style:font-name="Times New Roman" style:font-name-asian="Arial Unicode MS"/>
    </style:style>
    <style:style style:name="P604" style:parent-style-name="Заголовок4" style:family="paragraph">
      <style:text-properties style:font-name="Times New Roman" style:font-name-asian="Arial Unicode MS"/>
    </style:style>
    <style:style style:name="P605" style:parent-style-name="Заголовок4" style:family="paragraph">
      <style:text-properties style:font-name="Times New Roman" style:font-name-asian="Arial Unicode MS"/>
    </style:style>
    <style:style style:name="P606" style:parent-style-name="Textbodyindent" style:family="paragraph">
      <style:paragraph-properties fo:text-indent="0.4923in"/>
      <style:text-properties style:font-name="Times New Roman" fo:color="#0000FF"/>
    </style:style>
    <style:style style:name="P607" style:parent-style-name="Заголовок4" style:family="paragraph">
      <style:text-properties style:font-name="Times New Roman" style:font-name-asian="Arial Unicode MS"/>
    </style:style>
    <style:style style:name="P608" style:parent-style-name="Заголовок4" style:family="paragraph">
      <style:text-properties style:font-name="Times New Roman" style:font-name-asian="Arial Unicode MS"/>
    </style:style>
    <style:style style:name="P609" style:parent-style-name="Заголовок4" style:family="paragraph">
      <style:text-properties style:font-name="Times New Roman" style:font-name-asian="Arial Unicode MS"/>
    </style:style>
    <style:style style:name="P610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611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612" style:parent-style-name="Textbodyindent" style:family="paragraph">
      <style:paragraph-properties fo:text-indent="0.4923in"/>
      <style:text-properties style:font-name="Times New Roman" fo:color="#0000FF"/>
    </style:style>
    <style:style style:name="P613" style:parent-style-name="Заголовок4" style:family="paragraph">
      <style:text-properties style:font-name="Times New Roman" style:font-name-asian="Arial Unicode MS"/>
    </style:style>
    <style:style style:name="P614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15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16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17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18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19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20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21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22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23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24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25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26" style:parent-style-name="Заголовок4" style:family="paragraph">
      <style:text-properties style:font-name="Times New Roman" style:font-name-asian="Arial Unicode MS"/>
    </style:style>
    <style:style style:name="P627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628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629" style:parent-style-name="Заголовок3" style:family="paragraph">
      <style:paragraph-properties fo:keep-with-next="auto" fo:margin-top="0.1666in">
        <style:tab-stops/>
      </style:paragraph-properties>
    </style:style>
    <style:style style:name="T630" style:parent-style-name="Основнойшрифтабзаца" style:family="text">
      <style:text-properties style:font-name="Times New Roman" style:font-name-asian="Arial Unicode MS" style:font-name-complex="Times New Roman"/>
    </style:style>
    <style:style style:name="T631" style:parent-style-name="Основнойшрифтабзаца" style:family="text">
      <style:text-properties style:font-name="Times New Roman" style:font-name-asian="Arial Unicode MS" style:font-name-complex="Times New Roman"/>
    </style:style>
    <style:style style:name="P632" style:parent-style-name="Textbodyindent" style:family="paragraph">
      <style:text-properties style:font-name="Times New Roman" fo:font-weight="bold" style:font-weight-asian="bold" fo:color="#008000"/>
    </style:style>
    <style:style style:name="P633" style:parent-style-name="Textbodyindent" style:family="paragraph">
      <style:paragraph-properties fo:text-indent="0.4923in"/>
    </style:style>
    <style:style style:name="T634" style:parent-style-name="Основнойшрифтабзаца" style:family="text">
      <style:text-properties style:font-name="Times New Roman" fo:font-weight="bold" style:font-weight-asian="bold" fo:color="#008000"/>
    </style:style>
    <style:style style:name="T635" style:parent-style-name="Основнойшрифтабзаца" style:family="text">
      <style:text-properties style:font-name="Times New Roman" fo:color="#008000"/>
    </style:style>
    <style:style style:name="T636" style:parent-style-name="Основнойшрифтабзаца" style:family="text">
      <style:text-properties style:font-name="Times New Roman" fo:color="#008000"/>
    </style:style>
    <style:style style:name="T637" style:parent-style-name="Основнойшрифтабзаца" style:family="text">
      <style:text-properties style:font-name="Times New Roman" fo:color="#008000" style:text-underline-type="single" style:text-underline-style="solid" style:text-underline-width="auto" style:text-underline-mode="continuous"/>
    </style:style>
    <style:style style:name="T638" style:parent-style-name="Основнойшрифтабзаца" style:family="text">
      <style:text-properties style:font-name="Times New Roman" fo:color="#008000"/>
    </style:style>
    <style:style style:name="P63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640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641" style:parent-style-name="Заголовок4" style:family="paragraph">
      <style:text-properties style:font-name="Times New Roman" style:font-name-asian="Arial Unicode MS"/>
    </style:style>
    <style:style style:name="P642" style:parent-style-name="Textbodyindent" style:family="paragraph">
      <style:paragraph-properties fo:text-indent="0.4923in"/>
    </style:style>
    <style:style style:name="T643" style:parent-style-name="Основнойшрифтабзаца" style:family="text">
      <style:text-properties style:font-name="Times New Roman" style:font-name-complex="Times New Roman" fo:background-color="#FFFFFF"/>
    </style:style>
    <style:style style:name="P644" style:parent-style-name="Заголовок4" style:family="paragraph">
      <style:text-properties style:font-name="Times New Roman" style:font-name-asian="Arial Unicode MS"/>
    </style:style>
    <style:style style:name="P645" style:parent-style-name="Textbodyindent" style:family="paragraph">
      <style:paragraph-properties fo:text-indent="0.4923in"/>
    </style:style>
    <style:style style:name="T646" style:parent-style-name="Основнойшрифтабзаца" style:family="text">
      <style:text-properties style:font-name="Times New Roman" style:font-name-complex="Times New Roman" fo:color="#000000"/>
    </style:style>
    <style:style style:name="P647" style:parent-style-name="Заголовок4" style:family="paragraph">
      <style:text-properties style:font-name="Times New Roman" style:font-name-asian="Arial Unicode MS"/>
    </style:style>
    <style:style style:name="P648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4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50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51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5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53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54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55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56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57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58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59" style:parent-style-name="Textbodyindent" style:family="paragraph">
      <style:paragraph-properties fo:text-indent="0.4923in"/>
      <style:text-properties style:font-name="Times New Roman" fo:color="#0000FF"/>
    </style:style>
    <style:style style:name="P660" style:parent-style-name="Заголовок4" style:family="paragraph">
      <style:text-properties style:font-name="Times New Roman" style:font-name-asian="Arial Unicode MS"/>
    </style:style>
    <style:style style:name="P661" style:parent-style-name="Textbodyindent" style:family="paragraph">
      <style:paragraph-properties fo:text-indent="0.4923in"/>
    </style:style>
    <style:style style:name="T662" style:parent-style-name="Основнойшрифтабзаца" style:family="text">
      <style:text-properties style:font-name="Times New Roman" style:font-name-complex="Times New Roman" fo:color="#000000"/>
    </style:style>
    <style:style style:name="P663" style:parent-style-name="Заголовок4" style:family="paragraph">
      <style:text-properties style:font-name="Times New Roman" style:font-name-asian="Arial Unicode MS"/>
    </style:style>
    <style:style style:name="P664" style:parent-style-name="Textbodyindent" style:family="paragraph">
      <style:paragraph-properties fo:text-indent="0.4923in"/>
    </style:style>
    <style:style style:name="T665" style:parent-style-name="Основнойшрифтабзаца" style:family="text">
      <style:text-properties style:font-name="Times New Roman" style:font-name-complex="Times New Roman" fo:color="#000000"/>
    </style:style>
    <style:style style:name="P666" style:parent-style-name="Заголовок4" style:family="paragraph">
      <style:text-properties style:font-name="Times New Roman" style:font-name-asian="Arial Unicode MS"/>
    </style:style>
    <style:style style:name="P66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668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000000" style:letter-kerning="false" style:language-asian="ru" style:country-asian="RU" style:language-complex="ar" style:country-complex="SA"/>
    </style:style>
    <style:style style:name="T669" style:parent-style-name="Основнойшрифтабзаца" style:family="text"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/>
    </style:style>
    <style:style style:name="P670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71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72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73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74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75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76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77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78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79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80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81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82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83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84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685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686" style:parent-style-name="Основнойшрифтабзаца" style:family="text"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/>
    </style:style>
    <style:style style:name="T687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000000" style:letter-kerning="false" style:language-asian="ru" style:country-asian="RU" style:language-complex="ar" style:country-complex="SA"/>
    </style:style>
    <style:style style:name="T688" style:parent-style-name="Основнойшрифтабзаца" style:family="text"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/>
    </style:style>
    <style:style style:name="P689" style:parent-style-name="Textbodyindent" style:family="paragraph">
      <style:paragraph-properties fo:text-indent="0.4923in"/>
      <style:text-properties style:font-name="Times New Roman" fo:color="#008000"/>
    </style:style>
    <style:style style:name="P690" style:parent-style-name="Textbodyindent" style:family="paragraph">
      <style:paragraph-properties fo:text-indent="0.4923in"/>
      <style:text-properties style:font-name="Times New Roman" fo:color="#008000"/>
    </style:style>
    <style:style style:name="P691" style:parent-style-name="Заголовок4" style:family="paragraph">
      <style:text-properties style:font-name="Times New Roman" style:font-name-asian="Arial Unicode MS"/>
    </style:style>
    <style:style style:name="P692" style:parent-style-name="Заголовок4" style:family="paragraph">
      <style:text-properties style:font-name="Times New Roman" style:font-name-complex="Times New Roman" fo:font-weight="normal" style:font-weight-asian="normal" style:font-weight-complex="normal" fo:color="#000000"/>
    </style:style>
    <style:style style:name="P693" style:parent-style-name="Заголовок4" style:family="paragraph">
      <style:text-properties style:font-name="Times New Roman" style:font-name-asian="Arial Unicode MS"/>
    </style:style>
    <style:style style:name="P694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695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696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697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698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69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00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01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70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03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04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05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06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07" style:parent-style-name="Textbodyindent" style:family="paragraph">
      <style:text-properties style:font-name="Times New Roman" style:font-name-asian="Arial Unicode MS" fo:font-weight="bold" style:font-weight-asian="bold" fo:color="#008000"/>
    </style:style>
    <style:style style:name="P708" style:parent-style-name="Textbodyindent" style:family="paragraph">
      <style:paragraph-properties fo:text-indent="0.4923in"/>
    </style:style>
    <style:style style:name="T709" style:parent-style-name="Основнойшрифтабзаца" style:family="text">
      <style:text-properties style:font-name="Times New Roman" style:font-name-asian="Arial Unicode MS" fo:font-weight="bold" style:font-weight-asian="bold" fo:color="#008000"/>
    </style:style>
    <style:style style:name="T710" style:parent-style-name="Основнойшрифтабзаца" style:family="text">
      <style:text-properties style:font-name="Times New Roman" style:font-name-asian="Arial Unicode MS" fo:color="#008000"/>
    </style:style>
    <style:style style:name="P711" style:parent-style-name="Заголовок4" style:family="paragraph">
      <style:text-properties style:font-name="Times New Roman" style:font-name-asian="Arial Unicode MS"/>
    </style:style>
    <style:style style:name="P71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13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14" style:parent-style-name="Заголовок4" style:family="paragraph">
      <style:text-properties style:font-name="Times New Roman" style:font-name-asian="Arial Unicode MS"/>
    </style:style>
    <style:style style:name="P715" style:parent-style-name="Заголовок4" style:family="paragraph">
      <style:text-properties style:font-name="Times New Roman" style:font-name-complex="Times New Roman" fo:font-weight="normal" style:font-weight-asian="normal" style:font-weight-complex="normal"/>
    </style:style>
    <style:style style:name="P716" style:parent-style-name="Заголовок4" style:family="paragraph">
      <style:text-properties style:font-name="Times New Roman" style:font-name-asian="Arial Unicode MS"/>
    </style:style>
    <style:style style:name="P717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complex="Times New Roman" fo:font-weight="normal" style:font-weight-asian="normal" style:font-weight-complex="normal" fo:color="#000000"/>
    </style:style>
    <style:style style:name="P718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71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20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21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2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23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24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25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26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27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28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2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30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31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3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33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34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35" style:parent-style-name="Textbodyindent" style:family="paragraph">
      <style:text-properties style:font-name="Times New Roman" style:font-name-asian="Arial Unicode MS" fo:font-weight="bold" style:font-weight-asian="bold" fo:color="#008000"/>
    </style:style>
    <style:style style:name="P736" style:parent-style-name="Textbodyindent" style:family="paragraph">
      <style:paragraph-properties fo:text-indent="0.4923in"/>
    </style:style>
    <style:style style:name="T737" style:parent-style-name="Основнойшрифтабзаца" style:family="text">
      <style:text-properties style:font-name="Times New Roman" style:font-name-asian="Arial Unicode MS" fo:font-weight="bold" style:font-weight-asian="bold" fo:color="#008000"/>
    </style:style>
    <style:style style:name="T738" style:parent-style-name="Основнойшрифтабзаца" style:family="text">
      <style:text-properties style:font-name="Times New Roman" style:font-name-asian="Arial Unicode MS" fo:color="#008000"/>
    </style:style>
    <style:style style:name="T739" style:parent-style-name="Основнойшрифтабзаца" style:family="text">
      <style:text-properties style:font-name="Times New Roman" style:font-name-asian="Arial Unicode MS"/>
    </style:style>
    <style:style style:name="T740" style:parent-style-name="Основнойшрифтабзаца" style:family="text">
      <style:text-properties style:font-name="Times New Roman" style:font-name-asian="Arial Unicode MS"/>
    </style:style>
    <style:style style:name="P741" style:parent-style-name="Textbodyindent" style:family="paragraph">
      <style:paragraph-properties fo:text-indent="0.4923in"/>
      <style:text-properties style:font-name="Times New Roman" fo:color="#0000FF"/>
    </style:style>
    <style:style style:name="P742" style:parent-style-name="Заголовок4" style:family="paragraph">
      <style:text-properties style:font-name="Times New Roman" style:font-name-asian="Arial Unicode MS"/>
    </style:style>
    <style:style style:name="P743" style:parent-style-name="Textbodyindent" style:family="paragraph">
      <style:paragraph-properties fo:text-indent="0.4923in"/>
      <style:text-properties style:font-name="Times New Roman" fo:color="#0000FF"/>
    </style:style>
    <style:style style:name="P744" style:parent-style-name="Заголовок3" style:family="paragraph">
      <style:paragraph-properties fo:keep-with-next="auto" fo:margin-top="0.1666in">
        <style:tab-stops/>
      </style:paragraph-properties>
      <style:text-properties style:font-name="Times New Roman" style:font-name-asian="Arial Unicode MS" style:font-name-complex="Times New Roman"/>
    </style:style>
    <style:style style:name="P745" style:parent-style-name="Обычный" style:family="paragraph">
      <style:paragraph-properties style:vertical-align="auto" fo:margin-top="0.1562in" fo:margin-bottom="0.1562in" fo:background-color="#FFFFFF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TableColumn747" style:family="table-column">
      <style:table-column-properties style:column-width="3.2861in"/>
    </style:style>
    <style:style style:name="TableColumn748" style:family="table-column">
      <style:table-column-properties style:column-width="3.2868in"/>
    </style:style>
    <style:style style:name="Table746" style:family="table">
      <style:table-properties style:width="6.5729in" style:rel-width="100%" fo:margin-left="0in" table:align="left"/>
    </style:style>
    <style:style style:name="TableRow749" style:family="table-row">
      <style:table-row-properties/>
    </style:style>
    <style:style style:name="TableCell750" style:family="table-cell">
      <style:table-cell-properties fo:border-top="0.0034in solid #D5DDE9" fo:border-left="0.0034in solid #D5DDE9" fo:border-bottom="none" fo:border-right="0.0104in solid #D5DDE9" fo:background-color="#FFFFFF" style:writing-mode="lr-tb" style:vertical-align="middle" fo:padding-top="0.052in" fo:padding-left="0.1041in" fo:padding-bottom="0.052in" fo:padding-right="0.1041in"/>
    </style:style>
    <style:style style:name="P751" style:parent-style-name="Обычный" style:family="paragraph">
      <style:paragraph-properties style:vertical-align="auto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TableCell752" style:family="table-cell">
      <style:table-cell-properties fo:border-top="0.0034in solid #D5DDE9" fo:border-left="0.0034in solid #D5DDE9" fo:border-bottom="none" fo:border-right="none" fo:background-color="#FFFFFF" style:writing-mode="lr-tb" style:vertical-align="middle" fo:padding-top="0.052in" fo:padding-left="0.1041in" fo:padding-bottom="0.052in" fo:padding-right="0.1041in"/>
    </style:style>
    <style:style style:name="P753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54" style:parent-style-name="Обычный" style:family="paragraph">
      <style:paragraph-properties style:vertical-align="auto" fo:margin-top="0.1562in" fo:margin-bottom="0.1562in" fo:background-color="#FFFFFF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55" style:parent-style-name="Обычный" style:family="paragraph">
      <style:paragraph-properties style:vertical-align="auto" fo:margin-top="0.1562in" fo:margin-bottom="0.1562in" fo:background-color="#FFFFFF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56" style:parent-style-name="Обычный" style:family="paragraph">
      <style:paragraph-properties style:vertical-align="auto" fo:margin-top="0.1562in" fo:margin-bottom="0.1562in" fo:background-color="#FFFFFF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57" style:parent-style-name="Обычный" style:family="paragraph">
      <style:paragraph-properties style:vertical-align="auto" fo:margin-top="0.1562in" fo:margin-bottom="0.1562in" fo:background-color="#FFFFFF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58" style:parent-style-name="Обычный" style:family="paragraph">
      <style:paragraph-properties style:vertical-align="auto" fo:margin-top="0.1562in" fo:margin-bottom="0.1562in" fo:background-color="#FFFFFF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59" style:parent-style-name="Обычный" style:family="paragraph">
      <style:paragraph-properties style:vertical-align="auto" fo:margin-top="0.1562in" fo:margin-bottom="0.1562in" fo:background-color="#FFFFFF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60" style:parent-style-name="Обычный" style:family="paragraph">
      <style:paragraph-properties style:vertical-align="auto" fo:margin-top="0.1562in" fo:margin-bottom="0.1562in" fo:background-color="#FFFFFF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761" style:parent-style-name="Заголовок4" style:family="paragraph">
      <style:text-properties style:font-name="Times New Roman" style:font-name-asian="Arial Unicode MS"/>
    </style:style>
    <style:style style:name="P762" style:parent-style-name="Textbodyindent" style:family="paragraph">
      <style:paragraph-properties fo:text-indent="0.4923in"/>
      <style:text-properties style:font-name="Times New Roman" fo:color="#0000FF"/>
    </style:style>
    <style:style style:name="P763" style:parent-style-name="Заголовок4" style:family="paragraph">
      <style:text-properties style:font-name="Times New Roman" style:font-name-asian="Arial Unicode MS"/>
    </style:style>
    <style:style style:name="P764" style:parent-style-name="Заголовок4" style:family="paragraph">
      <style:text-properties style:font-name="Times New Roman" style:font-name-complex="Times New Roman" fo:font-weight="normal" style:font-weight-asian="normal" style:font-weight-complex="normal"/>
    </style:style>
    <style:style style:name="P765" style:parent-style-name="Заголовок4" style:family="paragraph">
      <style:text-properties style:font-name="Times New Roman" style:font-name-asian="Arial Unicode MS"/>
    </style:style>
    <style:style style:name="P766" style:parent-style-name="Textbodyindent" style:family="paragraph">
      <style:paragraph-properties fo:text-indent="0.4923in"/>
      <style:text-properties style:font-name="Times New Roman" fo:color="#0000FF"/>
    </style:style>
    <style:style style:name="P767" style:parent-style-name="Заголовок4" style:family="paragraph">
      <style:text-properties style:font-name="Times New Roman" style:font-name-asian="Arial Unicode MS"/>
    </style:style>
    <style:style style:name="P768" style:parent-style-name="Textbodyindent" style:family="paragraph">
      <style:paragraph-properties fo:text-indent="0.4923in"/>
      <style:text-properties style:font-name="Times New Roman" fo:color="#0000FF"/>
    </style:style>
    <style:style style:name="P769" style:parent-style-name="Заголовок4" style:family="paragraph">
      <style:text-properties style:font-name="Times New Roman" style:font-name-asian="Arial Unicode MS"/>
    </style:style>
    <style:style style:name="P770" style:parent-style-name="Textbodyindent" style:family="paragraph">
      <style:paragraph-properties fo:text-indent="0.4923in"/>
      <style:text-properties style:font-name="Times New Roman" fo:color="#0000FF"/>
    </style:style>
    <style:style style:name="P771" style:parent-style-name="Заголовок4" style:family="paragraph">
      <style:text-properties style:font-name="Times New Roman" style:font-name-asian="Arial Unicode MS"/>
    </style:style>
    <style:style style:name="P772" style:parent-style-name="Textbodyindent" style:family="paragraph">
      <style:paragraph-properties fo:text-indent="0.4923in"/>
      <style:text-properties style:font-name="Times New Roman" fo:color="#0000FF"/>
    </style:style>
    <style:style style:name="P773" style:parent-style-name="Заголовок3" style:family="paragraph">
      <style:paragraph-properties fo:keep-with-next="auto" fo:margin-top="0.1666in">
        <style:tab-stops/>
      </style:paragraph-properties>
    </style:style>
    <style:style style:name="T774" style:parent-style-name="Основнойшрифтабзаца" style:family="text">
      <style:text-properties style:font-name="Times New Roman" style:font-name-asian="Arial Unicode MS" style:font-name-complex="Times New Roman"/>
    </style:style>
    <style:style style:name="P775" style:parent-style-name="Textbodyindent" style:family="paragraph">
      <style:text-properties style:font-name="Times New Roman" fo:font-weight="bold" style:font-weight-asian="bold" fo:color="#008000"/>
    </style:style>
    <style:style style:name="P776" style:parent-style-name="Textbodyindent" style:family="paragraph">
      <style:paragraph-properties fo:text-indent="0.4923in"/>
    </style:style>
    <style:style style:name="T777" style:parent-style-name="Основнойшрифтабзаца" style:family="text">
      <style:text-properties style:font-name="Times New Roman" fo:font-weight="bold" style:font-weight-asian="bold" fo:color="#008000"/>
    </style:style>
    <style:style style:name="T778" style:parent-style-name="Основнойшрифтабзаца" style:family="text">
      <style:text-properties style:font-name="Times New Roman" fo:color="#008000"/>
    </style:style>
    <style:style style:name="T779" style:parent-style-name="Основнойшрифтабзаца" style:family="text">
      <style:text-properties style:font-name="Times New Roman" fo:color="#008000"/>
    </style:style>
    <style:style style:name="P780" style:parent-style-name="Textbodyindent" style:family="paragraph">
      <style:paragraph-properties fo:text-indent="0.4923in"/>
    </style:style>
    <style:style style:name="T781" style:parent-style-name="Основнойшрифтабзаца" style:family="text">
      <style:text-properties style:font-name="Times New Roman" fo:font-weight="bold" style:font-weight-asian="bold" fo:color="#008000"/>
    </style:style>
    <style:style style:name="T782" style:parent-style-name="Основнойшрифтабзаца" style:family="text">
      <style:text-properties style:font-name="Times New Roman" fo:color="#008000"/>
    </style:style>
    <style:style style:name="T783" style:parent-style-name="Основнойшрифтабзаца" style:family="text">
      <style:text-properties style:font-name="Times New Roman" fo:color="#008000"/>
    </style:style>
    <style:style style:name="T784" style:parent-style-name="Основнойшрифтабзаца" style:family="text">
      <style:text-properties style:font-name="Times New Roman" style:font-name-asian="Arial Unicode MS"/>
    </style:style>
    <style:style style:name="P785" style:parent-style-name="Textbodyindent" style:family="paragraph">
      <style:paragraph-properties fo:text-indent="0.4923in"/>
      <style:text-properties style:font-name="Times New Roman" fo:color="#0000FF"/>
    </style:style>
    <style:style style:name="T786" style:parent-style-name="Основнойшрифтабзаца" style:family="text">
      <style:text-properties style:font-name="Times New Roman" style:font-name-asian="Arial Unicode MS"/>
    </style:style>
    <style:style style:name="T787" style:parent-style-name="Основнойшрифтабзаца" style:family="text">
      <style:text-properties style:font-name="Times New Roman" style:font-name-asian="Arial Unicode MS"/>
    </style:style>
    <style:style style:name="P788" style:parent-style-name="Textbodyindent" style:family="paragraph">
      <style:paragraph-properties fo:text-indent="0.4923in"/>
      <style:text-properties style:font-name="Times New Roman" fo:color="#0000FF"/>
    </style:style>
    <style:style style:name="T789" style:parent-style-name="Основнойшрифтабзаца" style:family="text">
      <style:text-properties style:font-name="Times New Roman" style:font-name-asian="Arial Unicode MS"/>
    </style:style>
    <style:style style:name="P790" style:parent-style-name="Textbodyindent" style:family="paragraph">
      <style:paragraph-properties fo:text-indent="0.4923in"/>
      <style:text-properties style:font-name="Times New Roman" fo:color="#0000FF"/>
    </style:style>
    <style:style style:name="P791" style:parent-style-name="Заголовок3" style:family="paragraph">
      <style:paragraph-properties fo:keep-with-next="auto" fo:margin-top="0.1666in">
        <style:tab-stops/>
      </style:paragraph-properties>
    </style:style>
    <style:style style:name="T792" style:parent-style-name="Основнойшрифтабзаца" style:family="text">
      <style:text-properties style:font-name="Times New Roman" style:font-name-asian="Arial Unicode MS" style:font-name-complex="Times New Roman"/>
    </style:style>
    <style:style style:name="P793" style:parent-style-name="Textbodyindent" style:family="paragraph">
      <style:text-properties style:font-name="Times New Roman" fo:font-weight="bold" style:font-weight-asian="bold" fo:color="#008000"/>
    </style:style>
    <style:style style:name="P794" style:parent-style-name="Textbodyindent" style:family="paragraph">
      <style:paragraph-properties fo:text-indent="0.4923in"/>
    </style:style>
    <style:style style:name="T795" style:parent-style-name="Основнойшрифтабзаца" style:family="text">
      <style:text-properties style:font-name="Times New Roman" fo:font-weight="bold" style:font-weight-asian="bold" fo:color="#008000"/>
    </style:style>
    <style:style style:name="T796" style:parent-style-name="Основнойшрифтабзаца" style:family="text">
      <style:text-properties style:font-name="Times New Roman" fo:color="#008000"/>
    </style:style>
    <style:style style:name="T797" style:parent-style-name="Основнойшрифтабзаца" style:family="text">
      <style:text-properties style:font-name="Times New Roman" fo:color="#008000"/>
    </style:style>
    <style:style style:name="P798" style:parent-style-name="Textbodyindent" style:family="paragraph">
      <style:paragraph-properties fo:text-indent="0.4923in"/>
      <style:text-properties style:font-name="Times New Roman" fo:color="#0000FF"/>
    </style:style>
    <style:style style:name="P799" style:parent-style-name="Textbodyindent" style:family="paragraph">
      <style:paragraph-properties fo:text-indent="0.4923in"/>
      <style:text-properties style:font-name="Times New Roman" fo:color="#0000FF"/>
    </style:style>
    <style:style style:name="P800" style:parent-style-name="Textbodyindent" style:family="paragraph">
      <style:text-properties style:font-name="Times New Roman" fo:color="#0000FF"/>
    </style:style>
    <style:style style:name="P801" style:parent-style-name="Заголовок1" style:family="paragraph">
      <style:paragraph-properties fo:text-align="start" fo:margin-top="0in"/>
      <style:text-properties style:font-name="Times New Roman" style:font-name-complex="Times New Roman"/>
    </style:style>
    <style:style style:name="P802" style:parent-style-name="Textbodyindent" style:family="paragraph">
      <style:paragraph-properties fo:text-indent="0.4923in"/>
    </style:style>
    <style:style style:name="T803" style:parent-style-name="Основнойшрифтабзаца" style:family="text">
      <style:text-properties style:font-name="Times New Roman" fo:color="#0000FF"/>
    </style:style>
    <style:style style:name="T804" style:parent-style-name="Основнойшрифтабзаца" style:family="text">
      <style:text-properties style:font-name="Times New Roman" fo:color="#0000FF"/>
    </style:style>
    <style:style style:name="T805" style:parent-style-name="Основнойшрифтабзаца" style:family="text">
      <style:text-properties style:font-name="Times New Roman" fo:color="#0000FF"/>
    </style:style>
    <style:style style:name="P806" style:parent-style-name="Textbodyindent" style:family="paragraph">
      <style:paragraph-properties fo:text-indent="0.4923in"/>
      <style:text-properties style:font-name="Times New Roman" fo:font-weight="bold" style:font-weight-asian="bold" fo:color="#008000"/>
    </style:style>
    <style:style style:name="P807" style:parent-style-name="Textbodyindent" style:family="paragraph">
      <style:paragraph-properties fo:text-indent="0.4923in"/>
      <style:text-properties style:font-name="Times New Roman" fo:color="#008000"/>
    </style:style>
    <style:style style:name="P808" style:parent-style-name="Textbodyindent" style:family="paragraph">
      <style:paragraph-properties fo:text-indent="0.4923in"/>
      <style:text-properties style:font-name="Times New Roman" fo:color="#008000"/>
    </style:style>
    <style:style style:name="P809" style:parent-style-name="Textbodyindent" style:family="paragraph">
      <style:paragraph-properties fo:text-indent="0.4923in"/>
      <style:text-properties style:font-name="Times New Roman"/>
    </style:style>
    <style:style style:name="TableColumn811" style:family="table-column">
      <style:table-column-properties style:column-width="1.9847in" style:use-optimal-column-width="false"/>
    </style:style>
    <style:style style:name="TableColumn812" style:family="table-column">
      <style:table-column-properties style:column-width="4.5173in" style:use-optimal-column-width="false"/>
    </style:style>
    <style:style style:name="Table810" style:family="table">
      <style:table-properties style:width="6.502in" style:rel-width="99%" fo:margin-left="0in" table:align="center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815" style:parent-style-name="Standard" style:family="paragraph">
      <style:paragraph-properties fo:text-align="center" fo:margin-top="0.0277in" fo:margin-bottom="0.0277in"/>
      <style:text-properties style:font-name="Times New Roman" fo:font-weight="bold" style:font-weight-asian="bold" fo:color="#008000"/>
    </style:style>
    <style:style style:name="TableCell816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817" style:parent-style-name="Standard" style:family="paragraph">
      <style:paragraph-properties fo:text-align="center" fo:margin-top="0.0277in" fo:margin-bottom="0.0277in"/>
      <style:text-properties style:font-name="Times New Roman" fo:font-weight="bold" style:font-weight-asian="bold" fo:color="#008000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820" style:parent-style-name="Standard" style:family="paragraph">
      <style:paragraph-properties fo:margin-top="0.0277in" fo:margin-bottom="0.0277in"/>
      <style:text-properties style:font-name="Times New Roman" fo:color="#008000"/>
    </style:style>
    <style:style style:name="TableCell821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822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23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24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25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26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27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28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29" style:parent-style-name="Standard" style:family="paragraph">
      <style:paragraph-properties fo:margin-top="0.0277in" fo:margin-bottom="0.0277in"/>
      <style:text-properties style:font-name="Times New Roman" fo:color="#008000"/>
    </style:style>
    <style:style style:name="P830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833" style:parent-style-name="Standard" style:family="paragraph">
      <style:paragraph-properties fo:margin-top="0.0277in" fo:margin-bottom="0.0277in"/>
      <style:text-properties style:font-name="Times New Roman" fo:color="#008000"/>
    </style:style>
    <style:style style:name="TableCell834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835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36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37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38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39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40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41" style:parent-style-name="Standard" style:family="paragraph">
      <style:paragraph-properties fo:margin-top="0.0277in" fo:margin-bottom="0.0277in"/>
      <style:text-properties style:font-name="Times New Roman" fo:color="#008000"/>
    </style:style>
    <style:style style:name="P842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845" style:parent-style-name="Standard" style:family="paragraph">
      <style:paragraph-properties fo:margin-top="0.0277in" fo:margin-bottom="0.0277in"/>
      <style:text-properties style:font-name="Times New Roman" fo:color="#008000"/>
    </style:style>
    <style:style style:name="TableCell846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847" style:parent-style-name="Standard" style:family="paragraph">
      <style:paragraph-properties fo:margin-top="0.0277in" fo:margin-bottom="0.0277in"/>
      <style:text-properties style:font-name="Times New Roman" fo:color="#008000"/>
    </style:style>
    <style:style style:name="P848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851" style:parent-style-name="Standard" style:family="paragraph">
      <style:paragraph-properties fo:margin-top="0.0277in" fo:margin-bottom="0.0277in"/>
      <style:text-properties style:font-name="Times New Roman" fo:color="#008000"/>
    </style:style>
    <style:style style:name="TableCell852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853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54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55" style:parent-style-name="Standard" style:family="paragraph">
      <style:paragraph-properties fo:margin-top="0.0277in" fo:margin-bottom="0.0277in"/>
      <style:text-properties style:font-name="Times New Roman" fo:color="#008000"/>
    </style:style>
    <style:style style:name="P856" style:parent-style-name="Standard" style:family="paragraph">
      <style:paragraph-properties fo:margin-top="0.0277in" fo:margin-bottom="0.0277in" fo:margin-left="0.1666in">
        <style:tab-stops/>
      </style:paragraph-properties>
    </style:style>
    <style:style style:name="T857" style:parent-style-name="Основнойшрифтабзаца" style:family="text">
      <style:text-properties style:font-name="Times New Roman" fo:color="#008000"/>
    </style:style>
    <style:style style:name="T858" style:parent-style-name="Основнойшрифтабзаца" style:family="text">
      <style:text-properties style:font-name="Times New Roman" fo:color="#008000"/>
    </style:style>
    <style:style style:name="T859" style:parent-style-name="FootnoteSymbol" style:family="text">
      <style:text-properties style:font-name="Times New Roman" fo:color="#008000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862" style:parent-style-name="Standard" style:family="paragraph">
      <style:paragraph-properties fo:margin-top="0.0277in" fo:margin-bottom="0.0277in"/>
      <style:text-properties style:font-name="Times New Roman" fo:color="#008000"/>
    </style:style>
    <style:style style:name="TableCell863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864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65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66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67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68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69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70" style:parent-style-name="Standard" style:family="paragraph">
      <style:paragraph-properties fo:margin-top="0.0277in" fo:margin-bottom="0.0277in"/>
      <style:text-properties style:font-name="Times New Roman" fo:color="#008000"/>
    </style:style>
    <style:style style:name="P871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874" style:parent-style-name="Standard" style:family="paragraph">
      <style:paragraph-properties fo:margin-top="0.0277in" fo:margin-bottom="0.0277in"/>
      <style:text-properties style:font-name="Times New Roman" fo:color="#008000"/>
    </style:style>
    <style:style style:name="TableCell875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876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77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78" style:parent-style-name="Standard" style:family="paragraph">
      <style:paragraph-properties fo:margin-top="0.0277in" fo:margin-bottom="0.0277in"/>
      <style:text-properties style:font-name="Times New Roman" fo:color="#008000"/>
    </style:style>
    <style:style style:name="P879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882" style:parent-style-name="Standard" style:family="paragraph">
      <style:paragraph-properties fo:margin-top="0.0277in" fo:margin-bottom="0.0277in"/>
      <style:text-properties style:font-name="Times New Roman" fo:color="#008000"/>
    </style:style>
    <style:style style:name="TableCell883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884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85" style:parent-style-name="Standard" style:family="paragraph">
      <style:paragraph-properties fo:margin-top="0.0277in" fo:margin-bottom="0.0277in"/>
      <style:text-properties style:font-name="Times New Roman" fo:color="#008000"/>
    </style:style>
    <style:style style:name="P886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87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88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89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90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91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92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93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894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95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96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97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98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899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900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01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02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03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904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05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06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07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908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09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10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11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12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13" style:parent-style-name="Standard" style:family="paragraph">
      <style:paragraph-properties fo:margin-top="0.0277in" fo:margin-bottom="0.0277in"/>
      <style:text-properties style:font-name="Times New Roman" fo:color="#008000"/>
    </style:style>
    <style:style style:name="P914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15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16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919" style:parent-style-name="Standard" style:family="paragraph">
      <style:paragraph-properties fo:margin-top="0.0277in" fo:margin-bottom="0.0277in"/>
      <style:text-properties style:font-name="Times New Roman" fo:color="#008000"/>
    </style:style>
    <style:style style:name="TableCell920" style:family="table-cell">
      <style:table-cell-properties fo:border="0.0069in solid #000000" style:writing-mode="lr-tb" fo:padding-top="0.0416in" fo:padding-left="0.0416in" fo:padding-bottom="0.0416in" fo:padding-right="0.0416in"/>
    </style:style>
    <style:style style:name="P921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922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23" style:parent-style-name="Standard" style:family="paragraph">
      <style:paragraph-properties fo:margin-top="0.0277in" fo:margin-bottom="0.0138in"/>
      <style:text-properties style:font-name="Times New Roman" fo:color="#008000"/>
    </style:style>
    <style:style style:name="P924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25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26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27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28" style:parent-style-name="Standard" style:family="paragraph">
      <style:paragraph-properties fo:margin-top="0.0277in" fo:margin-bottom="0.0138in" fo:margin-left="0.1666in">
        <style:tab-stops/>
      </style:paragraph-properties>
      <style:text-properties style:font-name="Times New Roman" fo:color="#008000"/>
    </style:style>
    <style:style style:name="P929" style:parent-style-name="Textbodyindent" style:family="paragraph">
      <style:paragraph-properties fo:text-indent="0.4923in"/>
      <style:text-properties style:font-name="Times New Roman" fo:color="#008000"/>
    </style:style>
    <style:style style:name="P930" style:parent-style-name="Textbodyindent" style:family="paragraph">
      <style:paragraph-properties fo:text-indent="0.4923in"/>
    </style:style>
    <style:style style:name="T931" style:parent-style-name="Основнойшрифтабзаца" style:family="text">
      <style:text-properties style:font-name="Times New Roman" fo:color="#008000"/>
    </style:style>
    <style:style style:name="T932" style:parent-style-name="Основнойшрифтабзаца" style:family="text">
      <style:text-properties style:font-name="Times New Roman"/>
    </style:style>
    <style:style style:name="TableColumn934" style:family="table-column">
      <style:table-column-properties style:column-width="5.2048in" style:use-optimal-column-width="false"/>
    </style:style>
    <style:style style:name="Table933" style:family="table">
      <style:table-properties style:width="5.2048in" fo:margin-left="0in" table:align="center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="none" style:writing-mode="lr-tb" fo:padding-top="0in" fo:padding-left="0.0486in" fo:padding-bottom="0in" fo:padding-right="0.0486in"/>
    </style:style>
    <style:style style:name="T937" style:parent-style-name="Основнойшрифтабзаца" style:family="text">
      <style:text-properties style:font-name="Times New Roman" fo:font-weight="bold" style:font-weight-asian="bold" fo:color="#339966"/>
    </style:style>
    <style:style style:name="T938" style:parent-style-name="Основнойшрифтабзаца" style:family="text">
      <style:text-properties style:font-name="Times New Roman" fo:color="#339966"/>
    </style:style>
    <style:style style:name="T939" style:parent-style-name="Основнойшрифтабзаца" style:family="text">
      <style:text-properties style:font-name="Times New Roman" fo:color="#339966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="none" style:writing-mode="lr-tb" fo:padding-top="0in" fo:padding-left="0.0486in" fo:padding-bottom="0in" fo:padding-right="0.0486in"/>
    </style:style>
    <style:style style:name="P942" style:parent-style-name="Standard" style:family="paragraph">
      <style:paragraph-properties fo:margin-top="0.0833in"/>
    </style:style>
    <style:style style:name="T943" style:parent-style-name="Основнойшрифтабзаца" style:family="text">
      <style:text-properties style:font-name="Times New Roman" fo:font-weight="bold" style:font-weight-asian="bold" fo:color="#339966"/>
    </style:style>
    <style:style style:name="T944" style:parent-style-name="Основнойшрифтабзаца" style:family="text">
      <style:text-properties style:font-name="Times New Roman" fo:color="#339966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="none" style:writing-mode="lr-tb" fo:padding-top="0in" fo:padding-left="0.0486in" fo:padding-bottom="0in" fo:padding-right="0.0486in"/>
    </style:style>
    <style:style style:name="P947" style:parent-style-name="Standard" style:family="paragraph">
      <style:paragraph-properties fo:margin-top="0.0833in"/>
    </style:style>
    <style:style style:name="T948" style:parent-style-name="Основнойшрифтабзаца" style:family="text">
      <style:text-properties style:font-name="Times New Roman" fo:font-weight="bold" style:font-weight-asian="bold" fo:color="#339966"/>
    </style:style>
    <style:style style:name="T949" style:parent-style-name="Основнойшрифтабзаца" style:family="text">
      <style:text-properties style:font-name="Times New Roman" fo:font-weight="bold" style:font-weight-asian="bold" fo:color="#339966"/>
    </style:style>
    <style:style style:name="T950" style:parent-style-name="Основнойшрифтабзаца" style:family="text">
      <style:text-properties style:font-name="Times New Roman" fo:color="#339966"/>
    </style:style>
    <style:style style:name="T951" style:parent-style-name="Основнойшрифтабзаца" style:family="text">
      <style:text-properties style:font-name="Times New Roman" fo:color="#339966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="none" style:writing-mode="lr-tb" fo:padding-top="0in" fo:padding-left="0.0486in" fo:padding-bottom="0in" fo:padding-right="0.0486in"/>
    </style:style>
    <style:style style:name="T954" style:parent-style-name="Основнойшрифтабзаца" style:family="text">
      <style:text-properties style:font-name="Times New Roman" fo:font-weight="bold" style:font-weight-asian="bold" fo:color="#339966"/>
    </style:style>
    <style:style style:name="T955" style:parent-style-name="Основнойшрифтабзаца" style:family="text">
      <style:text-properties style:font-name="Times New Roman" fo:color="#339966"/>
    </style:style>
    <style:style style:name="T956" style:parent-style-name="Основнойшрифтабзаца" style:family="text">
      <style:text-properties style:font-name="Times New Roman" fo:color="#339966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="none" style:writing-mode="lr-tb" fo:padding-top="0in" fo:padding-left="0.0486in" fo:padding-bottom="0in" fo:padding-right="0.0486in"/>
    </style:style>
    <style:style style:name="P959" style:parent-style-name="Standard" style:family="paragraph">
      <style:paragraph-properties fo:margin-top="0.0833in"/>
    </style:style>
    <style:style style:name="T960" style:parent-style-name="Основнойшрифтабзаца" style:family="text">
      <style:text-properties style:font-name="Times New Roman" fo:font-weight="bold" style:font-weight-asian="bold" fo:color="#339966"/>
    </style:style>
    <style:style style:name="T961" style:parent-style-name="Основнойшрифтабзаца" style:family="text">
      <style:text-properties style:font-name="Times New Roman" fo:color="#339966"/>
    </style:style>
    <style:style style:name="P962" style:parent-style-name="Textbodyindent" style:family="paragraph">
      <style:paragraph-properties fo:text-indent="0.4923in"/>
      <style:text-properties style:font-name="Times New Roman" fo:color="#008000"/>
    </style:style>
    <style:style style:name="P963" style:parent-style-name="Обычный" style:family="paragraph">
      <style:paragraph-properties style:vertical-align="auto" fo:margin-top="0.1562in" fo:margin-bottom="0.1562in" fo:background-color="#FFFFFF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964" style:parent-style-name="Обычный" style:family="paragraph">
      <style:paragraph-properties style:vertical-align="auto" fo:margin-top="0.1562in" fo:margin-bottom="0.1562in" fo:background-color="#FFFFFF"/>
      <style:text-properties fo:hyphenate="true"/>
    </style:style>
    <style:style style:name="T96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/>
    </style:style>
    <style:style style:name="T9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ru" style:country-asian="RU" style:language-complex="ar" style:country-complex="SA"/>
    </style:style>
    <style:style style:name="P967" style:parent-style-name="Обычный" style:family="paragraph">
      <style:paragraph-properties style:vertical-align="auto" fo:margin-top="0.1562in" fo:margin-bottom="0.1562in" fo:background-color="#FFFFFF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968" style:parent-style-name="Обычный" style:family="paragraph">
      <style:paragraph-properties style:vertical-align="auto" fo:margin-top="0.1562in" fo:margin-bottom="0.1562in" fo:background-color="#FFFFFF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969" style:parent-style-name="Textbodyindent" style:family="paragraph">
      <style:paragraph-properties fo:text-indent="0.4923in"/>
    </style:style>
    <style:style style:name="T970" style:parent-style-name="Основнойшрифтабзаца" style:family="text">
      <style:text-properties style:font-name="Times New Roman" fo:color="#008000"/>
    </style:style>
    <style:style style:name="T971" style:parent-style-name="Основнойшрифтабзаца" style:family="text">
      <style:text-properties style:font-name="Times New Roman" fo:color="#008000"/>
    </style:style>
    <style:style style:name="T972" style:parent-style-name="Основнойшрифтабзаца" style:family="text">
      <style:text-properties style:font-name="Times New Roman" fo:color="#008000"/>
    </style:style>
    <style:style style:name="P973" style:parent-style-name="Заголовок2" style:family="paragraph"/>
    <style:style style:name="T974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background-color="#FFFFFF"/>
    </style:style>
    <style:style style:name="T975" style:parent-style-name="Гиперссылка" style:family="text">
      <style:text-properties style:font-name="Times New Roman" style:font-name-complex="Times New Roman" fo:font-weight="normal" style:font-weight-asian="normal" style:font-weight-complex="normal" style:use-window-font-color="true" fo:font-size="12pt" style:font-size-asian="12pt" style:font-size-complex="12pt" fo:background-color="#FFFFFF" style:text-underline-type="none"/>
    </style:style>
    <style:style style:name="T976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background-color="#FFFFFF"/>
    </style:style>
    <style:style style:name="T977" style:parent-style-name="Гиперссылка" style:family="text">
      <style:text-properties style:font-name="Times New Roman" style:font-name-complex="Times New Roman" fo:font-weight="normal" style:font-weight-asian="normal" style:font-weight-complex="normal" style:use-window-font-color="true" fo:font-size="12pt" style:font-size-asian="12pt" style:font-size-complex="12pt" fo:background-color="#FFFFFF" style:text-underline-type="none"/>
    </style:style>
    <style:style style:name="T978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background-color="#FFFFFF"/>
    </style:style>
    <style:style style:name="T979" style:parent-style-name="Гиперссылка" style:family="text">
      <style:text-properties style:font-name="Times New Roman" style:font-name-complex="Times New Roman" fo:font-weight="normal" style:font-weight-asian="normal" style:font-weight-complex="normal" style:use-window-font-color="true" fo:font-size="12pt" style:font-size-asian="12pt" style:font-size-complex="12pt" fo:background-color="#FFFFFF" style:text-underline-type="none"/>
    </style:style>
    <style:style style:name="T980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background-color="#FFFFFF"/>
    </style:style>
    <style:style style:name="T981" style:parent-style-name="Гиперссылка" style:family="text">
      <style:text-properties style:font-name="Times New Roman" style:font-name-complex="Times New Roman" fo:font-weight="normal" style:font-weight-asian="normal" style:font-weight-complex="normal" style:use-window-font-color="true" fo:font-size="12pt" style:font-size-asian="12pt" style:font-size-complex="12pt" fo:background-color="#FFFFFF" style:text-underline-type="none"/>
    </style:style>
    <style:style style:name="T982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background-color="#FFFFFF"/>
    </style:style>
    <style:style style:name="T983" style:parent-style-name="Основнойшрифтабзаца" style:family="text">
      <style:text-properties style:font-name="Cambria Math" style:font-name-complex="Cambria Math" fo:font-weight="normal" style:font-weight-asian="normal" style:font-weight-complex="normal" fo:font-size="12pt" style:font-size-asian="12pt" style:font-size-complex="12pt" fo:background-color="#FFFFFF"/>
    </style:style>
    <style:style style:name="T984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background-color="#FFFFFF"/>
    </style:style>
    <style:style style:name="T985" style:parent-style-name="Гиперссылка" style:family="text">
      <style:text-properties style:font-name="Times New Roman" style:font-name-complex="Times New Roman" fo:font-weight="normal" style:font-weight-asian="normal" style:font-weight-complex="normal" style:use-window-font-color="true" fo:font-size="12pt" style:font-size-asian="12pt" style:font-size-complex="12pt" fo:background-color="#FFFFFF" style:text-underline-type="none"/>
    </style:style>
    <style:style style:name="T986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background-color="#FFFFFF"/>
    </style:style>
    <style:style style:name="T987" style:parent-style-name="Гиперссылка" style:family="text">
      <style:text-properties style:font-name="Times New Roman" style:font-name-complex="Times New Roman" fo:font-weight="normal" style:font-weight-asian="normal" style:font-weight-complex="normal" style:use-window-font-color="true" fo:font-size="12pt" style:font-size-asian="12pt" style:font-size-complex="12pt" fo:background-color="#FFFFFF" style:text-underline-type="none"/>
    </style:style>
    <style:style style:name="T988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background-color="#FFFFFF"/>
    </style:style>
    <style:style style:name="T989" style:parent-style-name="Гиперссылка" style:family="text">
      <style:text-properties style:font-name="Times New Roman" style:font-name-complex="Times New Roman" fo:font-weight="normal" style:font-weight-asian="normal" style:font-weight-complex="normal" style:use-window-font-color="true" fo:font-size="12pt" style:font-size-asian="12pt" style:font-size-complex="12pt" fo:background-color="#FFFFFF" style:text-underline-type="none"/>
    </style:style>
    <style:style style:name="T990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background-color="#FFFFFF"/>
    </style:style>
    <style:style style:name="T991" style:parent-style-name="Гиперссылка" style:family="text">
      <style:text-properties style:font-name="Times New Roman" style:font-name-complex="Times New Roman" fo:font-weight="normal" style:font-weight-asian="normal" style:font-weight-complex="normal" style:use-window-font-color="true" fo:font-size="12pt" style:font-size-asian="12pt" style:font-size-complex="12pt" fo:background-color="#FFFFFF" style:text-underline-type="none"/>
    </style:style>
    <style:style style:name="T992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background-color="#FFFFFF"/>
    </style:style>
    <style:style style:name="P993" style:parent-style-name="Textbodyindent" style:family="paragraph">
      <style:paragraph-properties fo:text-indent="0.4923in"/>
      <style:text-properties style:font-name="Times New Roman" fo:color="#0000FF"/>
    </style:style>
    <style:style style:name="P994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995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996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997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998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99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1000" style:parent-style-name="Заголовок1" style:family="paragraph">
      <style:paragraph-properties fo:text-align="start" fo:margin-top="0in"/>
      <style:text-properties style:font-name="Times New Roman" style:font-name-complex="Times New Roman"/>
    </style:style>
    <style:style style:name="P1001" style:parent-style-name="Textbodyindent" style:family="paragraph">
      <style:paragraph-properties fo:text-indent="0.4923in"/>
    </style:style>
    <style:style style:name="T1002" style:parent-style-name="Основнойшрифтабзаца" style:family="text">
      <style:text-properties style:font-name="Arial" style:font-name-complex="Arial" fo:color="#000000"/>
    </style:style>
    <style:style style:name="T1003" style:parent-style-name="Основнойшрифтабзаца" style:family="text">
      <style:text-properties style:font-name="Times New Roman" style:font-name-complex="Times New Roman" fo:color="#000000"/>
    </style:style>
    <style:style style:name="P1004" style:parent-style-name="Textbodyindent" style:family="paragraph">
      <style:paragraph-properties fo:text-indent="0.4923in"/>
      <style:text-properties style:font-name="Times New Roman" fo:font-weight="bold" style:font-weight-asian="bold" fo:color="#008000"/>
    </style:style>
    <style:style style:name="P1005" style:parent-style-name="Textbodyindent" style:family="paragraph">
      <style:paragraph-properties fo:text-indent="0.4923in"/>
      <style:text-properties style:font-name="Times New Roman" fo:color="#008000"/>
    </style:style>
    <style:style style:name="P1006" style:parent-style-name="Textbodyindent" style:family="paragraph">
      <style:paragraph-properties fo:text-indent="0.4923in"/>
      <style:text-properties style:font-name="Times New Roman" fo:color="#008000"/>
    </style:style>
    <style:style style:name="P1007" style:parent-style-name="Textbodyindent" style:family="paragraph">
      <style:paragraph-properties fo:text-indent="0.4923in"/>
      <style:text-properties style:font-name="Times New Roman" fo:color="#008000"/>
    </style:style>
    <style:style style:name="P1008" style:parent-style-name="Textbodyindent" style:family="paragraph">
      <style:paragraph-properties fo:text-indent="0.4923in"/>
      <style:text-properties style:font-name="Times New Roman" fo:color="#008000"/>
    </style:style>
    <style:style style:name="P1009" style:parent-style-name="Textbodyindent" style:family="paragraph">
      <style:paragraph-properties fo:text-indent="0.4923in"/>
    </style:style>
    <style:style style:name="T1010" style:parent-style-name="Основнойшрифтабзаца" style:family="text">
      <style:text-properties style:font-name="Times New Roman" fo:color="#008000"/>
    </style:style>
    <style:style style:name="P1011" style:parent-style-name="Textbodyindent" style:family="paragraph">
      <style:paragraph-properties fo:text-indent="0.4923in"/>
      <style:text-properties style:font-name="Times New Roman" fo:color="#008000"/>
    </style:style>
    <style:style style:name="P1012" style:parent-style-name="Textbodyindent" style:family="paragraph">
      <style:paragraph-properties fo:text-indent="0.4923in"/>
      <style:text-properties style:font-name="Times New Roman" fo:color="#008000"/>
    </style:style>
    <style:style style:name="P1013" style:parent-style-name="Textbodyindent" style:family="paragraph">
      <style:paragraph-properties fo:text-indent="0.4923in"/>
      <style:text-properties style:font-name="Times New Roman" fo:color="#008000"/>
    </style:style>
    <style:style style:name="P1014" style:parent-style-name="Textbodyindent" style:family="paragraph">
      <style:paragraph-properties fo:text-indent="0.4923in"/>
    </style:style>
    <style:style style:name="T1015" style:parent-style-name="Основнойшрифтабзаца" style:family="text">
      <style:text-properties style:font-name="Times New Roman" fo:color="#008000"/>
    </style:style>
    <style:style style:name="T1016" style:parent-style-name="Основнойшрифтабзаца" style:family="text">
      <style:text-properties style:font-name="Times New Roman" fo:color="#008000"/>
    </style:style>
    <style:style style:name="P1017" style:parent-style-name="Textbodyindent" style:family="paragraph">
      <style:paragraph-properties fo:text-indent="0.4923in"/>
    </style:style>
    <style:style style:name="T1018" style:parent-style-name="Основнойшрифтабзаца" style:family="text">
      <style:text-properties style:font-name="Times New Roman" fo:color="#008000"/>
    </style:style>
    <style:style style:name="T1019" style:parent-style-name="Основнойшрифтабзаца" style:family="text">
      <style:text-properties style:font-name="Times New Roman" fo:font-weight="bold" style:font-weight-asian="bold" fo:color="#008000"/>
    </style:style>
    <style:style style:name="T1020" style:parent-style-name="Основнойшрифтабзаца" style:family="text">
      <style:text-properties style:font-name="Times New Roman" fo:color="#008000"/>
    </style:style>
    <style:style style:name="T1021" style:parent-style-name="Основнойшрифтабзаца" style:family="text">
      <style:text-properties style:font-name="Times New Roman" fo:color="#008000"/>
    </style:style>
    <style:style style:name="P1022" style:parent-style-name="Textbodyindent" style:family="paragraph">
      <style:paragraph-properties fo:text-indent="0.4923in"/>
      <style:text-properties style:font-name="Times New Roman" fo:color="#008000"/>
    </style:style>
    <style:style style:name="P1023" style:parent-style-name="Textbodyindent" style:family="paragraph">
      <style:paragraph-properties fo:text-indent="0.4923in"/>
    </style:style>
    <style:style style:name="T1024" style:parent-style-name="Основнойшрифтабзаца" style:family="text">
      <style:text-properties style:font-name="Times New Roman" fo:color="#008000"/>
    </style:style>
    <style:style style:name="T1025" style:parent-style-name="Основнойшрифтабзаца" style:family="text">
      <style:text-properties style:font-name="Times New Roman" fo:color="#008000"/>
    </style:style>
    <style:style style:name="P1026" style:parent-style-name="Textbodyindent" style:family="paragraph">
      <style:paragraph-properties fo:text-indent="0.4923in"/>
      <style:text-properties style:font-name="Times New Roman" fo:color="#008000"/>
    </style:style>
    <style:style style:name="P1027" style:parent-style-name="Textbodyindent" style:family="paragraph">
      <style:paragraph-properties fo:text-indent="0.4923in"/>
      <style:text-properties style:font-name="Times New Roman" fo:color="#008000"/>
    </style:style>
    <style:style style:name="P1028" style:parent-style-name="Textbodyindent" style:family="paragraph">
      <style:paragraph-properties fo:text-indent="0.4923in"/>
      <style:text-properties style:font-name="Times New Roman" fo:color="#008000"/>
    </style:style>
    <style:style style:name="P1029" style:parent-style-name="Textbodyindent" style:family="paragraph">
      <style:paragraph-properties fo:text-indent="0.4923in"/>
      <style:text-properties style:font-name="Times New Roman" fo:color="#008000"/>
    </style:style>
    <style:style style:name="TableColumn1031" style:family="table-column">
      <style:table-column-properties style:column-width="1.3527in"/>
    </style:style>
    <style:style style:name="TableColumn1032" style:family="table-column">
      <style:table-column-properties style:column-width="1.2541in"/>
    </style:style>
    <style:style style:name="TableColumn1033" style:family="table-column">
      <style:table-column-properties style:column-width="1.2118in"/>
    </style:style>
    <style:style style:name="TableColumn1034" style:family="table-column">
      <style:table-column-properties style:column-width="1.5256in"/>
    </style:style>
    <style:style style:name="TableColumn1035" style:family="table-column">
      <style:table-column-properties style:column-width="1.2236in"/>
    </style:style>
    <style:style style:name="Table1030" style:family="table">
      <style:table-properties style:width="6.568in" fo:margin-left="0in" table:align="left"/>
    </style:style>
    <style:style style:name="TableRow1036" style:family="table-row">
      <style:table-row-properties/>
    </style:style>
    <style:style style:name="TableCell1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8" style:parent-style-name="Textbodyindent" style:family="paragraph">
      <style:paragraph-properties fo:text-indent="0in"/>
    </style:style>
    <style:style style:name="T1039" style:parent-style-name="Основнойшрифтабзаца" style:family="text">
      <style:text-properties style:font-name="Arial" style:font-name-complex="Arial" fo:font-weight="bold" style:font-weight-asian="bold" style:font-weight-complex="bold" fo:color="#000000"/>
    </style:style>
    <style:style style:name="TableCell10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1" style:parent-style-name="Textbodyindent" style:family="paragraph">
      <style:paragraph-properties fo:text-indent="0in"/>
    </style:style>
    <style:style style:name="T1042" style:parent-style-name="Основнойшрифтабзаца" style:family="text">
      <style:text-properties style:font-name="Arial" style:font-name-complex="Arial" fo:font-weight="bold" style:font-weight-asian="bold" style:font-weight-complex="bold" fo:color="#000000"/>
    </style:style>
    <style:style style:name="TableCell10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4" style:parent-style-name="Textbodyindent" style:family="paragraph">
      <style:paragraph-properties fo:text-indent="0in"/>
    </style:style>
    <style:style style:name="T1045" style:parent-style-name="Основнойшрифтабзаца" style:family="text">
      <style:text-properties style:font-name="Arial" style:font-name-complex="Arial" fo:font-weight="bold" style:font-weight-asian="bold" style:font-weight-complex="bold" fo:color="#000000"/>
    </style:style>
    <style:style style:name="TableCell10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7" style:parent-style-name="Textbodyindent" style:family="paragraph">
      <style:paragraph-properties fo:text-indent="0in"/>
    </style:style>
    <style:style style:name="T1048" style:parent-style-name="Основнойшрифтабзаца" style:family="text">
      <style:text-properties style:font-name="Arial" style:font-name-complex="Arial" fo:font-weight="bold" style:font-weight-asian="bold" style:font-weight-complex="bold" fo:color="#000000"/>
    </style:style>
    <style:style style:name="TableCell10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0" style:parent-style-name="Textbodyindent" style:family="paragraph">
      <style:paragraph-properties fo:text-indent="0in"/>
    </style:style>
    <style:style style:name="T1051" style:parent-style-name="Основнойшрифтабзаца" style:family="text">
      <style:text-properties style:font-name="Arial" style:font-name-complex="Arial" fo:font-weight="bold" style:font-weight-asian="bold" style:font-weight-complex="bold" fo:color="#000000"/>
    </style:style>
    <style:style style:name="TableRow1052" style:family="table-row">
      <style:table-row-properties/>
    </style:style>
    <style:style style:name="TableCell10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4" style:parent-style-name="Textbodyindent" style:family="paragraph">
      <style:paragraph-properties fo:text-indent="0in"/>
    </style:style>
    <style:style style:name="T1055" style:parent-style-name="Основнойшрифтабзаца" style:family="text">
      <style:text-properties style:font-name="Arial" style:font-name-complex="Arial" fo:color="#000000"/>
    </style:style>
    <style:style style:name="TableCell10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7" style:parent-style-name="Textbodyindent" style:family="paragraph">
      <style:paragraph-properties fo:text-indent="0in"/>
    </style:style>
    <style:style style:name="T1058" style:parent-style-name="Основнойшрифтабзаца" style:family="text">
      <style:text-properties style:font-name="Arial" style:font-name-complex="Arial" fo:color="#000000"/>
    </style:style>
    <style:style style:name="TableCell10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0" style:parent-style-name="Textbodyindent" style:family="paragraph">
      <style:paragraph-properties fo:text-indent="0in"/>
    </style:style>
    <style:style style:name="T1061" style:parent-style-name="Основнойшрифтабзаца" style:family="text">
      <style:text-properties style:font-name="Arial" style:font-name-complex="Arial" fo:color="#000000"/>
    </style:style>
    <style:style style:name="TableCell10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3" style:parent-style-name="Textbodyindent" style:family="paragraph">
      <style:paragraph-properties fo:text-indent="0in"/>
    </style:style>
    <style:style style:name="T1064" style:parent-style-name="Основнойшрифтабзаца" style:family="text">
      <style:text-properties style:font-name="Arial" style:font-name-complex="Arial" fo:color="#000000"/>
    </style:style>
    <style:style style:name="T1065" style:parent-style-name="Основнойшрифтабзаца" style:family="text">
      <style:text-properties style:font-name="Arial" style:font-name-complex="Arial" fo:color="#000000"/>
    </style:style>
    <style:style style:name="TableCell10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7" style:parent-style-name="Textbodyindent" style:family="paragraph">
      <style:paragraph-properties fo:text-indent="0in"/>
    </style:style>
    <style:style style:name="T1068" style:parent-style-name="Основнойшрифтабзаца" style:family="text">
      <style:text-properties style:font-name="Arial" style:font-name-complex="Arial" fo:color="#000000"/>
    </style:style>
    <style:style style:name="TableRow1069" style:family="table-row">
      <style:table-row-properties/>
    </style:style>
    <style:style style:name="TableCell10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1" style:parent-style-name="Textbodyindent" style:family="paragraph">
      <style:paragraph-properties fo:text-indent="0in"/>
    </style:style>
    <style:style style:name="T1072" style:parent-style-name="Основнойшрифтабзаца" style:family="text">
      <style:text-properties style:font-name="Arial" style:font-name-complex="Arial" fo:color="#000000"/>
    </style:style>
    <style:style style:name="TableCell10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4" style:parent-style-name="Textbodyindent" style:family="paragraph">
      <style:paragraph-properties fo:text-indent="0in"/>
    </style:style>
    <style:style style:name="T1075" style:parent-style-name="Основнойшрифтабзаца" style:family="text">
      <style:text-properties style:font-name="Arial" style:font-name-complex="Arial" fo:color="#000000"/>
    </style:style>
    <style:style style:name="TableCell10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7" style:parent-style-name="Textbodyindent" style:family="paragraph">
      <style:paragraph-properties fo:text-indent="0in"/>
    </style:style>
    <style:style style:name="T1078" style:parent-style-name="Основнойшрифтабзаца" style:family="text">
      <style:text-properties style:font-name="Arial" style:font-name-complex="Arial" fo:color="#000000"/>
    </style:style>
    <style:style style:name="TableCell10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0" style:parent-style-name="Textbodyindent" style:family="paragraph">
      <style:paragraph-properties fo:text-indent="0in"/>
    </style:style>
    <style:style style:name="T1081" style:parent-style-name="Основнойшрифтабзаца" style:family="text">
      <style:text-properties style:font-name="Arial" style:font-name-complex="Arial" fo:color="#000000"/>
    </style:style>
    <style:style style:name="T1082" style:parent-style-name="Основнойшрифтабзаца" style:family="text">
      <style:text-properties style:font-name="Arial" style:font-name-complex="Arial" fo:color="#000000"/>
    </style:style>
    <style:style style:name="TableCell10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4" style:parent-style-name="Textbodyindent" style:family="paragraph">
      <style:paragraph-properties fo:text-indent="0in"/>
    </style:style>
    <style:style style:name="T1085" style:parent-style-name="Основнойшрифтабзаца" style:family="text">
      <style:text-properties style:font-name="Arial" style:font-name-complex="Arial" fo:color="#000000"/>
    </style:style>
    <style:style style:name="TableRow1086" style:family="table-row">
      <style:table-row-properties/>
    </style:style>
    <style:style style:name="TableCell10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8" style:parent-style-name="Textbodyindent" style:family="paragraph">
      <style:paragraph-properties fo:text-indent="0in"/>
    </style:style>
    <style:style style:name="T1089" style:parent-style-name="Основнойшрифтабзаца" style:family="text">
      <style:text-properties style:font-name="Arial" style:font-name-complex="Arial" fo:color="#000000"/>
    </style:style>
    <style:style style:name="TableCell10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1" style:parent-style-name="Textbodyindent" style:family="paragraph">
      <style:paragraph-properties fo:text-indent="0in"/>
    </style:style>
    <style:style style:name="T1092" style:parent-style-name="Основнойшрифтабзаца" style:family="text">
      <style:text-properties style:font-name="Arial" style:font-name-complex="Arial" fo:color="#000000"/>
    </style:style>
    <style:style style:name="TableCell10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4" style:parent-style-name="Textbodyindent" style:family="paragraph">
      <style:paragraph-properties fo:text-indent="0in"/>
    </style:style>
    <style:style style:name="T1095" style:parent-style-name="Основнойшрифтабзаца" style:family="text">
      <style:text-properties style:font-name="Arial" style:font-name-complex="Arial" fo:color="#000000"/>
    </style:style>
    <style:style style:name="TableCell10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7" style:parent-style-name="Textbodyindent" style:family="paragraph">
      <style:paragraph-properties fo:text-indent="0in"/>
    </style:style>
    <style:style style:name="T1098" style:parent-style-name="Основнойшрифтабзаца" style:family="text">
      <style:text-properties style:font-name="Arial" style:font-name-complex="Arial" fo:color="#000000"/>
    </style:style>
    <style:style style:name="T1099" style:parent-style-name="Основнойшрифтабзаца" style:family="text">
      <style:text-properties style:font-name="Arial" style:font-name-complex="Arial" fo:color="#000000"/>
    </style:style>
    <style:style style:name="TableCell1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1" style:parent-style-name="Textbodyindent" style:family="paragraph">
      <style:paragraph-properties fo:text-indent="0in"/>
    </style:style>
    <style:style style:name="T1102" style:parent-style-name="Основнойшрифтабзаца" style:family="text">
      <style:text-properties style:font-name="Arial" style:font-name-complex="Arial" fo:color="#000000"/>
    </style:style>
    <style:style style:name="P1103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1104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1105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1106" style:parent-style-name="Обычный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style:language-asian="ru" style:country-asian="RU" style:language-complex="ar" style:country-complex="SA" fo:hyphenate="true"/>
    </style:style>
    <style:style style:name="P1107" style:parent-style-name="Заголовок1" style:family="paragraph">
      <style:paragraph-properties fo:text-align="start" fo:margin-top="0in"/>
    </style:style>
    <style:style style:name="T1108" style:parent-style-name="Основнойшрифтабзаца" style:family="text">
      <style:text-properties style:font-name="Times New Roman" style:font-name-complex="Times New Roman"/>
    </style:style>
    <style:style style:name="T1109" style:parent-style-name="Основнойшрифтабзаца" style:family="text">
      <style:text-properties style:font-name="Times New Roman" style:font-name-complex="Times New Roman"/>
    </style:style>
    <style:style style:name="T1110" style:parent-style-name="Основнойшрифтабзаца" style:family="text">
      <style:text-properties style:font-name="Times New Roman" style:font-name-complex="Times New Roman"/>
    </style:style>
    <style:style style:name="T1111" style:parent-style-name="Основнойшрифтабзаца" style:family="text">
      <style:text-properties style:font-name="Times New Roman" style:font-name-complex="Times New Roman"/>
    </style:style>
    <style:style style:name="P111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1113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1114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1115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1116" style:parent-style-name="Обычный" style:family="paragraph">
      <style:paragraph-properties style:vertical-align="auto" fo:margin-top="0.0694in" fo:margin-bottom="0.0694in" fo:margin-left="0.0986in">
        <style:tab-stops/>
      </style:paragraph-properties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1117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1118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1119" style:parent-style-name="Заголовок1" style:family="paragraph">
      <style:paragraph-properties fo:text-align="start" fo:margin-top="0in"/>
      <style:text-properties style:font-name="Times New Roman" style:font-name-complex="Times New Roman"/>
    </style:style>
    <style:style style:name="P1120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1121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112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1123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1124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1125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ru" style:country-asian="RU" style:language-complex="ar" style:country-complex="SA" fo:hyphenate="true"/>
    </style:style>
    <style:style style:name="P1126" style:parent-style-name="Textbodyindent" style:family="paragraph">
      <style:paragraph-properties fo:text-indent="0.4923in"/>
    </style:style>
    <style:style style:name="T1127" style:parent-style-name="Основнойшрифтабзаца" style:family="text">
      <style:text-properties style:font-name="Times New Roman" fo:color="#008000"/>
    </style:style>
    <style:style style:name="T1128" style:parent-style-name="Основнойшрифтабзаца" style:family="text">
      <style:text-properties style:font-name="Times New Roman" fo:color="#008000"/>
    </style:style>
    <style:style style:name="T1129" style:parent-style-name="Основнойшрифтабзаца" style:family="text">
      <style:text-properties style:font-name="Times New Roman"/>
    </style:style>
    <style:style style:name="TableColumn1131" style:family="table-column">
      <style:table-column-properties style:column-width="0.6583in" style:use-optimal-column-width="false"/>
    </style:style>
    <style:style style:name="TableColumn1132" style:family="table-column">
      <style:table-column-properties style:column-width="3.3347in" style:use-optimal-column-width="false"/>
    </style:style>
    <style:style style:name="TableColumn1133" style:family="table-column">
      <style:table-column-properties style:column-width="0.4909in" style:use-optimal-column-width="false"/>
    </style:style>
    <style:style style:name="TableColumn1134" style:family="table-column">
      <style:table-column-properties style:column-width="0.7923in" style:use-optimal-column-width="false"/>
    </style:style>
    <style:style style:name="TableColumn1135" style:family="table-column">
      <style:table-column-properties style:column-width="1.2111in" style:use-optimal-column-width="false"/>
    </style:style>
    <style:style style:name="Table1130" style:family="table">
      <style:table-properties style:width="6.4875in" fo:margin-left="0in" table:align="center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38" style:parent-style-name="Textbodyindent" style:family="paragraph">
      <style:paragraph-properties fo:text-align="center" fo:line-height="100%" fo:text-indent="0in"/>
    </style:style>
    <style:style style:name="T1139" style:parent-style-name="Основнойшрифтабзаца" style:family="text">
      <style:text-properties style:font-name="Times New Roman" fo:font-weight="bold" style:font-weight-asian="bold" fo:color="#008000" fo:font-size="11pt" style:font-size-asian="11pt" style:font-size-complex="11pt"/>
    </style:style>
    <style:style style:name="TableCell11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41" style:parent-style-name="Textbodyindent" style:family="paragraph">
      <style:paragraph-properties fo:text-align="center" fo:line-height="100%" fo:text-indent="0in"/>
      <style:text-properties style:font-name="Times New Roman" fo:font-weight="bold" style:font-weight-asian="bold" fo:color="#008000" fo:font-size="11pt" style:font-size-asian="11pt" style:font-size-complex="11pt"/>
    </style:style>
    <style:style style:name="TableCell11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43" style:parent-style-name="Textbodyindent" style:family="paragraph">
      <style:paragraph-properties fo:text-align="center" fo:line-height="100%" fo:text-indent="0in"/>
      <style:text-properties style:font-name="Times New Roman" fo:font-weight="bold" style:font-weight-asian="bold" fo:color="#008000" fo:font-size="11pt" style:font-size-asian="11pt" style:font-size-complex="11pt"/>
    </style:style>
    <style:style style:name="TableCell11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45" style:parent-style-name="Textbodyindent" style:family="paragraph">
      <style:paragraph-properties fo:text-align="center" fo:line-height="100%" fo:text-indent="0in"/>
      <style:text-properties style:font-name="Times New Roman" fo:font-weight="bold" style:font-weight-asian="bold" fo:color="#008000" fo:font-size="11pt" style:font-size-asian="11pt" style:font-size-complex="11pt"/>
    </style:style>
    <style:style style:name="TableCell11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47" style:parent-style-name="Textbodyindent" style:family="paragraph">
      <style:paragraph-properties fo:text-align="center" fo:line-height="100%" fo:text-indent="0in"/>
      <style:text-properties style:font-name="Times New Roman" fo:font-weight="bold" style:font-weight-asian="bold" fo:color="#008000" fo:font-size="11pt" style:font-size-asian="11pt" style:font-size-complex="11pt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50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1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52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1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54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1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56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1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58" style:parent-style-name="Textbodyindent" style:family="paragraph">
      <style:paragraph-properties style:snap-to-layout-grid="false"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1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1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3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1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5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1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7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16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9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Row1170" style:family="table-row">
      <style:table-row-properties style:use-optimal-row-height="false"/>
    </style:style>
    <style:style style:name="TableCell1171" style:family="table-cell">
      <style:table-cell-properties fo:border="none" style:writing-mode="lr-tb" fo:padding-top="0in" fo:padding-left="0.075in" fo:padding-bottom="0in" fo:padding-right="0.075in"/>
    </style:style>
    <style:style style:name="P1172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173" style:family="table-cell">
      <style:table-cell-properties fo:border="none" style:writing-mode="lr-tb" fo:padding-top="0in" fo:padding-left="0.075in" fo:padding-bottom="0in" fo:padding-right="0.075in"/>
    </style:style>
    <style:style style:name="P1174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175" style:family="table-cell">
      <style:table-cell-properties fo:border="none" style:writing-mode="lr-tb" fo:padding-top="0in" fo:padding-left="0.075in" fo:padding-bottom="0in" fo:padding-right="0.075in"/>
    </style:style>
    <style:style style:name="P1176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177" style:family="table-cell">
      <style:table-cell-properties fo:border="none" style:writing-mode="lr-tb" fo:padding-top="0in" fo:padding-left="0.075in" fo:padding-bottom="0in" fo:padding-right="0.075in"/>
    </style:style>
    <style:style style:name="P1178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179" style:family="table-cell">
      <style:table-cell-properties fo:border="none" style:writing-mode="lr-tb" fo:padding-top="0in" fo:padding-left="0.075in" fo:padding-bottom="0in" fo:padding-right="0.075in"/>
    </style:style>
    <style:style style:name="P1180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="none" style:writing-mode="lr-tb" fo:padding-top="0in" fo:padding-left="0.075in" fo:padding-bottom="0in" fo:padding-right="0.075in"/>
    </style:style>
    <style:style style:name="P1183" style:parent-style-name="Textbodyindent" style:family="paragraph">
      <style:paragraph-properties fo:margin-top="0.0277in" fo:margin-bottom="0.0277in" fo:line-height="100%" fo:text-indent="0in"/>
      <style:text-properties style:font-name="Times New Roman" fo:font-style="italic" style:font-style-asian="italic" fo:color="#008000" fo:font-size="11pt" style:font-size-asian="11pt" style:font-size-complex="11pt"/>
    </style:style>
    <style:style style:name="TableCell1184" style:family="table-cell">
      <style:table-cell-properties fo:border="none" style:writing-mode="lr-tb" fo:padding-top="0in" fo:padding-left="0.075in" fo:padding-bottom="0in" fo:padding-right="0.075in"/>
    </style:style>
    <style:style style:name="P1185" style:parent-style-name="Textbodyindent" style:family="paragraph">
      <style:paragraph-properties fo:margin-top="0.0277in" fo:margin-bottom="0.0277in" fo:line-height="100%" fo:text-indent="0in"/>
      <style:text-properties style:font-name="Times New Roman" fo:font-style="italic" style:font-style-asian="italic" fo:color="#008000" fo:font-size="11pt" style:font-size-asian="11pt" style:font-size-complex="11pt"/>
    </style:style>
    <style:style style:name="TableCell1186" style:family="table-cell">
      <style:table-cell-properties fo:border="none" style:writing-mode="lr-tb" fo:padding-top="0in" fo:padding-left="0.075in" fo:padding-bottom="0in" fo:padding-right="0.075in"/>
    </style:style>
    <style:style style:name="P1187" style:parent-style-name="Textbodyindent" style:family="paragraph">
      <style:paragraph-properties fo:margin-top="0.0277in" fo:margin-bottom="0.0277in" fo:line-height="100%" fo:text-indent="0in"/>
      <style:text-properties style:font-name="Times New Roman" fo:font-style="italic" style:font-style-asian="italic" fo:color="#008000" fo:font-size="11pt" style:font-size-asian="11pt" style:font-size-complex="11pt"/>
    </style:style>
    <style:style style:name="TableCell1188" style:family="table-cell">
      <style:table-cell-properties fo:border="none" style:writing-mode="lr-tb" fo:padding-top="0in" fo:padding-left="0.075in" fo:padding-bottom="0in" fo:padding-right="0.075in"/>
    </style:style>
    <style:style style:name="P1189" style:parent-style-name="Textbodyindent" style:family="paragraph">
      <style:paragraph-properties fo:margin-top="0.0277in" fo:margin-bottom="0.0277in" fo:line-height="100%" fo:text-indent="0in"/>
      <style:text-properties style:font-name="Times New Roman" fo:font-style="italic" style:font-style-asian="italic" fo:color="#008000" fo:font-size="11pt" style:font-size-asian="11pt" style:font-size-complex="11pt"/>
    </style:style>
    <style:style style:name="TableCell1190" style:family="table-cell">
      <style:table-cell-properties fo:border="none" style:writing-mode="lr-tb" fo:padding-top="0in" fo:padding-left="0.075in" fo:padding-bottom="0in" fo:padding-right="0.075in"/>
    </style:style>
    <style:style style:name="P1191" style:parent-style-name="Textbodyindent" style:family="paragraph">
      <style:paragraph-properties fo:margin-top="0.0277in" fo:margin-bottom="0.0277in" fo:line-height="100%" fo:text-indent="0in"/>
      <style:text-properties style:font-name="Times New Roman" fo:font-style="italic" style:font-style-asian="italic" fo:color="#008000" fo:font-size="11pt" style:font-size-asian="11pt" style:font-size-complex="11pt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94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1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96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1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98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19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00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0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02" style:parent-style-name="Textbodyindent" style:family="paragraph">
      <style:paragraph-properties style:snap-to-layout-grid="false"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05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07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09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11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13" style:parent-style-name="Textbodyindent" style:family="paragraph">
      <style:paragraph-properties style:snap-to-layout-grid="false"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Row1214" style:family="table-row">
      <style:table-row-properties style:use-optimal-row-height="false"/>
    </style:style>
    <style:style style:name="TableCell12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16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18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0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2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4" style:parent-style-name="Textbodyindent" style:family="paragraph">
      <style:paragraph-properties style:snap-to-layout-grid="false"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7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9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31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33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35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38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40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42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44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46" style:parent-style-name="Textbodyindent" style:family="paragraph">
      <style:paragraph-properties style:snap-to-layout-grid="false"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Row1247" style:family="table-row">
      <style:table-row-properties style:use-optimal-row-height="false"/>
    </style:style>
    <style:style style:name="TableCell12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49" style:parent-style-name="Textbodyindent" style:family="paragraph">
      <style:paragraph-properties fo:margin-top="0.0277in" fo:margin-bottom="0.0277in" fo:line-height="100%" fo:text-indent="0in"/>
      <style:text-properties style:font-name="Times New Roman" fo:font-style="italic" style:font-style-asian="italic" fo:color="#008000" fo:font-size="11pt" style:font-size-asian="11pt" style:font-size-complex="11pt"/>
    </style:style>
    <style:style style:name="TableCell12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51" style:parent-style-name="Textbodyindent" style:family="paragraph">
      <style:paragraph-properties fo:margin-top="0.0277in" fo:margin-bottom="0.0277in" fo:line-height="100%" fo:text-indent="0in"/>
      <style:text-properties style:font-name="Times New Roman" fo:font-style="italic" style:font-style-asian="italic" fo:color="#008000" fo:font-size="11pt" style:font-size-asian="11pt" style:font-size-complex="11pt"/>
    </style:style>
    <style:style style:name="TableCell12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53" style:parent-style-name="Textbodyindent" style:family="paragraph">
      <style:paragraph-properties fo:margin-top="0.0277in" fo:margin-bottom="0.0277in" fo:line-height="100%" fo:text-indent="0in"/>
      <style:text-properties style:font-name="Times New Roman" fo:font-style="italic" style:font-style-asian="italic" fo:color="#008000" fo:font-size="11pt" style:font-size-asian="11pt" style:font-size-complex="11pt"/>
    </style:style>
    <style:style style:name="TableCell12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55" style:parent-style-name="Textbodyindent" style:family="paragraph">
      <style:paragraph-properties fo:margin-top="0.0277in" fo:margin-bottom="0.0277in" fo:line-height="100%" fo:text-indent="0in"/>
      <style:text-properties style:font-name="Times New Roman" fo:font-style="italic" style:font-style-asian="italic" fo:color="#008000" fo:font-size="11pt" style:font-size-asian="11pt" style:font-size-complex="11pt"/>
    </style:style>
    <style:style style:name="TableCell12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57" style:parent-style-name="Textbodyindent" style:family="paragraph">
      <style:paragraph-properties fo:margin-top="0.0277in" fo:margin-bottom="0.0277in" fo:line-height="100%" fo:text-indent="0in"/>
      <style:text-properties style:font-name="Times New Roman" fo:font-style="italic" style:font-style-asian="italic" fo:color="#008000" fo:font-size="11pt" style:font-size-asian="11pt" style:font-size-complex="11pt"/>
    </style:style>
    <style:style style:name="TableRow1258" style:family="table-row">
      <style:table-row-properties style:use-optimal-row-height="false"/>
    </style:style>
    <style:style style:name="TableCell12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60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62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64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66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68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71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73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75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77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79" style:parent-style-name="Textbodyindent" style:family="paragraph">
      <style:paragraph-properties style:snap-to-layout-grid="false"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Row1280" style:family="table-row">
      <style:table-row-properties style:use-optimal-row-height="false"/>
    </style:style>
    <style:style style:name="TableCell12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82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84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86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88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8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90" style:parent-style-name="Textbodyindent" style:family="paragraph">
      <style:paragraph-properties style:snap-to-layout-grid="false"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Row1291" style:family="table-row">
      <style:table-row-properties style:use-optimal-row-height="false"/>
    </style:style>
    <style:style style:name="TableCell129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93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95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97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2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99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3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01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04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30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06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3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08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30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10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3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12" style:parent-style-name="Textbodyindent" style:family="paragraph">
      <style:paragraph-properties fo:margin-top="0.0277in" fo:margin-bottom="0.0277in" fo:line-height="100%" fo:text-indent="0in"/>
    </style:style>
    <style:style style:name="T1313" style:parent-style-name="Основнойшрифтабзаца" style:family="text">
      <style:text-properties style:font-name="Times New Roman" fo:color="#008000" fo:font-size="11pt" style:font-size-asian="11pt" style:font-size-complex="11pt"/>
    </style:style>
    <style:style style:name="TableRow1314" style:family="table-row">
      <style:table-row-properties style:use-optimal-row-height="false"/>
    </style:style>
    <style:style style:name="TableCell13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16" style:parent-style-name="Textbodyindent" style:family="paragraph">
      <style:paragraph-properties fo:margin-top="0.0277in" fo:margin-bottom="0.0277in" fo:line-height="100%" fo:text-indent="0in"/>
      <style:text-properties style:font-name="Times New Roman" fo:font-style="italic" style:font-style-asian="italic" fo:color="#008000" fo:font-size="11pt" style:font-size-asian="11pt" style:font-size-complex="11pt"/>
    </style:style>
    <style:style style:name="TableCell13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18" style:parent-style-name="Textbodyindent" style:family="paragraph">
      <style:paragraph-properties fo:margin-top="0.0277in" fo:margin-bottom="0.0277in" fo:line-height="100%" fo:text-indent="0in"/>
      <style:text-properties style:font-name="Times New Roman" fo:font-style="italic" style:font-style-asian="italic" fo:color="#008000" fo:font-size="11pt" style:font-size-asian="11pt" style:font-size-complex="11pt"/>
    </style:style>
    <style:style style:name="TableCell13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20" style:parent-style-name="Textbodyindent" style:family="paragraph">
      <style:paragraph-properties fo:margin-top="0.0277in" fo:margin-bottom="0.0277in" fo:line-height="100%" fo:text-indent="0in"/>
      <style:text-properties style:font-name="Times New Roman" fo:font-style="italic" style:font-style-asian="italic" fo:color="#008000" fo:font-size="11pt" style:font-size-asian="11pt" style:font-size-complex="11pt"/>
    </style:style>
    <style:style style:name="TableCell13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22" style:parent-style-name="Textbodyindent" style:family="paragraph">
      <style:paragraph-properties fo:margin-top="0.0277in" fo:margin-bottom="0.0277in" fo:line-height="100%" fo:text-indent="0in"/>
      <style:text-properties style:font-name="Times New Roman" fo:font-style="italic" style:font-style-asian="italic" fo:color="#008000" fo:font-size="11pt" style:font-size-asian="11pt" style:font-size-complex="11pt"/>
    </style:style>
    <style:style style:name="TableCell13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24" style:parent-style-name="Textbodyindent" style:family="paragraph">
      <style:paragraph-properties style:snap-to-layout-grid="false" fo:margin-top="0.0277in" fo:margin-bottom="0.0277in" fo:line-height="100%" fo:text-indent="0in"/>
      <style:text-properties style:font-name="Times New Roman" fo:font-style="italic" style:font-style-asian="italic" fo:color="#008000" fo:font-size="11pt" style:font-size-asian="11pt" style:font-size-complex="11pt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27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3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29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3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31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3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33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TableCell13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35" style:parent-style-name="Textbodyindent" style:family="paragraph">
      <style:paragraph-properties fo:margin-top="0.0277in" fo:margin-bottom="0.0277in" fo:line-height="100%" fo:text-indent="0in"/>
      <style:text-properties style:font-name="Times New Roman" fo:color="#008000" fo:font-size="11pt" style:font-size-asian="11pt" style:font-size-complex="11pt"/>
    </style:style>
    <style:style style:name="P1336" style:parent-style-name="Textbodyindent" style:family="paragraph">
      <style:paragraph-properties fo:text-indent="0.4923in"/>
    </style:style>
    <style:style style:name="T1337" style:parent-style-name="Основнойшрифтабзаца" style:family="text">
      <style:text-properties style:font-name="Times New Roman" fo:font-weight="bold" style:font-weight-asian="bold" fo:color="#008000"/>
    </style:style>
    <style:style style:name="T1338" style:parent-style-name="Основнойшрифтабзаца" style:family="text">
      <style:text-properties style:font-name="Times New Roman" fo:font-weight="bold" style:font-weight-asian="bold" fo:color="#008000"/>
    </style:style>
    <style:style style:name="P1339" style:parent-style-name="Textbodyindent" style:family="paragraph">
      <style:paragraph-properties fo:text-indent="0.4923in"/>
      <style:text-properties style:font-name="Times New Roman" fo:font-weight="bold" style:font-weight-asian="bold" fo:color="#008000"/>
    </style:style>
    <style:style style:name="P1340" style:parent-style-name="Textbodyindent" style:family="paragraph">
      <style:paragraph-properties fo:text-indent="0.4923in"/>
      <style:text-properties style:font-name="Times New Roman" fo:color="#008000"/>
    </style:style>
    <style:style style:name="P1341" style:parent-style-name="Textbodyindent" style:family="paragraph">
      <style:paragraph-properties fo:text-indent="0.4923in"/>
      <style:text-properties style:font-name="Times New Roman" fo:color="#008000"/>
    </style:style>
    <style:style style:name="P1342" style:parent-style-name="Textbodyindent" style:family="paragraph">
      <style:paragraph-properties fo:text-indent="0.4923in"/>
      <style:text-properties style:font-name="Times New Roman" fo:font-weight="bold" style:font-weight-asian="bold" fo:color="#008000"/>
    </style:style>
    <style:style style:name="P1343" style:parent-style-name="Textbodyindent" style:family="paragraph">
      <style:paragraph-properties fo:text-indent="0.4923in"/>
    </style:style>
    <style:style style:name="T1344" style:parent-style-name="Основнойшрифтабзаца" style:family="text">
      <style:text-properties style:font-name="Times New Roman" fo:color="#008000"/>
    </style:style>
    <style:style style:name="P1345" style:parent-style-name="Textbodyindent" style:family="paragraph">
      <style:paragraph-properties fo:text-indent="0.4923in"/>
    </style:style>
    <style:style style:name="T1346" style:parent-style-name="Основнойшрифтабзаца" style:family="text">
      <style:text-properties style:font-name="Times New Roman" fo:color="#008000"/>
    </style:style>
    <style:style style:name="P1347" style:parent-style-name="Textbodyindent" style:family="paragraph">
      <style:paragraph-properties fo:text-indent="0.4923in"/>
      <style:text-properties style:font-name="Times New Roman" fo:color="#008000"/>
    </style:style>
    <style:style style:name="P1348" style:parent-style-name="Textbodyindent" style:family="paragraph">
      <style:paragraph-properties fo:text-indent="0.4923in"/>
      <style:text-properties style:font-name="Times New Roman" fo:color="#008000"/>
    </style:style>
    <style:style style:name="P1349" style:parent-style-name="Заголовок1" style:family="paragraph">
      <style:paragraph-properties fo:text-align="start" fo:margin-top="0in"/>
      <style:text-properties style:font-name="Times New Roman" style:font-name-complex="Times New Roman"/>
    </style:style>
    <style:style style:name="P1350" style:parent-style-name="Textbodyindent" style:family="paragraph">
      <style:paragraph-properties fo:text-indent="0.4923in"/>
    </style:style>
    <style:style style:name="T1351" style:parent-style-name="Основнойшрифтабзаца" style:family="text">
      <style:text-properties style:font-name="Times New Roman" style:font-name-complex="Times New Roman" fo:color="#000000"/>
    </style:style>
    <style:style style:name="P1352" style:parent-style-name="Заг1АННОТАЦИЯ" style:family="paragraph">
      <style:paragraph-properties fo:margin-bottom="0.1666in"/>
      <style:text-properties style:font-name="Times New Roman" style:font-name-complex="Times New Roman"/>
    </style:style>
    <style:style style:name="TableColumn1354" style:family="table-column">
      <style:table-column-properties style:column-width="2.3333in" style:use-optimal-column-width="false"/>
    </style:style>
    <style:style style:name="TableColumn1355" style:family="table-column">
      <style:table-column-properties style:column-width="1.5798in" style:use-optimal-column-width="false"/>
    </style:style>
    <style:style style:name="TableColumn1356" style:family="table-column">
      <style:table-column-properties style:column-width="1.5805in" style:use-optimal-column-width="false"/>
    </style:style>
    <style:style style:name="TableColumn1357" style:family="table-column">
      <style:table-column-properties style:column-width="0.7451in" style:use-optimal-column-width="false"/>
    </style:style>
    <style:style style:name="TableColumn1358" style:family="table-column">
      <style:table-column-properties style:column-width="0.7458in" style:use-optimal-column-width="false"/>
    </style:style>
    <style:style style:name="Table1353" style:family="table">
      <style:table-properties style:width="6.9847in" fo:margin-left="0in" table:align="center"/>
    </style:style>
    <style:style style:name="TableRow1359" style:family="table-row">
      <style:table-row-properties style:min-row-height="0.1756in" style:use-optimal-row-height="false" fo:keep-together="always"/>
    </style:style>
    <style:style style:name="TableCell1360" style:family="table-cell">
      <style:table-cell-properties fo:border-top="0.0312in solid #000000" fo:border-left="0.0312in solid #000000" fo:border-bottom="none" fo:border-right="0.0104in solid #000000" style:writing-mode="lr-tb" style:vertical-align="middle" fo:padding-top="0in" fo:padding-left="0.0743in" fo:padding-bottom="0in" fo:padding-right="0.0743in"/>
    </style:style>
    <style:style style:name="P1361" style:parent-style-name="Standard" style:family="paragraph">
      <style:paragraph-properties fo:text-align="center" fo:margin-left="-0.0743in" fo:margin-right="-0.075in">
        <style:tab-stops/>
      </style:paragraph-properties>
      <style:text-properties style:font-name="Times New Roman" fo:font-size="11pt" style:font-size-asian="11pt" style:font-size-complex="11pt"/>
    </style:style>
    <style:style style:name="TableCell1362" style:family="table-cell">
      <style:table-cell-properties fo:border-top="0.0312in solid #000000" fo:border-left="0.0104in solid #000000" fo:border-bottom="none" fo:border-right="0.0104in solid #000000" style:writing-mode="lr-tb" style:vertical-align="middle" fo:padding-top="0in" fo:padding-left="0.0743in" fo:padding-bottom="0in" fo:padding-right="0.0743in"/>
    </style:style>
    <style:style style:name="P1363" style:parent-style-name="Standard" style:family="paragraph">
      <style:paragraph-properties fo:text-align="center" fo:margin-left="-0.0743in" fo:margin-right="-0.0743in">
        <style:tab-stops/>
      </style:paragraph-properties>
      <style:text-properties style:font-name="Times New Roman" fo:font-size="11pt" style:font-size-asian="11pt" style:font-size-complex="11pt"/>
    </style:style>
    <style:style style:name="TableCell1364" style:family="table-cell">
      <style:table-cell-properties fo:border-top="0.0312in solid #000000" fo:border-left="0.0104in solid #000000" fo:border-bottom="none" fo:border-right="0.0104in solid #000000" style:writing-mode="lr-tb" style:vertical-align="middle" fo:padding-top="0in" fo:padding-left="0.0743in" fo:padding-bottom="0in" fo:padding-right="0.0743in"/>
    </style:style>
    <style:style style:name="P1365" style:parent-style-name="Standard" style:family="paragraph">
      <style:paragraph-properties fo:text-align="center"/>
      <style:text-properties style:font-name="Times New Roman" fo:font-size="11pt" style:font-size-asian="11pt" style:font-size-complex="11pt"/>
    </style:style>
    <style:style style:name="TableCell1366" style:family="table-cell">
      <style:table-cell-properties fo:border-top="0.0312in solid #000000" fo:border-left="0.0104in solid #000000" fo:border-bottom="none" fo:border-right="0.0104in solid #000000" style:writing-mode="lr-tb" style:vertical-align="middle" fo:padding-top="0in" fo:padding-left="0.0743in" fo:padding-bottom="0in" fo:padding-right="0.0743in"/>
    </style:style>
    <style:style style:name="P1367" style:parent-style-name="Standard" style:family="paragraph">
      <style:paragraph-properties fo:text-align="center">
        <style:tab-stops>
          <style:tab-stop style:type="left" style:position="0.0833in"/>
        </style:tab-stops>
      </style:paragraph-properties>
      <style:text-properties style:font-name="Times New Roman" fo:font-size="11pt" style:font-size-asian="11pt" style:font-size-complex="11pt"/>
    </style:style>
    <style:style style:name="TableCell1368" style:family="table-cell">
      <style:table-cell-properties fo:border-top="0.0312in solid #000000" fo:border-left="0.0104in solid #000000" fo:border-bottom="none" fo:border-right="0.0312in solid #000000" style:writing-mode="lr-tb" style:vertical-align="middle" fo:padding-top="0in" fo:padding-left="0.0743in" fo:padding-bottom="0in" fo:padding-right="0.0743in"/>
    </style:style>
    <style:style style:name="P1369" style:parent-style-name="Standard" style:family="paragraph">
      <style:paragraph-properties fo:text-align="center"/>
      <style:text-properties style:font-name="Times New Roman" fo:font-size="11pt" style:font-size-asian="11pt" style:font-size-complex="11pt"/>
    </style:style>
    <style:style style:name="TableRow1370" style:family="table-row">
      <style:table-row-properties style:min-row-height="0.1916in" style:use-optimal-row-height="false" fo:keep-together="always"/>
    </style:style>
    <style:style style:name="TableRow1371" style:family="table-row">
      <style:table-row-properties style:use-optimal-row-height="false"/>
    </style:style>
    <style:style style:name="TableCell1372" style:family="table-cell">
      <style:table-cell-properties fo:border-top="0.0312in solid #000000" fo:border-left="0.0312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373" style:parent-style-name="Standard" style:family="paragraph">
      <style:paragraph-properties style:snap-to-layout-grid="false" fo:line-height="150%" fo:margin-right="0.0631in"/>
      <style:text-properties style:font-name="Times New Roman" fo:font-size="10pt" style:font-size-asian="10pt" style:font-size-complex="10pt" fo:language="en" fo:country="US" style:language-asian="en" style:country-asian="US"/>
    </style:style>
    <style:style style:name="TableCell1374" style:family="table-cell">
      <style:table-cell-properties fo:border-top="0.0312in solid #000000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375" style:parent-style-name="Standard" style:family="paragraph">
      <style:paragraph-properties style:snap-to-layout-grid="false" fo:margin-right="0.0631in"/>
      <style:text-properties style:font-name="Times New Roman" style:font-size-complex="10pt" fo:language="en" fo:country="US" style:language-asian="en" style:country-asian="US"/>
    </style:style>
    <style:style style:name="TableCell1376" style:family="table-cell">
      <style:table-cell-properties fo:border-top="0.0312in solid #000000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377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378" style:family="table-cell">
      <style:table-cell-properties fo:border-top="0.0312in solid #000000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379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380" style:family="table-cell">
      <style:table-cell-properties fo:border-top="0.0312in solid #000000" fo:border-left="0.0104in solid #000000" fo:border-bottom="0.0104in solid #000000" fo:border-right="0.0312in solid #000000" style:writing-mode="lr-tb" fo:padding-top="0in" fo:padding-left="0.0743in" fo:padding-bottom="0in" fo:padding-right="0.0743in"/>
    </style:style>
    <style:style style:name="P1381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Row1382" style:family="table-row">
      <style:table-row-properties style:use-optimal-row-height="false"/>
    </style:style>
    <style:style style:name="TableCell1383" style:family="table-cell">
      <style:table-cell-properties fo:border-top="0.0104in solid #000000" fo:border-left="0.0312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384" style:parent-style-name="Standard" style:family="paragraph">
      <style:paragraph-properties style:snap-to-layout-grid="false" fo:line-height="150%" fo:margin-right="0.0631in"/>
      <style:text-properties style:font-name="Times New Roman" fo:font-size="10pt" style:font-size-asian="10pt" style:font-size-complex="10pt" fo:language="en" fo:country="US" style:language-asian="en" style:country-asian="US"/>
    </style:style>
    <style:style style:name="TableCell1385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386" style:parent-style-name="Standard" style:family="paragraph">
      <style:paragraph-properties style:snap-to-layout-grid="false" fo:margin-right="0.0631in"/>
      <style:text-properties style:font-name="Times New Roman" style:font-size-complex="10pt" fo:language="en" fo:country="US" style:language-asian="en" style:country-asian="US"/>
    </style:style>
    <style:style style:name="TableCell1387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388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389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390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391" style:family="table-cell">
      <style:table-cell-properties fo:border-top="none" fo:border-left="0.0104in solid #000000" fo:border-bottom="0.0104in solid #000000" fo:border-right="0.0312in solid #000000" style:writing-mode="lr-tb" fo:padding-top="0in" fo:padding-left="0.0743in" fo:padding-bottom="0in" fo:padding-right="0.0743in"/>
    </style:style>
    <style:style style:name="P1392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Row1393" style:family="table-row">
      <style:table-row-properties style:use-optimal-row-height="false"/>
    </style:style>
    <style:style style:name="TableCell1394" style:family="table-cell">
      <style:table-cell-properties fo:border-top="0.0104in solid #000000" fo:border-left="0.0312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395" style:parent-style-name="Standard" style:family="paragraph">
      <style:paragraph-properties style:snap-to-layout-grid="false" fo:line-height="150%" fo:margin-right="0.0631in"/>
      <style:text-properties style:font-name="Times New Roman" fo:font-size="10pt" style:font-size-asian="10pt" style:font-size-complex="10pt" fo:language="en" fo:country="US" style:language-asian="en" style:country-asian="US"/>
    </style:style>
    <style:style style:name="TableCell1396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397" style:parent-style-name="Standard" style:family="paragraph">
      <style:paragraph-properties style:snap-to-layout-grid="false" fo:margin-right="0.0631in"/>
      <style:text-properties style:font-name="Times New Roman" style:font-size-complex="10pt" fo:language="en" fo:country="US" style:language-asian="en" style:country-asian="US"/>
    </style:style>
    <style:style style:name="TableCell1398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399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400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01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402" style:family="table-cell">
      <style:table-cell-properties fo:border-top="none" fo:border-left="0.0104in solid #000000" fo:border-bottom="0.0104in solid #000000" fo:border-right="0.0312in solid #000000" style:writing-mode="lr-tb" fo:padding-top="0in" fo:padding-left="0.0743in" fo:padding-bottom="0in" fo:padding-right="0.0743in"/>
    </style:style>
    <style:style style:name="P1403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-top="0.0104in solid #000000" fo:border-left="0.0312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06" style:parent-style-name="Standard" style:family="paragraph">
      <style:paragraph-properties style:snap-to-layout-grid="false" fo:line-height="150%" fo:margin-right="0.0631in"/>
      <style:text-properties style:font-name="Times New Roman" fo:font-size="10pt" style:font-size-asian="10pt" style:font-size-complex="10pt" fo:language="en" fo:country="US" style:language-asian="en" style:country-asian="US"/>
    </style:style>
    <style:style style:name="TableCell1407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08" style:parent-style-name="Standard" style:family="paragraph">
      <style:paragraph-properties style:snap-to-layout-grid="false" fo:margin-right="0.0631in"/>
      <style:text-properties style:font-name="Times New Roman" style:font-size-complex="10pt" fo:language="en" fo:country="US" style:language-asian="en" style:country-asian="US"/>
    </style:style>
    <style:style style:name="TableCell1409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10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411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12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413" style:family="table-cell">
      <style:table-cell-properties fo:border-top="none" fo:border-left="0.0104in solid #000000" fo:border-bottom="0.0104in solid #000000" fo:border-right="0.0312in solid #000000" style:writing-mode="lr-tb" fo:padding-top="0in" fo:padding-left="0.0743in" fo:padding-bottom="0in" fo:padding-right="0.0743in"/>
    </style:style>
    <style:style style:name="P1414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Row1415" style:family="table-row">
      <style:table-row-properties style:use-optimal-row-height="false"/>
    </style:style>
    <style:style style:name="TableCell1416" style:family="table-cell">
      <style:table-cell-properties fo:border-top="0.0104in solid #000000" fo:border-left="0.0312in solid #000000" fo:border-bottom="0.0312in solid #000000" fo:border-right="0.0104in solid #000000" style:writing-mode="lr-tb" style:vertical-align="middle" fo:padding-top="0in" fo:padding-left="0.0743in" fo:padding-bottom="0in" fo:padding-right="0.0743in"/>
    </style:style>
    <style:style style:name="P1417" style:parent-style-name="Standard" style:family="paragraph">
      <style:paragraph-properties style:snap-to-layout-grid="false" fo:line-height="150%" fo:margin-right="0.0631in"/>
      <style:text-properties style:font-name="Times New Roman" fo:font-size="10pt" style:font-size-asian="10pt" style:font-size-complex="10pt" fo:language="en" fo:country="US" style:language-asian="en" style:country-asian="US"/>
    </style:style>
    <style:style style:name="TableCell1418" style:family="table-cell">
      <style:table-cell-properties fo:border-top="0.0104in solid #000000" fo:border-left="0.0104in solid #000000" fo:border-bottom="0.0312in solid #000000" fo:border-right="0.0104in solid #000000" style:writing-mode="lr-tb" style:vertical-align="middle" fo:padding-top="0in" fo:padding-left="0.0743in" fo:padding-bottom="0in" fo:padding-right="0.0743in"/>
    </style:style>
    <style:style style:name="P1419" style:parent-style-name="Standard" style:family="paragraph">
      <style:paragraph-properties style:snap-to-layout-grid="false" fo:margin-right="0.0631in"/>
      <style:text-properties style:font-name="Times New Roman" style:font-size-complex="10pt" fo:language="en" fo:country="US" style:language-asian="en" style:country-asian="US"/>
    </style:style>
    <style:style style:name="TableCell1420" style:family="table-cell">
      <style:table-cell-properties fo:border-top="0.0104in solid #000000" fo:border-left="0.0104in solid #000000" fo:border-bottom="0.0312in solid #000000" fo:border-right="0.0104in solid #000000" style:writing-mode="lr-tb" style:vertical-align="middle" fo:padding-top="0in" fo:padding-left="0.0743in" fo:padding-bottom="0in" fo:padding-right="0.0743in"/>
    </style:style>
    <style:style style:name="P1421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422" style:family="table-cell">
      <style:table-cell-properties fo:border-top="0.0104in solid #000000" fo:border-left="0.0104in solid #000000" fo:border-bottom="0.0312in solid #000000" fo:border-right="0.0104in solid #000000" style:writing-mode="lr-tb" style:vertical-align="middle" fo:padding-top="0in" fo:padding-left="0.0743in" fo:padding-bottom="0in" fo:padding-right="0.0743in"/>
    </style:style>
    <style:style style:name="P1423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424" style:family="table-cell">
      <style:table-cell-properties fo:border-top="0.0104in solid #000000" fo:border-left="0.0104in solid #000000" fo:border-bottom="0.0312in solid #000000" fo:border-right="0.0312in solid #000000" style:writing-mode="lr-tb" style:vertical-align="middle" fo:padding-top="0in" fo:padding-left="0.0743in" fo:padding-bottom="0in" fo:padding-right="0.0743in"/>
    </style:style>
    <style:style style:name="P1425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P1426" style:parent-style-name="Заг1АННОТАЦИЯ" style:family="paragraph">
      <style:paragraph-properties fo:break-before="auto" fo:margin-top="0.1666in" fo:margin-bottom="0.1666in" fo:line-height="100%"/>
      <style:text-properties style:font-name="Times New Roman"/>
    </style:style>
    <style:style style:name="TableColumn1428" style:family="table-column">
      <style:table-column-properties style:column-width="2.3333in" style:use-optimal-column-width="false"/>
    </style:style>
    <style:style style:name="TableColumn1429" style:family="table-column">
      <style:table-column-properties style:column-width="1.5798in" style:use-optimal-column-width="false"/>
    </style:style>
    <style:style style:name="TableColumn1430" style:family="table-column">
      <style:table-column-properties style:column-width="1.5805in" style:use-optimal-column-width="false"/>
    </style:style>
    <style:style style:name="TableColumn1431" style:family="table-column">
      <style:table-column-properties style:column-width="0.7451in" style:use-optimal-column-width="false"/>
    </style:style>
    <style:style style:name="TableColumn1432" style:family="table-column">
      <style:table-column-properties style:column-width="0.7458in" style:use-optimal-column-width="false"/>
    </style:style>
    <style:style style:name="Table1427" style:family="table">
      <style:table-properties style:width="6.9847in" fo:margin-left="0in" table:align="center"/>
    </style:style>
    <style:style style:name="TableRow1433" style:family="table-row">
      <style:table-row-properties style:min-row-height="0.1756in" style:use-optimal-row-height="false" fo:keep-together="always"/>
    </style:style>
    <style:style style:name="TableCell1434" style:family="table-cell">
      <style:table-cell-properties fo:border-top="0.0312in solid #000000" fo:border-left="0.0312in solid #000000" fo:border-bottom="none" fo:border-right="0.0104in solid #000000" style:writing-mode="lr-tb" style:vertical-align="middle" fo:padding-top="0in" fo:padding-left="0.0743in" fo:padding-bottom="0in" fo:padding-right="0.0743in"/>
    </style:style>
    <style:style style:name="P1435" style:parent-style-name="Standard" style:family="paragraph">
      <style:paragraph-properties fo:text-align="center" fo:margin-left="-0.0743in" fo:margin-right="-0.075in">
        <style:tab-stops/>
      </style:paragraph-properties>
      <style:text-properties style:font-name="Times New Roman" fo:font-size="11pt" style:font-size-asian="11pt" style:font-size-complex="11pt"/>
    </style:style>
    <style:style style:name="TableCell1436" style:family="table-cell">
      <style:table-cell-properties fo:border-top="0.0312in solid #000000" fo:border-left="0.0104in solid #000000" fo:border-bottom="none" fo:border-right="0.0104in solid #000000" style:writing-mode="lr-tb" style:vertical-align="middle" fo:padding-top="0in" fo:padding-left="0.0743in" fo:padding-bottom="0in" fo:padding-right="0.0743in"/>
    </style:style>
    <style:style style:name="P1437" style:parent-style-name="Standard" style:family="paragraph">
      <style:paragraph-properties fo:text-align="center" fo:margin-left="-0.0743in" fo:margin-right="-0.0743in">
        <style:tab-stops/>
      </style:paragraph-properties>
      <style:text-properties style:font-name="Times New Roman" fo:font-size="11pt" style:font-size-asian="11pt" style:font-size-complex="11pt"/>
    </style:style>
    <style:style style:name="TableCell1438" style:family="table-cell">
      <style:table-cell-properties fo:border-top="0.0312in solid #000000" fo:border-left="0.0104in solid #000000" fo:border-bottom="none" fo:border-right="0.0104in solid #000000" style:writing-mode="lr-tb" style:vertical-align="middle" fo:padding-top="0in" fo:padding-left="0.0743in" fo:padding-bottom="0in" fo:padding-right="0.0743in"/>
    </style:style>
    <style:style style:name="P1439" style:parent-style-name="Standard" style:family="paragraph">
      <style:paragraph-properties fo:text-align="center"/>
      <style:text-properties style:font-name="Times New Roman" fo:font-size="11pt" style:font-size-asian="11pt" style:font-size-complex="11pt"/>
    </style:style>
    <style:style style:name="TableCell1440" style:family="table-cell">
      <style:table-cell-properties fo:border-top="0.0312in solid #000000" fo:border-left="0.0104in solid #000000" fo:border-bottom="none" fo:border-right="0.0104in solid #000000" style:writing-mode="lr-tb" style:vertical-align="middle" fo:padding-top="0in" fo:padding-left="0.0743in" fo:padding-bottom="0in" fo:padding-right="0.0743in"/>
    </style:style>
    <style:style style:name="P1441" style:parent-style-name="Standard" style:family="paragraph">
      <style:paragraph-properties fo:text-align="center">
        <style:tab-stops>
          <style:tab-stop style:type="left" style:position="0.0833in"/>
        </style:tab-stops>
      </style:paragraph-properties>
      <style:text-properties style:font-name="Times New Roman" fo:font-size="11pt" style:font-size-asian="11pt" style:font-size-complex="11pt"/>
    </style:style>
    <style:style style:name="TableCell1442" style:family="table-cell">
      <style:table-cell-properties fo:border-top="0.0312in solid #000000" fo:border-left="0.0104in solid #000000" fo:border-bottom="none" fo:border-right="0.0312in solid #000000" style:writing-mode="lr-tb" style:vertical-align="middle" fo:padding-top="0in" fo:padding-left="0.0743in" fo:padding-bottom="0in" fo:padding-right="0.0743in"/>
    </style:style>
    <style:style style:name="P1443" style:parent-style-name="Standard" style:family="paragraph">
      <style:paragraph-properties fo:text-align="center"/>
      <style:text-properties style:font-name="Times New Roman" fo:font-size="11pt" style:font-size-asian="11pt" style:font-size-complex="11pt"/>
    </style:style>
    <style:style style:name="TableRow1444" style:family="table-row">
      <style:table-row-properties style:min-row-height="0.1916in" style:use-optimal-row-height="false" fo:keep-together="always"/>
    </style:style>
    <style:style style:name="TableRow1445" style:family="table-row">
      <style:table-row-properties style:use-optimal-row-height="false"/>
    </style:style>
    <style:style style:name="TableCell1446" style:family="table-cell">
      <style:table-cell-properties fo:border-top="0.0312in solid #000000" fo:border-left="0.0312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47" style:parent-style-name="Standard" style:family="paragraph">
      <style:paragraph-properties style:snap-to-layout-grid="false" fo:line-height="150%" fo:margin-right="0.0631in"/>
      <style:text-properties style:font-name="Times New Roman" fo:font-size="10pt" style:font-size-asian="10pt" style:font-size-complex="10pt" fo:language="en" fo:country="US" style:language-asian="en" style:country-asian="US"/>
    </style:style>
    <style:style style:name="TableCell1448" style:family="table-cell">
      <style:table-cell-properties fo:border-top="0.0312in solid #000000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49" style:parent-style-name="Standard" style:family="paragraph">
      <style:paragraph-properties style:snap-to-layout-grid="false" fo:margin-right="0.0631in"/>
      <style:text-properties style:font-name="Times New Roman" style:font-size-complex="10pt" fo:language="en" fo:country="US" style:language-asian="en" style:country-asian="US"/>
    </style:style>
    <style:style style:name="TableCell1450" style:family="table-cell">
      <style:table-cell-properties fo:border-top="0.0312in solid #000000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51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452" style:family="table-cell">
      <style:table-cell-properties fo:border-top="0.0312in solid #000000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53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454" style:family="table-cell">
      <style:table-cell-properties fo:border-top="0.0312in solid #000000" fo:border-left="0.0104in solid #000000" fo:border-bottom="0.0104in solid #000000" fo:border-right="0.0312in solid #000000" style:writing-mode="lr-tb" fo:padding-top="0in" fo:padding-left="0.0743in" fo:padding-bottom="0in" fo:padding-right="0.0743in"/>
    </style:style>
    <style:style style:name="P1455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Row1456" style:family="table-row">
      <style:table-row-properties style:use-optimal-row-height="false"/>
    </style:style>
    <style:style style:name="TableCell1457" style:family="table-cell">
      <style:table-cell-properties fo:border-top="0.0104in solid #000000" fo:border-left="0.0312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58" style:parent-style-name="Standard" style:family="paragraph">
      <style:paragraph-properties style:snap-to-layout-grid="false" fo:line-height="150%" fo:margin-right="0.0631in"/>
      <style:text-properties style:font-name="Times New Roman" fo:font-size="10pt" style:font-size-asian="10pt" style:font-size-complex="10pt" fo:language="en" fo:country="US" style:language-asian="en" style:country-asian="US"/>
    </style:style>
    <style:style style:name="TableCell1459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60" style:parent-style-name="Standard" style:family="paragraph">
      <style:paragraph-properties style:snap-to-layout-grid="false" fo:margin-right="0.0631in"/>
      <style:text-properties style:font-name="Times New Roman" style:font-size-complex="10pt" fo:language="en" fo:country="US" style:language-asian="en" style:country-asian="US"/>
    </style:style>
    <style:style style:name="TableCell1461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62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463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64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465" style:family="table-cell">
      <style:table-cell-properties fo:border-top="none" fo:border-left="0.0104in solid #000000" fo:border-bottom="0.0104in solid #000000" fo:border-right="0.0312in solid #000000" style:writing-mode="lr-tb" fo:padding-top="0in" fo:padding-left="0.0743in" fo:padding-bottom="0in" fo:padding-right="0.0743in"/>
    </style:style>
    <style:style style:name="P1466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Row1467" style:family="table-row">
      <style:table-row-properties style:use-optimal-row-height="false"/>
    </style:style>
    <style:style style:name="TableCell1468" style:family="table-cell">
      <style:table-cell-properties fo:border-top="0.0104in solid #000000" fo:border-left="0.0312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69" style:parent-style-name="Standard" style:family="paragraph">
      <style:paragraph-properties style:snap-to-layout-grid="false" fo:line-height="150%" fo:margin-right="0.0631in"/>
      <style:text-properties style:font-name="Times New Roman" fo:font-size="10pt" style:font-size-asian="10pt" style:font-size-complex="10pt" fo:language="en" fo:country="US" style:language-asian="en" style:country-asian="US"/>
    </style:style>
    <style:style style:name="TableCell1470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71" style:parent-style-name="Standard" style:family="paragraph">
      <style:paragraph-properties style:snap-to-layout-grid="false" fo:margin-right="0.0631in"/>
      <style:text-properties style:font-name="Times New Roman" style:font-size-complex="10pt" fo:language="en" fo:country="US" style:language-asian="en" style:country-asian="US"/>
    </style:style>
    <style:style style:name="TableCell1472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73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474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75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476" style:family="table-cell">
      <style:table-cell-properties fo:border-top="none" fo:border-left="0.0104in solid #000000" fo:border-bottom="0.0104in solid #000000" fo:border-right="0.0312in solid #000000" style:writing-mode="lr-tb" fo:padding-top="0in" fo:padding-left="0.0743in" fo:padding-bottom="0in" fo:padding-right="0.0743in"/>
    </style:style>
    <style:style style:name="P1477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Row1478" style:family="table-row">
      <style:table-row-properties style:use-optimal-row-height="false"/>
    </style:style>
    <style:style style:name="TableCell1479" style:family="table-cell">
      <style:table-cell-properties fo:border-top="0.0104in solid #000000" fo:border-left="0.0312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80" style:parent-style-name="Standard" style:family="paragraph">
      <style:paragraph-properties style:snap-to-layout-grid="false" fo:line-height="150%" fo:margin-right="0.0631in"/>
      <style:text-properties style:font-name="Times New Roman" fo:font-size="10pt" style:font-size-asian="10pt" style:font-size-complex="10pt" fo:language="en" fo:country="US" style:language-asian="en" style:country-asian="US"/>
    </style:style>
    <style:style style:name="TableCell1481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82" style:parent-style-name="Standard" style:family="paragraph">
      <style:paragraph-properties style:snap-to-layout-grid="false" fo:margin-right="0.0631in"/>
      <style:text-properties style:font-name="Times New Roman" style:font-size-complex="10pt" fo:language="en" fo:country="US" style:language-asian="en" style:country-asian="US"/>
    </style:style>
    <style:style style:name="TableCell1483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84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485" style:family="table-cell">
      <style:table-cell-properties fo:border-top="none" fo:border-left="0.0104in solid #000000" fo:border-bottom="0.0104in solid #000000" fo:border-right="0.0104in solid #000000" style:writing-mode="lr-tb" fo:padding-top="0in" fo:padding-left="0.0743in" fo:padding-bottom="0in" fo:padding-right="0.0743in"/>
    </style:style>
    <style:style style:name="P1486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487" style:family="table-cell">
      <style:table-cell-properties fo:border-top="none" fo:border-left="0.0104in solid #000000" fo:border-bottom="0.0104in solid #000000" fo:border-right="0.0312in solid #000000" style:writing-mode="lr-tb" fo:padding-top="0in" fo:padding-left="0.0743in" fo:padding-bottom="0in" fo:padding-right="0.0743in"/>
    </style:style>
    <style:style style:name="P1488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Row1489" style:family="table-row">
      <style:table-row-properties style:use-optimal-row-height="false"/>
    </style:style>
    <style:style style:name="TableCell1490" style:family="table-cell">
      <style:table-cell-properties fo:border-top="0.0104in solid #000000" fo:border-left="0.0312in solid #000000" fo:border-bottom="0.0312in solid #000000" fo:border-right="0.0104in solid #000000" style:writing-mode="lr-tb" style:vertical-align="middle" fo:padding-top="0in" fo:padding-left="0.0743in" fo:padding-bottom="0in" fo:padding-right="0.0743in"/>
    </style:style>
    <style:style style:name="P1491" style:parent-style-name="Standard" style:family="paragraph">
      <style:paragraph-properties style:snap-to-layout-grid="false" fo:line-height="150%" fo:margin-right="0.0631in"/>
      <style:text-properties style:font-name="Times New Roman" fo:font-size="10pt" style:font-size-asian="10pt" style:font-size-complex="10pt" fo:language="en" fo:country="US" style:language-asian="en" style:country-asian="US"/>
    </style:style>
    <style:style style:name="TableCell1492" style:family="table-cell">
      <style:table-cell-properties fo:border-top="0.0104in solid #000000" fo:border-left="0.0104in solid #000000" fo:border-bottom="0.0312in solid #000000" fo:border-right="0.0104in solid #000000" style:writing-mode="lr-tb" style:vertical-align="middle" fo:padding-top="0in" fo:padding-left="0.0743in" fo:padding-bottom="0in" fo:padding-right="0.0743in"/>
    </style:style>
    <style:style style:name="P1493" style:parent-style-name="Standard" style:family="paragraph">
      <style:paragraph-properties style:snap-to-layout-grid="false" fo:margin-right="0.0631in"/>
      <style:text-properties style:font-name="Times New Roman" style:font-size-complex="10pt" fo:language="en" fo:country="US" style:language-asian="en" style:country-asian="US"/>
    </style:style>
    <style:style style:name="TableCell1494" style:family="table-cell">
      <style:table-cell-properties fo:border-top="0.0104in solid #000000" fo:border-left="0.0104in solid #000000" fo:border-bottom="0.0312in solid #000000" fo:border-right="0.0104in solid #000000" style:writing-mode="lr-tb" style:vertical-align="middle" fo:padding-top="0in" fo:padding-left="0.0743in" fo:padding-bottom="0in" fo:padding-right="0.0743in"/>
    </style:style>
    <style:style style:name="P1495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496" style:family="table-cell">
      <style:table-cell-properties fo:border-top="0.0104in solid #000000" fo:border-left="0.0104in solid #000000" fo:border-bottom="0.0312in solid #000000" fo:border-right="0.0104in solid #000000" style:writing-mode="lr-tb" style:vertical-align="middle" fo:padding-top="0in" fo:padding-left="0.0743in" fo:padding-bottom="0in" fo:padding-right="0.0743in"/>
    </style:style>
    <style:style style:name="P1497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TableCell1498" style:family="table-cell">
      <style:table-cell-properties fo:border-top="0.0104in solid #000000" fo:border-left="0.0104in solid #000000" fo:border-bottom="0.0312in solid #000000" fo:border-right="0.0312in solid #000000" style:writing-mode="lr-tb" style:vertical-align="middle" fo:padding-top="0in" fo:padding-left="0.0743in" fo:padding-bottom="0in" fo:padding-right="0.0743in"/>
    </style:style>
    <style:style style:name="P1499" style:parent-style-name="Standard" style:family="paragraph">
      <style:paragraph-properties style:snap-to-layout-grid="false" fo:margin-right="0.0631in"/>
      <style:text-properties style:font-name="Times New Roman" style:font-size-complex="10pt" style:language-asian="en" style:country-asian="US"/>
    </style:style>
    <style:style style:name="P1500" style:parent-style-name="Нумерованныйсписоксотступом" style:family="paragraph">
      <style:paragraph-properties fo:margin-left="0.5in" fo:text-indent="-0.209in">
        <style:tab-stops/>
      </style:paragraph-properties>
      <style:text-properties style:font-name="Times New Roman"/>
    </style:style>
  </office:automatic-styles>
  <office:body>
    <office:text text:use-soft-page-breaks="true">
      <text:p text:style-name="P1">«Цифровой Идиот»</text:p>
      <text:p text:style-name="P2"/>
      <text:p text:style-name="P3"/>
      <text:p text:style-name="P4"><text:span text:style-name="T5">ТЕХНИЧЕСКОЕ ЗАДАНИЕ/</text:span><text:span text:style-name="T6">ЧАСТНОЕ</text:span><text:span text:style-name="T7"><text:s/>ТЕХНИЧЕСКОЕ ЗАДАНИЕ</text:span></text:p>
      <text:p text:style-name="P8"><text:span text:style-name="T9">Шифр темы:09.02.07</text:span></text:p>
      <text:p text:style-name="P10"/>
      <text:p text:style-name="P11"><text:span text:style-name="T12">2023</text:span></text:p>
      <text:soft-page-break/>
      <text:p text:style-name="P13">содержа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_RefHeading___Toc136234944" office:target-frame-name="_top" xlink:show="replace"><text:span text:style-name="T21">1</text:span></text:a><text:a xlink:href="#__RefHeading___Toc136234944" office:target-frame-name="_top" xlink:show="replace"><text:span text:style-name="T22"><text:tab/></text:span></text:a><text:a xlink:href="#__RefHeading___Toc136234944" office:target-frame-name="_top" xlink:show="replace"><text:span text:style-name="T23">Общие сведения</text:span><text:span text:style-name="T24"><text:tab/>6</text:span></text:a></text:p>
          <text:p text:style-name="P25"><text:a xlink:href="#__RefHeading___Toc136234945" office:target-frame-name="_top" xlink:show="replace"><text:span text:style-name="T26">1.1</text:span><text:span text:style-name="T27"><text:tab/>Полное наименование системы и ее условное обозначение</text:span><text:span text:style-name="T28"><text:tab/>6</text:span></text:a></text:p>
          <text:p text:style-name="P29"><text:a xlink:href="#__RefHeading___Toc136234946" office:target-frame-name="_top" xlink:show="replace"><text:span text:style-name="T30">1.2</text:span><text:span text:style-name="T31"><text:tab/>Шифр темы или шифр (номер) договора</text:span><text:span text:style-name="T32"><text:tab/>6</text:span></text:a></text:p>
          <text:p text:style-name="P33"><text:a xlink:href="#__RefHeading___Toc136234947" office:target-frame-name="_top" xlink:show="replace"><text:span text:style-name="T34">1.3</text:span><text:span text:style-name="T35"><text:tab/>Наименование предприятий (объединений) разработчика и заказчика (пользователя) системы и их реквизиты</text:span><text:span text:style-name="T36"><text:tab/>7</text:span></text:a></text:p>
          <text:p text:style-name="P37"><text:a xlink:href="#__RefHeading___Toc136234948" office:target-frame-name="_top" xlink:show="replace"><text:span text:style-name="T38">1.4</text:span><text:span text:style-name="T39"><text:tab/>Перечень документов, на основании которых создается система, кем и когда утверждены эти документы</text:span><text:span text:style-name="T40"><text:tab/>7</text:span></text:a></text:p>
          <text:p text:style-name="P41"><text:a xlink:href="#__RefHeading___Toc136234949" office:target-frame-name="_top" xlink:show="replace"><text:span text:style-name="T42">1.5</text:span><text:span text:style-name="T43"><text:tab/>Плановые сроки начала и окончания работы по созданию системы</text:span><text:span text:style-name="T44"><text:tab/>7</text:span></text:a></text:p>
          <text:p text:style-name="P45"><text:a xlink:href="#__RefHeading___Toc136234950" office:target-frame-name="_top" xlink:show="replace"><text:span text:style-name="T46">1.6</text:span><text:span text:style-name="T47"><text:tab/>Сведения об источниках и порядке финансирования работ</text:span><text:span text:style-name="T48"><text:tab/>8</text:span></text:a></text:p>
          <text:p text:style-name="P49"><text:a xlink:href="#__RefHeading___Toc136234951" office:target-frame-name="_top" xlink:show="replace"><text:span text:style-name="T50">1.7</text:span><text:span text:style-name="T51"><text:tab/>Порядок оформления и предъявления заказчику результатов работ</text:span><text:span text:style-name="T52"><text:tab/>8</text:span></text:a></text:p>
          <text:p text:style-name="P53"><text:a xlink:href="#__RefHeading___Toc136234952" office:target-frame-name="_top" xlink:show="replace"><text:span text:style-name="T54">1.8</text:span><text:span text:style-name="T55"><text:tab/>Уточнение и дополнение ТЗ на АС</text:span><text:span text:style-name="T56"><text:tab/>8</text:span></text:a></text:p>
          <text:p text:style-name="P57"><text:a xlink:href="#__RefHeading___Toc136234953" office:target-frame-name="_top" xlink:show="replace"><text:span text:style-name="T58">2</text:span></text:a><text:a xlink:href="#__RefHeading___Toc136234953" office:target-frame-name="_top" xlink:show="replace"><text:span text:style-name="T59"><text:tab/></text:span></text:a><text:a xlink:href="#__RefHeading___Toc136234953" office:target-frame-name="_top" xlink:show="replace"><text:span text:style-name="T60">Назначение и цели создания (развития) системы</text:span><text:span text:style-name="T61"><text:tab/>9</text:span></text:a></text:p>
          <text:p text:style-name="P62"><text:a xlink:href="#__RefHeading___Toc136234954" office:target-frame-name="_top" xlink:show="replace"><text:span text:style-name="T63">2.1</text:span><text:span text:style-name="T64"><text:tab/>Назначение системы</text:span><text:span text:style-name="T65"><text:tab/>9</text:span></text:a></text:p>
          <text:p text:style-name="P66"><text:a xlink:href="#__RefHeading___Toc136234955" office:target-frame-name="_top" xlink:show="replace"><text:span text:style-name="T67">2.2</text:span><text:span text:style-name="T68"><text:tab/>Цели создания системы</text:span><text:span text:style-name="T69"><text:tab/>9</text:span></text:a></text:p>
          <text:p text:style-name="P70"><text:a xlink:href="#__RefHeading___Toc136234956" office:target-frame-name="_top" xlink:show="replace"><text:span text:style-name="T71">3</text:span></text:a><text:a xlink:href="#__RefHeading___Toc136234956" office:target-frame-name="_top" xlink:show="replace"><text:span text:style-name="T72"><text:tab/></text:span></text:a><text:a xlink:href="#__RefHeading___Toc136234956" office:target-frame-name="_top" xlink:show="replace"><text:span text:style-name="T73">Характеристика объектов автоматизации</text:span><text:span text:style-name="T74"><text:tab/>11</text:span></text:a></text:p>
          <text:p text:style-name="P75"><text:a xlink:href="#__RefHeading___Toc136234957" office:target-frame-name="_top" xlink:show="replace"><text:span text:style-name="T76">3.1</text:span><text:span text:style-name="T77"><text:tab/>Краткие сведения об объекте автоматизации</text:span><text:span text:style-name="T78"><text:tab/>11</text:span></text:a></text:p>
          <text:p text:style-name="P79"><text:a xlink:href="#__RefHeading___Toc136234958" office:target-frame-name="_top" xlink:show="replace"><text:span text:style-name="T80">3.2</text:span><text:span text:style-name="T81"><text:tab/>Сведения об условиях эксплуатации объекта автоматизация</text:span><text:span text:style-name="T82"><text:tab/>11</text:span></text:a></text:p>
          <text:p text:style-name="P83"><text:a xlink:href="#__RefHeading___Toc136234959" office:target-frame-name="_top" xlink:show="replace"><text:span text:style-name="T84">4</text:span></text:a><text:a xlink:href="#__RefHeading___Toc136234959" office:target-frame-name="_top" xlink:show="replace"><text:span text:style-name="T85"><text:tab/></text:span></text:a><text:a xlink:href="#__RefHeading___Toc136234959" office:target-frame-name="_top" xlink:show="replace"><text:span text:style-name="T86">Требования к системе</text:span><text:span text:style-name="T87"><text:tab/>14</text:span></text:a></text:p>
          <text:p text:style-name="P88"><text:a xlink:href="#__RefHeading___Toc136234960" office:target-frame-name="_top" xlink:show="replace"><text:span text:style-name="T89">4.1</text:span><text:span text:style-name="T90"><text:tab/>Требования к системе в целом</text:span><text:span text:style-name="T91"><text:tab/>14</text:span></text:a></text:p>
          <text:p text:style-name="P92"><text:a xlink:href="#__RefHeading___Toc136234961" office:target-frame-name="_top" xlink:show="replace"><text:span text:style-name="T93">4.1.1</text:span></text:a><text:a xlink:href="#__RefHeading___Toc136234961" office:target-frame-name="_top" xlink:show="replace"><text:span text:style-name="T94"><text:tab/></text:span></text:a><text:a xlink:href="#__RefHeading___Toc136234961" office:target-frame-name="_top" xlink:show="replace"><text:span text:style-name="T95">Требования к структуре и функционированию системы</text:span></text:a><text:a xlink:href="#__RefHeading___Toc136234961" office:target-frame-name="_top" xlink:show="replace"><text:span text:style-name="T96"><text:tab/>14</text:span></text:a></text:p>
          <text:p text:style-name="P97"><text:a xlink:href="#__RefHeading___Toc136234962" office:target-frame-name="_top" xlink:show="replace"><text:span text:style-name="T98">4.1.2</text:span></text:a><text:a xlink:href="#__RefHeading___Toc136234962" office:target-frame-name="_top" xlink:show="replace"><text:span text:style-name="T99"><text:tab/></text:span></text:a><text:a xlink:href="#__RefHeading___Toc136234962" office:target-frame-name="_top" xlink:show="replace"><text:span text:style-name="T100">Требования к численности и квалификации персонала системы и режиму его работы</text:span></text:a><text:a xlink:href="#__RefHeading___Toc136234962" office:target-frame-name="_top" xlink:show="replace"><text:span text:style-name="T101"><text:tab/>16</text:span></text:a></text:p>
          <text:p text:style-name="P102"><text:a xlink:href="#__RefHeading___Toc136234963" office:target-frame-name="_top" xlink:show="replace"><text:span text:style-name="T103">4.1.3</text:span></text:a><text:a xlink:href="#__RefHeading___Toc136234963" office:target-frame-name="_top" xlink:show="replace"><text:span text:style-name="T104"><text:tab/></text:span></text:a><text:a xlink:href="#__RefHeading___Toc136234963" office:target-frame-name="_top" xlink:show="replace"><text:span text:style-name="T105">Показатели назначения</text:span></text:a><text:a xlink:href="#__RefHeading___Toc136234963" office:target-frame-name="_top" xlink:show="replace"><text:span text:style-name="T106"><text:tab/>17</text:span></text:a></text:p>
          <text:p text:style-name="P107"><text:a xlink:href="#__RefHeading___Toc136234964" office:target-frame-name="_top" xlink:show="replace"><text:span text:style-name="T108">4.1.4</text:span></text:a><text:a xlink:href="#__RefHeading___Toc136234964" office:target-frame-name="_top" xlink:show="replace"><text:span text:style-name="T109"><text:tab/></text:span></text:a><text:a xlink:href="#__RefHeading___Toc136234964" office:target-frame-name="_top" xlink:show="replace"><text:span text:style-name="T110">Требования к надежности</text:span></text:a><text:a xlink:href="#__RefHeading___Toc136234964" office:target-frame-name="_top" xlink:show="replace"><text:span text:style-name="T111"><text:tab/>17</text:span></text:a></text:p>
          <text:p text:style-name="P112"><text:a xlink:href="#__RefHeading___Toc136234965" office:target-frame-name="_top" xlink:show="replace"><text:span text:style-name="T113">4.1.5</text:span></text:a><text:a xlink:href="#__RefHeading___Toc136234965" office:target-frame-name="_top" xlink:show="replace"><text:span text:style-name="T114"><text:tab/></text:span></text:a><text:a xlink:href="#__RefHeading___Toc136234965" office:target-frame-name="_top" xlink:show="replace"><text:span text:style-name="T115">Требования безопасности</text:span></text:a><text:a xlink:href="#__RefHeading___Toc136234965" office:target-frame-name="_top" xlink:show="replace"><text:span text:style-name="T116"><text:tab/>18</text:span></text:a></text:p>
          <text:p text:style-name="P117"><text:a xlink:href="#__RefHeading___Toc136234966" office:target-frame-name="_top" xlink:show="replace"><text:span text:style-name="T118">4.1.6</text:span></text:a><text:a xlink:href="#__RefHeading___Toc136234966" office:target-frame-name="_top" xlink:show="replace"><text:span text:style-name="T119"><text:tab/></text:span></text:a><text:a xlink:href="#__RefHeading___Toc136234966" office:target-frame-name="_top" xlink:show="replace"><text:span text:style-name="T120">Требования к эргономике и технической эстетике</text:span></text:a><text:a xlink:href="#__RefHeading___Toc136234966" office:target-frame-name="_top" xlink:show="replace"><text:span text:style-name="T121"><text:tab/>19</text:span></text:a></text:p>
          <text:p text:style-name="P122"><text:a xlink:href="#__RefHeading___Toc136234967" office:target-frame-name="_top" xlink:show="replace"><text:span text:style-name="T123">4.1.7</text:span></text:a><text:a xlink:href="#__RefHeading___Toc136234967" office:target-frame-name="_top" xlink:show="replace"><text:span text:style-name="T124"><text:tab/></text:span></text:a><text:a xlink:href="#__RefHeading___Toc136234967" office:target-frame-name="_top" xlink:show="replace"><text:span text:style-name="T125">Требования к транспортабельности для подвижных АС</text:span></text:a><text:a xlink:href="#__RefHeading___Toc136234967" office:target-frame-name="_top" xlink:show="replace"><text:span text:style-name="T126"><text:tab/>27</text:span></text:a></text:p>
          <text:p text:style-name="P127"><text:a xlink:href="#__RefHeading___Toc136234968" office:target-frame-name="_top" xlink:show="replace"><text:span text:style-name="T128">4.1.8</text:span></text:a><text:a xlink:href="#__RefHeading___Toc136234968" office:target-frame-name="_top" xlink:show="replace"><text:span text:style-name="T129"><text:tab/></text:span></text:a><text:a xlink:href="#__RefHeading___Toc136234968" office:target-frame-name="_top" xlink:show="replace"><text:span text:style-name="T130">Требования к эксплуатации, техническому обслуживанию, ремонту и хранению компонентов системы</text:span></text:a><text:a xlink:href="#__RefHeading___Toc136234968" office:target-frame-name="_top" xlink:show="replace"><text:span text:style-name="T131"><text:tab/>28</text:span></text:a></text:p>
          <text:p text:style-name="P132"><text:a xlink:href="#__RefHeading___Toc136234969" office:target-frame-name="_top" xlink:show="replace"><text:span text:style-name="T133">4.1.9</text:span></text:a><text:a xlink:href="#__RefHeading___Toc136234969" office:target-frame-name="_top" xlink:show="replace"><text:span text:style-name="T134"><text:tab/></text:span></text:a><text:a xlink:href="#__RefHeading___Toc136234969" office:target-frame-name="_top" xlink:show="replace"><text:span text:style-name="T135">Требования к защите информации от несанкционированного доступа</text:span></text:a><text:a xlink:href="#__RefHeading___Toc136234969" office:target-frame-name="_top" xlink:show="replace"><text:span text:style-name="T136"><text:tab/>28</text:span></text:a></text:p>
          <text:p text:style-name="P137"><text:a xlink:href="#__RefHeading___Toc136234970" office:target-frame-name="_top" xlink:show="replace"><text:span text:style-name="T138">4.1.10</text:span></text:a><text:a xlink:href="#__RefHeading___Toc136234970" office:target-frame-name="_top" xlink:show="replace"><text:span text:style-name="T139"><text:tab/></text:span></text:a><text:a xlink:href="#__RefHeading___Toc136234970" office:target-frame-name="_top" xlink:show="replace"><text:span text:style-name="T140">Требования по сохранности информации при авариях</text:span></text:a><text:a xlink:href="#__RefHeading___Toc136234970" office:target-frame-name="_top" xlink:show="replace"><text:span text:style-name="T141"><text:tab/>28</text:span></text:a></text:p>
          <text:p text:style-name="P142"><text:a xlink:href="#__RefHeading___Toc136234971" office:target-frame-name="_top" xlink:show="replace"><text:span text:style-name="T143">4.1.11</text:span></text:a><text:a xlink:href="#__RefHeading___Toc136234971" office:target-frame-name="_top" xlink:show="replace"><text:span text:style-name="T144"><text:tab/></text:span></text:a><text:a xlink:href="#__RefHeading___Toc136234971" office:target-frame-name="_top" xlink:show="replace"><text:span text:style-name="T145">Требования к защите от влияния внешних воздействий</text:span></text:a><text:a xlink:href="#__RefHeading___Toc136234971" office:target-frame-name="_top" xlink:show="replace"><text:span text:style-name="T146"><text:tab/>29</text:span></text:a></text:p>
          <text:p text:style-name="P147"><text:a xlink:href="#__RefHeading___Toc136234972" office:target-frame-name="_top" xlink:show="replace"><text:span text:style-name="T148">4.1.12</text:span></text:a><text:a xlink:href="#__RefHeading___Toc136234972" office:target-frame-name="_top" xlink:show="replace"><text:span text:style-name="T149"><text:tab/></text:span></text:a><text:a xlink:href="#__RefHeading___Toc136234972" office:target-frame-name="_top" xlink:show="replace"><text:span text:style-name="T150">Требования к патентной чистоте</text:span></text:a><text:a xlink:href="#__RefHeading___Toc136234972" office:target-frame-name="_top" xlink:show="replace"><text:span text:style-name="T151"><text:tab/>29</text:span></text:a></text:p>
          <text:p text:style-name="P152"><text:a xlink:href="#__RefHeading___Toc136234973" office:target-frame-name="_top" xlink:show="replace"><text:span text:style-name="T153">4.1.13</text:span></text:a><text:a xlink:href="#__RefHeading___Toc136234973" office:target-frame-name="_top" xlink:show="replace"><text:span text:style-name="T154"><text:tab/></text:span></text:a><text:a xlink:href="#__RefHeading___Toc136234973" office:target-frame-name="_top" xlink:show="replace"><text:span text:style-name="T155">Требования по стандартизации и унификации</text:span></text:a><text:a xlink:href="#__RefHeading___Toc136234973" office:target-frame-name="_top" xlink:show="replace"><text:span text:style-name="T156"><text:tab/>29</text:span></text:a></text:p>
          <text:p text:style-name="P157"><text:a xlink:href="#__RefHeading___Toc136234974" office:target-frame-name="_top" xlink:show="replace"><text:span text:style-name="T158">4.1.14</text:span></text:a><text:a xlink:href="#__RefHeading___Toc136234974" office:target-frame-name="_top" xlink:show="replace"><text:span text:style-name="T159"><text:tab/></text:span></text:a><text:a xlink:href="#__RefHeading___Toc136234974" office:target-frame-name="_top" xlink:show="replace"><text:span text:style-name="T160">Дополнительные требования</text:span></text:a><text:a xlink:href="#__RefHeading___Toc136234974" office:target-frame-name="_top" xlink:show="replace"><text:span text:style-name="T161"><text:tab/>30</text:span></text:a></text:p>
          <text:p text:style-name="P162"><text:a xlink:href="#__RefHeading___Toc136234975" office:target-frame-name="_top" xlink:show="replace"><text:span text:style-name="T163">4.2</text:span><text:span text:style-name="T164"><text:tab/>Требования к функциям (задачам), выполняемым системой</text:span><text:span text:style-name="T165"><text:tab/>30</text:span></text:a></text:p>
          <text:p text:style-name="P166"><text:a xlink:href="#__RefHeading___Toc136234976" office:target-frame-name="_top" xlink:show="replace"><text:span text:style-name="T167">4.2.1</text:span></text:a><text:a xlink:href="#__RefHeading___Toc136234976" office:target-frame-name="_top" xlink:show="replace"><text:span text:style-name="T168"><text:tab/></text:span></text:a><text:a xlink:href="#__RefHeading___Toc136234976" office:target-frame-name="_top" xlink:show="replace"><text:span text:style-name="T169">&lt;Наименование подсистемы&gt;</text:span></text:a><text:a xlink:href="#__RefHeading___Toc136234976" office:target-frame-name="_top" xlink:show="replace"><text:span text:style-name="T170"><text:tab/>30</text:span></text:a></text:p>
          <text:p text:style-name="P171"><text:a xlink:href="#__RefHeading___Toc136234977" office:target-frame-name="_top" xlink:show="replace"><text:span text:style-name="T172">4.3</text:span><text:span text:style-name="T173"><text:tab/>Требования к видам обеспечения</text:span><text:span text:style-name="T174"><text:tab/>31</text:span></text:a></text:p>
          <text:p text:style-name="P175"><text:a xlink:href="#__RefHeading___Toc136234978" office:target-frame-name="_top" xlink:show="replace"><text:span text:style-name="T176">4.3.1</text:span></text:a><text:a xlink:href="#__RefHeading___Toc136234978" office:target-frame-name="_top" xlink:show="replace"><text:span text:style-name="T177"><text:tab/></text:span></text:a><text:a xlink:href="#__RefHeading___Toc136234978" office:target-frame-name="_top" xlink:show="replace"><text:span text:style-name="T178">Требования к математическому обеспечению</text:span></text:a><text:a xlink:href="#__RefHeading___Toc136234978" office:target-frame-name="_top" xlink:show="replace"><text:span text:style-name="T179"><text:tab/>31</text:span></text:a></text:p>
          <text:p text:style-name="P180"><text:a xlink:href="#__RefHeading___Toc136234979" office:target-frame-name="_top" xlink:show="replace"><text:span text:style-name="T181">4.3.2</text:span></text:a><text:a xlink:href="#__RefHeading___Toc136234979" office:target-frame-name="_top" xlink:show="replace"><text:span text:style-name="T182"><text:tab/></text:span></text:a><text:a xlink:href="#__RefHeading___Toc136234979" office:target-frame-name="_top" xlink:show="replace"><text:span text:style-name="T183">Требования к информационному обеспечению</text:span></text:a><text:a xlink:href="#__RefHeading___Toc136234979" office:target-frame-name="_top" xlink:show="replace"><text:span text:style-name="T184"><text:tab/>31</text:span></text:a></text:p>
          <text:p text:style-name="P185"><text:a xlink:href="#__RefHeading___Toc136234980" office:target-frame-name="_top" xlink:show="replace"><text:span text:style-name="T186">4.3.3</text:span></text:a><text:a xlink:href="#__RefHeading___Toc136234980" office:target-frame-name="_top" xlink:show="replace"><text:span text:style-name="T187"><text:tab/></text:span></text:a><text:a xlink:href="#__RefHeading___Toc136234980" office:target-frame-name="_top" xlink:show="replace"><text:span text:style-name="T188">Требования к лингвистическому обеспечению</text:span></text:a><text:a xlink:href="#__RefHeading___Toc136234980" office:target-frame-name="_top" xlink:show="replace"><text:span text:style-name="T189"><text:tab/>32</text:span></text:a></text:p>
          <text:p text:style-name="P190"><text:a xlink:href="#__RefHeading___Toc136234981" office:target-frame-name="_top" xlink:show="replace"><text:span text:style-name="T191">4.3.4</text:span></text:a><text:a xlink:href="#__RefHeading___Toc136234981" office:target-frame-name="_top" xlink:show="replace"><text:span text:style-name="T192"><text:tab/></text:span></text:a><text:a xlink:href="#__RefHeading___Toc136234981" office:target-frame-name="_top" xlink:show="replace"><text:span text:style-name="T193">Требования к программному обеспечению</text:span></text:a><text:a xlink:href="#__RefHeading___Toc136234981" office:target-frame-name="_top" xlink:show="replace"><text:span text:style-name="T194"><text:tab/>34</text:span></text:a></text:p>
          <text:p text:style-name="P195"><text:a xlink:href="#__RefHeading___Toc136234982" office:target-frame-name="_top" xlink:show="replace"><text:span text:style-name="T196">4.3.5</text:span></text:a><text:a xlink:href="#__RefHeading___Toc136234982" office:target-frame-name="_top" xlink:show="replace"><text:span text:style-name="T197"><text:tab/></text:span></text:a><text:a xlink:href="#__RefHeading___Toc136234982" office:target-frame-name="_top" xlink:show="replace"><text:span text:style-name="T198">Требования к техническому обеспечению</text:span></text:a><text:a xlink:href="#__RefHeading___Toc136234982" office:target-frame-name="_top" xlink:show="replace"><text:span text:style-name="T199"><text:tab/>34</text:span></text:a></text:p>
          <text:p text:style-name="P200"><text:a xlink:href="#__RefHeading___Toc136234983" office:target-frame-name="_top" xlink:show="replace"><text:span text:style-name="T201">4.3.6</text:span></text:a><text:a xlink:href="#__RefHeading___Toc136234983" office:target-frame-name="_top" xlink:show="replace"><text:span text:style-name="T202"><text:tab/></text:span></text:a><text:a xlink:href="#__RefHeading___Toc136234983" office:target-frame-name="_top" xlink:show="replace"><text:span text:style-name="T203">Требования к метрологическому обеспечению</text:span></text:a><text:a xlink:href="#__RefHeading___Toc136234983" office:target-frame-name="_top" xlink:show="replace"><text:span text:style-name="T204"><text:tab/>35</text:span></text:a></text:p>
          <text:p text:style-name="P205"><text:a xlink:href="#__RefHeading___Toc136234984" office:target-frame-name="_top" xlink:show="replace"><text:span text:style-name="T206">4.</text:span><text:span text:style-name="T207">3.7</text:span></text:a><text:a xlink:href="#__RefHeading___Toc136234984" office:target-frame-name="_top" xlink:show="replace"><text:span text:style-name="T208"><text:tab/></text:span></text:a><text:a xlink:href="#__RefHeading___Toc136234984" office:target-frame-name="_top" xlink:show="replace"><text:span text:style-name="T209">Требования к организационному обеспечению</text:span></text:a><text:a xlink:href="#__RefHeading___Toc136234984" office:target-frame-name="_top" xlink:show="replace"><text:span text:style-name="T210"><text:tab/>35</text:span></text:a></text:p>
          <text:p text:style-name="P211"><text:a xlink:href="#__RefHeading___Toc136234985" office:target-frame-name="_top" xlink:show="replace"><text:span text:style-name="T212">4.3.8</text:span></text:a><text:a xlink:href="#__RefHeading___Toc136234985" office:target-frame-name="_top" xlink:show="replace"><text:span text:style-name="T213"><text:tab/></text:span></text:a><text:a xlink:href="#__RefHeading___Toc136234985" office:target-frame-name="_top" xlink:show="replace"><text:span text:style-name="T214">Требования к методическому обеспечению</text:span></text:a><text:a xlink:href="#__RefHeading___Toc136234985" office:target-frame-name="_top" xlink:show="replace"><text:span text:style-name="T215"><text:tab/>36</text:span></text:a></text:p>
          <text:p text:style-name="P216"><text:a xlink:href="#__RefHeading___Toc136234986" office:target-frame-name="_top" xlink:show="replace"><text:span text:style-name="T217">5</text:span></text:a><text:a xlink:href="#__RefHeading___Toc136234986" office:target-frame-name="_top" xlink:show="replace"><text:span text:style-name="T218"><text:tab/></text:span></text:a><text:a xlink:href="#__RefHeading___Toc136234986" office:target-frame-name="_top" xlink:show="replace"><text:span text:style-name="T219">Состав и содержание работ по созданию системы</text:span><text:span text:style-name="T220"><text:tab/>37</text:span></text:a></text:p>
          <text:p text:style-name="P221"><text:a xlink:href="#__RefHeading___Toc136234987" office:target-frame-name="_top" xlink:show="replace"><text:span text:style-name="T222">5.1</text:span><text:span text:style-name="T223"><text:tab/>Перечень документов, предъявляемых по окончании соответствующих стадий и этапов работ</text:span><text:span text:style-name="T224"><text:tab/>42</text:span></text:a></text:p>
          <text:p text:style-name="P225"><text:a xlink:href="#__RefHeading___Toc136234988" office:target-frame-name="_top" xlink:show="replace"><text:span text:style-name="T226">5.2</text:span><text:span text:style-name="T227"><text:tab/>Вид и порядок проведения экспертизы технической документации</text:span><text:span text:style-name="T228"><text:tab/>42</text:span></text:a></text:p>
          <text:p text:style-name="P229"><text:a xlink:href="#__RefHeading___Toc136234989" office:target-frame-name="_top" xlink:show="replace"><text:span text:style-name="T230">5.3</text:span><text:span text:style-name="T231"><text:tab/>Программу работ, направленных на обеспечение требуемого уровня надежности разрабатываемой сист</text:span><text:span text:style-name="T232">емы</text:span><text:span text:style-name="T233"><text:tab/>42</text:span></text:a></text:p>
          <text:p text:style-name="P234"><text:a xlink:href="#__RefHeading___Toc136234990" office:target-frame-name="_top" xlink:show="replace"><text:span text:style-name="T235">5.4</text:span><text:span text:style-name="T236"><text:tab/>Перечень работ по метрологическому обеспечению на всех стадиях создания системы</text:span><text:span text:style-name="T237"><text:tab/>43</text:span></text:a></text:p>
          <text:p text:style-name="P238"><text:a xlink:href="#__RefHeading___Toc136234991" office:target-frame-name="_top" xlink:show="replace"><text:span text:style-name="T239">6</text:span></text:a><text:a xlink:href="#__RefHeading___Toc136234991" office:target-frame-name="_top" xlink:show="replace"><text:span text:style-name="T240"><text:tab/></text:span></text:a><text:a xlink:href="#__RefHeading___Toc136234991" office:target-frame-name="_top" xlink:show="replace"><text:span text:style-name="T241">Порядок контроля и приемки системы</text:span><text:span text:style-name="T242"><text:tab/>44</text:span></text:a></text:p>
          <text:p text:style-name="P243"><text:a xlink:href="#__RefHeading___Toc136234992" office:target-frame-name="_top" xlink:show="replace"><text:span text:style-name="T244">6.1</text:span><text:span text:style-name="T245"><text:tab/>Виды, состав, объем и методы испытаний системы и ее составных частей</text:span><text:span text:style-name="T246"><text:tab/>44</text:span></text:a></text:p>
          <text:p text:style-name="P247"><text:a xlink:href="#__RefHeading___Toc136234993" office:target-frame-name="_top" xlink:show="replace"><text:span text:style-name="T248">6.2</text:span><text:span text:style-name="T249"><text:tab/>Общие требования к при</text:span><text:span text:style-name="T250">емке работ по стадиям</text:span><text:span text:style-name="T251"><text:tab/>45</text:span></text:a></text:p>
          <text:p text:style-name="P252"><text:a xlink:href="#__RefHeading___Toc136234994" office:target-frame-name="_top" xlink:show="replace"><text:span text:style-name="T253">6.3</text:span><text:span text:style-name="T254"><text:tab/>Статус приемочной комиссии</text:span><text:span text:style-name="T255"><text:tab/>45</text:span></text:a></text:p>
          <text:p text:style-name="P256"><text:a xlink:href="#__RefHeading___Toc136234995" office:target-frame-name="_top" xlink:show="replace"><text:span text:style-name="T257">7</text:span></text:a><text:a xlink:href="#__RefHeading___Toc136234995" office:target-frame-name="_top" xlink:show="replace"><text:span text:style-name="T258"><text:tab/></text:span></text:a><text:a xlink:href="#__RefHeading___Toc136234995" office:target-frame-name="_top" xlink:show="replace"><text:span text:style-name="T259">Требования<text:s/></text:span><text:span text:style-name="T260">к составу и содержанию работ по подготовке объекта автоматизации к вводу системы в действие</text:span><text:span text:style-name="T261"><text:tab/>46</text:span></text:a></text:p>
          <text:p text:style-name="P262"><text:a xlink:href="#__RefHeading___Toc136234996" office:target-frame-name="_top" xlink:show="replace"><text:span text:style-name="T263">8</text:span></text:a><text:a xlink:href="#__RefHeading___Toc136234996" office:target-frame-name="_top" xlink:show="replace"><text:span text:style-name="T264"><text:tab/></text:span></text:a><text:a xlink:href="#__RefHeading___Toc136234996" office:target-frame-name="_top" xlink:show="replace"><text:span text:style-name="T265">Требования к документ</text:span><text:span text:style-name="T266">ированию</text:span><text:span text:style-name="T267"><text:tab/>47</text:span></text:a></text:p>
          <text:p text:style-name="P268"><text:a xlink:href="#__RefHeading___Toc136234997" office:target-frame-name="_top" xlink:show="replace"><text:span text:style-name="T269">9</text:span><text:span text:style-name="T270"><text:tab/>Источники разработки</text:span><text:span text:style-name="T271"><text:tab/>49</text:span></text:a></text:p>
        </text:index-body>
      </text:table-of-content>
      <text:p text:style-name="P272"><text:span text:style-name="T275">ПЕРЕЧЕНЬ СО</text:span><text:span text:style-name="T276">КРАЩЕНИЙ и УСЛОВНЫХ НАИМЕНОВАНИЙ</text:span></text:p>
      <table:table table:style-name="Table277">
        <table:table-columns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Термин, сокращение</text:p>
          </table:table-cell>
          <table:table-cell table:style-name="TableCell284">
            <text:p text:style-name="P285">-</text:p>
          </table:table-cell>
          <table:table-cell table:style-name="TableCell286">
            <text:p text:style-name="P287">Определение</text:p>
          </table:table-cell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>-</text:p>
          </table:table-cell>
          <table:table-cell table:style-name="TableCell293">
            <text:p text:style-name="P294"/>
          </table:table-cell>
        </table:table-row>
      </table:table>
      <text:p text:style-name="P295"><text:span text:style-name="T296">Элементы оформления:</text:span></text:p>
      <text:p text:style-name="P297"><text:span text:style-name="T298">Таблица 1 – Наименование таблицы</text:span></text:p>
      <table:table table:style-name="Table299">
        <table:table-columns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</table:table>
      <text:p text:style-name="P331"/>
      <text:p text:style-name="P332"><text:span text:style-name="T333">&lt;</text:span><text:span text:style-name="T334">рисунок</text:span><text:span text:style-name="T335">&gt;</text:span></text:p>
      <text:p text:style-name="Названиеобъекта"><text:span text:style-name="T336">Рисунок 1 – Наименование рисунка</text:span></text:p>
      <text:h text:style-name="P337" text:outline-level="1"><text:bookmark-start text:name="__RefHeading___Toc136234944"/><text:soft-page-break/><text:span text:style-name="T338">Общие сведения</text:span><text:bookmark-end text:name="__RefHeading___Toc136234944"/></text:h>
      <text:h text:style-name="Заголовок2" text:outline-level="2"><text:bookmark-start text:name="__RefHeading___Toc136234945"/><text:bookmark-start text:name="_Ref135559266"/>Полное наименование системы и ее условное обозначение<text:bookmark-end text:name="__RefHeading___Toc136234945"/><text:bookmark-end text:name="_Ref135559266"/></text:h>
      <text:p text:style-name="P339">Цифровой Идиот. Бот для предоставления страховочных услуг.</text:p>
      <text:h text:style-name="Заголовок2" text:outline-level="2"><text:bookmark-start text:name="__RefHeading___Toc136234946"/>Шифр темы или шифр (номер) договора<text:bookmark-end text:name="__RefHeading___Toc136234946"/></text:h>
      <text:p text:style-name="P340"><text:tab/>09.02.07</text:p>
      <text:h text:style-name="Заголовок2" text:outline-level="2"><text:bookmark-start text:name="__RefHeading___Toc136234947"/>Наименование предприятий (объединений) разработчика и заказчика (пользователя) системы и их реквизиты<text:bookmark-end text:name="__RefHeading___Toc136234947"/></text:h>
      <text:p text:style-name="P341"><text:span text:style-name="T342"><text:tab/></text:span><text:span text:style-name="T343"><text:s/>ИП «Программист»</text:span></text:p>
      <table:table table:style-name="Table344">
        <table:table-columns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Заказчик 1:</text:p>
            <text:p text:style-name="P350">И. И. Иванов</text:p>
          </table:table-cell>
          <table:table-cell table:style-name="TableCell351">
            <text:p text:style-name="P352">Полное наименование организации Заказчика.<text:s/><text:line-break/>Адрес: Задрищинск , Город, ул. 123, <text:s/>д . 52 .</text:p>
          </table:table-cell>
        </table:table-row>
        <table:table-row table:style-name="TableRow353">
          <table:table-cell table:style-name="TableCell354">
            <text:p text:style-name="P355">Исполнитель:</text:p>
            <text:p text:style-name="P356">ИП Пограммист</text:p>
          </table:table-cell>
          <table:table-cell table:style-name="TableCell357">
            <text:p text:style-name="P358">Полное наименование<text:s/>организации Исполнителя.<text:s/><text:line-break/>Адрес: <text:s/>Город МухоЖитомир, ул. 123, <text:s/>д . 52 .</text:p>
          </table:table-cell>
        </table:table-row>
      </table:table>
      <text:h text:style-name="Заголовок2" text:outline-level="2"><text:bookmark-start text:name="__RefHeading___Toc136234948"/><text:span text:style-name="T359">Перечень документов, на основании которых создается система, кем и когда утверждены эти документы</text:span><text:bookmark-end text:name="__RefHeading___Toc136234948"/></text:h>
      <text:p text:style-name="P360"><text:span text:style-name="T361">Договор №1 от 29.11.2023 г «О разработке бота по требованиям заказчика».</text:span></text:p>
      <text:h text:style-name="Заголовок2" text:outline-level="2"><text:bookmark-start text:name="__RefHeading___Toc136234949"/>Плановые сроки начала и окончания работы по созданию системы<text:bookmark-end text:name="__RefHeading___Toc136234949"/></text:h>
      <text:p text:style-name="P362"><text:span text:style-name="T363">Не более 5 календарных дней со дня утверждения технического задания на разработку приложения.</text:span></text:p>
      <text:h text:style-name="Заголовок2" text:outline-level="2"><text:bookmark-start text:name="__RefHeading___Toc136234950"/><text:bookmark-start text:name="_Ref135559485"/>Сведения об источниках и порядке финансирования работ<text:bookmark-end text:name="__RefHeading___Toc136234950"/><text:bookmark-end text:name="_Ref135559485"/></text:h>
      <text:p text:style-name="P364">Проект финансируется заказчиком.</text:p>
      <text:h text:style-name="Заголовок2" text:outline-level="2"><text:bookmark-start text:name="__RefHeading___Toc136234951"/>Порядок оформления и предъявления заказчику результатов работ<text:bookmark-end text:name="__RefHeading___Toc136234951"/></text:h>
      <text:p text:style-name="P365">Техническое задание.</text:p>
      <text:p text:style-name="P366">Готовый проект на проверку для исправления или выявления ошибок.</text:p>
      <text:p text:style-name="P367">Сдача проекта заказчику.</text:p>
      <text:h text:style-name="Заголовок2" text:outline-level="2"><text:bookmark-start text:name="__RefHeading___Toc136234952"/>Уточнение и дополнение ТЗ на АС<text:bookmark-end text:name="__RefHeading___Toc136234952"/></text:h>
      <text:p text:style-name="Textbodyindent"><text:span text:style-name="T368">Находится в договоре<text:s/></text:span><text:span text:style-name="T369">договор №1 от 29.11.2023 г «О разработке бот</text:span><text:span text:style-name="T370">а по требованиям заказчика».</text:span></text:p>
      <text:p text:style-name="P371"/>
      <text:p text:style-name="P372"/>
      <text:p text:style-name="P373"/>
      <text:h text:style-name="P374" text:outline-level="1"><text:bookmark-start text:name="__RefHeading___Toc136234953"/>Назначение и цели создания (развития) системы<text:bookmark-end text:name="__RefHeading___Toc136234953"/></text:h>
      <text:h text:style-name="Заголовок2" text:outline-level="2"><text:bookmark-start text:name="__RefHeading___Toc136234954"/>Назначение системы<text:bookmark-end text:name="__RefHeading___Toc136234954"/></text:h>
      <text:p text:style-name="P375">Оказание страховых услуг клиентам. Страховка здоровья, имущества.</text:p>
      <text:p text:style-name="P376">Страховка в случае получения травм, в случае смерти, повреждения имущества пожаром,<text:s/>Страховка от кражи имущества.</text:p>
      <text:p text:style-name="P377"/>
      <text:h text:style-name="Заголовок2" text:outline-level="2"><text:bookmark-start text:name="__RefHeading___Toc136234955"/><text:bookmark-start text:name="_Ref132689123"/>Цели создания системы<text:bookmark-end text:name="__RefHeading___Toc136234955"/><text:bookmark-end text:name="_Ref132689123"/></text:h>
      <text:p text:style-name="P378">Замена старой системы страхования, устаревшей по функционалу и не выполняющей всех требуемых функций и потребностей заказчика и пользователей бота.</text:p>
      <text:p text:style-name="P379"/>
      <text:h text:style-name="P380" text:outline-level="1"><text:bookmark-start text:name="__RefHeading___Toc136234956"/>Характеристика объектов автоматизации<text:bookmark-end text:name="__RefHeading___Toc136234956"/></text:h>
      <text:h text:style-name="Заголовок2" text:outline-level="2"><text:bookmark-start text:name="__RefHeading___Toc136234957"/>Краткие сведения<text:s/>об объекте автоматизации<text:bookmark-end text:name="__RefHeading___Toc136234957"/></text:h>
      <text:p text:style-name="P381">Объектом автоматизации являются процессы Оказание страховых услуг клиентам. Страховки здоровья, имущества.</text:p>
      <text:p text:style-name="P382">Страховки в случае получения травм, в случае смерти, повреждения имущества пожаром, Страховка от кражи имущества.</text:p>
      <text:p text:style-name="P383"/>
      <text:h text:style-name="Заголовок2" text:outline-level="2"><text:bookmark-start text:name="__RefHeading___Toc136234958"/>Сведения об условиях эксплуатации объекта автоматизация<text:bookmark-end text:name="__RefHeading___Toc136234958"/></text:h>
      <text:p text:style-name="P384">сведения об условиях эксплуатации объекта автоматизация и характеристиках окружающей среды.</text:p>
      <text:p text:style-name="P385">Примечание: Для САПР в разделе дополнительно приводят основные параметры и характеристики объектов проектирования.</text:p>
      <text:h text:style-name="P386" text:outline-level="1"><text:bookmark-start text:name="__RefHeading___Toc136234959"/><text:soft-page-break/>Требования к системе<text:bookmark-end text:name="__RefHeading___Toc136234959"/></text:h>
      <text:p text:style-name="P387"><text:span text:style-name="T388">Отсутствие ошибок и сбоев в работе бота. Наличие окна для задачи имени пользователя, основного окна.<text:s/></text:span><text:span text:style-name="T389">Ответ ботом на несколько реплик заданного шаблона («Привет, Бот!» и т.п.). Ответ на простые команды (вопросы). Например: «Котор</text:span><text:span text:style-name="T390">ый час?», вопросы о статистике по обмену сообщениями и т.п.</text:span></text:p>
      <text:p text:style-name="P391"><text:span text:style-name="T392">Ответ на команды с параметрами: Например: «умножь 12 на 157»</text:span></text:p>
      <text:p text:style-name="P393"><text:span text:style-name="T394">Бот должен хранить историю сообщений, включая время отправки и автора.</text:span></text:p>
      <text:p text:style-name="P395"><text:span text:style-name="T396">Записывать историю в файл при завершении программы. Загружать из</text:span><text:span text:style-name="T397"><text:s/>файла при запуске программы. Программа должна иметь диалоговый интерфейс с <text:s/>пользователем.</text:span></text:p>
      <text:p text:style-name="P398"><text:span text:style-name="T399">Программа должна иметь модульную архитектуру и соответствовать принципам построения ООП.</text:span></text:p>
      <text:h text:style-name="Заголовок2" text:outline-level="2">Требования к системе в целом</text:h>
      <text:h text:style-name="P400" text:outline-level="3"><text:bookmark-start text:name="__RefHeading___Toc136234961"/>Требования к структуре и функционированию системы<text:bookmark-end text:name="__RefHeading___Toc136234961"/></text:h>
      <text:h text:style-name="P401" text:outline-level="4">Перечень подсистем, их назначение и основные характеристики, требования к числу уровней иерархии и степени централизации системы</text:h>
      <text:p text:style-name="P402"><text:span text:style-name="T403">Программа должна иметь диалоговый интерфейс с <text:s/>пользователем</text:span></text:p>
      <text:p text:style-name="P404"><text:span text:style-name="T405">Программа должна иметь модульную архитектуру и соответствовать</text:span><text:span text:style-name="T406"><text:s/>принципам построения ООП.</text:span></text:p>
      <text:h text:style-name="P407" text:outline-level="4">Требования к способам и средствам связи для информационного обмена между компонентами системы</text:h>
      <text:p text:style-name="P408">Для обеспечения информационного обмена компоненты Системы должны работать в составе единой вычислительной сети, построенной по технологии Интернет/интранет.</text:p>
      <text:p text:style-name="P409">В качестве основного средства связи между компонентами Системы должна быть использована локальная вычислительная сеть, построенная по технологии Ethernet (конкретная реализация технологии должна быть определена на стадии<text:s/>проектирования).</text:p>
      <text:p text:style-name="P410">В качестве базового протокола сетевого и межсетевого взаимодействия должен использоваться TCP/IP (Transfer Control Protocol / Internet Protocol - протокол управления передачей / протокол-Интернет) – стек протоколов Интернет.</text:p>
      <text:p text:style-name="P411">Для сетей на базе Ethernet должна быть предусмотрена возможность резервирования.</text:p>
      <text:p text:style-name="P412"/>
      <text:h text:style-name="P413" text:outline-level="4"/>
      <text:h text:style-name="P414" text:outline-level="4"/>
      <text:h text:style-name="P415" text:outline-level="4"><text:bookmark-start text:name="_Ref133984485"/>Требования к характеристикам взаимосвязей создаваемой системы со смежными системами, требования к ее совместимости, в том числе указания о способах обмена информацией<text:s/>(автоматически, пересылкой документов, по телефону и т. п.)<text:bookmark-end text:name="_Ref133984485"/></text:h>
      <text:p text:style-name="P416">Возможны следующие варианты обмена (система бота Кадры и Смежная система 1):<text:line-break/>- Экспорт нормативно-справочной информации;<text:line-break/>- Экспорт выписок штатных расписаний;<text:line-break/>- Импорт нормативно-справочной информации;<text:line-break/>- т.д.<text:line-break/>Результаты выполнения операций импорта и экспорта данных должны регистрироваться в специальном журнале событий и предоставляться по запросу пользователя.</text:p>
      <text:p text:style-name="P417"/>
      <text:h text:style-name="P418" text:outline-level="4">Требования к режимам функционирования системы</text:h>
      <text:p text:style-name="P419">- Нормальный режим функционирования;<text:line-break/>- Аварийный режим функционирования.</text:p>
      <text:p text:style-name="Textbody"><text:span text:style-name="T420">Основным режимом функционирования Система бота является нормальный режим.<text:s/></text:span><text:span text:style-name="T421"><text:line-break/></text:span><text:span text:style-name="T422">В нормальном режиме функционирования системы:</text:span><text:span text:style-name="T423"><text:line-break/></text:span><text:span text:style-name="T424">- клиентское программное обеспечение и технические средства пользователей и администратора системы обесп</text:span><text:span text:style-name="T425">ечивают возможность функционирования в течение рабочего дня (с 09:00 до 18:00) пять дней в неделю;</text:span><text:span text:style-name="T426"><text:line-break/></text:span><text:span text:style-name="T427">- серверное программное обеспечение и технические средства северов обеспечивают возможность круглосуточного функционирования, с перерывами на обслуживание;</text:span><text:span text:style-name="T428"><text:line-break/></text:span><text:span text:style-name="T429">-</text:span><text:span text:style-name="T430"><text:s/>исправно работает оборудование, составляющее комплекс технических средств;</text:span><text:span text:style-name="T431"><text:line-break/></text:span><text:span text:style-name="T432">- исправно функционирует системное, базовое и</text:span><text:span text:style-name="T433"><text:s/>прикладное программное обеспечение системы.</text:span></text:p>
      <text:p text:style-name="P434"/>
      <text:h text:style-name="P435" text:outline-level="4">Требования по диагностированию системы</text:h>
      <text:p text:style-name="P436">Система бота должна предоставлять инструменты диагностирования основных процессов системы, трассировки и мониторинга процесса выполнения программы.<text:line-break/>Компоненты должны предоставлять удобный интерфейс для возможности просмотра диагностических событий, мониторинга процесса выполнения программ.<text:line-break/>При возникновении аварийных ситуаций, либо ошибок в программном обеспечении, диагностические инструменты должны позволять сохранять полный набор информации, необходимой разработчику для идентификации проблемы (снимки экранов, текущее состояние памяти, файловой системы).</text:p>
      <text:h text:style-name="P437" text:outline-level="4"/>
      <text:h text:style-name="P438" text:outline-level="4">Перспективы развития, модернизации системы</text:h>
      <text:p text:style-name="P439">реализовывать возможность дальнейшей модернизации как программного обеспечения, так комплекса технических средств.<text:line-break/>Также необходимо предусмотреть возможность увеличения производительности системы путем её масштабирования.</text:p>
      <text:h text:style-name="P440" text:outline-level="3"><text:bookmark-start text:name="__RefHeading___Toc136234962"/><text:bookmark-start text:name="_Ref133986438"/>Требования к численности и квалификации персонала системы и режиму его работы<text:bookmark-end text:name="__RefHeading___Toc136234962"/><text:bookmark-end text:name="_Ref133986438"/></text:h>
      <text:h text:style-name="P441" text:outline-level="4">Требования к численности персонала (пользователей) АС</text:h>
      <text:p text:style-name="P442">Требование не указано.</text:p>
      <text:h text:style-name="Заголовок4" text:outline-level="4"><text:span text:style-name="T443">Требования к квалификации персонала, порядку его подготовки и контроля знаний и навыков</text:span></text:h>
      <text:p text:style-name="P444">Требование не указано.</text:p>
      <text:h text:style-name="P445" text:outline-level="4">Требуемый режим работы персонала АС</text:h>
      <text:p text:style-name="P446">Требование не указано.</text:p>
      <text:h text:style-name="P447" text:outline-level="3"><text:bookmark-start text:name="__RefHeading___Toc136234963"/>Показатели назначения<text:bookmark-end text:name="__RefHeading___Toc136234963"/></text:h>
      <text:p text:style-name="P448">Система должна предусматривать возможность масштабирования по производительности и объему обрабатываемой информации без модификации ее программного обеспечения путем модернизации используемого комплекса технических средств. Возможности масштабирования должны обеспечиваться средствами используемого базового программного обеспечения, выделенных серверов или других вычислительных систем.</text:p>
      <text:h text:style-name="P449" text:outline-level="3"><text:bookmark-start text:name="__RefHeading___Toc136234964"/>Требования к<text:s/>надежности<text:bookmark-end text:name="__RefHeading___Toc136234964"/></text:h>
      <text:p text:style-name="P450">1) состав и количественные значения показателей надежности для системы в целом или ее подсистем;<text:s/><text:line-break/>2) перечень аварийных ситуаций, по которым должны быть регламентированы требования к надежности, и значения соответствующих показателей;<text:s/><text:line-break/>3) требования к надежности технических средств и программного обеспечения;<text:s/><text:line-break/>4) требования к методам оценки и контроля показателей надежности на разных стадиях создания системы в соответствии с действующими нормативно-техническими документами.</text:p>
      <text:p text:style-name="P451"/>
      <text:h text:style-name="P452" text:outline-level="4"/>
      <text:h text:style-name="P453" text:outline-level="4"/>
      <text:h text:style-name="P454" text:outline-level="4">Состав и<text:s/>количественные значения показателей надежности для системы в целом или ее подсистем</text:h>
      <text:p text:style-name="P455">2) перечень аварийных ситуаций, по которым должны быть регламентированы требования к надежности, и значения соответствующих показателей;<text:s/><text:line-break/>3) требования к надежности технических средств и программного обеспечения;<text:s/><text:line-break/>4) требования к методам оценки и контроля показателей надежности на разных стадиях создания системы в соответствии с действующими нормативно-техническими документами.</text:p>
      <text:h text:style-name="P456" text:outline-level="4">Перечень аварийных ситуаций, по которым должны<text:s/>быть регламентированы требования к надежности, и значения соответствующих показателей</text:h>
      <text:list text:style-name="LFO7" text:continue-numbering="true">
        <text:list-item>
          <text:p text:style-name="P457"><text:span text:style-name="T458">отказ автоматизированного рабочего места оператора (пользователя);</text:span></text:p>
        </text:list-item>
      </text:list>
      <text:list text:style-name="LFO8" text:continue-numbering="true">
        <text:list-item>
          <text:p text:style-name="P459">отказ линии связи.</text:p>
        </text:list-item>
      </text:list>
      <text:list text:style-name="LFO9" text:continue-numbering="true">
        <text:list-item>
          <text:p text:style-name="P460">нарушения электропитания:</text:p>
        </text:list-item>
      </text:list>
      <text:list text:style-name="LFO10" text:continue-numbering="true">
        <text:list-item>
          <text:p text:style-name="P461">провалы напряжения - кратковременные понижения при резком<text:s/>увеличении нагрузки в электрической сети;</text:p>
        </text:list-item>
        <text:list-item>
          <text:p text:style-name="P462">высоковольтные импульсы - кратковременные значительные увеличения напряжения;</text:p>
        </text:list-item>
        <text:list-item>
          <text:p text:style-name="P463">полное отключение электроэнергии - полное отключение электроэнергии вследствие аварий, перегрузок;</text:p>
        </text:list-item>
        <text:list-item>
          <text:p text:style-name="P464">слишком большое напряжение - кратковременное увеличение напряжения в сети;</text:p>
        </text:list-item>
      </text:list>
      <text:p text:style-name="P465"/>
      <text:h text:style-name="P466" text:outline-level="4">Требования к надежности технических средств и программного обеспечения</text:h>
      <text:list text:style-name="LFO11" text:continue-numbering="true">
        <text:list-item>
          <text:p text:style-name="P467">использованием в системе технических средств повышенной отказоустойчивости и их структурным резервированием;</text:p>
        </text:list-item>
      </text:list>
      <text:list text:style-name="LFO12" text:continue-numbering="true">
        <text:list-item>
          <text:p text:style-name="P468">наличием на объектах автоматизации запасных изделий и приборов (ЗИП);</text:p>
        </text:list-item>
        <text:list-item>
          <text:p text:style-name="P469">защитой технических средств по электропитанию путем использования источников бесперебойного питания;</text:p>
        </text:list-item>
        <text:list-item>
          <text:p text:style-name="P470">дублированием носителей информационных массивов.</text:p>
        </text:list-item>
      </text:list>
      <text:p text:style-name="P471"/>
      <text:h text:style-name="P472" text:outline-level="4"/>
      <text:h text:style-name="P473" text:outline-level="4"/>
      <text:h text:style-name="P474" text:outline-level="4"/>
      <text:h text:style-name="Заголовок4" text:outline-level="4"><text:span text:style-name="T475">Требования к методам оценки и контроля показателей надежности на разн</text:span><text:span text:style-name="T476">ых стадиях создания системы в соответствии с действующими нормативно-техническими документами</text:span></text:h>
      <text:list text:style-name="LFO13" text:continue-numbering="true">
        <text:list-item>
          <text:p text:style-name="P477">определение проектных параметров и числовых показателей,</text:p>
        </text:list-item>
        <text:list-item>
          <text:p text:style-name="P478">выбор критериев эффективности и отказов,</text:p>
        </text:list-item>
        <text:list-item>
          <text:p text:style-name="P479">разработку типовой модели эксплуатации и выявление<text:s/>наиболее уязвимых составных частей системы с целью повышения их надежности,</text:p>
        </text:list-item>
        <text:list-item>
          <text:p text:style-name="P480">оценку уровня надежности в соответствии с техническим заданием, программой обеспечения надежности, договором.</text:p>
        </text:list-item>
      </text:list>
      <text:p text:style-name="P481"/>
      <text:h text:style-name="P482" text:outline-level="3"><text:bookmark-start text:name="__RefHeading___Toc136234965"/>Требования безопасности<text:bookmark-end text:name="__RefHeading___Toc136234965"/></text:h>
      <text:p text:style-name="P483">Наличие бесперебойных источников питания.</text:p>
      <text:p text:style-name="P484">Наличие средств мониторинга состояния бота.</text:p>
      <text:p text:style-name="P485">Наличие лиц ответственных за обслуживание систем.</text:p>
      <text:p text:style-name="P486">Средства для охраны от взлома собранных баз данных.</text:p>
      <text:h text:style-name="P487" text:outline-level="3"><text:bookmark-start text:name="__RefHeading___Toc136234966"/>Требования к эргономике и технической эстетике<text:bookmark-end text:name="__RefHeading___Toc136234966"/></text:h>
      <text:p text:style-name="P488">Система должна обеспечивать корректную обработку<text:s/>аварийных ситуаций, вызванных неверными действиями пользователей, неверным форматом или недопустимыми значениями входных данных. В указанных случаях система должна выдавать пользователю соответствующие сообщения, после чего возвращаться в рабочее состояние, предшествовавшее неверной (недопустимой) команде или некорректному вводу данных.</text:p>
      <text:h text:style-name="P489" text:outline-level="3"><text:bookmark-start text:name="__RefHeading___Toc136234967"/>Требования к транспортабельности для подвижных АС<text:bookmark-end text:name="__RefHeading___Toc136234967"/></text:h>
      <text:p text:style-name="P490">Для подвижных АС в требования к транспортабельности включают конструктивные требования, обеспечивающие транспортабельность<text:s/>технических средств системы, а также требования к транспортным средствам.</text:p>
      <text:h text:style-name="P491" text:outline-level="3"><text:bookmark-start text:name="__RefHeading___Toc136234968"/>Требования к эксплуатации, техническому обслуживанию, ремонту и хранению компонентов системы<text:bookmark-end text:name="__RefHeading___Toc136234968"/></text:h>
      <text:p text:style-name="P492"><text:span text:style-name="T493">Система должна быть рассчитана на эксплуатацию в составе программно–технического комплекс</text:span><text:span text:style-name="T494">а Заказчика и учитывать разделение ИТ инфраструктуры Заказчика на внутреннюю и внешнюю. Техническая и физическая защита аппаратных компонентов системы, носителей данных, бесперебойное энергоснабжение, резервирование ресурсов, текущее обслуживание реализует</text:span><text:span text:style-name="T495">ся техническими и организационными средствами, предусмотренными в ИТ инфраструктуре Заказчика.</text:span></text:p>
      <text:h text:style-name="P496" text:outline-level="4">Условия и регламент (режим) эксплуатации</text:h>
      <text:p text:style-name="P497">Должны обеспечивать использование технических средств (ТС) системы с заданными техническими показателями, в том числе виды и периодичность обслуживания ТС системы или допустимость работы без обслуживания;</text:p>
      <text:h text:style-name="P498" text:outline-level="4">Предварительные требования к допустимым площадям для размещения персонала и ТС системы</text:h>
      <text:p text:style-name="P499">Требования не указаны.</text:p>
      <text:h text:style-name="P500" text:outline-level="4"><text:bookmark-start text:name="_Ref133986712"/>Требования по количеству, квалификации обслуживающего персонала и режимам его работы<text:bookmark-end text:name="_Ref133986712"/></text:h>
      <text:p text:style-name="P501">Требования не указаны.</text:p>
      <text:h text:style-name="P502" text:outline-level="4">Требования к составу, размещению и условиям хранения комплекта запасных изделий и приборов</text:h>
      <text:p text:style-name="P503">Хранение в помещениях без прямого воздействия солнечного света, температур, охраняемых от воздействия со стороны злоумышленников.</text:p>
      <text:h text:style-name="P504" text:outline-level="4">Требования к регламенту обслуживания</text:h>
      <text:p text:style-name="P505">Для нормальной эксплуатации разрабатываемой системы должно быть обеспечено бесперебойное питание ПЭВМ. При эксплуатации система должна быть обеспечена соответствующая стандартам хранения носителей и эксплуатации ПЭВМ температура и влажность воздуха.<text:s/><text:line-break/>Периодическое техническое обслуживание используемых технических средств должно проводиться в соответствии с требованиями технической документации изготовителей, но не реже одного раза в год.<text:line-break/>Периодическое техническое обслуживание и тестирование технических средств должны включать в себя обслуживание и тестирование всех используемых средств, включая рабочие станции, серверы, кабельные системы и сетевое оборудование, устройства бесперебойного питания.</text:p>
      <text:h text:style-name="P506" text:outline-level="3"/>
      <text:h text:style-name="P507" text:outline-level="3"><text:bookmark-start text:name="__RefHeading___Toc136234969"/>Требования к защите информации от несанкционированного доступа<text:bookmark-end text:name="__RefHeading___Toc136234969"/></text:h>
      <text:p text:style-name="P508">ИС должна обеспечивать защиту от несанкционированного доступа (НСД) на уровне не ниже установленного требованиями, предъявляемыми к категории 1Д по классификации действующего руководящего документа Гостехкомиссии России «Автоматизированные системы. Защита от несанкционированного доступа к информации. Классификация автоматизированных систем» 1992 г.<text:s/><text:line-break/>Компоненты подсистемы защиты от НСД должны обеспечивать:<text:line-break/>– идентификацию пользователя;<text:line-break/>– проверку<text:s/>полномочий пользователя при работе с системой;<text:line-break/>– разграничение доступа пользователей на уровне задач и информационных массивов.</text:p>
      <text:h text:style-name="P509" text:outline-level="3"><text:bookmark-start text:name="__RefHeading___Toc136234970"/>Требования по сохранности информации при авариях<text:bookmark-end text:name="__RefHeading___Toc136234970"/></text:h>
      <text:p text:style-name="P510">В требованиях по сохранности информации приводят перечень событий: аварий, отказов технических средств (в том числе - потеря питания) и т.п., при которых должна быть обеспечена сохранность информации в системе.</text:p>
      <text:h text:style-name="P511" text:outline-level="3"><text:bookmark-start text:name="__RefHeading___Toc136234971"/>Требования к защите от влияния внешних воздействий<text:bookmark-end text:name="__RefHeading___Toc136234971"/></text:h>
      <text:h text:style-name="P512" text:outline-level="4">Требования к радиоэлектронной защите средств АС</text:h>
      <text:p text:style-name="P513">Напряжение радиопомех на<text:s/>разъемах питания устройства не должно превышать значений контрольных пределов, установленных ГОСТ 28279-89 (раздел 2) и ГОСТ 30429-96 (раздел 4) для группы устройств 1.1.1.</text:p>
      <text:p text:style-name="P514">Контрольные пределы узкополосных и широкополосных электромагнитных помех, производимых изделием в диапазоне частот от 30 до 1000 МГц, не должны превышать пределов, установленных в ГОСТ 28279-89 (подразделы 6.2 и 6.3).</text:p>
      <text:p text:style-name="P515">Устройство должно быть устойчивым к воздействию электромагнитного излучения в диапазоне частот от 20 до 2000 МГц с напряженностью поля в зависимости от метода испытаний, установленного в ГОСТ 28279-89 (подраздел 6.4).</text:p>
      <text:h text:style-name="P516" text:outline-level="4">Требования по стойкости, устойчивости и прочности к внешним воздействиям (среде применения)</text:h>
      <text:p text:style-name="P517"><text:bookmark-start text:name="__RefHeading___Toc136234972"/>Приводятся требования к радиоэлектронной защите и требования по стойкости, устойчивости и прочности к внешним воздействиям применительно к программно-аппаратному окружению, на котором будет эксплуатироваться система.</text:p>
      <text:p text:style-name="P518">Применительно к программно-аппаратному окружению Системы предъявляются следующие требования к<text:s/>защите от влияния внешних воздействий. Требования к радиоэлектронной защите: - электромагнитное излучение радиодиапазона, возникающее при работе электробытовых приборов, электрических машин и установок, приёмопередающих устройств, эксплуатируемых на месте<text:s/>размещения АПК Системы, не должны приводить к нарушениям работоспособности подсистем. Требования по стойкости, устойчивости и прочности к внешним воздействиям: - Система должна иметь возможность функционирования при колебаниях напряжения электропитания в пределах от 155 до 265 В (220 ± 20 % - 30 %); - Система должна иметь возможность функционирования в диапазоне допустимых температур окружающей среды, установленных изготовителем аппаратных средств. - Система должна иметь возможность функционирования в диапазоне допустимых значений влажности окружающей среды, установленных изготовителем аппаратных средств. - Система должна иметь возможность функционирования в диапазоне допустимых значений вибраций, установленных изготовителем аппаратных средств.</text:p>
      <text:h text:style-name="P519" text:outline-level="3"><text:bookmark-start text:name="_Hlk152167070"/>Требования к<text:s/>патентной чистоте<text:bookmark-end text:name="__RefHeading___Toc136234972"/></text:h>
      <text:p text:style-name="P520"><text:bookmark-end text:name="_Hlk152167070"/>При разработке должны использоваться только такие объекты интеллектуальной собственности, права на которые приобретены (получены) и используются без нарушений прав на интеллектуальную собственность третьих лиц. Это требование должно обеспечивать соблюдение авторских, смежных, патентных и иных прав.<text:s/></text:p>
      <text:p text:style-name="P521">Патент - документ, выдаваемый на определенный срок компетентным государственным органом изобретателю, удостоверяющий авторство и исключительное право на изобретение. Патент включает патентную грамоту единого образца с раскрытием названия изобретения, даты его приоритета, фамилии, имени, отчества автора, а также приложенного к грамоте описания формулы и полного текста изобретения с необходимыми иллюстрациями. Патент имеет номер и индекс класса изобретения в соответствии с МКИ.</text:p>
      <text:p text:style-name="P522">Патентная чистота (юридическая безупречность) - юридическое свойство объекта техники (конструкции, машины, способа производства и т.п.), заключающееся в том, что он может быть свободно использован в данной стране без опасности нарушения действующих на территории этой страны патентов исключительного права, принадлежащих третьим лицам. В случае ввоза в какую-либо страну объектов техники, не обладающих патентной чистотой, или иного использования в этой стране таких объектов, попадающих под действие патентов третьих лиц, последние в силу положений патентного права этой страны могут предъявить требование об аресте соответствующих изделий, ввезенных или изготовленных в нарушение прав патентообладателя, об уплате штрафов, возмещении<text:s/>ущерба, причиненного таким нарушением и т.п. Патентная чистота может быть определена применительно к какой-либо одной стране или нескольким странам.</text:p>
      <text:h text:style-name="P523" text:outline-level="3"><text:bookmark-start text:name="__RefHeading___Toc136234973"/><text:bookmark-start text:name="_Ref136235899"/>Требования по стандартизации и унификации<text:bookmark-end text:name="__RefHeading___Toc136234973"/><text:bookmark-end text:name="_Ref136235899"/></text:h>
      <text:p text:style-name="P524"><text:bookmark-start text:name="__RefHeading___Toc136234974"/>В требования к стандартизации и унификации включают: показатели,<text:s/>устанавливающие требуемую степень использования стандартных, унифицированных методов реализации функций (задач) системы, поставляемых программных средств, типовых математических методов и моделей, типовых проектных решений, унифицированных форм управленческих документов, установленных ГОСТ 6.10.1, общесоюзных классификаторов технико-экономической информации и классификаторов других категорий в соответствии с областью их применения, требования к использованию типовых автоматизированных рабочих мест, компонентов и комплексов.</text:p>
      <text:p text:style-name="P525">Разработка системы должна осуществляться с использованием стандартных методологий функционального моделирования: IDEF0, DFD и информационного моделирования IE и IDEF1Х в рамках рекомендаций по стандартизации Р50.1.028-2001 «Информационные<text:s/>технологии поддержки жизненного цикла продукции. Методология функционального моделирования». Моделирование должно выполняться в рамках стандартов, поддерживаемых программными средствами моделирования ERWin 4.х и BPWin 4.х. Для работы с БД должен использоваться язык запросов SQL в рамках стандарта ANSI SQL-92. Для разработки пользовательских интерфейсов и средств генерации отчетов (любых твердых копий) должны использоваться встроенные возможности ПО &lt;указывается название BI приложения&gt;, а также, в случае необходимости, языки программирования &lt;указываются языки программирования и их версии&gt;. В системе должны использоваться (при необходимости) общероссийские классификаторы и единые классификаторы и словари для различных видов алфавитно-цифровой и текстовой информации.</text:p>
      <text:h text:style-name="P526" text:outline-level="3">Дополнительные требования<text:bookmark-end text:name="__RefHeading___Toc136234974"/></text:h>
      <text:h text:style-name="P527" text:outline-level="4">Требования к оснащению системы устройствами для обучения персонала</text:h>
      <text:list text:style-name="LFO14" text:continue-numbering="true">
        <text:list-item>
          <text:p text:style-name="P528">Компьютеры или ноутбуки с доступом в интернет.</text:p>
        </text:list-item>
        <text:list-item>
          <text:p text:style-name="P529">Программное обеспечение для разработки, такое как IDE (IntelliJ IDEA, PyCharm, Visual Studio и т.п.).</text:p>
        </text:list-item>
        <text:list-item>
          <text:p text:style-name="P530">Онлайн-курсы и видеоуроки по программированию и алгоритмам.</text:p>
        </text:list-item>
        <text:list-item>
          <text:p text:style-name="P531">Виртуальные машины и симуляторы для отладки и тестирования кода.</text:p>
        </text:list-item>
        <text:list-item>
          <text:p text:style-name="P532">Инструменты для контроля версий, такие как Git.</text:p>
        </text:list-item>
        <text:list-item>
          <text:p text:style-name="P533">Системы автоматической проверки кода, такие как CodeCov или CodeClimate.</text:p>
        </text:list-item>
        <text:list-item>
          <text:p text:style-name="P534">Среды разработки для мобильных приложений, такие как Android Studio или XCode.</text:p>
        </text:list-item>
        <text:list-item>
          <text:p text:style-name="P535">Библиотеки и фреймворки для разработки веб-приложений, такие как React, Angular, Vue и т.п.</text:p>
        </text:list-item>
        <text:list-item>
          <text:p text:style-name="P536">Системы управления контентом, такие как WordPress, Drupal, Joomla и др.</text:p>
        </text:list-item>
        <text:list-item>
          <text:p text:style-name="P537">Средства коммуникации,<text:s/>такие как Slack, Gitter, Discord и т. п., для общения и обсуждения вопросов с коллегами.</text:p>
        </text:list-item>
      </text:list>
      <text:h text:style-name="P538" text:outline-level="4">Требования к сервисной аппаратуре, стендам для проверки элементов системы</text:h>
      <text:p text:style-name="Textbodyindent">Условия эксплуатации, а также виды и периодичность обслуживания технических средств<text:s/>Системы должны соответствовать требованиям по эксплуатации, техническому обслуживанию, ремонту и хранению, изложенным в документации завода-изготовителя (производителя) на них.</text:p>
      <text:p text:style-name="Textbodyindent">Технические средства Системы и персонал должны размещаться в существующих помещениях Заказчика, которые по климатическим условиям должны соответствовать ГОСТ 15150-69 «Машины, приборы и другие технические изделия. Исполнения для различных климатических районов. Категории, условия эксплуатации, хранения и транспортирования в части воздействия климатических факторов внешней среды» (температура окружающего воздуха от 5 до 40 °С, относительная влажность от 40 до 80 % при Т=25 °С, атмосферное давление от 630 до 800 мм ртутного столба). Размещение технических средств и организация автоматизированных рабочих мест должны быть выполнены в соответствии с требованиями ГОСТ 21958-76 «Система "Человек-машина". Зал и кабины операторов. Взаимное расположение рабочих мест. Общие эргономические требования».</text:p>
      <text:p text:style-name="Textbodyindent">Для электропитания технических средств должна<text:s/>быть предусмотрена трехфазная четырехпроводная сеть с глухо заземленной нейтралью 380/220 В (+10-15)% частотой 50 Гц (+1-1) Гц. Каждое техническое средство запитывается однофазным напряжением 220 В частотой 50 Гц через сетевые розетки с заземляющим контактом.</text:p>
      <text:p text:style-name="Textbodyindent">Для обеспечения выполнения требований по надежности должен быть создан комплект запасных изделий и приборов (ЗИП).</text:p>
      <text:p text:style-name="Textbodyindent">Состав, место и условия хранения ЗИП определяются на этапе технического проектирования.</text:p>
      <text:h text:style-name="P539" text:outline-level="4">Требования к системе, связанные с особыми условиями эксплуатации</text:h>
      <text:p text:style-name="P540">Для информационного обеспечения системы приводят требования:</text:p>
      <text:p text:style-name="P541">1) к составу, структуре и способам организации данных в системе;</text:p>
      <text:p text:style-name="P542">2) к информационному обмену между компонентами системы;</text:p>
      <text:p text:style-name="P543">3) к информационной совместимости со смежными системами;</text:p>
      <text:p text:style-name="P544">4) по использованию общесоюзных и зарегистрированных республиканских, отраслевых классификаторов, унифицированных документов и классификаторов, действующих на данном предприятии;</text:p>
      <text:p text:style-name="P545">5) по применению систем управления базами данных;</text:p>
      <text:p text:style-name="P546">6) к структуре процесса сбора, обработки, передачи данных в системе и представлению данных;</text:p>
      <text:p text:style-name="P547">7) к защите данных от разрушений при авариях и сбоях в электропитании системы;</text:p>
      <text:p text:style-name="P548">8) к контролю, хранению, обновлению и восстановлению данных;</text:p>
      <text:p text:style-name="P549">9) к процедуре придания юридической силы<text:s/>документам, продуцируемым техническими средствами, АС (в соответствии с ГОСТ 6.10.4).</text:p>
      <text:h text:style-name="P550" text:outline-level="4">Специальные требования</text:h>
      <text:p text:style-name="P551"><text:bookmark-start text:name="__RefHeading___Toc136234975"/><text:bookmark-start text:name="_Ref120594602"/>Программа должна обеспечивать взаимодействие с пользователем (оператором) посредством графического пользовательского интерфейса, разработанного согласно рекомендациям компании-производителя операционной системы.</text:p>
      <text:p text:style-name="P552">Разработчики настоящего стандарта смотрели в будущее. Не существовало в те годы программ с графическим пользовательским интерфейсом.</text:p>
      <text:h text:style-name="Заголовок2" text:outline-level="2">Требования к функциям (задачам), выполняемым системой<text:bookmark-end text:name="__RefHeading___Toc136234975"/><text:bookmark-end text:name="_Ref120594602"/></text:h>
      <text:h text:style-name="P553" text:outline-level="3"><text:bookmark-start text:name="__RefHeading___Toc136234976"/>&lt;Наименование подсистемы&gt;<text:bookmark-end text:name="__RefHeading___Toc136234976"/></text:h>
      <text:list text:style-name="Outline" text:continue-numbering="true">
        <text:list-item>
          <text:p text:style-name="P554"><text:bookmark-start text:name="__RefHeading___Toc136234977"/>Подсистемы — это основные элементы для построения интерфейса 1С: Предприятия. Поэтому первое, с чего следует начинать разработку конфигурации, — это проектирование состава подсистем.</text:p>
        </text:list-item>
        <text:list-item>
          <text:p text:style-name="P555">При этом перед разработчиком стоит важная и ответственная задача - тщательно продумать состав подсистем, и затем аккуратно и осмысленно привязать к подсистемам те объекты конфигурации, которые он будет создавать.</text:p>
        </text:list-item>
        <text:list-item>
          <text:p text:style-name="P556">Подсистемы позволяют выделить в конфигурации функциональные части, на которые логически разбивается создаваемое прикладное решение.</text:p>
        </text:list-item>
      </text:list>
      <text:h text:style-name="Заголовок2" text:outline-level="2">Требования к видам обеспечения<text:bookmark-end text:name="__RefHeading___Toc136234977"/></text:h>
      <text:p text:style-name="P557"><text:span text:style-name="T558">В подразделе «Требования к видам обеспечения» в зависимости от вида системы приводят требования к математическому, информационному, лингвистическому, программному, техническому, метрологи</text:span><text:span text:style-name="T559">ческому, организационному, методическому и другим видам обеспечения системы.</text:span></text:p>
      <text:h text:style-name="P560" text:outline-level="3"><text:bookmark-start text:name="__RefHeading___Toc136234978"/><text:span text:style-name="T561">Требования к математическому обеспечению</text:span><text:bookmark-end text:name="__RefHeading___Toc136234978"/></text:h>
      <text:p text:style-name="P562">ГОСТ 34.003-90. АС. Термины и определения:</text:p>
      <text:p text:style-name="P563"><text:span text:style-name="T564">Математическое обеспечение АС</text:span><text:span text:style-name="T565"><text:s/>(mathematical support) - Совокупность<text:s/></text:span><text:span text:style-name="T566">математических методов, моделей и алгоритмов, примененных в АС</text:span></text:p>
      <text:p text:style-name="P567"><text:bookmark-start text:name="__RefHeading___Toc136234979"/>Для математического обеспечения системы приводят требования к составу, области применения (ограничения) и способам, использования в системе математических методов и моделей, типовых алгоритмов<text:s/>и алгоритмов, подлежащих разработке.</text:p>
      <text:p text:style-name="P568">Не предъявляются</text:p>
      <text:h text:style-name="P569" text:outline-level="3"><text:span text:style-name="T570">Требования к информационному обеспечению</text:span><text:bookmark-end text:name="__RefHeading___Toc136234979"/></text:h>
      <text:p text:style-name="P571">ГОСТ 34.003-90. АС. Термины и определения:</text:p>
      <text:p text:style-name="P572"><text:span text:style-name="T573">Информационное обеспечение АС</text:span><text:span text:style-name="T574"><text:s/>(information support) - Совокупность форм документов, классификаторов, нормативной базы<text:s/></text:span><text:span text:style-name="T575">и реализованных решений по объемам, размещению и формам существования информации, применяемой в АС при ее<text:s/></text:span><text:soft-page-break/><text:span text:style-name="T576">функционировании</text:span></text:p>
      <text:p text:style-name="P577">Назначение информационного обеспечения обусловливает и требования, предъявляемые к нему.</text:p>
      <text:p text:style-name="P578">1.Представлять полную, достоверную и своевременную информацию для реализации всех расчетов и процессов принятия управленческих решений в функциональных подсистемах ИТ с минимумом затрат на ее сбор, хранение, поиск, обработку и передачу.</text:p>
      <text:p text:style-name="P579">2.Обеспечивать взаимную увязку задач функциональных подсистем на основе однозначного формализованного описания их входов и выходов на уровне показателей и документов.</text:p>
      <text:p text:style-name="P580">3.Предусматривать эффективную организацию хранения и поиска данных, позволяющую формировать данные в рабочие массивы под<text:s/>регламентированные задачи и функционировать и режиме информационно-справочного обслуживания.</text:p>
      <text:p text:style-name="P581">4.В процессе решения экономических задач обеспечивать совместную работу управленческих работников и компьютера в режиме диалога.</text:p>
      <text:p text:style-name="P582">Кроме того,<text:s/>информационное обеспечение решает вопросы подготовки данных о производстве, сбыте, поставках, финансировании; формирования исходной информации в массивы; ввод массивов в ЭВМ, организацию машинных массивов; обеспечения управленческих задач алгоритмами и машинными программами, а также формирования выходной информации.</text:p>
      <text:p text:style-name="P583"><text:span text:style-name="T584">В связи с данными функциями к информационному обеспечению некоторые авторы предъявляют несколько иные требования</text:span><text:span text:style-name="T585">:</text:span></text:p>
      <text:p text:style-name="P586">1.однозначность представления исходных данных;</text:p>
      <text:p text:style-name="P587">2.совместимость исходного массива<text:s/>с программами обработки его на ЭВМ;</text:p>
      <text:p text:style-name="P588">3.возможность оперирования машинными носителями информации в пределах технических ограничений ЭВМ, средств оргтехники и связи;</text:p>
      <text:p text:style-name="P589">4.непрерывное соблюдение соответствия между состоянием объектов управления и его отображением в машинных массивах;</text:p>
      <text:p text:style-name="P590">5.идентификация объектов управления на формализованном обозначении их, установленном едиными системами ведения производственной, технической и служебной документации;</text:p>
      <text:p text:style-name="P591">6.разработка на типовых методиках и формах работы с информацией на<text:s/>всех участках ее циркуляции;</text:p>
      <text:p text:style-name="P592">7.использование типовых методик и инструкций по разработке алгоритмов и машинных программ.</text:p>
      <text:p text:style-name="P593">Одна часть информационного обеспечения учитывает особенности взаимодействия пользователя с ПК при выполнении технологических операций по обработке информации, другая связана с организацией в компьютере различных информационных массивов, используемых для решения экономических задач и передачи данных. Поэтому в составе ИО выделяется вне машинное и внутри машинное информационное обеспечение.</text:p>
      <text:p text:style-name="P594">Вне машинное ИО включает систему экономических показателей, потоки информации, систему классификации и кодирования, документацию.</text:p>
      <text:p text:style-name="P595">Внутри машинное ИО - система специальным образом организованных данных, подлежащих автоматизированной обработке, накоплению,<text:s/>хранению, поиску, передаче в виде,<text:s/><text:soft-page-break/>удобном для восприятия техническими средствами. Это файлы (массивы), базы и банки данных, базы знаний, а также их системы.</text:p>
      <text:p text:style-name="P596"/>
      <text:h text:style-name="Заголовок4" text:outline-level="4"><text:span text:style-name="T597">Требования к составу, структуре и способам организации данных в системе</text:span></text:h>
      <text:p text:style-name="P598">Структура хранения данных<text:s/>в системе должна состоять из следующих основных областей:</text:p>
      <text:list text:style-name="LFO15" text:continue-numbering="true">
        <text:list-item>
          <text:p text:style-name="P599">область временного хранения данных;</text:p>
        </text:list-item>
        <text:list-item>
          <text:p text:style-name="P600">область постоянного хранения данных;</text:p>
        </text:list-item>
        <text:list-item>
          <text:p text:style-name="P601">область витрин данных.</text:p>
        </text:list-item>
      </text:list>
      <text:p text:style-name="P602">Области постоянного хранения и витрин данных должны строиться на основе многомерной модели данных, подразумевающей выделение отдельных измерений и фактов с их анализом по выбранным измерениям.</text:p>
      <text:h text:style-name="P603" text:outline-level="4">Требования к информационному обмену между компонентами системы</text:h>
      <text:p text:style-name="Textbodyindent">Основным требованием к средствам связи при информационном обмене данными между компонентами системы является наличие распределенной локальной сети со скоростью обмена данными не менее 100 Мбит/с. Компоненты системы должны находиться на едином аппаратно-программном комплексе.</text:p>
      <text:h text:style-name="P604" text:outline-level="4">Требования к информационной совместимости со смежными системами</text:h>
      <text:p text:style-name="Textbodyindent">В АСУ-ВЗ не<text:s/>предусмотрено взаимодействие со смежными системами.</text:p>
      <text:h text:style-name="P605" text:outline-level="4">Требования по использованию классификаторов</text:h>
      <text:p text:style-name="P606">Требования по использованию общесоюзных и зарегистрированных республиканских, отраслевых классификаторов, унифицированных документов и классификаторов, действующих на данном предприятии;</text:p>
      <text:h text:style-name="P607" text:outline-level="4">Требования по применению систем управления базами данных</text:h>
      <text:p text:style-name="Textbodyindent">Применяемые системы управления базами данных должны обеспечивать</text:p>
      <text:p text:style-name="Textbodyindent">возможность:</text:p>
      <text:p text:style-name="Textbodyindent">о формирования баз данных;</text:p>
      <text:p text:style-name="Textbodyindent">о вводе и поддержания целостности данных; о<text:s/>многопользовательском доступе;</text:p>
      <text:p text:style-name="Textbodyindent">о параллельной обработки хранимой информации;</text:p>
      <text:p text:style-name="Textbodyindent">о исключения ограничений на типы хранимой информации; о защиты данных встроенными средствами;</text:p>
      <text:p text:style-name="Textbodyindent">о поддержания целостности данных, ссылок и механизма транзакций</text:p>
      <text:p text:style-name="Textbodyindent">встроенными средствами;</text:p>
      <text:p text:style-name="Textbodyindent">о резервирования и восстановления; о репликации данных;</text:p>
      <text:p text:style-name="Textbodyindent">о хранения процедур встроенным механизмом;</text:p>
      <text:soft-page-break/>
      <text:p text:style-name="Textbodyindent">о авторизации и разделения прав и полномочий пользователей; о масштабируемости;</text:p>
      <text:p text:style-name="Textbodyindent">о контроле работы баз данных и режимов доступа к информации;</text:p>
      <text:p text:style-name="Textbodyindent">о ведения журналов регистрации событий доступа к базам с идентификацией пользователей базы данных;</text:p>
      <text:p text:style-name="Textbodyindent">о регистрации внесенных изменений с привязкой к системному времени и</text:p>
      <text:p text:style-name="Textbodyindent">пользователю;</text:p>
      <text:p text:style-name="Textbodyindent">о использования средств разработки приложений; о поддержки системы национальных языков;</text:p>
      <text:p text:style-name="Textbodyindent">о формирования отчетов;</text:p>
      <text:p text:style-name="Textbodyindent">о регистрации списка сформированных отчетных документов; о клиент-серверную архитектуру.</text:p>
      <text:p text:style-name="Textbodyindent">Хранение всех данных должно быть обеспечено применением еУБД Oracle.</text:p>
      <text:h text:style-name="P608" text:outline-level="4">Требования к структуре процесса сбора, обработки, передачи данных в системе и представлению данных</text:h>
      <text:p text:style-name="Textbodyindent">Процесс сбора, обработки и передачи данных в ИС УОС должен определяться должностными инструкциями и регламентами сотрудников объекта автоматизации, и нормативно-техническими документами ИС УОС.</text:p>
      <text:h text:style-name="P609" text:outline-level="4">Требования к защите данных от разрушений при авариях и сбоях в электропитании системы</text:h>
      <text:p text:style-name="P610">Информация в базе данных системы данных должна сохраняться при возникновении аварийных ситуаций, связанных со сбоями электропитания.</text:p>
      <text:p text:style-name="P611">Система должна иметь бесперебойное электропитание, обеспечивающее её нормальное функционирование в течение 15 минут, в случае отсутствия внешнего энергоснабжения, и 5 минут дополнительно для корректного завершения всех процессов. Резервное копирование данных должно осуществляться на регулярной основе, в объёмах, достаточных для восстановления информации в подсистеме хранения данных.</text:p>
      <text:p text:style-name="P612"/>
      <text:h text:style-name="P613" text:outline-level="4">Требования к контролю, хранению, обновлению и восстановлению данных</text:h>
      <text:p text:style-name="P614">К контролю данных предъявляются следующие требования: система должна протоколировать все события, связанные с изменением своего информационного наполнения, и иметь возможность в случае сбоя в работе восстанавливать свое состояние, используя ранее запротоколированные изменения данных.</text:p>
      <text:p text:style-name="P615">К хранению данных предъявляются следующие требования:</text:p>
      <text:soft-page-break/>
      <text:list text:style-name="LFO16" text:continue-numbering="true">
        <text:list-item>
          <text:p text:style-name="P616">хранение исторических данных<text:s/>в системе должно производиться не более чем за 5 (пять) предыдущих лет. По истечению данного срока, данные должны переходить в архив;</text:p>
        </text:list-item>
        <text:list-item>
          <text:p text:style-name="P617">исторические данные, превышающие пятилетний порог должны храниться на ленточном массиве с возможностью их восстановления.</text:p>
        </text:list-item>
      </text:list>
      <text:p text:style-name="P618">К обновлению и восстановлению данных предъявляются следующие требования:</text:p>
      <text:list text:style-name="LFO17" text:continue-numbering="true">
        <text:list-item>
          <text:p text:style-name="P619">для сервера сбора, обработки и загрузки данных необходимо обеспечить резервное копирование его бинарных файлов (Home) раз в 2 недели и хранение копии на протяжении 2-х месяцев;</text:p>
        </text:list-item>
        <text:list-item>
          <text:p text:style-name="P620">для сервера базы данных необходимо обеспечить резервное копирование его бинарных файлов раз в 2 недели и хранение копии на протяжении 2-х месяцев;</text:p>
        </text:list-item>
        <text:list-item>
          <text:p text:style-name="P621">для данных хранилища данных необходимо обеспечить резервное копирование и архивацию на ленточный массив в следующие промежутки времени:</text:p>
          <text:list text:continue-numbering="true">
            <text:list-item>
              <text:p text:style-name="P622">холодная копия - ежеквартально;</text:p>
            </text:list-item>
            <text:list-item>
              <text:p text:style-name="P623">логическая копия - ежемесячно (конец месяца);</text:p>
            </text:list-item>
            <text:list-item>
              <text:p text:style-name="P624">инкрементальное резервное копирование - еженедельно (воскресение);</text:p>
            </text:list-item>
            <text:list-item>
              <text:p text:style-name="P625">архивирование - ежеквартально;</text:p>
            </text:list-item>
          </text:list>
        </text:list-item>
      </text:list>
      <text:h text:style-name="P626" text:outline-level="4"><text:bookmark-start text:name="_Ref136236311"/>Требования к процедуре придания юридической силы документам, продуцируемым<text:s/>техническими средствами,<text:s/>АС<text:bookmark-end text:name="_Ref136236311"/></text:h>
      <text:p text:style-name="P627"><text:bookmark-start text:name="__RefHeading___Toc136234980"/>Для защиты информационных массивов передаваемых данных, электронных документов от несанкционированного изменения должна применяться электронно-цифровая подпись (ЭЦП) или аналог электронно-цифровой подписи.</text:p>
      <text:p text:style-name="P628">Порядок формирования и использования электронных цифровых подписей в Системе устанавливается и регламентируется на основании утвержденных действующих Правил ЕПСС УЭК.</text:p>
      <text:h text:style-name="P629" text:outline-level="3"><text:span text:style-name="T630">Т</text:span><text:span text:style-name="T631">ребования к лингвистическому обеспечению</text:span><text:bookmark-end text:name="__RefHeading___Toc136234980"/></text:h>
      <text:p text:style-name="P632">ГОСТ 34.003-90. АС. Термины и определения:</text:p>
      <text:p text:style-name="P633"><text:span text:style-name="T634">Лингвистическое обеспечение АС</text:span><text:span text:style-name="T635"><text:s/>(linguistic support) -<text:s/></text:span><text:span text:style-name="T636">Совокупность средств и правил для<text:s/></text:span><text:span text:style-name="T637">формализации</text:span><text:span text:style-name="T638"><text:s/>естественного языка, используемых при общении пользователей и эксплуатационного персонала АС с комплексом средств автоматизации при функционировании АС</text:span></text:p>
      <text:p text:style-name="P639">В целях реализации функционала ИС УОС должны применяться языки программирования, обеспечивающие работу в используемой СУБД, ОС Windows, а также Unix-подобных ОС.</text:p>
      <text:p text:style-name="P640">В качестве языка манипулирования данными должны быть использованы стандартные версии языка SQL для целевых СУБД.</text:p>
      <text:soft-page-break/>
      <text:h text:style-name="P641" text:outline-level="4">Требования к применению в системе языков программирования высокого уровня</text:h>
      <text:p text:style-name="P642"><text:span text:style-name="T643">Система должна быть реализована с помощью одного из распространенных языков программирования высокого уровня, с учетом возможности переноса Системы c платформы MS Windows на OS Linux и MacOS и взаимодействия (совместимости) с программой 1С-бухгалтерия. Структура кода Системы должна быть разработана с учетом требований объектно-ориентированного программирования с обязательным применением комментариев в тексте кода.</text:span></text:p>
      <text:h text:style-name="P644" text:outline-level="4">Требования к языкам взаимодействия пользователей и технических средств системы</text:h>
      <text:p text:style-name="P645"><text:span text:style-name="T646">Диагностические сообщения АИС «АРМВ», сообщения о несанкционированных действиях пользователей, а также сообщения при запуске, решении задач специального программного обеспечения и при работе пользователей с информационным обеспечением должны быть унифицированы и приведены к понятному пользователям виду.</text:span></text:p>
      <text:h text:style-name="P647" text:outline-level="4">Требования к кодированию данных</text:h>
      <text:p text:style-name="P648">По методу изменения информационного параметра несущего сигнала цифровые коды делятся на:</text:p>
      <text:p text:style-name="P649">· потенциальные</text:p>
      <text:p text:style-name="P650">· импульсные</text:p>
      <text:p text:style-name="P651">В потенциальных методах кодирования данные представляются уравнениями потенциала сигнала, а в импульсных - либо полярностью самих импульсов, либо направлением переключения их фронтов.</text:p>
      <text:p text:style-name="P652">Хороший метод, как цифрового кодирования, так и аналоговой модуляции, должен обеспечивать:</text:p>
      <text:p text:style-name="P653">1) при одной и той же битовой скорости передачи наименьшую ширину спектра результирующего сигнала;</text:p>
      <text:p text:style-name="P654">2) синхронизацию между передатчиком и приемником;</text:p>
      <text:p text:style-name="P655">3) хорошую распознаваемость ошибок передачи данных (помехоустойчивость);</text:p>
      <text:p text:style-name="P656">4) отсутствие постоянной составляющей в спектре результирующей сигнала;</text:p>
      <text:p text:style-name="P657">5) низкую стоимость реализации.</text:p>
      <text:p text:style-name="P658">Рассмотрим подробнее, как эти принципы обеспечиваются в методах цифрового кодирования.</text:p>
      <text:p text:style-name="P659"/>
      <text:soft-page-break/>
      <text:h text:style-name="P660" text:outline-level="4">Требования к декодированию данных</text:h>
      <text:p text:style-name="P661"><text:span text:style-name="T662">Если символы, выбранные отправителем, имеют точно такое же значение для получателя, последний будет знать, что именно имел в виду отправитель, когда формулировалась его идея. Если реакции на идею не требуется, процесс обмена информации на этом должен завершиться.</text:span></text:p>
      <text:h text:style-name="P663" text:outline-level="4">Требования к языкам ввода-вывода данных</text:h>
      <text:p text:style-name="P664"><text:span text:style-name="T665">В АИС «АРМВ» должен поддерживаться язык ввода-вывода данных на основе структурированного языка запросов (SQL).</text:span></text:p>
      <text:h text:style-name="P666" text:outline-level="4">Требования к языкам манипулирования данными</text:h>
      <text:p text:style-name="P667"><text:span text:style-name="T668">Язык манипулирования данными </text:span><text:span text:style-name="T669">содержит набор операторов манипулирования данными, т. е. операторов, позволяющих заносить данные в БД, удалять, модифицировать или выбирать существующие данные.</text:span></text:p>
      <text:p text:style-name="P670">Множество операций над данными можно классифицировать следующим образом:</text:p>
      <text:list text:style-name="LFO18" text:continue-numbering="true">
        <text:list-item>
          <text:p text:style-name="P671">операции селекции;</text:p>
        </text:list-item>
        <text:list-item>
          <text:p text:style-name="P672">действия над данными:</text:p>
        </text:list-item>
      </text:list>
      <text:list text:style-name="LFO19" text:continue-numbering="true">
        <text:list-item>
          <text:p text:style-name="P673">включение — ввод экземпляра записи в БД с установкой его связей;</text:p>
        </text:list-item>
        <text:list-item>
          <text:p text:style-name="P674">удаление — исключение экземпляра записи из БД с установкой новых связей;</text:p>
        </text:list-item>
        <text:list-item>
          <text:p text:style-name="P675">модификация — изменение содержимого экземпляра записи и коррекция связей при необходимости.</text:p>
        </text:list-item>
      </text:list>
      <text:p text:style-name="P676">Языки манипулирования данными делятся на два типа. Это разделение обусловлено коренным различием в подходах к работе с данными, а следовательно, различием в базовых конструкциях в работе с данными.</text:p>
      <text:p text:style-name="P677">Первый тип — это процедурный ЯМД.</text:p>
      <text:p text:style-name="P678">Второй тип — это декларативный (непроцедурный) ЯМД.</text:p>
      <text:p text:style-name="P679">К процедурным языкам манипулирования данными относятся и языки, поддерживающие операции реляционной алгебры, которую основоположник теории реляционных баз данных Э. Ф. Кодд ввел для управления реляционной базой данных. Реляционная алгебра — это процедурный язык обработки реляционных таблиц, где в качестве операндов выступают таблицы в целом.</text:p>
      <text:p text:style-name="P680">Декларативные языки предоставляют пользователю средства, позволяющие указать лишь то, какие данные требуются. Решение вопроса о том, как их следует извлекать, берет на себя процессор данного языка, работающий с целыми наборами записей.</text:p>
      <text:soft-page-break/>
      <text:p text:style-name="P681">Реляционные СУБД обычно включают поддержку непроцедурных языков манипулирования данными — чаще всего это бывает язык структурированных запросов SQL или язык запросов по образцу QBE.</text:p>
      <text:p text:style-name="P682">В настоящее время нормой является поддержка декларативного языка SQL, в основе которого лежит реляционное исчисление, также введенное. Э Коддом. Этот язык стал стандартом для языков реляционных баз данных, что позволяет использовать один и тот же синтаксис и структуру команд при переходе от одной СУБД к другой</text:p>
      <text:p text:style-name="P683">Следует отметить, что язык SQL имеет сразу два компонента: язык DDL (ЯОД) для описания структуры базы данных, и язык DML (ЯМД) для выборки и обновления данных.</text:p>
      <text:p text:style-name="P684">Другим широко используемым языком обработки данных является язык QBE, который заслужил репутацию одного из самых простых способов извлечения информации из базы данных. Особенно это ценно для пользователей, не являющихся профессионалами в этой области Язык предоставляет графические средства создания запросов на выборку данных с использованием шаблонов Ответ на запрос также представляет собой графическую информацию</text:p>
      <text:p text:style-name="P685"><text:span text:style-name="T686">Часть непроцедурного языка ЯМД, которая отвечает за извлечение данных, называется </text:span><text:span text:style-name="T687">языком запросов. </text:span><text:span text:style-name="T688">Язык запросов можно определить как высокоуровневый узкоспециализированный язык, предназначенный для удовлетворения различных требований по выборке информации из базы данных.</text:span></text:p>
      <text:p text:style-name="P689">Язык манипулирования данными - командный язык, обеспечивающий выполнение основных операций по работе с данными: ввод, модификацию и выборку данных по запросам.</text:p>
      <text:p text:style-name="P690">Язык манипулирования данными DML (Data Manipulating Language) необходим в случаях, когда необходимо внести изменения в таблицу или несколько таблиц БД. Эти изменения касаются не структурных изменений, а изменение содержимого таблицы.</text:p>
      <text:h text:style-name="P691" text:outline-level="4">Требования к средствам описания предметной области (объекта автоматизации)</text:h>
      <text:h text:style-name="P692" text:outline-level="4">В агентстве существует элементарная организационная структура, которая отражает двухуровневое разделение, присущее только в маленьких организациях.</text:h>
      <text:h text:style-name="P693" text:outline-level="4">Требования к способам организации диалога</text:h>
      <text:p text:style-name="P694"><text:bookmark-start text:name="__RefHeading___Toc136234981"/>Доступ к просмотру данных, распечатка отчетных форм и контроль правильного функционирования системы про из водится с Автоматизированных Рабочих Мест (АРМ) под управлением операторов.</text:p>
      <text:p text:style-name="P695">Диалоговый режим общения пользователей системы со средствами автоматизации</text:p>
      <text:p text:style-name="P696">должен обеспечить возможность проектирования диалогов «Пользователь-ЭВМ»;</text:p>
      <text:soft-page-break/>
      <text:p text:style-name="P697">Языковые средства пользователей АИС «АРМВ» должны обеспечивать:</text:p>
      <text:p text:style-name="P698">о ввод, обновление, просмотр и редактирование информации;</text:p>
      <text:p text:style-name="P699">о диалог «Пользователь-ЭВМ» на русском языке в терминах АИС «АРМВ»;</text:p>
      <text:p text:style-name="P700">о поиск, просмотр И выдачу подготовленной информации в виде сформированных документов на устройства отображения и печати.</text:p>
      <text:h text:style-name="P701" text:outline-level="3">Требования к программному обеспечению<text:bookmark-end text:name="__RefHeading___Toc136234981"/></text:h>
      <text:p text:style-name="P702">Ранее были рассмотрены функции системы. Функции представляют собой описания желательного и полезного поведения. Покажем соответствие между функциями и требованиями к программному обеспечению. В документе видения описаны функции на языке пользователя. Требования к программному обеспечению, в свою очередь, описывают эти функции более подробно.</text:p>
      <text:p text:style-name="P703">Чтобы предоставить пользователю некую функцию, разработчики должны выполнить одно или несколько конкретизированных программных требований. Другими словами, функции помогают понимать и обсуждать систему на высоком уровне абстракции, но с их помощью невозможно описать систему и создать на основании этого описания код. Для этой цели функции слишком абстрактны.</text:p>
      <text:p text:style-name="P704">Требования к программному обеспечению более конкретизированы. Мы собираемся на их основе создавать код. Следовательно, они должны быть "тестируемыми", т.е. достаточно конкретными, чтобы можно было проверить, дей­ствительно ли система реализует некое заданное требование.</text:p>
      <text:p text:style-name="P705">Функциональные требования к программному обеспечению описывают, как ведет себя система. Эти требования обычно ориентированы на действия и содержат формулировки вида: "Когда пользователь делает X, система будет делать Y". Большинство продуктов и приложений, предназначенных для выполнения полезной работы, содержит множество функциональных требований к программному обеспече­нию. Программное обеспечение используется для реализации большей части функцио­нальных возможностей.</text:p>
      <text:p text:style-name="P706">При определении функциональных требований к ПО следует искать золотую середину ме­жду слишком конкретизированной формулировкой требования и слишком общей и не­однозначной. Например, как правило, ни к чему иметь обобщенное функциональное требование следующего вида: "Когда пользователь нажимает кнопку “Пуск”, система запускается и начинает ра­ботать". С другой стороны, формулировка требования, которая состоит из нескольких страниц текста, по-видимому, слишком конкретизирована, хотя и может быть правомерной в некоторых частных случаях. Опыт свидетельствует, что определение требования, состоящее из одного - двух предложений, обычно является наилучшим, когда нужно соотнести по­требность пользователя с приемлемым для работы команды разработчиков уровнем конкретизации.</text:p>
      <text:p text:style-name="Textbodyindent"/>
      <text:p text:style-name="P707">ГОСТ<text:s/>34.003-90. АС. Термины и определения:</text:p>
      <text:soft-page-break/>
      <text:p text:style-name="P708"><text:span text:style-name="T709">Программное обеспечение АС</text:span><text:span text:style-name="T710"><text:s/>(software) - Совокупность программ на носителях данных и программных документов, предназначенная для отладки, функционирования и проверки работоспособности АС</text:span></text:p>
      <text:h text:style-name="P711" text:outline-level="4">Требования к независимости программных средств от используемых СБТ и операционной среды</text:h>
      <text:p text:style-name="P712">Программные средства должны обеспечивать совместимость со средствами вычислительной техники, построенными по архитектуре х86.</text:p>
      <text:p text:style-name="P713">Совместимость системного программного обеспечения с используемыми СВТ определяется рекомендациями фирм производителей этих программных продуктов.</text:p>
      <text:h text:style-name="P714" text:outline-level="4">Требования к качеству программных средств, а также к способам его обеспечения и контроля</text:h>
      <text:h text:style-name="P715" text:outline-level="4">Качество программных средств обычно оценивается функциональной надежностью, быстродействием, степенью автоматизации и др. В разделе ТЗ «требования к надежности» указаны количественные значения, в данном пункте перечисляются требования к способам обеспечения объявленных значений (программный анализ сбойных ситуаций, автоматические решения по их устранению и т.п.). Помимо этого, указываются способы контроля программных средств: верификация, проверка на контрольном примере.</text:h>
      <text:h text:style-name="P716" text:outline-level="4">Требования по необходимости согласования вновь разрабатываемых программных средств с фондом<text:s/>алгоритмов и программ</text:h>
      <text:h text:style-name="P717" text:outline-level="3"><text:bookmark-start text:name="__RefHeading___Toc136234982"/>Необходимость согласования вновь разрабатываемых программных средств с фондом алгоритмов и программ отсутствует.</text:h>
      <text:h text:style-name="P718" text:outline-level="3">Требования к техническому обеспечению<text:bookmark-end text:name="__RefHeading___Toc136234982"/></text:h>
      <text:p text:style-name="P719">Техническое обеспечение системы должно максимально и наиболее эффективным образом использовать существующие технические средства.</text:p>
      <text:p text:style-name="P720">В состав комплекса должны входить следующие технические средства:</text:p>
      <text:p text:style-name="P721">1) сервер БД;</text:p>
      <text:p text:style-name="P722">2) персональные компьютеры (ПК) пользователей.</text:p>
      <text:p text:style-name="P723">Минимальные требования к характеристикам компонентов технического обеспечения, при которых значения временных параметров Системы должны соответствовать предъявленным в ТЗ требованиям (п. 4.2.3):</text:p>
      <text:soft-page-break/>
      <text:list text:style-name="LFO20" text:continue-numbering="true">
        <text:list-item>
          <text:p text:style-name="P724">для сервера БД:</text:p>
        </text:list-item>
      </text:list>
      <text:p text:style-name="P725">– процессор – 2 х IntelXeon3 ГГц;</text:p>
      <text:p text:style-name="P726">– объем оперативной памяти – 16 Гб;</text:p>
      <text:p text:style-name="P727">– дисковая подсистема – 4 х 146 Гб;</text:p>
      <text:p text:style-name="P728">– устройство чтения компакт-дисков (DVD-ROM);</text:p>
      <text:p text:style-name="P729">– сетевой адаптер – 100 Мбит/с.</text:p>
      <text:list text:style-name="LFO21" text:continue-numbering="true">
        <text:list-item>
          <text:p text:style-name="P730">для ПК пользователя:</text:p>
        </text:list-item>
      </text:list>
      <text:p text:style-name="P731">– процессор – IntelPentium1.5 ГГц;</text:p>
      <text:p text:style-name="P732">– объем оперативной памяти – 256 Мб;</text:p>
      <text:p text:style-name="P733">– дисковая память – 40 Гб;</text:p>
      <text:p text:style-name="P734">– сетевой адаптер – 100 Мбит/с.</text:p>
      <text:p text:style-name="Textbodyindent"/>
      <text:p text:style-name="P735">ГОСТ 34.003-90. АС. Термины и определения:</text:p>
      <text:p text:style-name="P736"><text:span text:style-name="T737">Техническое обеспечение АС</text:span><text:span text:style-name="T738"><text:s/>(hardware) - Совокупность всех технических средств, используемых при функционировании АС</text:span></text:p>
      <text:h text:style-name="Заголовок4" text:outline-level="4"><text:span text:style-name="T739">Требования к видам технических</text:span><text:span text:style-name="T740"><text:s/>средств</text:span></text:h>
      <text:p text:style-name="P741">к видам технических средств, в том числе к видам комплексов технических средств, программно-технических комплексов и других комплектующих изделий, допустимых к использованию в системе;</text:p>
      <text:h text:style-name="P742" text:outline-level="4">Требования к функциональным, конструктивным и эксплуатационным<text:s/>характеристикам средств технического обеспечения системы</text:h>
      <text:p text:style-name="Textbodyindent"/>
      <text:p text:style-name="P743">Текст.</text:p>
      <text:h text:style-name="P744" text:outline-level="3"><text:bookmark-start text:name="__RefHeading___Toc136234983"/>Требования к метрологическому обеспечению<text:bookmark-end text:name="__RefHeading___Toc136234983"/></text:h>
      <text:p text:style-name="P745">(Термины, определения, показатели и параметры по ГОСТ-серия 8, в том числе ГОСТ 8.009-84, ГОСТ Р 8.654-2009, ГОСТ Р 8.596-2002, ГОСТ 26656-85, РМГ 63-2003, ПР 50.2.009-94, а также с учетом требований отраслевой и ведомственной НТД соответствующего профиля.</text:p>
      <table:table table:style-name="Table746">
        <table:table-columns>
          <table:table-column table:style-name="TableColumn747"/>
          <table:table-column table:style-name="TableColumn748"/>
        </table:table-columns>
        <table:table-row table:style-name="TableRow749"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</table:table-row>
      </table:table>
      <text:soft-page-break/>
      <text:p text:style-name="P754">В требованиях к метрологическому обеспечению приводятся:</text:p>
      <text:p text:style-name="P755">1) предварительный перечень измерительных каналов;</text:p>
      <text:p text:style-name="P756">2) требования к точности измерений параметров и (или) к метрологическим характеристикам измерительных каналов;</text:p>
      <text:p text:style-name="P757">3) требования к метрологической совместимости технических средств системы;</text:p>
      <text:p text:style-name="P758">4) перечень управляющих и вычислительных каналов системы, для которых необходимо оценивать точностные характеристики;</text:p>
      <text:p text:style-name="P759">5) требования к метрологическому обеспечению технических и программных средств, входящих в состав измерительных каналов системы, средств встроенного контроля, метрологической пригодности измерительных каналов и средств измерений, используемых при наладке и испытаниях системы;</text:p>
      <text:p text:style-name="P760">6) вид метрологической аттестации (государственная или ведомственная) с указанием порядка ее выполнения и организаций, проводящих аттестацию)</text:p>
      <text:p text:style-name="Textbodyindent"/>
      <text:h text:style-name="P761" text:outline-level="4">Предварительный перечень измерительных каналов</text:h>
      <text:p text:style-name="P762">Текст.</text:p>
      <text:h text:style-name="P763" text:outline-level="4">Требования к точности измерений параметров и (или) к метрологическим характеристикам измерительных каналов</text:h>
      <text:h text:style-name="P764" text:outline-level="4">В данном случае указывается точность измеряемых параметров по каждому измерительному каналу пункта 5.6.1.</text:h>
      <text:h text:style-name="P765" text:outline-level="4">Требования к метрологической совместимости технических средств системы</text:h>
      <text:p text:style-name="P766">Текст.</text:p>
      <text:h text:style-name="P767" text:outline-level="4">Перечень управляющих и вычислительных каналов системы, для которых необходимо оценивать точностные характеристики</text:h>
      <text:p text:style-name="P768">Текст.</text:p>
      <text:h text:style-name="P769" text:outline-level="4">Требования к метрологическому обеспечению технических и программных средств</text:h>
      <text:p text:style-name="P770">Требования к метрологическому обеспечению технических и программных средств, входящих в состав измерительных каналов системы, средств, встроенного контроля, метрологической пригодности измерительных каналов и средств измерений, используемых при наладке и испытаниях системы</text:p>
      <text:h text:style-name="P771" text:outline-level="4">Вид метрологической аттестации (государственная или ведомственная) с указанием порядка ее выполнения и организаций, проводящих аттестацию</text:h>
      <text:p text:style-name="P772">Текст.</text:p>
      <text:h text:style-name="P773" text:outline-level="3"><text:bookmark-start text:name="__RefHeading___Toc136234984"/><text:soft-page-break/><text:span text:style-name="T774">Требования к организационному обеспечению</text:span><text:bookmark-end text:name="__RefHeading___Toc136234984"/></text:h>
      <text:p text:style-name="P775">ГОСТ<text:s/>34.003-90. АС. Термины и определения:</text:p>
      <text:p text:style-name="P776"><text:span text:style-name="T777">Организационное обеспечение АС</text:span><text:span text:style-name="T778"><text:s/>(organizational support) - Совокупность документов, устанавливающих организационную структуру, права и обязанности пользователей и эксплуатационного персонала АС в условиях функционирован</text:span><text:span text:style-name="T779">ия, проверки и обеспечения работоспособности АС</text:span></text:p>
      <text:p text:style-name="P780"><text:span text:style-name="T781">Правовое обеспечение АС</text:span><text:span text:style-name="T782"><text:s/>- Совокупность правовых норм, регламентирующих правовые отношения при функционировании АС и юридический статус результатов ее функционирования. Правовое обеспечение реализуют в<text:s/></text:span><text:span text:style-name="T783">организационном обеспечении АС.</text:span></text:p>
      <text:h text:style-name="Заголовок4" text:outline-level="4"><text:span text:style-name="T784">Требования к структуре и функциям подразделений, участвующих в функционировании системы или обеспечивающих эксплуатацию</text:span></text:h>
      <text:p text:style-name="P785">Текст.</text:p>
      <text:h text:style-name="Заголовок4" text:outline-level="4"><text:span text:style-name="T786">Требования к организации функционирования системы и порядку взаимодействия персонала АС и персона</text:span><text:span text:style-name="T787">ла объекта автоматизации</text:span></text:h>
      <text:p text:style-name="P788">Текст.</text:p>
      <text:h text:style-name="Заголовок4" text:outline-level="4"><text:span text:style-name="T789">Требования к защите от ошибочных действий персонала системы</text:span></text:h>
      <text:p text:style-name="P790">Текст.</text:p>
      <text:h text:style-name="P791" text:outline-level="3"><text:bookmark-start text:name="__RefHeading___Toc136234985"/><text:span text:style-name="T792">Требования к методическому обеспечению</text:span><text:bookmark-end text:name="__RefHeading___Toc136234985"/></text:h>
      <text:p text:style-name="P793">ГОСТ 34.003-90. АС. Термины и определения:</text:p>
      <text:p text:style-name="P794"><text:span text:style-name="T795">Методическое обеспечение АС</text:span><text:span text:style-name="T796"><text:s/>(methodical support) - Совокупность документов,</text:span><text:span text:style-name="T797"><text:s/>описывающих технологию функционирования АС, методы выбора и применения пользователями технологических приемов для получения конкретных результатов при функционировании АС</text:span></text:p>
      <text:p text:style-name="P798">Для методического обеспечения САПР приводят требования к составу нормативно-технической документации системы (перечень применяемых при ее функционировании стандартов, нормативов, методик и т. п.).</text:p>
      <text:p text:style-name="P799"/>
      <text:p text:style-name="P800"/>
      <text:h text:style-name="P801" text:outline-level="1"><text:bookmark-start text:name="__RefHeading___Toc136234986"/><text:bookmark-start text:name="_Ref132688269"/><text:soft-page-break/>Состав и содержание работ по созданию системы<text:bookmark-end text:name="__RefHeading___Toc136234986"/><text:bookmark-end text:name="_Ref132688269"/></text:h>
      <text:p text:style-name="P802"><text:span text:style-name="T803">Раздел "Состав и содержание работ по созданию (развитию) системы" должен содержать перечень ста</text:span><text:span text:style-name="T804">дий и этапов работ по созданию системы в соответствии с ГОСТ 34.601-90, сроки их выполнения, перечень организаций - исполнителей работ, ссылки на документы, подтверждающие согласие этих организаций на участие в создании системы, или запись, определяющую от</text:span><text:span text:style-name="T805">ветственного (заказчик или разработчик) за проведение этих работ.</text:span></text:p>
      <text:p text:style-name="P806">Выдержка из ГОСТ 34.601-90 «АС. Стадии создания»:</text:p>
      <text:p text:style-name="P807">Процесс создания АС представляет собой совокупность упорядоченных во времени, взаимосвязанных, объединённых в стадии и этапы работ, выполнение которых необходимо и достаточно для создания АС, соответствующей заданным требованиям.</text:p>
      <text:p text:style-name="P808">Стадии и этапы создания АС выделяются как части процесса создания по соображениям рационального планирования и организации работ, заканчивающихся заданным результатом.</text:p>
      <text:p text:style-name="P809">Работы по развитию АС осуществляют по стадиям и этапам, применяемым для создания АС.</text:p>
      <table:table table:style-name="Table810">
        <table:table-columns>
          <table:table-column table:style-name="TableColumn811"/>
          <table:table-column table:style-name="TableColumn812"/>
        </table:table-columns>
        <table:table-row table:style-name="TableRow813">
          <table:table-cell table:style-name="TableCell814">
            <text:p text:style-name="P815">Стадии</text:p>
          </table:table-cell>
          <table:table-cell table:style-name="TableCell816">
            <text:p text:style-name="P817">Этапы работ</text:p>
          </table:table-cell>
        </table:table-row>
        <table:table-row table:style-name="TableRow818">
          <table:table-cell table:style-name="TableCell819">
            <text:p text:style-name="P820">1. Формирование требований к АС</text:p>
          </table:table-cell>
          <table:table-cell table:style-name="TableCell821">
            <text:p text:style-name="P822">1.1. Обследование объекта и обоснование необходимости создания АС. Проводят:</text:p>
            <text:p text:style-name="P823">а) сбор данных об объекте<text:s/>автоматизации и осуществляемых видах деятельности;</text:p>
            <text:p text:style-name="P824">б) оценку качества функционирования объекта и осуществляемых видах деятельности, выявление проблем, решение которых возможно средствами автоматизации;</text:p>
            <text:p text:style-name="P825">в) оценку (технико-экономической, социальной и т.д.) целесообразности создания АС. <text:s/></text:p>
            <text:p text:style-name="P826">1.2. Формирование требований пользователя к АС. Проводят:</text:p>
            <text:p text:style-name="P827">а) подготовку исходных данных для формирования требований АС (характеристика объекта автоматизации, описание требований к системе, ограничения допустимых затрат на разработку, ввод в действие и эксплуатацию, эффект, ожидаемый от системы, условия создания и функционирования системы);</text:p>
            <text:p text:style-name="P828">б) формулировку и оформление требований пользователя к АС.</text:p>
            <text:soft-page-break/>
            <text:p text:style-name="P829">1.3. Оформление отчёта о выполненной работе и заявки на разработку АС (тактико-технического задания)</text:p>
            <text:p text:style-name="P830">проводят оформление отчета о выполненных работах на данной стадии и оформление заявки на разработку АС (тактико-технического задания) или другого заменяющего её документа с аналогичным содержанием.</text:p>
          </table:table-cell>
        </table:table-row>
        <text:soft-page-break/>
        <table:table-row table:style-name="TableRow831">
          <table:table-cell table:style-name="TableCell832">
            <text:p text:style-name="P833">2. Разработка концепции АС.</text:p>
          </table:table-cell>
          <table:table-cell table:style-name="TableCell834">
            <text:p text:style-name="P835">2.1. Изучение объекта.</text:p>
            <text:p text:style-name="P836">организация-разработчик проводит детальное изучение объекта автоматизации и необходимые научно-исследовательские работы (НИР), связанные с поиском путей и оценкой возможности реализации требований пользователя, оформляют и<text:s/>утверждают отчёты о НИР.</text:p>
            <text:p text:style-name="P837">2.2. Проведение необходимых научно-исследовательских работ.</text:p>
            <text:p text:style-name="P838">организация-разработчик проводит детальное изучение объекта автоматизации и необходимые научно-исследовательские работы (НИР), связанные с поиском путей и оценкой возможности реализации требований пользователя, оформляют и утверждают отчёты о НИР. <text:s/></text:p>
            <text:p text:style-name="P839">2.3. Разработка вариантов концепции АС, удовлетворяющего требованиям пользователя.</text:p>
            <text:p text:style-name="P840">проводят разработку альтернативных вариантов концепции создаваемой АС и планов их реализации;<text:s/>оценку необходимых ресурсов на их реализацию и обеспечение функционирования; оценку преимуществ и недостатков каждого варианта; определение порядка оценки качества и условий приёмки системы; оценку эффектов, получаемых от системы.</text:p>
            <text:p text:style-name="P841">2.4. Оформление отчёта о<text:s/>выполненной работе.</text:p>
            <text:p text:style-name="P842">подготавливают и оформляют отчет, содержащий описание выполненных работ на стадии описания и обоснования предлагаемого варианта концепции системы.</text:p>
          </table:table-cell>
        </table:table-row>
        <table:table-row table:style-name="TableRow843">
          <table:table-cell table:style-name="TableCell844">
            <text:p text:style-name="P845">3. Техническое задание.</text:p>
          </table:table-cell>
          <table:table-cell table:style-name="TableCell846">
            <text:p text:style-name="P847">Разработка и утверждение технического задания на создание АС.</text:p>
            <text:p text:style-name="P848">проводят разработку, оформление, согласование и утверждение технического задания на АС и, при необходимости, технических заданий на части АС.</text:p>
          </table:table-cell>
        </table:table-row>
        <table:table-row table:style-name="TableRow849">
          <table:table-cell table:style-name="TableCell850">
            <text:p text:style-name="P851">4. Эскизный проект.</text:p>
          </table:table-cell>
          <table:table-cell table:style-name="TableCell852">
            <text:p text:style-name="P853">4.1. Разработка предварительных проектных решений по системе и её частям.</text:p>
            <text:p text:style-name="P854">определяются: функции АС; функции подсистем, их цели и эффекты; состав комплексов задач и отдельных задач; концепция информационной базы, её укрупнённая структура; функции системы управления базой данных; состав вычислительной системы; функции и параметры<text:s/>основных программных средств.</text:p>
            <text:soft-page-break/>
            <text:p text:style-name="P855">4.2. Разработка документации на АС и её части.</text:p>
            <text:p text:style-name="P856"><text:span text:style-name="T857">проводят разработку, оформление, согласование и утверждение документации в объёме, необходимом для описания полной совокупности принятых проектных решений и достаточном для дальне</text:span><text:span text:style-name="T858">йшего выполнения работ по созданию АС. Виды документов - по ГОСТ 34.201-89</text:span><text:span text:style-name="T859"><text:note text:note-class="footnote" text:id="_ftn0"><text:note-citation>1</text:note-citation><text:note-body><text:p text:style-name="Footnote"><text:s/>Информационная технология. Комплекс стандартов на автоматизированные системы. Виды, комплектность и обозначение документов при создании автоматизированных систем</text:p></text:note-body></text:note></text:span></text:p>
          </table:table-cell>
        </table:table-row>
        <text:soft-page-break/>
        <table:table-row table:style-name="TableRow860">
          <table:table-cell table:style-name="TableCell861">
            <text:p text:style-name="P862">5.<text:s/>Технический проект.</text:p>
          </table:table-cell>
          <table:table-cell table:style-name="TableCell863">
            <text:p text:style-name="P864">5.1. Разработка проектных решений по системе и её частям.</text:p>
            <text:p text:style-name="P865">обеспечивают разработку общих решений по системе и её частям, функционально-алгоритмической структуре системы, по функциям персонала и организационной структуре, по структуре технических средств, по алгоритмам решения задач и применяемым языкам, по организации и ведению информационной базы, системе классификации и кодирования информации, по программному обеспечению.</text:p>
            <text:p text:style-name="P866">5.2. Разработка документации на АС и её части.</text:p>
            <text:p text:style-name="P867">проводят разработку, оформление, согласование и утверждение документации в объёме, необходимом для описания полной совокупности принятых проектных решений и достаточном для дальнейшего выполнения работ по созданию АС. Виды документов - по ГОСТ 34.201-89</text:p>
            <text:p text:style-name="P868">5.3.<text:s/>Разработка и оформление документации на поставку изделий для комплектования АС и (или) технических требований (технических заданий) на их разработку.</text:p>
            <text:p text:style-name="P869">проводят: подготовку и оформление документации на поставку изделий для комплектования АС; определение технических требований и составление ТЗ на разработку изделий, не изготовляемых серийно.</text:p>
            <text:p text:style-name="P870">5.4. Разработка заданий на проектирование в смежных частях проекта объекта автоматизации.</text:p>
            <text:p text:style-name="P871">осуществляют разработку, оформление, согласование и утверждение заданий на проектирование в смежных частях проекта объекта автоматизации для проведения строительных, электротехнических, санитарно-технических и других подготовительных работ, связанных с созданием АС.</text:p>
          </table:table-cell>
        </table:table-row>
        <table:table-row table:style-name="TableRow872">
          <table:table-cell table:style-name="TableCell873">
            <text:p text:style-name="P874">6. Рабочая документация.</text:p>
          </table:table-cell>
          <table:table-cell table:style-name="TableCell875">
            <text:p text:style-name="P876">6.1. Разработка рабочей документации на систему и её части.</text:p>
            <text:p text:style-name="P877">осуществляют разработку рабочей документации, содержащей все необходимые и достаточные сведения для обеспечения выполнения работ по вводу АС в действие и её эксплуатации, а также для поддержания уровня эксплуатационных характеристик (качества) системы в<text:s/><text:soft-page-break/>соответствии с принятыми проектными решениями, её оформление, согласование и утверждение. Виды документов по ГОСТ 34.201-89.</text:p>
            <text:p text:style-name="P878">6.2. Разработка или адаптация программ.</text:p>
            <text:p text:style-name="P879">проводят разработку программ и программных средств системы, выбор, адаптацию<text:s/>и (или) привязку приобретаемых программных средств, разработку программной документации в соответствии с ГОСТ 19.101.</text:p>
          </table:table-cell>
        </table:table-row>
        <text:soft-page-break/>
        <table:table-row table:style-name="TableRow880">
          <table:table-cell table:style-name="TableCell881">
            <text:p text:style-name="P882">7. Ввод в действие.</text:p>
          </table:table-cell>
          <table:table-cell table:style-name="TableCell883">
            <text:p text:style-name="P884">7.1. Подготовка объекта автоматизации к вводу АС в действие.</text:p>
            <text:p text:style-name="P885">проводят работы по организационной подготовке объекта автоматизации к вводу АС в действие, в том числе:</text:p>
            <text:p text:style-name="P886">реализацию проектных решений по организационной структуре АС;</text:p>
            <text:p text:style-name="P887">обеспечение подразделений объекта управления инструктивно-методическими материалами;</text:p>
            <text:p text:style-name="P888">внедрение классификаторов информации.</text:p>
            <text:p text:style-name="P889">7.2.<text:s/>Подготовка персонала.</text:p>
            <text:p text:style-name="P890">проводят обучение персонала и проверку его способности обеспечить функционирование АС.</text:p>
            <text:p text:style-name="P891">7.3. Комплектация АС поставляемыми изделиями (программными и техническими средствами, программно-техническими комплексами, информационными изделиями).</text:p>
            <text:p text:style-name="P892">обеспечивают получение комплектующих изделий серийного и единичного производства, материалов и монтажных изделий, проводят входной контроль их качества. <text:s/></text:p>
            <text:p text:style-name="P893">7.4. Строительно-монтажные работы. Проводят:</text:p>
            <text:p text:style-name="P894">выполнение работ по строительству специализированных<text:s/>зданий (помещений) для размещения технических средств и персонала АС;</text:p>
            <text:p text:style-name="P895">сооружение кабельных каналов;</text:p>
            <text:p text:style-name="P896">выполнение работ по монтажу технических средств и линий связи;</text:p>
            <text:p text:style-name="P897">испытание смонтированных технических средств;</text:p>
            <text:p text:style-name="P898">сдачу технических средств для проведения пусконаладочных работ.</text:p>
            <text:p text:style-name="P899">7.5. Пусконаладочные работы. Проводят:</text:p>
            <text:p text:style-name="P900">автономную наладку технических и программных средств,</text:p>
            <text:p text:style-name="P901">загрузку информации в базу данных и проверку системы её ведения;</text:p>
            <text:p text:style-name="P902">комплексную наладку всех средств системы.</text:p>
            <text:p text:style-name="P903">7.6. Проведение предварительных испытаний. Осуществляют:</text:p>
            <text:soft-page-break/>
            <text:p text:style-name="P904">а) испытания АС на работоспособность и соответствие техническому заданию в соответствии с программой и методикой предварительных испытаний;</text:p>
            <text:p text:style-name="P905">б) устранение неисправностей и внесение изменений в документацию на АС, в том числе эксплуатационную в соответствии с протоколом испытаний;</text:p>
            <text:p text:style-name="P906">в) оформление акта о приёмке АС в опытную эксплуатацию.</text:p>
            <text:p text:style-name="P907">7.7. Проведение опытной эксплуатации. Проводят:</text:p>
            <text:p text:style-name="P908">опытную эксплуатацию АС;</text:p>
            <text:p text:style-name="P909">анализ результатов опытной эксплуатации АС;</text:p>
            <text:p text:style-name="P910">доработку (при необходимости) программного обеспечения АС;</text:p>
            <text:p text:style-name="P911">дополнительную наладку (при необходимости) технических средств АС;</text:p>
            <text:p text:style-name="P912">оформление акта о завершении опытной эксплуатации.</text:p>
            <text:p text:style-name="P913">7.8. Проведение приёмочных испытаний. Проводят:</text:p>
            <text:p text:style-name="P914">а) испытания на соответствие техническому заданию в<text:s/>соответствии с программой и методикой приёмочных испытаний;</text:p>
            <text:p text:style-name="P915">б) анализ результатов испытания АС и устранение недостатков, выявленных при испытаниях;</text:p>
            <text:p text:style-name="P916">в) оформление акта о приёмке АС в постоянную эксплуатацию.</text:p>
          </table:table-cell>
        </table:table-row>
        <text:soft-page-break/>
        <table:table-row table:style-name="TableRow917">
          <table:table-cell table:style-name="TableCell918">
            <text:p text:style-name="P919">8. Сопровождение АС</text:p>
          </table:table-cell>
          <table:table-cell table:style-name="TableCell920">
            <text:p text:style-name="P921">8.1. Выполнение работ в соответствии с гарантийными обязательствами.</text:p>
            <text:p text:style-name="P922">осуществляются работы по устранению недостатков, выявленных при эксплуатации АС в течении установленных гарантийных сроков, внесению необходимых изменений в документацию по АС.</text:p>
            <text:p text:style-name="P923">8.2. Послегарантийное обслуживание. осуществляют работы по:</text:p>
            <text:p text:style-name="P924">а) анализу функционирования системы;</text:p>
            <text:p text:style-name="P925">б) выявлению отклонений фактических эксплуатационных характеристик АС от проектных значений;</text:p>
            <text:p text:style-name="P926">в) установлению причин этих отклонений;</text:p>
            <text:p text:style-name="P927">г) устранению выявленных недостатков и обеспечению<text:s/>стабильности эксплуатационных характеристик АС;</text:p>
            <text:p text:style-name="P928">д) внесению необходимых изменений в документацию на АС.</text:p>
          </table:table-cell>
        </table:table-row>
      </table:table>
      <text:p text:style-name="P929">Допускается исключить стадию "Эскизный проект" и отдельные этапы работ на всех стадиях, объединять стадии "Технический проект" и "Рабочая документация"<text:s/>в одну стадию "Технорабочий проект". В зависимости от специфики создаваемых АС и условий их создания допускается выполнять отдельные этапы работ до завершения предшествующих<text:s/><text:soft-page-break/>стадий, параллельное во времени выполнение этапов работ, включение новых этапов работ.</text:p>
      <text:p text:style-name="P930"><text:span text:style-name="T931">Выдержка из ГОСТ 34.003-90 «ИТ. Комплекс стандартов на АС. АС. Термины и определения</text:span><text:span text:style-name="T932">»</text:span></text:p>
      <table:table table:style-name="Table933">
        <table:table-columns>
          <table:table-column table:style-name="TableColumn934"/>
        </table:table-columns>
        <table:table-row table:style-name="TableRow935">
          <table:table-cell table:style-name="TableCell936">
            <text:p text:style-name="Standard"><text:span text:style-name="T937">жизненный цикл автоматизированной системы;</text:span><text:span text:style-name="T938"><text:s/>Совокупность взаимосвязанных процессов создания и последовательного изменения состояния АС от формирования исходных требо</text:span><text:span text:style-name="T939">ваний к ней до окончания эксплуатации и утилизации комплекса средств автоматизации АС</text:span></text:p>
          </table:table-cell>
        </table:table-row>
        <table:table-row table:style-name="TableRow940">
          <table:table-cell table:style-name="TableCell941">
            <text:p text:style-name="P942"><text:span text:style-name="T943">процесс создания автоматизированной системы;</text:span><text:span text:style-name="T944"><text:s/>Совокупность работ от формирования исходных требований к системе до ввода в действие </text:span></text:p>
          </table:table-cell>
        </table:table-row>
        <table:table-row table:style-name="TableRow945">
          <table:table-cell table:style-name="TableCell946">
            <text:p text:style-name="P947"><text:span text:style-name="T948">стадия создания<text:s/></text:span><text:span text:style-name="T949">автоматизированной системы;</text:span><text:span text:style-name="T950"><text:s/>Одна из частей процесса создания АС, установленная нормативными документами и заканчивающаяся выпуском документации на АС, содержащей описание полной, в рамках заданных требований, модели АС на заданном для данной стадии уровне,</text:span><text:span text:style-name="T951"> или изготовлением несерийных компонентов АС, или приемкой АС в промышленную эксплуатацию</text:span></text:p>
          </table:table-cell>
        </table:table-row>
        <table:table-row table:style-name="TableRow952">
          <table:table-cell table:style-name="TableCell953">
            <text:p text:style-name="Standard"><text:span text:style-name="T954">этап создания автоматизированной системы;</text:span><text:span text:style-name="T955"><text:s/>Часть стадии создания АС, выделенная по соображениям единства характера работ и (или) завершающего результата или специализ</text:span><text:span text:style-name="T956">ации исполнителей</text:span></text:p>
          </table:table-cell>
        </table:table-row>
        <table:table-row table:style-name="TableRow957">
          <table:table-cell table:style-name="TableCell958">
            <text:p text:style-name="P959"><text:span text:style-name="T960">очередь автоматизированной системы;</text:span><text:span text:style-name="T961"><text:s/>Часть АС, для которой в техническом задании на создание АС в целом установлены отдельные сроки ввода и набор реализуемых функций</text:span></text:p>
          </table:table-cell>
        </table:table-row>
      </table:table>
      <text:p text:style-name="P962"/>
      <text:h text:style-name="Заголовок2" text:outline-level="2"><text:bookmark-start text:name="__RefHeading___Toc136234987"/><text:bookmark-start text:name="_Ref136236371"/>Перечень документов, предъявляемых по окончании соответствующих стадий<text:s/>и этапов работ<text:bookmark-end text:name="__RefHeading___Toc136234987"/><text:bookmark-end text:name="_Ref136236371"/></text:h>
      <text:p text:style-name="P963">Виды, состав и комплектность технической документации по ГОСТ 2.102, ГОСТ 15.012, ГОСТ 2.601, ГОСТ 34.201-89, РД 50-34.698-90, ГОСТ 19.101, ГОСТ 19.105-78.</text:p>
      <text:p text:style-name="P964"><text:span text:style-name="T965">Термины, определения, требования по ГОСТ 19.001-77, ГОСТ 19.101-77, ГОСТ 19.106-77, ГОСТ 19.201-78, ГОСТ 19.301-79, ГОСТ 19.402–78, ГОСТ 19.701-90, ГОСТ Р 51904-2002, ГОСТ 28388-89, ГОСТ Р ИСО/МЭК 12119-2000</text:span><text:span text:style-name="T966">)</text:span></text:p>
      <text:p text:style-name="P967">5.1 Виды, состав и комплектность разрабатываемой технической документации установлены документом "Комплектность разрабатываемой технической документации по теме «…»", приведенным в приложении к настоящим Техническим Требованиям<text:s/>(перечень<text:s/>должен содержать документацию с учетом заполнения п. 3.2,5 и<text:s/>7).</text:p>
      <text:p text:style-name="P968">5.2 Техническая (конструкторская, программная, эксплуатационная, ремонтная) документация должна соответствовать требованиям стандартов<text:s/>ЕСКД,<text:s/>ЕСПД.</text:p>
      <text:p text:style-name="P969"><text:span text:style-name="T970">Д</text:span><text:span text:style-name="T971">олжно быть соответствие с п.<text:s/></text:span><text:bookmark-ref text:ref-name="_Ref140900094" text:reference-format="page"/><text:span text:style-name="T972">.</text:span></text:p>
      <text:h text:style-name="Заголовок2" text:outline-level="2"><text:bookmark-start text:name="__RefHeading___Toc136234988"/><text:soft-page-break/>Вид и порядок проведения экспертизы технической документации<text:bookmark-end text:name="__RefHeading___Toc136234988"/></text:h>
      <text:h text:style-name="P973" text:outline-level="2"><text:span text:style-name="T974">Вид и порядок проведения экспертизы технической документации - </text:span><text:a office:title="Логические элементы структуры документа (Logical object) по ГОСТ Р ИСО/МЭК 2382-23-2004" xlink:href="javascript:void(22803)" office:target-frame-name="_self" xlink:show="replace"><text:span text:style-name="T975">подраздел</text:span></text:a><text:span text:style-name="T976"> </text:span><text:a office:title="Техническое задание (ТЗ) на автоматизированную систему (АС) (Automated system design specification) по ГОСТ 34.003-90" xlink:href="javascript:void(9089)" office:target-frame-name="_self" xlink:show="replace"><text:span text:style-name="T977">технического задания на АС</text:span></text:a><text:span text:style-name="T978">, разрабатываемого согласно ГОСТ 34.602. Как </text:span><text:a office:title="Элемент документа по ГОСТ 2.612-2011" xlink:href="javascript:void(28052)" office:target-frame-name="_self" xlink:show="replace"><text:span text:style-name="T979">элемент</text:span></text:a><text:span text:style-name="T980"> </text:span><text:a office:title="Иерархическая структура по ГОСТ 20886-85" xlink:href="javascript:void(18751)" office:target-frame-name="_self" xlink:show="replace"><text:span text:style-name="T981">иерархической структуры</text:span></text:a><text:span text:style-name="T982"> ТЗ может быть представлен так: Состав и содержание работ по созданию системы (разд. 5)<text:s/></text:span><text:span text:style-name="T983">⇨</text:span><text:span text:style-name="T984"><text:s/>Вид и порядок проведения экспертизы технической документации (подр. 5.4). В </text:span><text:a office:title="Документ по ГОСТ 2.001-2013" xlink:href="javascript:void(27799)" office:target-frame-name="_self" xlink:show="replace"><text:span text:style-name="T985">документах</text:span></text:a><text:span text:style-name="T986"> подраздел </text:span><text:a office:title="Выделение (Highlighting) по ГОСТ 27459-87" xlink:href="javascript:void(23131)" office:target-frame-name="_self" xlink:show="replace"><text:span text:style-name="T987">выделяется</text:span></text:a><text:span text:style-name="T988"> </text:span><text:a office:title="Заголовок (Heading) по ГОСТ Р ИСО/МЭК 15910-2002" xlink:href="javascript:void(25203)" office:target-frame-name="_self" xlink:show="replace"><text:span text:style-name="T989">заголовком</text:span></text:a><text:span text:style-name="T990"> 2-го уровня и </text:span><text:a office:title="Автоматическая нумерация параграфов (Automatic paragraph numbering) по ГОСТ Р ИСО/МЭК 2382-23-2004" xlink:href="javascript:void(22880)" office:target-frame-name="_self" xlink:show="replace"><text:span text:style-name="T991">нумеруется</text:span></text:a><text:span text:style-name="T992">. </text:span></text:h>
      <text:h text:style-name="Заголовок2" text:outline-level="2"><text:bookmark-start text:name="__RefHeading___Toc136234989"/>Программу работ, направленных на обеспечение требуемого уровня надежности разрабатываемой системы<text:bookmark-end text:name="__RefHeading___Toc136234989"/></text:h>
      <text:p text:style-name="P993">Программу работ, направленных на<text:s/>обеспечение требуемого уровня надежности разрабатываемой системы (при необходимости)</text:p>
      <text:h text:style-name="Заголовок2" text:outline-level="2"><text:bookmark-start text:name="__RefHeading___Toc136234990"/>Перечень работ по метрологическому обеспечению на всех стадиях создания системы<text:bookmark-end text:name="__RefHeading___Toc136234990"/></text:h>
      <text:p text:style-name="P994"><text:bookmark-start text:name="__RefHeading___Toc136234991"/><text:bookmark-start text:name="_Ref132688389"/>Раздел «Состав и содержание работ по созданию (развитию) системы» должен содержать перечень стадий и этапов работ по созданию системы в соответствии с ГОСТ 24.601, сроки их выполнения, перечень организаций - исполнителей работ, ссылки на документы, подтверждающие согласие этих организаций на участие в создании системы, или запись, определяющую ответственного (заказчик или разработчик) за проведение этих работ.</text:p>
      <text:p text:style-name="P995">В данном разделе также приводят:</text:p>
      <text:p text:style-name="P996">1) перечень документов, по ГОСТ 34.201-89, предъявляемых по окончании соответствующих стадий и этапов работ;</text:p>
      <text:p text:style-name="P997">2) вид и порядок проведения экспертизы технической документации (стадия, этап, объем проверяемой документации, организация-эксперт);</text:p>
      <text:p text:style-name="P998">3) программу работ, направленных на обеспечение требуемого уровня надежности разрабатываемой системы (при необходимости);</text:p>
      <text:p text:style-name="P999">4) перечень работ по метрологическому обеспечению на всех стадиях создания системы с указанием их сроков выполнения и организаций-исполнителей (при необходимости).</text:p>
      <text:soft-page-break/>
      <text:h text:style-name="P1000" text:outline-level="1">Порядок контроля и приемки системы<text:bookmark-end text:name="__RefHeading___Toc136234991"/><text:bookmark-end text:name="_Ref132688389"/></text:h>
      <text:h text:style-name="Заголовок2" text:outline-level="2"><text:bookmark-start text:name="__RefHeading___Toc136234992"/>Виды, состав, объем и методы испытаний системы и ее составных частей<text:bookmark-end text:name="__RefHeading___Toc136234992"/></text:h>
      <text:p text:style-name="P1001"><text:span text:style-name="T1002"> </text:span><text:span text:style-name="T1003">Виды, состав, объем, и методы испытаний подсистемы должны быть изложены в программе и методике испытаний АС Кадры, разрабатываемой в составе рабочей документации.</text:span></text:p>
      <text:p text:style-name="P1004">Выдержка из ГОСТ 34.603-92 «Виды испытаний АС»</text:p>
      <text:p text:style-name="P1005">Для АС устанавливают следующие основные виды испытаний:</text:p>
      <text:p text:style-name="P1006">1) предварительные;</text:p>
      <text:p text:style-name="P1007">2) опытная эксплуатация;</text:p>
      <text:p text:style-name="P1008">3) приемочные.</text:p>
      <text:p text:style-name="P1009"><text:span text:style-name="T1010">Допускается дополнительно проведение других видов испытаний АС и их частей.</text:span></text:p>
      <text:p text:style-name="P1011">Допускается классификация приемочных испытаний в зависимости от статуса приемочной комиссии (состав членов комиссии и уровень его утверждения).</text:p>
      <text:p text:style-name="P1012">Виды испытаний и статус приемочной комиссии устанавливают в договоре и (или) ТЗ.</text:p>
      <text:p text:style-name="P1013">В зависимости от взаимосвязей испытываемых в АС объектов испытания могут быть автономные или комплексные.</text:p>
      <text:p text:style-name="P1014"><text:span text:style-name="T1015">Автономные испытания охватывают части АС. Их проводят по мере готовности частей АС к сдаче в опытную</text:span><text:span text:style-name="T1016"><text:s/>эксплуатацию. Комплексные испытания проводят для групп, взаимосвязанных частей АС или для АС в целом.</text:span></text:p>
      <text:p text:style-name="P1017"><text:span text:style-name="T1018">Для планирования проведения всех видов испытаний разрабатывают документ "</text:span><text:span text:style-name="T1019">Программа и методика испытаний</text:span><text:span text:style-name="T1020">". Разработчик документа устанавливается в договор</text:span><text:span text:style-name="T1021">е или ТЗ. Программа и методика испытаний может разрабатываться на AC в целом, на части АС. В качестве приложения могут включаться тесты (контрольные примеры).</text:span></text:p>
      <text:p text:style-name="P1022">Предварительные испытания АС проводят для определения ее работоспособности и решения вопроса о возможности приемки AC в опытную эксплуатацию.</text:p>
      <text:p text:style-name="P1023"><text:span text:style-name="T1024">Опытную эксплуатацию АС проводят с целью определения фактических значений количественных и качественных характеристик АС и готовности персонала к работе в условиях функционирования АС, определения фактической эф</text:span><text:span text:style-name="T1025">фективности АС, корректировке (при необходимости) документации.</text:span></text:p>
      <text:p text:style-name="P1026">Приемочные испытания АС проводят для определения. соответствия АС<text:s/><text:soft-page-break/>техническому заданию, оценки качества опытной эксплуатации и решения вопроса о возможности приемки АС в постоянную эксплуатацию.</text:p>
      <text:p text:style-name="P1027">Приемочным испытаниям АС должна предшествовать ее опытная эксплуатация на объекте.</text:p>
      <text:p text:style-name="P1028">Испытания АС следует проводить на объекте заказчика. По согласованию между заказчиком и разработчиком предварительные испытания и приемку программных средств АС допускается проводить на технических средствах разработчика при создании условий получения достоверных результатов испытаний.</text:p>
      <text:p text:style-name="P1029">Допускается последовательное проведение испытаний и сдача частей АС в опытную и постоянную эксплуатацию при соблюдении установленной в ТЗ очередности ввода АС в действие.</text:p>
      <text:h text:style-name="Заголовок2" text:outline-level="2"><text:bookmark-start text:name="__RefHeading___Toc136234993"/>Общие требования к приемке работ по стадиям<text:bookmark-end text:name="__RefHeading___Toc136234993"/></text:h>
      <table:table table:style-name="Table1030">
        <table:table-columns>
          <table:table-column table:style-name="TableColumn1031"/>
          <table:table-column table:style-name="TableColumn1032"/>
          <table:table-column table:style-name="TableColumn1033"/>
          <table:table-column table:style-name="TableColumn1034"/>
          <table:table-column table:style-name="TableColumn1035"/>
        </table:table-columns>
        <table:table-row table:style-name="TableRow1036">
          <table:table-cell table:style-name="TableCell1037">
            <text:p text:style-name="P1038"><text:span text:style-name="T1039">Стадия испытаний</text:span></text:p>
          </table:table-cell>
          <table:table-cell table:style-name="TableCell1040">
            <text:p text:style-name="P1041"><text:span text:style-name="T1042">Участники испытаний</text:span></text:p>
          </table:table-cell>
          <table:table-cell table:style-name="TableCell1043">
            <text:p text:style-name="P1044"><text:span text:style-name="T1045">Место и срок проведения</text:span></text:p>
          </table:table-cell>
          <table:table-cell table:style-name="TableCell1046">
            <text:p text:style-name="P1047"><text:span text:style-name="T1048">Порядок согласования документации</text:span></text:p>
          </table:table-cell>
          <table:table-cell table:style-name="TableCell1049">
            <text:p text:style-name="P1050"><text:span text:style-name="T1051">Статус приемочной комиссии</text:span></text:p>
          </table:table-cell>
        </table:table-row>
        <table:table-row table:style-name="TableRow1052">
          <table:table-cell table:style-name="TableCell1053">
            <text:p text:style-name="P1054"><text:span text:style-name="T1055">едварительные испытания</text:span></text:p>
          </table:table-cell>
          <table:table-cell table:style-name="TableCell1056">
            <text:p text:style-name="P1057"><text:span text:style-name="T1058">Организации Заказчика и Разработчика</text:span></text:p>
          </table:table-cell>
          <table:table-cell table:style-name="TableCell1059">
            <text:p text:style-name="P1060"><text:span text:style-name="T1061">На территории Заказчика, с dd.mm.yyyy по dd.mm.yyyy</text:span></text:p>
          </table:table-cell>
          <table:table-cell table:style-name="TableCell1062">
            <text:p text:style-name="P1063"><text:span text:style-name="T1064">Проведение предварительных испытаний. Фиксирование выявленных неполадок в Протоколе испытаний. Устранение выявленных неполадок. Проверка устранения выявленных неполадок. Принятие решения о<text:s/></text:span><text:soft-page-break/><text:span text:style-name="T1065">возможности передачи АИС в опытную эксплуатацию. Составление и подписание Акта приёмки АИС в опытную эксплуатацию.</text:span></text:p>
          </table:table-cell>
          <table:table-cell table:style-name="TableCell1066">
            <text:p text:style-name="P1067"><text:span text:style-name="T1068">Экспертная группа</text:span></text:p>
          </table:table-cell>
        </table:table-row>
        <table:table-row table:style-name="TableRow1069">
          <table:table-cell table:style-name="TableCell1070">
            <text:p text:style-name="P1071"><text:span text:style-name="T1072">Опытная эксплуатация</text:span></text:p>
          </table:table-cell>
          <table:table-cell table:style-name="TableCell1073">
            <text:p text:style-name="P1074"><text:span text:style-name="T1075">Организации Заказчика и Разработчика</text:span></text:p>
          </table:table-cell>
          <table:table-cell table:style-name="TableCell1076">
            <text:p text:style-name="P1077"><text:span text:style-name="T1078">На территории Заказчика, с dd.mm.yyyy по dd.mm.yyyy</text:span></text:p>
          </table:table-cell>
          <table:table-cell table:style-name="TableCell1079">
            <text:p text:style-name="P1080"><text:span text:style-name="T1081">Проведение опытной эксплуатации. Фиксирование выявленных неполадок в Протоколе испытаний. Устранение выявленных неполадок. Проверка устранения выявленных неполадок. Принятие решения о готовности АИС к приемочным испытаниям. Составление и подписание Акта о завершении опытной<text:s/></text:span><text:soft-page-break/><text:span text:style-name="T1082">эксплуатации АИС.</text:span></text:p>
          </table:table-cell>
          <table:table-cell table:style-name="TableCell1083">
            <text:p text:style-name="P1084"><text:span text:style-name="T1085">Группа тестирования</text:span></text:p>
          </table:table-cell>
        </table:table-row>
        <table:table-row table:style-name="TableRow1086">
          <table:table-cell table:style-name="TableCell1087">
            <text:p text:style-name="P1088"><text:span text:style-name="T1089">риемочные испытания</text:span></text:p>
          </table:table-cell>
          <table:table-cell table:style-name="TableCell1090">
            <text:p text:style-name="P1091"><text:span text:style-name="T1092">Организации Заказчика и Разработчика</text:span></text:p>
          </table:table-cell>
          <table:table-cell table:style-name="TableCell1093">
            <text:p text:style-name="P1094"><text:span text:style-name="T1095">На территории Заказчика, с dd.mm.yyyy по dd.mm.yyyy</text:span></text:p>
          </table:table-cell>
          <table:table-cell table:style-name="TableCell1096">
            <text:p text:style-name="P1097"><text:span text:style-name="T1098">Проведение приемочных испытаний. Фиксирование выявленных неполадок в Протоколе испытаний. Устранение выявленных неполадок. Проверка устранения выявленных неполадок. Принятие решения о возможности передачи АИС в промышленную эксплуатацию. Составление и подписание Акта о завершении приемочных испытаний и передаче АИС в промышленную эксплуатацию. Оформление Акта завершения<text:s/></text:span><text:soft-page-break/><text:span text:style-name="T1099">работ.</text:span></text:p>
          </table:table-cell>
          <table:table-cell table:style-name="TableCell1100">
            <text:p text:style-name="P1101"><text:span text:style-name="T1102">риемочные испытания</text:span></text:p>
          </table:table-cell>
        </table:table-row>
      </table:table>
      <text:p text:style-name="Textbodyindent"/>
      <text:h text:style-name="Заголовок2" text:outline-level="2"><text:bookmark-start text:name="__RefHeading___Toc136234994"/>Статус приемочной комиссии<text:bookmark-end text:name="__RefHeading___Toc136234994"/></text:h>
      <text:p text:style-name="P1103"><text:bookmark-start text:name="__RefHeading___Toc136234995"/><text:bookmark-start text:name="_Ref132688401"/> В разделе «Порядок контроля и приемки системы» указывают:</text:p>
      <text:list text:style-name="LFO22" text:continue-numbering="true">
        <text:list-item>
          <text:p text:style-name="P1104">виды, состав, объем и методы испытаний системы и ее составных частей (виды испытаний в соответствии с действующими нормами, распространяющимися на разрабатываемую систему);</text:p>
        </text:list-item>
        <text:list-item>
          <text:p text:style-name="P1105">общие требования к приемке работ по стадиям (перечень участвующих предприятий и организаций, место и сроки проведения), порядок согласования и утверждения приемочной документации;</text:p>
        </text:list-item>
        <text:list-item>
          <text:p text:style-name="P1106">статус приемочной комиссии (государственная, межведомственная, ведомственная).</text:p>
        </text:list-item>
      </text:list>
      <text:soft-page-break/>
      <text:h text:style-name="P1107" text:outline-level="1"><text:span text:style-name="T1108">Т</text:span><text:span text:style-name="T1109">ребования к составу и содержанию работ по<text:s/></text:span><text:span text:style-name="T1110">подготовке объекта автоматизации к вводу<text:s/></text:span><text:span text:style-name="T1111">системы в действие</text:span><text:bookmark-end text:name="__RefHeading___Toc136234995"/><text:bookmark-end text:name="_Ref132688401"/></text:h>
      <text:p text:style-name="P1112"><text:bookmark-start text:name="__RefHeading___Toc136234996"/><text:bookmark-start text:name="_Ref140900094"/><text:bookmark-start text:name="_Ref136236381"/>В разделе «Требования к составу и содержанию работ по подготовке объекта автоматизации к вводу системы в действие» необходимо привести перечень основных мероприятий и их исполнителей, которые следует выполнить при подготовке объекта автоматизации к вводу АИС в действие.</text:p>
      <text:p text:style-name="P1113">В перечень основных мероприятий включают:</text:p>
      <text:list text:style-name="LFO23" text:continue-numbering="true">
        <text:list-item>
          <text:p text:style-name="P1114">приведение поступающей в систему информации (в соответствии с требованиями к информационному обеспечению) к виду, пригодному для ввода и обработки в АИС;</text:p>
        </text:list-item>
      </text:list>
      <text:p text:style-name="P1115">2.изменения, которые необходимо осуществить в объекте автоматизации;</text:p>
      <text:p text:style-name="P1116">3.создание условий функционирования объекта автоматизации, при которых гарантируется соответствие создаваемой системы требованиям, содержащимся в ТЗ;</text:p>
      <text:list text:style-name="LFO22" text:continue-numbering="true">
        <text:list-item>
          <text:p text:style-name="P1117">создание необходимых для функционирования системы подразделений и служб;</text:p>
        </text:list-item>
        <text:list-item>
          <text:p text:style-name="P1118">сроки и порядок комплектования штатов и обучения персонала.</text:p>
        </text:list-item>
      </text:list>
      <text:soft-page-break/>
      <text:h text:style-name="P1119" text:outline-level="1">Требования к<text:s/>документированию<text:bookmark-end text:name="__RefHeading___Toc136234996"/><text:bookmark-end text:name="_Ref140900094"/><text:bookmark-end text:name="_Ref136236381"/></text:h>
      <text:p text:style-name="P1120">УКАЗАНИЯ ГОСТ: В разделе «Требования к документированию» приводят:</text:p>
      <text:list text:style-name="LFO25" text:continue-numbering="true">
        <text:list-item>
          <text:p text:style-name="P1121">согласованный разработчиком и Заказчиком системы перечень подлежащих разработке комплектов и видов документов, соответствующих требованиям ГОСТ 34.201-89 и НТД отрасли заказчика;</text:p>
        </text:list-item>
        <text:list-item>
          <text:p text:style-name="P1122">перечень документов, выпускаемых на машинных носителях;</text:p>
        </text:list-item>
        <text:list-item>
          <text:p text:style-name="P1123">требования к микрофильмированию документации; </text:p>
        </text:list-item>
        <text:list-item>
          <text:p text:style-name="P1124">требования по документированию комплектующих элементов межотраслевого применения в соответствии с требованиями ЕСКД и ЕСПД; </text:p>
        </text:list-item>
        <text:list-item>
          <text:p text:style-name="P1125">при отсутствии государственных стандартов, определяющих требования к документированию элементов системы, дополнительно включают требования к составу и содержанию таких документов.</text:p>
        </text:list-item>
      </text:list>
      <text:p text:style-name="P1126"><text:span text:style-name="T1127">О</text:span><text:span text:style-name="T1128">бычно приводится следующий максимальный<text:s/></text:span><text:span text:style-name="T1129">перечень документов:</text:span></text:p>
      <table:table table:style-name="Table1130">
        <table:table-columns>
          <table:table-column table:style-name="TableColumn1131"/>
          <table:table-column table:style-name="TableColumn1132"/>
          <table:table-column table:style-name="TableColumn1133"/>
          <table:table-column table:style-name="TableColumn1134"/>
          <table:table-column table:style-name="TableColumn1135"/>
        </table:table-columns>
        <table:table-row table:style-name="TableRow1136">
          <table:table-cell table:style-name="TableCell1137">
            <text:p text:style-name="P1138"><text:span text:style-name="T1139">Ста-дия</text:span></text:p>
          </table:table-cell>
          <table:table-cell table:style-name="TableCell1140">
            <text:p text:style-name="P1141">Наименование</text:p>
          </table:table-cell>
          <table:table-cell table:style-name="TableCell1142">
            <text:p text:style-name="P1143">Код</text:p>
          </table:table-cell>
          <table:table-cell table:style-name="TableCell1144">
            <text:p text:style-name="P1145">Часть<text:line-break/>проекта</text:p>
          </table:table-cell>
          <table:table-cell table:style-name="TableCell1146">
            <text:p text:style-name="P1147">Комментарий</text:p>
          </table:table-cell>
        </table:table-row>
        <table:table-row table:style-name="TableRow1148">
          <table:table-cell table:style-name="TableCell1149">
            <text:p text:style-name="P1150">ТП</text:p>
          </table:table-cell>
          <table:table-cell table:style-name="TableCell1151">
            <text:p text:style-name="P1152">Ведомость технического проекта</text:p>
          </table:table-cell>
          <table:table-cell table:style-name="TableCell1153">
            <text:p text:style-name="P1154">ТП</text:p>
          </table:table-cell>
          <table:table-cell table:style-name="TableCell1155">
            <text:p text:style-name="P1156">ОР</text:p>
          </table:table-cell>
          <table:table-cell table:style-name="TableCell1157">
            <text:p text:style-name="P1158"/>
          </table:table-cell>
        </table:table-row>
        <table:table-row table:style-name="TableRow1159">
          <table:table-cell table:style-name="TableCell1160">
            <text:p text:style-name="P1161">РД</text:p>
          </table:table-cell>
          <table:table-cell table:style-name="TableCell1162">
            <text:p text:style-name="P1163">Инструкция по эксплуатации КТС</text:p>
          </table:table-cell>
          <table:table-cell table:style-name="TableCell1164">
            <text:p text:style-name="P1165">ИЭ</text:p>
          </table:table-cell>
          <table:table-cell table:style-name="TableCell1166">
            <text:p text:style-name="P1167">ТО</text:p>
          </table:table-cell>
          <table:table-cell table:style-name="TableCell1168">
            <text:p text:style-name="P1169">Экспл. Док.</text:p>
          </table:table-cell>
        </table:table-row>
        <table:table-row table:style-name="TableRow1170">
          <table:table-cell table:style-name="TableCell1171">
            <text:p text:style-name="P1172">РД</text:p>
          </table:table-cell>
          <table:table-cell table:style-name="TableCell1173">
            <text:p text:style-name="P1174">Общее описание системы</text:p>
          </table:table-cell>
          <table:table-cell table:style-name="TableCell1175">
            <text:p text:style-name="P1176">ПД</text:p>
          </table:table-cell>
          <table:table-cell table:style-name="TableCell1177">
            <text:p text:style-name="P1178">ОР</text:p>
          </table:table-cell>
          <table:table-cell table:style-name="TableCell1179">
            <text:p text:style-name="P1180">Экспл. Док.</text:p>
          </table:table-cell>
        </table:table-row>
        <table:table-row table:style-name="TableRow1181">
          <table:table-cell table:style-name="TableCell1182">
            <text:p text:style-name="P1183">ТП</text:p>
          </table:table-cell>
          <table:table-cell table:style-name="TableCell1184">
            <text:p text:style-name="P1185">Описание автоматизируемых функций</text:p>
          </table:table-cell>
          <table:table-cell table:style-name="TableCell1186">
            <text:p text:style-name="P1187">П3</text:p>
          </table:table-cell>
          <table:table-cell table:style-name="TableCell1188">
            <text:p text:style-name="P1189">ОР</text:p>
          </table:table-cell>
          <table:table-cell table:style-name="TableCell1190">
            <text:p text:style-name="P1191">Может включать П4</text:p>
          </table:table-cell>
        </table:table-row>
        <table:table-row table:style-name="TableRow1192">
          <table:table-cell table:style-name="TableCell1193">
            <text:p text:style-name="P1194">ТП</text:p>
          </table:table-cell>
          <table:table-cell table:style-name="TableCell1195">
            <text:p text:style-name="P1196">Описание информационного<text:s/>обеспечения</text:p>
          </table:table-cell>
          <table:table-cell table:style-name="TableCell1197">
            <text:p text:style-name="P1198">П5</text:p>
          </table:table-cell>
          <table:table-cell table:style-name="TableCell1199">
            <text:p text:style-name="P1200">ИО</text:p>
          </table:table-cell>
          <table:table-cell table:style-name="TableCell1201">
            <text:p text:style-name="P1202"/>
          </table:table-cell>
        </table:table-row>
        <table:table-row table:style-name="TableRow1203">
          <table:table-cell table:style-name="TableCell1204">
            <text:p text:style-name="P1205">ТП</text:p>
          </table:table-cell>
          <table:table-cell table:style-name="TableCell1206">
            <text:p text:style-name="P1207">Описание комплекса технических средств</text:p>
          </table:table-cell>
          <table:table-cell table:style-name="TableCell1208">
            <text:p text:style-name="P1209">П9</text:p>
          </table:table-cell>
          <table:table-cell table:style-name="TableCell1210">
            <text:p text:style-name="P1211">ТО</text:p>
          </table:table-cell>
          <table:table-cell table:style-name="TableCell1212">
            <text:p text:style-name="P1213"/>
          </table:table-cell>
        </table:table-row>
        <table:table-row table:style-name="TableRow1214">
          <table:table-cell table:style-name="TableCell1215">
            <text:p text:style-name="P1216">ТП</text:p>
          </table:table-cell>
          <table:table-cell table:style-name="TableCell1217">
            <text:p text:style-name="P1218">Описание организационной структуры</text:p>
          </table:table-cell>
          <table:table-cell table:style-name="TableCell1219">
            <text:p text:style-name="P1220">ПВ</text:p>
          </table:table-cell>
          <table:table-cell table:style-name="TableCell1221">
            <text:p text:style-name="P1222">ОО</text:p>
          </table:table-cell>
          <table:table-cell table:style-name="TableCell1223">
            <text:p text:style-name="P1224"/>
          </table:table-cell>
        </table:table-row>
        <table:table-row table:style-name="TableRow1225">
          <table:table-cell table:style-name="TableCell1226">
            <text:p text:style-name="P1227">ТП</text:p>
          </table:table-cell>
          <table:table-cell table:style-name="TableCell1228">
            <text:p text:style-name="P1229">Описание постановки задачи (комплекса задач)</text:p>
          </table:table-cell>
          <table:table-cell table:style-name="TableCell1230">
            <text:p text:style-name="P1231">П4</text:p>
          </table:table-cell>
          <table:table-cell table:style-name="TableCell1232">
            <text:p text:style-name="P1233">ОР</text:p>
          </table:table-cell>
          <table:table-cell table:style-name="TableCell1234">
            <text:p text:style-name="P1235">Допускается включать в П2, или П3</text:p>
          </table:table-cell>
        </table:table-row>
        <table:table-row table:style-name="TableRow1236">
          <table:table-cell table:style-name="TableCell1237">
            <text:p text:style-name="P1238">ТП</text:p>
          </table:table-cell>
          <table:table-cell table:style-name="TableCell1239">
            <text:p text:style-name="P1240">Описание программного обеспечения</text:p>
          </table:table-cell>
          <table:table-cell table:style-name="TableCell1241">
            <text:p text:style-name="P1242">ПА</text:p>
          </table:table-cell>
          <table:table-cell table:style-name="TableCell1243">
            <text:p text:style-name="P1244">ПО</text:p>
          </table:table-cell>
          <table:table-cell table:style-name="TableCell1245">
            <text:p text:style-name="P1246"/>
          </table:table-cell>
        </table:table-row>
        <table:table-row table:style-name="TableRow1247">
          <table:table-cell table:style-name="TableCell1248">
            <text:p text:style-name="P1249">РД</text:p>
          </table:table-cell>
          <table:table-cell table:style-name="TableCell1250">
            <text:p text:style-name="P1251">Описание технологического процесса обработки данных (включая телеобработку)</text:p>
          </table:table-cell>
          <table:table-cell table:style-name="TableCell1252">
            <text:p text:style-name="P1253">ПГ</text:p>
          </table:table-cell>
          <table:table-cell table:style-name="TableCell1254">
            <text:p text:style-name="P1255">ОО</text:p>
          </table:table-cell>
          <table:table-cell table:style-name="TableCell1256">
            <text:p text:style-name="P1257">Экспл. Док.</text:p>
          </table:table-cell>
        </table:table-row>
        <table:table-row table:style-name="TableRow1258">
          <table:table-cell table:style-name="TableCell1259">
            <text:p text:style-name="P1260">РД</text:p>
          </table:table-cell>
          <table:table-cell table:style-name="TableCell1261">
            <text:p text:style-name="P1262">Паспорт</text:p>
          </table:table-cell>
          <table:table-cell table:style-name="TableCell1263">
            <text:p text:style-name="P1264">ПС</text:p>
          </table:table-cell>
          <table:table-cell table:style-name="TableCell1265">
            <text:p text:style-name="P1266">ОР</text:p>
          </table:table-cell>
          <table:table-cell table:style-name="TableCell1267">
            <text:p text:style-name="P1268">Экспл. Док.</text:p>
          </table:table-cell>
        </table:table-row>
        <table:table-row table:style-name="TableRow1269">
          <table:table-cell table:style-name="TableCell1270">
            <text:p text:style-name="P1271">ТП</text:p>
          </table:table-cell>
          <table:table-cell table:style-name="TableCell1272">
            <text:p text:style-name="P1273">Пояснительная записка к техническому проекту</text:p>
          </table:table-cell>
          <table:table-cell table:style-name="TableCell1274">
            <text:p text:style-name="P1275">П2</text:p>
          </table:table-cell>
          <table:table-cell table:style-name="TableCell1276">
            <text:p text:style-name="P1277">ОР</text:p>
          </table:table-cell>
          <table:table-cell table:style-name="TableCell1278">
            <text:p text:style-name="P1279"/>
          </table:table-cell>
        </table:table-row>
        <table:table-row table:style-name="TableRow1280">
          <table:table-cell table:style-name="TableCell1281">
            <text:p text:style-name="P1282">РД</text:p>
          </table:table-cell>
          <table:table-cell table:style-name="TableCell1283">
            <text:p text:style-name="P1284">Программа и методика испытаний</text:p>
          </table:table-cell>
          <table:table-cell table:style-name="TableCell1285">
            <text:p text:style-name="P1286">ПМ</text:p>
          </table:table-cell>
          <table:table-cell table:style-name="TableCell1287">
            <text:p text:style-name="P1288">ОР</text:p>
          </table:table-cell>
          <table:table-cell table:style-name="TableCell1289">
            <text:p text:style-name="P1290"/>
          </table:table-cell>
        </table:table-row>
        <table:table-row table:style-name="TableRow1291">
          <table:table-cell table:style-name="TableCell1292">
            <text:p text:style-name="P1293">РД</text:p>
          </table:table-cell>
          <table:table-cell table:style-name="TableCell1294">
            <text:p text:style-name="P1295">Руководство<text:s/>пользователя</text:p>
          </table:table-cell>
          <table:table-cell table:style-name="TableCell1296">
            <text:p text:style-name="P1297">И3</text:p>
          </table:table-cell>
          <table:table-cell table:style-name="TableCell1298">
            <text:p text:style-name="P1299">ОО</text:p>
          </table:table-cell>
          <table:table-cell table:style-name="TableCell1300">
            <text:p text:style-name="P1301">Экспл. Док.</text:p>
          </table:table-cell>
        </table:table-row>
        <table:table-row table:style-name="TableRow1302">
          <table:table-cell table:style-name="TableCell1303">
            <text:p text:style-name="P1304">РД</text:p>
          </table:table-cell>
          <table:table-cell table:style-name="TableCell1305">
            <text:p text:style-name="P1306">Спецификация оборудования</text:p>
          </table:table-cell>
          <table:table-cell table:style-name="TableCell1307">
            <text:p text:style-name="P1308">В4</text:p>
          </table:table-cell>
          <table:table-cell table:style-name="TableCell1309">
            <text:p text:style-name="P1310">ТО</text:p>
          </table:table-cell>
          <table:table-cell table:style-name="TableCell1311">
            <text:p text:style-name="P1312"><text:span text:style-name="T1313">Проект.-смет.. Док.</text:span></text:p>
          </table:table-cell>
        </table:table-row>
        <table:table-row table:style-name="TableRow1314">
          <table:table-cell table:style-name="TableCell1315">
            <text:p text:style-name="P1316">ТП</text:p>
          </table:table-cell>
          <table:table-cell table:style-name="TableCell1317">
            <text:p text:style-name="P1318">Схема функциональной структуры</text:p>
          </table:table-cell>
          <table:table-cell table:style-name="TableCell1319">
            <text:p text:style-name="P1320">С2</text:p>
          </table:table-cell>
          <table:table-cell table:style-name="TableCell1321">
            <text:p text:style-name="P1322">ОР</text:p>
          </table:table-cell>
          <table:table-cell table:style-name="TableCell1323">
            <text:p text:style-name="P1324"/>
          </table:table-cell>
        </table:table-row>
        <table:table-row table:style-name="TableRow1325">
          <table:table-cell table:style-name="TableCell1326">
            <text:p text:style-name="P1327">РД</text:p>
          </table:table-cell>
          <table:table-cell table:style-name="TableCell1328">
            <text:p text:style-name="P1329">Формуляр</text:p>
          </table:table-cell>
          <table:table-cell table:style-name="TableCell1330">
            <text:p text:style-name="P1331">ФО</text:p>
          </table:table-cell>
          <table:table-cell table:style-name="TableCell1332">
            <text:p text:style-name="P1333">ОР</text:p>
          </table:table-cell>
          <table:table-cell table:style-name="TableCell1334">
            <text:p text:style-name="P1335">Экспл. Док.</text:p>
          </table:table-cell>
        </table:table-row>
      </table:table>
      <text:p text:style-name="P1336"><text:span text:style-name="T1337">Список м.б. сокращен, или дополнен. Курсивом указаны документы, которые могут быть<text:s/></text:span><text:span text:style-name="T1338">удалены из списка. Формирование списка производится по согласованию с Заказчиком.</text:span></text:p>
      <text:p text:style-name="P1339">Стадии:</text:p>
      <text:soft-page-break/>
      <text:p text:style-name="P1340">РД – рабочая документация</text:p>
      <text:p text:style-name="P1341">ТП – технический проект</text:p>
      <text:p text:style-name="P1342">Часть проекта:</text:p>
      <text:p text:style-name="P1343"><text:span text:style-name="T1344">ОР – общесистемные решения</text:span></text:p>
      <text:p text:style-name="P1345"><text:span text:style-name="T1346">ТО – техническое обеспечение</text:span></text:p>
      <text:p text:style-name="P1347">ИО – информационное обеспечение</text:p>
      <text:p text:style-name="P1348">ОО –<text:s/>организационное обеспечение</text:p>
      <text:h text:style-name="P1349" text:outline-level="1"><text:bookmark-start text:name="__RefHeading___Toc136234997"/><text:bookmark-start text:name="_Ref120596185"/><text:soft-page-break/>Источники разработки<text:bookmark-end text:name="__RefHeading___Toc136234997"/><text:bookmark-end text:name="_Ref120596185"/></text:h>
      <text:p text:style-name="P1350"><text:span text:style-name="T1351">УКАЗАНИЯ ГОСТ: В разделе «Источники разработки» должны быть перечислены документы и информационные материалы (технико-экономическое обоснование, отчеты о законченных научно-исследовательских работах, информационные материалы на отечественные, зарубежные системы-аналоги и др.), на основании которых разрабатывалось ТЗ и которые должны быть использованы при создании системы.</text:span></text:p>
      <text:soft-page-break/>
      <text:p text:style-name="P1352">СОСТАВИЛИ</text:p>
      <table:table table:style-name="Table1353">
        <table:table-columns>
          <table:table-column table:style-name="TableColumn1354"/>
          <table:table-column table:style-name="TableColumn1355"/>
          <table:table-column table:style-name="TableColumn1356"/>
          <table:table-column table:style-name="TableColumn1357"/>
          <table:table-column table:style-name="TableColumn1358"/>
        </table:table-columns>
        <table:table-row table:style-name="TableRow1359">
          <table:table-cell table:style-name="TableCell1360" table:number-rows-spanned="2">
            <text:p text:style-name="P1361">Наименование организации, предприятия</text:p>
          </table:table-cell>
          <table:table-cell table:style-name="TableCell1362" table:number-rows-spanned="2">
            <text:p text:style-name="P1363">Должность исполнителя</text:p>
          </table:table-cell>
          <table:table-cell table:style-name="TableCell1364" table:number-rows-spanned="2">
            <text:p text:style-name="P1365">Фамилия, имя, отчество</text:p>
          </table:table-cell>
          <table:table-cell table:style-name="TableCell1366" table:number-rows-spanned="2">
            <text:p text:style-name="P1367">Подпись</text:p>
          </table:table-cell>
          <table:table-cell table:style-name="TableCell1368" table:number-rows-spanned="2">
            <text:p text:style-name="P1369">Дата</text:p>
          </table:table-cell>
        </table:table-row>
        <table:table-row table:style-name="TableRow137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1371">
          <table:table-cell table:style-name="TableCell1372">
            <text:p text:style-name="P1373"/>
          </table:table-cell>
          <table:table-cell table:style-name="TableCell1374">
            <text:p text:style-name="P1375"/>
          </table:table-cell>
          <table:table-cell table:style-name="TableCell1376">
            <text:p text:style-name="P1377"/>
          </table:table-cell>
          <table:table-cell table:style-name="TableCell1378">
            <text:p text:style-name="P1379"/>
          </table:table-cell>
          <table:table-cell table:style-name="TableCell1380">
            <text:p text:style-name="P1381"/>
          </table:table-cell>
        </table:table-row>
        <table:table-row table:style-name="TableRow1382"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</table:table-row>
        <table:table-row table:style-name="TableRow1393"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  <table:table-cell table:style-name="TableCell1398">
            <text:p text:style-name="P1399"/>
          </table:table-cell>
          <table:table-cell table:style-name="TableCell1400">
            <text:p text:style-name="P1401"/>
          </table:table-cell>
          <table:table-cell table:style-name="TableCell1402">
            <text:p text:style-name="P1403"/>
          </table:table-cell>
        </table:table-row>
        <table:table-row table:style-name="TableRow1404">
          <table:table-cell table:style-name="TableCell1405">
            <text:p text:style-name="P1406"/>
          </table:table-cell>
          <table:table-cell table:style-name="TableCell1407">
            <text:p text:style-name="P1408"/>
          </table:table-cell>
          <table:table-cell table:style-name="TableCell1409">
            <text:p text:style-name="P1410"/>
          </table:table-cell>
          <table:table-cell table:style-name="TableCell1411">
            <text:p text:style-name="P1412"/>
          </table:table-cell>
          <table:table-cell table:style-name="TableCell1413">
            <text:p text:style-name="P1414"/>
          </table:table-cell>
        </table:table-row>
        <table:table-row table:style-name="TableRow1415">
          <table:table-cell table:style-name="TableCell1416">
            <text:p text:style-name="P1417"/>
          </table:table-cell>
          <table:table-cell table:style-name="TableCell1418">
            <text:p text:style-name="P1419"/>
          </table:table-cell>
          <table:table-cell table:style-name="TableCell1420">
            <text:p text:style-name="P1421"/>
          </table:table-cell>
          <table:table-cell table:style-name="TableCell1422">
            <text:p text:style-name="P1423"/>
          </table:table-cell>
          <table:table-cell table:style-name="TableCell1424">
            <text:p text:style-name="P1425"/>
          </table:table-cell>
        </table:table-row>
      </table:table>
      <text:p text:style-name="P1426">СОГЛАСОВАНО</text:p>
      <table:table table:style-name="Table1427">
        <table:table-columns>
          <table:table-column table:style-name="TableColumn1428"/>
          <table:table-column table:style-name="TableColumn1429"/>
          <table:table-column table:style-name="TableColumn1430"/>
          <table:table-column table:style-name="TableColumn1431"/>
          <table:table-column table:style-name="TableColumn1432"/>
        </table:table-columns>
        <table:table-row table:style-name="TableRow1433">
          <table:table-cell table:style-name="TableCell1434" table:number-rows-spanned="2">
            <text:p text:style-name="P1435">Наименование организации, предприятия</text:p>
          </table:table-cell>
          <table:table-cell table:style-name="TableCell1436" table:number-rows-spanned="2">
            <text:p text:style-name="P1437">Должность исполнителя</text:p>
          </table:table-cell>
          <table:table-cell table:style-name="TableCell1438" table:number-rows-spanned="2">
            <text:p text:style-name="P1439">Фамилия, имя, отчество</text:p>
          </table:table-cell>
          <table:table-cell table:style-name="TableCell1440" table:number-rows-spanned="2">
            <text:p text:style-name="P1441">Подпись</text:p>
          </table:table-cell>
          <table:table-cell table:style-name="TableCell1442" table:number-rows-spanned="2">
            <text:p text:style-name="P1443">Дата</text:p>
          </table:table-cell>
        </table:table-row>
        <table:table-row table:style-name="TableRow1444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1445"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</table:table-row>
        <table:table-row table:style-name="TableRow1456">
          <table:table-cell table:style-name="TableCell1457">
            <text:p text:style-name="P1458"/>
          </table:table-cell>
          <table:table-cell table:style-name="TableCell1459">
            <text:p text:style-name="P1460"/>
          </table:table-cell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</table:table-row>
        <table:table-row table:style-name="TableRow1467">
          <table:table-cell table:style-name="TableCell1468">
            <text:p text:style-name="P1469"/>
          </table:table-cell>
          <table:table-cell table:style-name="TableCell1470">
            <text:p text:style-name="P1471"/>
          </table:table-cell>
          <table:table-cell table:style-name="TableCell1472">
            <text:p text:style-name="P1473"/>
          </table:table-cell>
          <table:table-cell table:style-name="TableCell1474">
            <text:p text:style-name="P1475"/>
          </table:table-cell>
          <table:table-cell table:style-name="TableCell1476">
            <text:p text:style-name="P1477"/>
          </table:table-cell>
        </table:table-row>
        <table:table-row table:style-name="TableRow1478">
          <table:table-cell table:style-name="TableCell1479">
            <text:p text:style-name="P1480"/>
          </table:table-cell>
          <table:table-cell table:style-name="TableCell1481">
            <text:p text:style-name="P1482"/>
          </table:table-cell>
          <table:table-cell table:style-name="TableCell1483">
            <text:p text:style-name="P1484"/>
          </table:table-cell>
          <table:table-cell table:style-name="TableCell1485">
            <text:p text:style-name="P1486"/>
          </table:table-cell>
          <table:table-cell table:style-name="TableCell1487">
            <text:p text:style-name="P1488"/>
          </table:table-cell>
        </table:table-row>
        <table:table-row table:style-name="TableRow1489">
          <table:table-cell table:style-name="TableCell1490">
            <text:p text:style-name="P1491"/>
          </table:table-cell>
          <table:table-cell table:style-name="TableCell1492">
            <text:p text:style-name="P1493"/>
          </table:table-cell>
          <table:table-cell table:style-name="TableCell1494">
            <text:p text:style-name="P1495"/>
          </table:table-cell>
          <table:table-cell table:style-name="TableCell1496">
            <text:p text:style-name="P1497"/>
          </table:table-cell>
          <table:table-cell table:style-name="TableCell1498">
            <text:p text:style-name="P1499"/>
          </table:table-cell>
        </table:table-row>
      </table:table>
      <text:p text:style-name="P15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Droid Sans Devanagari" svg:font-family="Droid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rial Unicode MS" svg:font-family="Arial Unicode MS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Tahoma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Заголовок2" style:default-outline-level="1">
      <style:paragraph-properties fo:keep-with-next="always" fo:break-before="page" fo:text-align="center" fo:margin-top="0.1666in" fo:margin-bottom="0.0833in" fo:line-height="150%"/>
      <style:text-properties style:font-name="Arial" style:font-name-asian="Arial" style:font-name-complex="Arial" fo:font-weight="bold" style:font-weight-asian="bold" style:font-weight-complex="bold" fo:text-transform="uppercase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Textbodyindent" style:default-outline-level="2">
      <style:paragraph-properties fo:keep-with-next="always" fo:margin-top="0.1666in" fo:margin-bottom="0.0416in" fo:line-height="150%"/>
      <style:text-properties style:font-name="Arial" style:font-name-asian="Arial" style:font-name-complex="Arial" fo:font-weight="bold" style:font-weight-asian="bold" style:font-weight-complex="bold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Textbodyindent" style:default-outline-level="3">
      <style:paragraph-properties fo:keep-with-next="always" fo:margin-top="0.0833in" fo:margin-bottom="0.0416in" fo:line-height="150%">
        <style:tab-stops>
          <style:tab-stop style:type="left" style:position="1.625in"/>
        </style:tab-stops>
      </style:paragraph-properties>
      <style:text-properties style:font-name="Arial" style:font-name-asian="Arial" style:font-name-complex="Arial" fo:font-weight="bold" style:font-weight-asian="bold" style:font-weight-complex="bold" style:font-size-complex="13pt" fo:hyphenate="false"/>
    </style:style>
    <style:style style:name="Заголовок4" style:display-name="Заголовок 4" style:family="paragraph" style:parent-style-name="Standard" style:next-style-name="Textbodyindent" style:default-outline-level="4">
      <style:paragraph-properties fo:widows="0" fo:orphans="0" fo:margin-bottom="0.0416in" fo:line-height="150%">
        <style:tab-stops>
          <style:tab-stop style:type="left" style:position="0.6666in"/>
        </style:tab-stops>
      </style:paragraph-properties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align="center" fo:margin-top="0.0833in" fo:margin-bottom="0.1666in"/>
      <style:text-properties fo:font-weight="bold" style:font-weight-asian="bold" style:font-weight-complex="bold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умерованныйсписоксотступом" style:display-name="Нумерованный список с отступом" style:family="paragraph" style:parent-style-name="Standard" style:list-style-name="WW8Num11">
      <style:paragraph-properties fo:line-height="150%"/>
      <style:text-properties fo:hyphenate="false"/>
    </style:style>
    <style:style style:name="Титул" style:display-name="Титул" style:family="paragraph" style:parent-style-name="Standard">
      <style:paragraph-properties fo:text-align="center"/>
      <style:text-properties style:font-name="Arial" style:font-name-asian="Arial" style:font-name-complex="Arial" style:font-size-complex="10pt" fo:hyphenate="false"/>
    </style:style>
    <style:style style:name="Заг1АННОТАЦИЯ" style:display-name="Заг 1 АННОТАЦИЯ" style:family="paragraph" style:parent-style-name="Standard" style:next-style-name="Standard">
      <style:paragraph-properties fo:break-before="page" fo:text-align="center" fo:margin-top="0.0833in" fo:margin-bottom="0.0416in" fo:line-height="150%"/>
      <style:text-properties style:font-name="Arial" style:font-name-asian="Arial" style:font-name-complex="Arial" fo:font-weight="bold" style:font-weight-asian="bold" fo:text-transform="uppercase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line-height="150%" fo:margin-left="0.5in" fo:text-indent="-0.5in">
        <style:tab-stops/>
      </style:paragraph-properties>
      <style:text-properties fo:font-weight="bold" style:font-weight-asian="bold" fo:text-transform="uppercase" fo:hyphenate="false"/>
    </style:style>
    <style:style style:name="Contents2" style:display-name="Contents 2" style:family="paragraph" style:parent-style-name="Standard" style:next-style-name="Standard">
      <style:paragraph-properties fo:line-height="150%" fo:margin-left="0.5041in" fo:text-indent="-0.5041in">
        <style:tab-stops>
          <style:tab-stop style:type="left" style:position="0.5in"/>
          <style:tab-stop style:type="left" style:position="0.6652in"/>
          <style:tab-stop style:type="right" style:leader-style="dotted" style:leader-text="." style:position="6.7208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line-height="150%">
        <style:tab-stops>
          <style:tab-stop style:type="left" style:position="0.5083in"/>
          <style:tab-stop style:type="right" style:leader-style="dotted" style:leader-text="." style:position="6.7055in"/>
        </style:tab-stops>
      </style:paragraph-properties>
      <style:text-properties fo:hyphenate="false"/>
    </style:style>
    <style:style style:name="Электроннаяподпись" style:display-name="Электронная подпись" style:family="paragraph" style:parent-style-name="Standard">
      <style:text-properties fo:hyphenate="false"/>
    </style:style>
    <style:style style:name="Textbodyindent" style:display-name="Text body indent" style:family="paragraph" style:parent-style-name="Standard">
      <style:paragraph-properties fo:widows="0" fo:orphans="0" fo:line-height="150%" fo:text-indent="0.5in"/>
      <style:text-properties fo:hyphenate="false"/>
    </style:style>
    <style:style style:name="TableNormal" style:display-name="TableNormal" style:family="paragraph" style:parent-style-name="Standard">
      <style:paragraph-properties fo:keep-together="always" fo:margin-top="0.0833in" fo:line-height="150%"/>
      <style:text-properties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WW8Num11z0" style:display-name="WW8Num11z0" style:family="text"/>
    <style:style style:name="Номерстраницы" style:display-name="Номер страницы" style:family="text" style:parent-style-name="Основнойшрифтабзаца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DFN" style:display-name="DFN" style:family="text" style:parent-style-name="Основнойшрифтабзаца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VisitedInternetLink" style:display-name="Visited Internet Link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 style:parent-style-name="Основнойшрифтабзаца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Wingdings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Знаксноски" style:display-name="Знак сноски" style:family="text" style:parent-style-name="Основнойшрифтабзаца">
      <style:text-properties style:text-position="super 66.6%"/>
    </style:style>
    <style:style style:name="text-justify" style:display-name="text-justify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.)" style:num-format="1">
        <style:list-level-properties text:space-before="0.5in" text:min-label-width="0.209in" text:list-level-position-and-space-mode="label-alignment">
          <style:list-level-label-alignment text:label-followed-by="listtab" fo:margin-left="0.709in" fo:text-indent="-0.209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5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 style:font-name-complex="Wingdings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format=""/>
    </text:outline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 text:start-value="68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1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1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1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1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1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1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368in" fo:margin-left="1.0631in" fo:margin-bottom="0.5in" fo:margin-right="0.492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013in"/>
      </style:header-style>
      <style:footer-style>
        <style:header-footer-properties style:dynamic-spacing="true" fo:min-height="0.4236in"/>
      </style:footer-style>
    </style:page-layout>
    <style:style style:name="P14" style:parent-style-name="Верхнийколонтитул" style:family="paragraph">
      <style:paragraph-properties fo:text-align="center"/>
    </style:style>
    <style:style style:name="P15" style:parent-style-name="Верхнийколонтитул" style:family="paragraph">
      <style:paragraph-properties fo:text-align="center"/>
    </style:style>
    <style:style style:name="P16" style:parent-style-name="Верхнийколонтитул" style:family="paragraph">
      <style:paragraph-properties fo:text-align="center"/>
    </style:style>
    <style:style style:name="P17" style:parent-style-name="Нижнийколонтитул" style:family="paragraph">
      <style:paragraph-properties fo:margin-right="0.25in"/>
    </style:style>
    <style:style style:name="T18" style:parent-style-name="Основнойшрифтабзаца" style:family="text">
      <style:text-properties fo:font-size="10pt" style:font-size-asian="10pt"/>
    </style:style>
    <style:style style:name="P19" style:parent-style-name="Standard" style:family="paragraph">
      <style:paragraph-properties fo:margin-top="0.0416in"/>
      <style:text-properties fo:font-size="9pt" style:font-size-asian="9pt" style:font-size-complex="9pt"/>
    </style:style>
    <style:page-layout style:name="PL2">
      <style:page-layout-properties fo:page-width="8.268in" fo:page-height="11.693in" style:print-orientation="portrait" fo:margin-top="0.4173in" fo:margin-left="1.0631in" fo:margin-bottom="0.3937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75in"/>
      </style:header-style>
      <style:footer-style>
        <style:header-footer-properties style:dynamic-spacing="true" fo:min-height="0.6888in"/>
      </style:footer-style>
    </style:page-layout>
    <style:style style:name="P273" style:parent-style-name="Верхнийколонтитул" style:family="paragraph">
      <style:paragraph-properties fo:text-align="center"/>
    </style:style>
    <style:style style:name="P274" style:parent-style-name="Верхнийколонтитул" style:family="paragraph">
      <style:paragraph-properties fo:text-align="center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/>
    <style:master-page style:name="MPF1" style:page-layout-name="PL1">
      <style:header>
        <text:p text:style-name="P14"><text:span text:style-name="Номерстраницы"><text:page-number text:fixed="false">3</text:page-number></text:span></text:p>
        <text:p text:style-name="P15">09.02.07. Техническое задание / Частное техническое задание</text:p>
      </style:header>
      <style:footer>
        <text:p text:style-name="Нижнийколонтитул"/>
      </style:footer>
      <style:header-first>
        <text:p text:style-name="P16"><text:span text:style-name="Номерстраницы">09.02.07</text:span>. Техническое задание / Частное техническое задание</text:p>
      </style:header-first>
      <style:footer-first>
        <text:p text:style-name="P17"><text:span text:style-name="T18"><draw:frame draw:z-index="251659264" draw:id="id0" draw:style-name="a0" draw:name="Врезка3" text:anchor-type="paragraph" svg:x="-0.15827in" svg:y="2.37795in" svg:width="1.46667in" svg:height="0.17153in" style:rel-width="scale" style:rel-height="scale"><draw:text-box><text:p text:style-name="P19">Форма 2 ГОСТ 2.104-68</text:p></draw:text-box><svg:title/><svg:desc/></draw:frame></text:span></text:p>
      </style:footer-first>
    </style:master-page>
    <style:master-page style:name="MP2" style:page-layout-name="PL2">
      <style:header>
        <text:p text:style-name="P273"><text:span text:style-name="Номерстраницы"><text:page-number text:fixed="false">36</text:page-number></text:span></text:p>
        <text:p text:style-name="P274">09.02.07. Техническое задание / Частное техническое задание</text:p>
      </style:header>
      <style:footer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Рома Кутузов</dc:creator>
    <meta:creation-date>2023-11-29T09:41:00Z</meta:creation-date>
    <dc:date>2023-11-29T16:58:00Z</dc:date>
    <meta:template xlink:href="Normal" xlink:type="simple"/>
    <meta:editing-cycles>18</meta:editing-cycles>
    <meta:editing-duration>PT9540S</meta:editing-duration>
    <meta:document-statistic meta:page-count="35" meta:paragraph-count="159" meta:word-count="11944" meta:character-count="79869" meta:row-count="567" meta:non-whitespace-character-count="68084"/>
  </office:meta>
</office:document-meta>
</file>